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insertion table:id="ct1" table:type="table" table:position="2">
          <office:change-info>
            <dc:creator> </dc:creator>
            <dc:date>2021-06-01T04:12:43.343009980</dc:date>
          </office:change-info>
          <table:dependencies>
            <table:dependency table:id="ct1314"/>
            <table:dependency table:id="ct1313"/>
            <table:dependency table:id="ct1312"/>
            <table:dependency table:id="ct1311"/>
            <table:dependency table:id="ct1310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8"/>
            <table:dependency table:id="ct1277"/>
            <table:dependency table:id="ct1276"/>
            <table:dependency table:id="ct1275"/>
            <table:dependency table:id="ct1274"/>
            <table:dependency table:id="ct1273"/>
            <table:dependency table:id="ct1272"/>
            <table:dependency table:id="ct1271"/>
            <table:dependency table:id="ct1270"/>
            <table:dependency table:id="ct1269"/>
            <table:dependency table:id="ct1268"/>
            <table:dependency table:id="ct1267"/>
            <table:dependency table:id="ct1266"/>
            <table:dependency table:id="ct1265"/>
            <table:dependency table:id="ct1264"/>
            <table:dependency table:id="ct1263"/>
            <table:dependency table:id="ct1262"/>
            <table:dependency table:id="ct1261"/>
            <table:dependency table:id="ct1260"/>
            <table:dependency table:id="ct1259"/>
            <table:dependency table:id="ct1258"/>
            <table:dependency table:id="ct1257"/>
            <table:dependency table:id="ct1256"/>
            <table:dependency table:id="ct1255"/>
            <table:dependency table:id="ct1254"/>
            <table:dependency table:id="ct1253"/>
            <table:dependency table:id="ct1252"/>
            <table:dependency table:id="ct1251"/>
            <table:dependency table:id="ct1250"/>
            <table:dependency table:id="ct1249"/>
            <table:dependency table:id="ct1248"/>
            <table:dependency table:id="ct1247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10"/>
            <table:dependency table:id="ct9"/>
            <table:dependency table:id="ct8"/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2"/>
          <office:change-info>
            <dc:creator> </dc:creator>
            <dc:date>2021-06-01T04:13:20.707647918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2"/>
          <office:change-info>
            <dc:creator> </dc:creator>
            <dc:date>2021-06-01T04:13:20.707660330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2" table:table="2"/>
          <office:change-info>
            <dc:creator> </dc:creator>
            <dc:date>2021-06-01T04:13:20.707677875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3" table:table="2"/>
          <office:change-info>
            <dc:creator> </dc:creator>
            <dc:date>2021-06-01T04:13:20.707681118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4" table:table="2"/>
          <office:change-info>
            <dc:creator> </dc:creator>
            <dc:date>2021-06-01T04:13:20.707684743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5" table:table="2"/>
          <office:change-info>
            <dc:creator> </dc:creator>
            <dc:date>2021-06-01T04:13:20.707687725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0" table:table="2"/>
          <office:change-info>
            <dc:creator> </dc:creator>
            <dc:date>2021-06-01T04:13:20.844053877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1" table:table="2"/>
          <office:change-info>
            <dc:creator> </dc:creator>
            <dc:date>2021-06-01T04:13:20.844069166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2" table:table="2"/>
          <office:change-info>
            <dc:creator> </dc:creator>
            <dc:date>2021-06-01T04:13:20.844074466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3" table:table="2"/>
          <office:change-info>
            <dc:creator> </dc:creator>
            <dc:date>2021-06-01T04:13:20.844078815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4" table:table="2"/>
          <office:change-info>
            <dc:creator> </dc:creator>
            <dc:date>2021-06-01T04:13:20.844082717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5" table:table="2"/>
          <office:change-info>
            <dc:creator> </dc:creator>
            <dc:date>2021-06-01T04:13:20.844086505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0" table:table="2"/>
          <office:change-info>
            <dc:creator> </dc:creator>
            <dc:date>2021-06-01T04:13:20.981918056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" table:table="2"/>
          <office:change-info>
            <dc:creator> </dc:creator>
            <dc:date>2021-06-01T04:13:20.981947695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2" table:table="2"/>
          <office:change-info>
            <dc:creator> </dc:creator>
            <dc:date>2021-06-01T04:13:20.981953029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3" table:table="2"/>
          <office:change-info>
            <dc:creator> </dc:creator>
            <dc:date>2021-06-01T04:13:20.981957751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4" table:table="2"/>
          <office:change-info>
            <dc:creator> </dc:creator>
            <dc:date>2021-06-01T04:13:20.981961687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5" table:table="2"/>
          <office:change-info>
            <dc:creator> </dc:creator>
            <dc:date>2021-06-01T04:13:20.981966261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0" table:table="2"/>
          <office:change-info>
            <dc:creator> </dc:creator>
            <dc:date>2021-06-01T04:13:21.121007974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1" table:table="2"/>
          <office:change-info>
            <dc:creator> </dc:creator>
            <dc:date>2021-06-01T04:13:21.121076596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2" table:table="2"/>
          <office:change-info>
            <dc:creator> </dc:creator>
            <dc:date>2021-06-01T04:13:21.121096814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3" table:table="2"/>
          <office:change-info>
            <dc:creator> </dc:creator>
            <dc:date>2021-06-01T04:13:21.121110934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4" table:table="2"/>
          <office:change-info>
            <dc:creator> </dc:creator>
            <dc:date>2021-06-01T04:13:21.121124617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5" table:table="2"/>
          <office:change-info>
            <dc:creator> </dc:creator>
            <dc:date>2021-06-01T04:13:21.121137490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6" table:table="2"/>
          <office:change-info>
            <dc:creator> </dc:creator>
            <dc:date>2021-06-01T04:13:21.121150495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7" table:table="2"/>
          <office:change-info>
            <dc:creator> </dc:creator>
            <dc:date>2021-06-01T04:13:21.121163306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8" table:table="2"/>
          <office:change-info>
            <dc:creator> </dc:creator>
            <dc:date>2021-06-01T04:13:21.121176564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0" table:table="2"/>
          <office:change-info>
            <dc:creator> </dc:creator>
            <dc:date>2021-06-01T04:13:21.237144889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1" table:table="2"/>
          <office:change-info>
            <dc:creator> </dc:creator>
            <dc:date>2021-06-01T04:13:21.237169669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" table:table="2"/>
          <office:change-info>
            <dc:creator> </dc:creator>
            <dc:date>2021-06-01T04:13:21.237174174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3" table:table="2"/>
          <office:change-info>
            <dc:creator> </dc:creator>
            <dc:date>2021-06-01T04:13:21.237178226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4" table:table="2"/>
          <office:change-info>
            <dc:creator> </dc:creator>
            <dc:date>2021-06-01T04:13:21.237181957</dc:date>
          </office:change-info>
          <table:previous>
            <table:change-track-table-cell/>
          </table:previous>
        </table:cell-content-change>
        <table:cell-content-change table:id="ct34">
          <table:cell-address table:column="0" table:row="5" table:table="2"/>
          <office:change-info>
            <dc:creator> </dc:creator>
            <dc:date>2021-06-01T04:13:21.237185699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0" table:table="2"/>
          <office:change-info>
            <dc:creator> </dc:creator>
            <dc:date>2021-06-01T04:13:21.347236470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1" table:table="2"/>
          <office:change-info>
            <dc:creator> </dc:creator>
            <dc:date>2021-06-01T04:13:21.347251879</dc:date>
          </office:change-info>
          <table:previous>
            <table:change-track-table-cell/>
          </table:previous>
        </table:cell-content-change>
        <table:cell-content-change table:id="ct37">
          <table:cell-address table:column="0" table:row="2" table:table="2"/>
          <office:change-info>
            <dc:creator> </dc:creator>
            <dc:date>2021-06-01T04:13:21.347256820</dc:date>
          </office:change-info>
          <table:previous>
            <table:change-track-table-cell/>
          </table:previous>
        </table:cell-content-change>
        <table:cell-content-change table:id="ct38">
          <table:cell-address table:column="0" table:row="3" table:table="2"/>
          <office:change-info>
            <dc:creator> </dc:creator>
            <dc:date>2021-06-01T04:13:21.347260702</dc:date>
          </office:change-info>
          <table:previous>
            <table:change-track-table-cell/>
          </table:previous>
        </table:cell-content-change>
        <table:cell-content-change table:id="ct39">
          <table:cell-address table:column="0" table:row="4" table:table="2"/>
          <office:change-info>
            <dc:creator> </dc:creator>
            <dc:date>2021-06-01T04:13:21.347264638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5" table:table="2"/>
          <office:change-info>
            <dc:creator> </dc:creator>
            <dc:date>2021-06-01T04:13:21.347268442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0" table:table="2"/>
          <office:change-info>
            <dc:creator> </dc:creator>
            <dc:date>2021-06-01T04:15:31.247899445</dc:date>
          </office:change-info>
          <table:previous table:id="ct2">
            <table:change-track-table-cell office:value-type="string">
              <text:p>M</text:p>
            </table:change-track-table-cell>
          </table:previous>
        </table:cell-content-change>
        <table:cell-content-change table:id="ct42">
          <table:cell-address table:column="0" table:row="1" table:table="2"/>
          <office:change-info>
            <dc:creator> </dc:creator>
            <dc:date>2021-06-01T04:15:31.247920811</dc:date>
          </office:change-info>
          <table:previous table:id="ct3">
            <table:change-track-table-cell office:value-type="float" office:value="10"/>
          </table:previous>
        </table:cell-content-change>
        <table:cell-content-change table:id="ct43">
          <table:cell-address table:column="0" table:row="2" table:table="2"/>
          <office:change-info>
            <dc:creator> </dc:creator>
            <dc:date>2021-06-01T04:15:31.247925236</dc:date>
          </office:change-info>
          <table:previous table:id="ct4">
            <table:change-track-table-cell office:value-type="float" office:value="20"/>
          </table:previous>
        </table:cell-content-change>
        <table:cell-content-change table:id="ct44">
          <table:cell-address table:column="0" table:row="3" table:table="2"/>
          <office:change-info>
            <dc:creator> </dc:creator>
            <dc:date>2021-06-01T04:15:31.247929216</dc:date>
          </office:change-info>
          <table:previous table:id="ct5">
            <table:change-track-table-cell office:value-type="float" office:value="30"/>
          </table:previous>
        </table:cell-content-change>
        <table:cell-content-change table:id="ct45">
          <table:cell-address table:column="0" table:row="4" table:table="2"/>
          <office:change-info>
            <dc:creator> </dc:creator>
            <dc:date>2021-06-01T04:15:31.247933531</dc:date>
          </office:change-info>
          <table:previous table:id="ct6">
            <table:change-track-table-cell office:value-type="float" office:value="40"/>
          </table:previous>
        </table:cell-content-change>
        <table:cell-content-change table:id="ct46">
          <table:cell-address table:column="0" table:row="5" table:table="2"/>
          <office:change-info>
            <dc:creator> </dc:creator>
            <dc:date>2021-06-01T04:15:31.247937264</dc:date>
          </office:change-info>
          <table:previous table:id="ct7">
            <table:change-track-table-cell office:value-type="float" office:value="50"/>
          </table:previous>
        </table:cell-content-change>
        <table:cell-content-change table:id="ct47">
          <table:cell-address table:column="0" table:row="0" table:table="2"/>
          <office:change-info>
            <dc:creator> </dc:creator>
            <dc:date>2021-06-01T04:15:31.386323027</dc:date>
          </office:change-info>
          <table:previous table:id="ct8">
            <table:change-track-table-cell office:value-type="string">
              <text:p>min</text:p>
            </table:change-track-table-cell>
          </table:previous>
        </table:cell-content-change>
        <table:cell-content-change table:id="ct48">
          <table:cell-address table:column="0" table:row="1" table:table="2"/>
          <office:change-info>
            <dc:creator> </dc:creator>
            <dc:date>2021-06-01T04:15:31.386367160</dc:date>
          </office:change-info>
          <table:previous table:id="ct9">
            <table:change-track-table-cell office:value-type="float" office:value="0.693767"/>
          </table:previous>
        </table:cell-content-change>
        <table:cell-content-change table:id="ct49">
          <table:cell-address table:column="0" table:row="2" table:table="2"/>
          <office:change-info>
            <dc:creator> </dc:creator>
            <dc:date>2021-06-01T04:15:31.386377336</dc:date>
          </office:change-info>
          <table:previous table:id="ct10">
            <table:change-track-table-cell office:value-type="float" office:value="0.734756"/>
          </table:previous>
        </table:cell-content-change>
        <table:cell-content-change table:id="ct50">
          <table:cell-address table:column="0" table:row="3" table:table="2"/>
          <office:change-info>
            <dc:creator> </dc:creator>
            <dc:date>2021-06-01T04:15:31.386382462</dc:date>
          </office:change-info>
          <table:previous table:id="ct11">
            <table:change-track-table-cell office:value-type="float" office:value="0.749129"/>
          </table:previous>
        </table:cell-content-change>
        <table:cell-content-change table:id="ct51">
          <table:cell-address table:column="0" table:row="4" table:table="2"/>
          <office:change-info>
            <dc:creator> </dc:creator>
            <dc:date>2021-06-01T04:15:31.386387480</dc:date>
          </office:change-info>
          <table:previous table:id="ct12">
            <table:change-track-table-cell office:value-type="float" office:value="0.760163"/>
          </table:previous>
        </table:cell-content-change>
        <table:cell-content-change table:id="ct52">
          <table:cell-address table:column="0" table:row="5" table:table="2"/>
          <office:change-info>
            <dc:creator> </dc:creator>
            <dc:date>2021-06-01T04:15:31.386391873</dc:date>
          </office:change-info>
          <table:previous table:id="ct13">
            <table:change-track-table-cell office:value-type="float" office:value="0.756098"/>
          </table:previous>
        </table:cell-content-change>
        <table:cell-content-change table:id="ct53">
          <table:cell-address table:column="0" table:row="0" table:table="2"/>
          <office:change-info>
            <dc:creator> </dc:creator>
            <dc:date>2021-06-01T04:15:31.529259977</dc:date>
          </office:change-info>
          <table:previous table:id="ct14">
            <table:change-track-table-cell office:value-type="string">
              <text:p>max</text:p>
            </table:change-track-table-cell>
          </table:previous>
        </table:cell-content-change>
        <table:cell-content-change table:id="ct54">
          <table:cell-address table:column="0" table:row="1" table:table="2"/>
          <office:change-info>
            <dc:creator> </dc:creator>
            <dc:date>2021-06-01T04:15:31.529289603</dc:date>
          </office:change-info>
          <table:previous table:id="ct15">
            <table:change-track-table-cell office:value-type="float" office:value="0.867209"/>
          </table:previous>
        </table:cell-content-change>
        <table:cell-content-change table:id="ct55">
          <table:cell-address table:column="0" table:row="2" table:table="2"/>
          <office:change-info>
            <dc:creator> </dc:creator>
            <dc:date>2021-06-01T04:15:31.529295751</dc:date>
          </office:change-info>
          <table:previous table:id="ct16">
            <table:change-track-table-cell office:value-type="float" office:value="0.873476"/>
          </table:previous>
        </table:cell-content-change>
        <table:cell-content-change table:id="ct56">
          <table:cell-address table:column="0" table:row="3" table:table="2"/>
          <office:change-info>
            <dc:creator> </dc:creator>
            <dc:date>2021-06-01T04:15:31.529301786</dc:date>
          </office:change-info>
          <table:previous table:id="ct17">
            <table:change-track-table-cell office:value-type="float" office:value="0.881533"/>
          </table:previous>
        </table:cell-content-change>
        <table:cell-content-change table:id="ct57">
          <table:cell-address table:column="0" table:row="4" table:table="2"/>
          <office:change-info>
            <dc:creator> </dc:creator>
            <dc:date>2021-06-01T04:15:31.529306809</dc:date>
          </office:change-info>
          <table:previous table:id="ct18">
            <table:change-track-table-cell office:value-type="float" office:value="0.882114"/>
          </table:previous>
        </table:cell-content-change>
        <table:cell-content-change table:id="ct58">
          <table:cell-address table:column="0" table:row="5" table:table="2"/>
          <office:change-info>
            <dc:creator> </dc:creator>
            <dc:date>2021-06-01T04:15:31.529311495</dc:date>
          </office:change-info>
          <table:previous table:id="ct19">
            <table:change-track-table-cell office:value-type="float" office:value="0.885366"/>
          </table:previous>
        </table:cell-content-change>
        <table:cell-content-change table:id="ct59">
          <table:cell-address table:column="0" table:row="0" table:table="2"/>
          <office:change-info>
            <dc:creator> </dc:creator>
            <dc:date>2021-06-01T04:15:31.668908147</dc:date>
          </office:change-info>
          <table:previous table:id="ct20">
            <table:change-track-table-cell office:value-type="string">
              <text:p>mean</text:p>
            </table:change-track-table-cell>
          </table:previous>
        </table:cell-content-change>
        <table:cell-content-change table:id="ct60">
          <table:cell-address table:column="0" table:row="1" table:table="2"/>
          <office:change-info>
            <dc:creator> </dc:creator>
            <dc:date>2021-06-01T04:15:31.668978267</dc:date>
          </office:change-info>
          <table:previous table:id="ct21">
            <table:change-track-table-cell table:cell-address="SVM.D2" table:formula="of:=([.B2]+[.C2])/2" office:value-type="float" office:value="0"/>
          </table:previous>
        </table:cell-content-change>
        <table:cell-content-change table:id="ct61">
          <table:cell-address table:column="0" table:row="2" table:table="2"/>
          <office:change-info>
            <dc:creator> </dc:creator>
            <dc:date>2021-06-01T04:15:31.669013598</dc:date>
          </office:change-info>
          <table:previous table:id="ct22">
            <table:change-track-table-cell table:cell-address="SVM.D3" table:formula="of:=([.B3]+[.C3])/2" office:value-type="float" office:value="0"/>
          </table:previous>
        </table:cell-content-change>
        <table:cell-content-change table:id="ct62">
          <table:cell-address table:column="0" table:row="3" table:table="2"/>
          <office:change-info>
            <dc:creator> </dc:creator>
            <dc:date>2021-06-01T04:15:31.669027467</dc:date>
          </office:change-info>
          <table:previous table:id="ct23">
            <table:change-track-table-cell table:cell-address="SVM.D4" table:formula="of:=([.B4]+[.C4])/2" office:value-type="float" office:value="0"/>
          </table:previous>
        </table:cell-content-change>
        <table:cell-content-change table:id="ct63">
          <table:cell-address table:column="0" table:row="4" table:table="2"/>
          <office:change-info>
            <dc:creator> </dc:creator>
            <dc:date>2021-06-01T04:15:31.669039859</dc:date>
          </office:change-info>
          <table:previous table:id="ct24">
            <table:change-track-table-cell table:cell-address="SVM.D5" table:formula="of:=([.B5]+[.C5])/2" office:value-type="float" office:value="0"/>
          </table:previous>
        </table:cell-content-change>
        <table:cell-content-change table:id="ct64">
          <table:cell-address table:column="0" table:row="5" table:table="2"/>
          <office:change-info>
            <dc:creator> </dc:creator>
            <dc:date>2021-06-01T04:15:31.669052731</dc:date>
          </office:change-info>
          <table:previous table:id="ct25">
            <table:change-track-table-cell table:cell-address="SVM.D6" table:formula="of:=([.B6]+[.C6])/2" office:value-type="float" office:value="0"/>
          </table:previous>
        </table:cell-content-change>
        <table:cell-content-change table:id="ct65">
          <table:cell-address table:column="0" table:row="6" table:table="2"/>
          <office:change-info>
            <dc:creator> </dc:creator>
            <dc:date>2021-06-01T04:15:31.669064460</dc:date>
          </office:change-info>
          <table:previous table:id="ct26">
            <table:change-track-table-cell table:cell-address="SVM.D7" table:formula="of:=([.B7]+[.C7])/2" office:value-type="float" office:value="0"/>
          </table:previous>
        </table:cell-content-change>
        <table:cell-content-change table:id="ct66">
          <table:cell-address table:column="0" table:row="7" table:table="2"/>
          <office:change-info>
            <dc:creator> </dc:creator>
            <dc:date>2021-06-01T04:15:31.669077079</dc:date>
          </office:change-info>
          <table:previous table:id="ct27">
            <table:change-track-table-cell table:cell-address="SVM.D8" table:formula="of:=([.B8]+[.C8])/2" office:value-type="float" office:value="0"/>
          </table:previous>
        </table:cell-content-change>
        <table:cell-content-change table:id="ct67">
          <table:cell-address table:column="0" table:row="8" table:table="2"/>
          <office:change-info>
            <dc:creator> </dc:creator>
            <dc:date>2021-06-01T04:15:31.669088689</dc:date>
          </office:change-info>
          <table:previous table:id="ct28">
            <table:change-track-table-cell table:cell-address="SVM.D9" table:formula="of:=([.B9]+[.C9])/2" office:value-type="float" office:value="0"/>
          </table:previous>
        </table:cell-content-change>
        <table:cell-content-change table:id="ct68">
          <table:cell-address table:column="0" table:row="0" table:table="2"/>
          <office:change-info>
            <dc:creator> </dc:creator>
            <dc:date>2021-06-01T04:15:31.791304381</dc:date>
          </office:change-info>
          <table:previous table:id="ct29">
            <table:change-track-table-cell office:value-type="string">
              <text:p>stdDev</text:p>
            </table:change-track-table-cell>
          </table:previous>
        </table:cell-content-change>
        <table:cell-content-change table:id="ct69">
          <table:cell-address table:column="0" table:row="1" table:table="2"/>
          <office:change-info>
            <dc:creator> </dc:creator>
            <dc:date>2021-06-01T04:15:31.791338967</dc:date>
          </office:change-info>
          <table:previous table:id="ct30">
            <table:change-track-table-cell office:value-type="float" office:value="0.021636"/>
          </table:previous>
        </table:cell-content-change>
        <table:cell-content-change table:id="ct70">
          <table:cell-address table:column="0" table:row="2" table:table="2"/>
          <office:change-info>
            <dc:creator> </dc:creator>
            <dc:date>2021-06-01T04:15:31.791343872</dc:date>
          </office:change-info>
          <table:previous table:id="ct31">
            <table:change-track-table-cell office:value-type="float" office:value="0.016209"/>
          </table:previous>
        </table:cell-content-change>
        <table:cell-content-change table:id="ct71">
          <table:cell-address table:column="0" table:row="3" table:table="2"/>
          <office:change-info>
            <dc:creator> </dc:creator>
            <dc:date>2021-06-01T04:15:31.791348558</dc:date>
          </office:change-info>
          <table:previous table:id="ct32">
            <table:change-track-table-cell office:value-type="float" office:value="0.014552"/>
          </table:previous>
        </table:cell-content-change>
        <table:cell-content-change table:id="ct72">
          <table:cell-address table:column="0" table:row="4" table:table="2"/>
          <office:change-info>
            <dc:creator> </dc:creator>
            <dc:date>2021-06-01T04:15:31.791352804</dc:date>
          </office:change-info>
          <table:previous table:id="ct33">
            <table:change-track-table-cell office:value-type="float" office:value="0.014253"/>
          </table:previous>
        </table:cell-content-change>
        <table:cell-content-change table:id="ct73">
          <table:cell-address table:column="0" table:row="5" table:table="2"/>
          <office:change-info>
            <dc:creator> </dc:creator>
            <dc:date>2021-06-01T04:15:31.791357017</dc:date>
          </office:change-info>
          <table:previous table:id="ct34">
            <table:change-track-table-cell office:value-type="float" office:value="0.014974"/>
          </table:previous>
        </table:cell-content-change>
        <table:cell-content-change table:id="ct74">
          <table:cell-address table:column="0" table:row="0" table:table="2"/>
          <office:change-info>
            <dc:creator> </dc:creator>
            <dc:date>2021-06-01T04:15:31.908520613</dc:date>
          </office:change-info>
          <table:previous table:id="ct35">
            <table:change-track-table-cell office:value-type="string">
              <text:p>EER</text:p>
            </table:change-track-table-cell>
          </table:previous>
        </table:cell-content-change>
        <table:cell-content-change table:id="ct75">
          <table:cell-address table:column="0" table:row="1" table:table="2"/>
          <office:change-info>
            <dc:creator> </dc:creator>
            <dc:date>2021-06-01T04:15:31.908560647</dc:date>
          </office:change-info>
          <table:previous table:id="ct36">
            <table:change-track-table-cell office:value-type="float" office:value="0.192412"/>
          </table:previous>
        </table:cell-content-change>
        <table:cell-content-change table:id="ct76">
          <table:cell-address table:column="0" table:row="2" table:table="2"/>
          <office:change-info>
            <dc:creator> </dc:creator>
            <dc:date>2021-06-01T04:15:31.908566120</dc:date>
          </office:change-info>
          <table:previous table:id="ct37">
            <table:change-track-table-cell office:value-type="float" office:value="0.182927"/>
          </table:previous>
        </table:cell-content-change>
        <table:cell-content-change table:id="ct77">
          <table:cell-address table:column="0" table:row="3" table:table="2"/>
          <office:change-info>
            <dc:creator> </dc:creator>
            <dc:date>2021-06-01T04:15:31.908570607</dc:date>
          </office:change-info>
          <table:previous table:id="ct38">
            <table:change-track-table-cell office:value-type="float" office:value="0.174216"/>
          </table:previous>
        </table:cell-content-change>
        <table:cell-content-change table:id="ct78">
          <table:cell-address table:column="0" table:row="4" table:table="2"/>
          <office:change-info>
            <dc:creator> </dc:creator>
            <dc:date>2021-06-01T04:15:31.908576115</dc:date>
          </office:change-info>
          <table:previous table:id="ct39">
            <table:change-track-table-cell office:value-type="float" office:value="0.170732"/>
          </table:previous>
        </table:cell-content-change>
        <table:cell-content-change table:id="ct79">
          <table:cell-address table:column="0" table:row="5" table:table="2"/>
          <office:change-info>
            <dc:creator> </dc:creator>
            <dc:date>2021-06-01T04:15:31.908585107</dc:date>
          </office:change-info>
          <table:previous table:id="ct40">
            <table:change-track-table-cell office:value-type="float" office:value="0.165854"/>
          </table:previous>
        </table:cell-content-change>
        <table:deletion table:id="ct80" table:type="column" table:position="0" table:table="2" table:multi-deletion-spanned="1024">
          <office:change-info>
            <dc:creator> </dc:creator>
            <dc:date>2021-06-01T04:25:28.402063041</dc:date>
          </office:change-info>
          <table:deletions>
            <table:cell-content-deletion table:id="ct46">
              <table:change-track-table-cell/>
            </table:cell-content-deletion>
            <table:cell-content-deletion table:id="ct45">
              <table:change-track-table-cell/>
            </table:cell-content-deletion>
            <table:cell-content-deletion table:id="ct44">
              <table:change-track-table-cell/>
            </table:cell-content-deletion>
            <table:cell-content-deletion table:id="ct43">
              <table:change-track-table-cell/>
            </table:cell-content-deletion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deletion>
        <table:deletion table:id="ct81" table:type="column" table:position="0" table:table="2">
          <office:change-info>
            <dc:creator> </dc:creator>
            <dc:date>2021-06-01T04:25:28.402083681</dc:date>
          </office:change-info>
          <table:deletions>
            <table:change-deletion table:id="ct80"/>
            <table:cell-content-deletion table:id="ct52">
              <table:change-track-table-cell/>
            </table:cell-content-deletion>
            <table:cell-content-deletion table:id="ct51">
              <table:change-track-table-cell/>
            </table:cell-content-deletion>
            <table:cell-content-deletion table:id="ct50">
              <table:change-track-table-cell/>
            </table:cell-content-deletion>
            <table:cell-content-deletion table:id="ct49">
              <table:change-track-table-cell/>
            </table:cell-content-deletion>
            <table:cell-content-deletion table:id="ct48">
              <table:change-track-table-cell/>
            </table:cell-content-deletion>
            <table:cell-content-deletion table:id="ct47">
              <table:change-track-table-cell/>
            </table:cell-content-deletion>
          </table:deletions>
        </table:deletion>
        <table:deletion table:id="ct82" table:type="column" table:position="0" table:table="2">
          <office:change-info>
            <dc:creator> </dc:creator>
            <dc:date>2021-06-01T04:25:28.402089149</dc:date>
          </office:change-info>
          <table:deletions>
            <table:change-deletion table:id="ct81"/>
            <table:cell-content-deletion table:id="ct58">
              <table:change-track-table-cell/>
            </table:cell-content-deletion>
            <table:cell-content-deletion table:id="ct57">
              <table:change-track-table-cell/>
            </table:cell-content-deletion>
            <table:cell-content-deletion table:id="ct56">
              <table:change-track-table-cell/>
            </table:cell-content-deletion>
            <table:cell-content-deletion table:id="ct55">
              <table:change-track-table-cell/>
            </table:cell-content-deletion>
            <table:cell-content-deletion table:id="ct54">
              <table:change-track-table-cell/>
            </table:cell-content-deletion>
            <table:cell-content-deletion table:id="ct53">
              <table:change-track-table-cell/>
            </table:cell-content-deletion>
          </table:deletions>
        </table:deletion>
        <table:deletion table:id="ct83" table:type="column" table:position="0" table:table="2">
          <office:change-info>
            <dc:creator> </dc:creator>
            <dc:date>2021-06-01T04:25:28.402094397</dc:date>
          </office:change-info>
          <table:deletions>
            <table:change-deletion table:id="ct82"/>
            <table:cell-content-deletion table:id="ct67">
              <table:change-track-table-cell/>
            </table:cell-content-deletion>
            <table:cell-content-deletion table:id="ct66">
              <table:change-track-table-cell/>
            </table:cell-content-deletion>
            <table:cell-content-deletion table:id="ct65">
              <table:change-track-table-cell/>
            </table:cell-content-deletion>
            <table:cell-content-deletion table:id="ct64">
              <table:change-track-table-cell/>
            </table:cell-content-deletion>
            <table:cell-content-deletion table:id="ct63">
              <table:change-track-table-cell/>
            </table:cell-content-deletion>
            <table:cell-content-deletion table:id="ct62">
              <table:change-track-table-cell/>
            </table:cell-content-deletion>
            <table:cell-content-deletion table:id="ct61">
              <table:change-track-table-cell/>
            </table:cell-content-deletion>
            <table:cell-content-deletion table:id="ct60">
              <table:change-track-table-cell/>
            </table:cell-content-deletion>
            <table:cell-content-deletion table:id="ct59">
              <table:change-track-table-cell/>
            </table:cell-content-deletion>
          </table:deletions>
        </table:deletion>
        <table:deletion table:id="ct84" table:type="column" table:position="0" table:table="2">
          <office:change-info>
            <dc:creator> </dc:creator>
            <dc:date>2021-06-01T04:25:28.402099390</dc:date>
          </office:change-info>
          <table:deletions>
            <table:change-deletion table:id="ct83"/>
            <table:cell-content-deletion table:id="ct73">
              <table:change-track-table-cell/>
            </table:cell-content-deletion>
            <table:cell-content-deletion table:id="ct72">
              <table:change-track-table-cell/>
            </table:cell-content-deletion>
            <table:cell-content-deletion table:id="ct71">
              <table:change-track-table-cell/>
            </table:cell-content-deletion>
            <table:cell-content-deletion table:id="ct70">
              <table:change-track-table-cell/>
            </table:cell-content-deletion>
            <table:cell-content-deletion table:id="ct69">
              <table:change-track-table-cell/>
            </table:cell-content-deletion>
            <table:cell-content-deletion table:id="ct68">
              <table:change-track-table-cell/>
            </table:cell-content-deletion>
          </table:deletions>
        </table:deletion>
        <table:deletion table:id="ct85" table:type="column" table:position="0" table:table="2">
          <office:change-info>
            <dc:creator> </dc:creator>
            <dc:date>2021-06-01T04:25:28.402103875</dc:date>
          </office:change-info>
          <table:deletions>
            <table:change-deletion table:id="ct84"/>
            <table:cell-content-deletion table:id="ct79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  <table:cell-content-deletion table:id="ct76">
              <table:change-track-table-cell/>
            </table:cell-content-deletion>
            <table:cell-content-deletion table:id="ct75">
              <table:change-track-table-cell/>
            </table:cell-content-deletion>
            <table:cell-content-deletion table:id="ct74">
              <table:change-track-table-cell/>
            </table:cell-content-deletion>
          </table:deletions>
        </table:deletion>
        <table:deletion table:id="ct86" table:type="column" table:position="0" table:table="2">
          <office:change-info>
            <dc:creator> </dc:creator>
            <dc:date>2021-06-01T04:25:28.402108013</dc:date>
          </office:change-info>
          <table:deletions>
            <table:change-deletion table:id="ct85"/>
          </table:deletions>
        </table:deletion>
        <table:deletion table:id="ct87" table:type="column" table:position="0" table:table="2">
          <office:change-info>
            <dc:creator> </dc:creator>
            <dc:date>2021-06-01T04:25:28.402113021</dc:date>
          </office:change-info>
          <table:deletions>
            <table:change-deletion table:id="ct86"/>
          </table:deletions>
        </table:deletion>
        <table:deletion table:id="ct88" table:type="column" table:position="0" table:table="2">
          <office:change-info>
            <dc:creator> </dc:creator>
            <dc:date>2021-06-01T04:25:28.402116508</dc:date>
          </office:change-info>
          <table:deletions>
            <table:change-deletion table:id="ct87"/>
          </table:deletions>
        </table:deletion>
        <table:deletion table:id="ct89" table:type="column" table:position="0" table:table="2">
          <office:change-info>
            <dc:creator> </dc:creator>
            <dc:date>2021-06-01T04:25:28.402119463</dc:date>
          </office:change-info>
          <table:deletions>
            <table:change-deletion table:id="ct88"/>
          </table:deletions>
        </table:deletion>
        <table:deletion table:id="ct90" table:type="column" table:position="0" table:table="2">
          <office:change-info>
            <dc:creator> </dc:creator>
            <dc:date>2021-06-01T04:25:28.402122747</dc:date>
          </office:change-info>
          <table:deletions>
            <table:change-deletion table:id="ct89"/>
          </table:deletions>
        </table:deletion>
        <table:deletion table:id="ct91" table:type="column" table:position="0" table:table="2">
          <office:change-info>
            <dc:creator> </dc:creator>
            <dc:date>2021-06-01T04:25:28.402125708</dc:date>
          </office:change-info>
          <table:deletions>
            <table:change-deletion table:id="ct90"/>
          </table:deletions>
        </table:deletion>
        <table:deletion table:id="ct92" table:type="column" table:position="0" table:table="2">
          <office:change-info>
            <dc:creator> </dc:creator>
            <dc:date>2021-06-01T04:25:28.402128621</dc:date>
          </office:change-info>
          <table:deletions>
            <table:change-deletion table:id="ct91"/>
          </table:deletions>
        </table:deletion>
        <table:deletion table:id="ct93" table:type="column" table:position="0" table:table="2">
          <office:change-info>
            <dc:creator> </dc:creator>
            <dc:date>2021-06-01T04:25:28.402131570</dc:date>
          </office:change-info>
          <table:deletions>
            <table:change-deletion table:id="ct92"/>
          </table:deletions>
        </table:deletion>
        <table:deletion table:id="ct94" table:type="column" table:position="0" table:table="2">
          <office:change-info>
            <dc:creator> </dc:creator>
            <dc:date>2021-06-01T04:25:28.402134955</dc:date>
          </office:change-info>
          <table:deletions>
            <table:change-deletion table:id="ct93"/>
          </table:deletions>
        </table:deletion>
        <table:deletion table:id="ct95" table:type="column" table:position="0" table:table="2">
          <office:change-info>
            <dc:creator> </dc:creator>
            <dc:date>2021-06-01T04:25:28.402138194</dc:date>
          </office:change-info>
          <table:deletions>
            <table:change-deletion table:id="ct94"/>
          </table:deletions>
        </table:deletion>
        <table:deletion table:id="ct96" table:type="column" table:position="0" table:table="2">
          <office:change-info>
            <dc:creator> </dc:creator>
            <dc:date>2021-06-01T04:25:28.402141760</dc:date>
          </office:change-info>
          <table:deletions>
            <table:change-deletion table:id="ct95"/>
          </table:deletions>
        </table:deletion>
        <table:deletion table:id="ct97" table:type="column" table:position="0" table:table="2">
          <office:change-info>
            <dc:creator> </dc:creator>
            <dc:date>2021-06-01T04:25:28.402144967</dc:date>
          </office:change-info>
          <table:deletions>
            <table:change-deletion table:id="ct96"/>
          </table:deletions>
        </table:deletion>
        <table:deletion table:id="ct98" table:type="column" table:position="0" table:table="2">
          <office:change-info>
            <dc:creator> </dc:creator>
            <dc:date>2021-06-01T04:25:28.402148332</dc:date>
          </office:change-info>
          <table:deletions>
            <table:change-deletion table:id="ct97"/>
          </table:deletions>
        </table:deletion>
        <table:deletion table:id="ct99" table:type="column" table:position="0" table:table="2">
          <office:change-info>
            <dc:creator> </dc:creator>
            <dc:date>2021-06-01T04:25:28.402151415</dc:date>
          </office:change-info>
          <table:deletions>
            <table:change-deletion table:id="ct98"/>
          </table:deletions>
        </table:deletion>
        <table:deletion table:id="ct100" table:type="column" table:position="0" table:table="2">
          <office:change-info>
            <dc:creator> </dc:creator>
            <dc:date>2021-06-01T04:25:28.402154451</dc:date>
          </office:change-info>
          <table:deletions>
            <table:change-deletion table:id="ct99"/>
          </table:deletions>
        </table:deletion>
        <table:deletion table:id="ct101" table:type="column" table:position="0" table:table="2">
          <office:change-info>
            <dc:creator> </dc:creator>
            <dc:date>2021-06-01T04:25:28.402157499</dc:date>
          </office:change-info>
          <table:deletions>
            <table:change-deletion table:id="ct100"/>
          </table:deletions>
        </table:deletion>
        <table:deletion table:id="ct102" table:type="column" table:position="0" table:table="2">
          <office:change-info>
            <dc:creator> </dc:creator>
            <dc:date>2021-06-01T04:25:28.402160972</dc:date>
          </office:change-info>
          <table:deletions>
            <table:change-deletion table:id="ct101"/>
          </table:deletions>
        </table:deletion>
        <table:deletion table:id="ct103" table:type="column" table:position="0" table:table="2">
          <office:change-info>
            <dc:creator> </dc:creator>
            <dc:date>2021-06-01T04:25:28.402164445</dc:date>
          </office:change-info>
          <table:deletions>
            <table:change-deletion table:id="ct102"/>
          </table:deletions>
        </table:deletion>
        <table:deletion table:id="ct104" table:type="column" table:position="0" table:table="2">
          <office:change-info>
            <dc:creator> </dc:creator>
            <dc:date>2021-06-01T04:25:28.402168065</dc:date>
          </office:change-info>
          <table:deletions>
            <table:change-deletion table:id="ct103"/>
          </table:deletions>
        </table:deletion>
        <table:deletion table:id="ct105" table:type="column" table:position="0" table:table="2">
          <office:change-info>
            <dc:creator> </dc:creator>
            <dc:date>2021-06-01T04:25:28.402171219</dc:date>
          </office:change-info>
          <table:deletions>
            <table:change-deletion table:id="ct104"/>
          </table:deletions>
        </table:deletion>
        <table:deletion table:id="ct106" table:type="column" table:position="0" table:table="2">
          <office:change-info>
            <dc:creator> </dc:creator>
            <dc:date>2021-06-01T04:25:28.402174738</dc:date>
          </office:change-info>
          <table:deletions>
            <table:change-deletion table:id="ct105"/>
          </table:deletions>
        </table:deletion>
        <table:deletion table:id="ct107" table:type="column" table:position="0" table:table="2">
          <office:change-info>
            <dc:creator> </dc:creator>
            <dc:date>2021-06-01T04:25:28.402177988</dc:date>
          </office:change-info>
          <table:deletions>
            <table:change-deletion table:id="ct106"/>
          </table:deletions>
        </table:deletion>
        <table:deletion table:id="ct108" table:type="column" table:position="0" table:table="2">
          <office:change-info>
            <dc:creator> </dc:creator>
            <dc:date>2021-06-01T04:25:28.402181214</dc:date>
          </office:change-info>
          <table:deletions>
            <table:change-deletion table:id="ct107"/>
          </table:deletions>
        </table:deletion>
        <table:deletion table:id="ct109" table:type="column" table:position="0" table:table="2">
          <office:change-info>
            <dc:creator> </dc:creator>
            <dc:date>2021-06-01T04:25:28.402184441</dc:date>
          </office:change-info>
          <table:deletions>
            <table:change-deletion table:id="ct108"/>
          </table:deletions>
        </table:deletion>
        <table:deletion table:id="ct110" table:type="column" table:position="0" table:table="2">
          <office:change-info>
            <dc:creator> </dc:creator>
            <dc:date>2021-06-01T04:25:28.402188044</dc:date>
          </office:change-info>
          <table:deletions>
            <table:change-deletion table:id="ct109"/>
          </table:deletions>
        </table:deletion>
        <table:deletion table:id="ct111" table:type="column" table:position="0" table:table="2">
          <office:change-info>
            <dc:creator> </dc:creator>
            <dc:date>2021-06-01T04:25:28.402191559</dc:date>
          </office:change-info>
          <table:deletions>
            <table:change-deletion table:id="ct110"/>
          </table:deletions>
        </table:deletion>
        <table:deletion table:id="ct112" table:type="column" table:position="0" table:table="2">
          <office:change-info>
            <dc:creator> </dc:creator>
            <dc:date>2021-06-01T04:25:28.402195307</dc:date>
          </office:change-info>
          <table:deletions>
            <table:change-deletion table:id="ct111"/>
          </table:deletions>
        </table:deletion>
        <table:deletion table:id="ct113" table:type="column" table:position="0" table:table="2">
          <office:change-info>
            <dc:creator> </dc:creator>
            <dc:date>2021-06-01T04:25:28.402198608</dc:date>
          </office:change-info>
          <table:deletions>
            <table:change-deletion table:id="ct112"/>
          </table:deletions>
        </table:deletion>
        <table:deletion table:id="ct114" table:type="column" table:position="0" table:table="2">
          <office:change-info>
            <dc:creator> </dc:creator>
            <dc:date>2021-06-01T04:25:28.402202345</dc:date>
          </office:change-info>
          <table:deletions>
            <table:change-deletion table:id="ct113"/>
          </table:deletions>
        </table:deletion>
        <table:deletion table:id="ct115" table:type="column" table:position="0" table:table="2">
          <office:change-info>
            <dc:creator> </dc:creator>
            <dc:date>2021-06-01T04:25:28.402205677</dc:date>
          </office:change-info>
          <table:deletions>
            <table:change-deletion table:id="ct114"/>
          </table:deletions>
        </table:deletion>
        <table:deletion table:id="ct116" table:type="column" table:position="0" table:table="2">
          <office:change-info>
            <dc:creator> </dc:creator>
            <dc:date>2021-06-01T04:25:28.402209004</dc:date>
          </office:change-info>
          <table:deletions>
            <table:change-deletion table:id="ct115"/>
          </table:deletions>
        </table:deletion>
        <table:deletion table:id="ct117" table:type="column" table:position="0" table:table="2">
          <office:change-info>
            <dc:creator> </dc:creator>
            <dc:date>2021-06-01T04:25:28.402212417</dc:date>
          </office:change-info>
          <table:deletions>
            <table:change-deletion table:id="ct116"/>
          </table:deletions>
        </table:deletion>
        <table:deletion table:id="ct118" table:type="column" table:position="0" table:table="2">
          <office:change-info>
            <dc:creator> </dc:creator>
            <dc:date>2021-06-01T04:25:28.402216143</dc:date>
          </office:change-info>
          <table:deletions>
            <table:change-deletion table:id="ct117"/>
          </table:deletions>
        </table:deletion>
        <table:deletion table:id="ct119" table:type="column" table:position="0" table:table="2">
          <office:change-info>
            <dc:creator> </dc:creator>
            <dc:date>2021-06-01T04:25:28.402219815</dc:date>
          </office:change-info>
          <table:deletions>
            <table:change-deletion table:id="ct118"/>
          </table:deletions>
        </table:deletion>
        <table:deletion table:id="ct120" table:type="column" table:position="0" table:table="2">
          <office:change-info>
            <dc:creator> </dc:creator>
            <dc:date>2021-06-01T04:25:28.402223653</dc:date>
          </office:change-info>
          <table:deletions>
            <table:change-deletion table:id="ct119"/>
          </table:deletions>
        </table:deletion>
        <table:deletion table:id="ct121" table:type="column" table:position="0" table:table="2">
          <office:change-info>
            <dc:creator> </dc:creator>
            <dc:date>2021-06-01T04:25:28.402227122</dc:date>
          </office:change-info>
          <table:deletions>
            <table:change-deletion table:id="ct120"/>
          </table:deletions>
        </table:deletion>
        <table:deletion table:id="ct122" table:type="column" table:position="0" table:table="2">
          <office:change-info>
            <dc:creator> </dc:creator>
            <dc:date>2021-06-01T04:25:28.402230997</dc:date>
          </office:change-info>
          <table:deletions>
            <table:change-deletion table:id="ct121"/>
          </table:deletions>
        </table:deletion>
        <table:deletion table:id="ct123" table:type="column" table:position="0" table:table="2">
          <office:change-info>
            <dc:creator> </dc:creator>
            <dc:date>2021-06-01T04:25:28.402234485</dc:date>
          </office:change-info>
          <table:deletions>
            <table:change-deletion table:id="ct122"/>
          </table:deletions>
        </table:deletion>
        <table:deletion table:id="ct124" table:type="column" table:position="0" table:table="2">
          <office:change-info>
            <dc:creator> </dc:creator>
            <dc:date>2021-06-01T04:25:28.402237967</dc:date>
          </office:change-info>
          <table:deletions>
            <table:change-deletion table:id="ct123"/>
          </table:deletions>
        </table:deletion>
        <table:deletion table:id="ct125" table:type="column" table:position="0" table:table="2">
          <office:change-info>
            <dc:creator> </dc:creator>
            <dc:date>2021-06-01T04:25:28.402241494</dc:date>
          </office:change-info>
          <table:deletions>
            <table:change-deletion table:id="ct124"/>
          </table:deletions>
        </table:deletion>
        <table:deletion table:id="ct126" table:type="column" table:position="0" table:table="2">
          <office:change-info>
            <dc:creator> </dc:creator>
            <dc:date>2021-06-01T04:25:28.402245412</dc:date>
          </office:change-info>
          <table:deletions>
            <table:change-deletion table:id="ct125"/>
          </table:deletions>
        </table:deletion>
        <table:deletion table:id="ct127" table:type="column" table:position="0" table:table="2">
          <office:change-info>
            <dc:creator> </dc:creator>
            <dc:date>2021-06-01T04:25:28.402249312</dc:date>
          </office:change-info>
          <table:deletions>
            <table:change-deletion table:id="ct126"/>
          </table:deletions>
        </table:deletion>
        <table:deletion table:id="ct128" table:type="column" table:position="0" table:table="2">
          <office:change-info>
            <dc:creator> </dc:creator>
            <dc:date>2021-06-01T04:25:28.402253398</dc:date>
          </office:change-info>
          <table:deletions>
            <table:change-deletion table:id="ct127"/>
          </table:deletions>
        </table:deletion>
        <table:deletion table:id="ct129" table:type="column" table:position="0" table:table="2">
          <office:change-info>
            <dc:creator> </dc:creator>
            <dc:date>2021-06-01T04:25:28.402257073</dc:date>
          </office:change-info>
          <table:deletions>
            <table:change-deletion table:id="ct128"/>
          </table:deletions>
        </table:deletion>
        <table:deletion table:id="ct130" table:type="column" table:position="0" table:table="2">
          <office:change-info>
            <dc:creator> </dc:creator>
            <dc:date>2021-06-01T04:25:28.402261049</dc:date>
          </office:change-info>
          <table:deletions>
            <table:change-deletion table:id="ct129"/>
          </table:deletions>
        </table:deletion>
        <table:deletion table:id="ct131" table:type="column" table:position="0" table:table="2">
          <office:change-info>
            <dc:creator> </dc:creator>
            <dc:date>2021-06-01T04:25:28.402264693</dc:date>
          </office:change-info>
          <table:deletions>
            <table:change-deletion table:id="ct130"/>
          </table:deletions>
        </table:deletion>
        <table:deletion table:id="ct132" table:type="column" table:position="0" table:table="2">
          <office:change-info>
            <dc:creator> </dc:creator>
            <dc:date>2021-06-01T04:25:28.402268362</dc:date>
          </office:change-info>
          <table:deletions>
            <table:change-deletion table:id="ct131"/>
          </table:deletions>
        </table:deletion>
        <table:deletion table:id="ct133" table:type="column" table:position="0" table:table="2">
          <office:change-info>
            <dc:creator> </dc:creator>
            <dc:date>2021-06-01T04:25:28.402272087</dc:date>
          </office:change-info>
          <table:deletions>
            <table:change-deletion table:id="ct132"/>
          </table:deletions>
        </table:deletion>
        <table:deletion table:id="ct134" table:type="column" table:position="0" table:table="2">
          <office:change-info>
            <dc:creator> </dc:creator>
            <dc:date>2021-06-01T04:25:28.402276170</dc:date>
          </office:change-info>
          <table:deletions>
            <table:change-deletion table:id="ct133"/>
          </table:deletions>
        </table:deletion>
        <table:deletion table:id="ct135" table:type="column" table:position="0" table:table="2">
          <office:change-info>
            <dc:creator> </dc:creator>
            <dc:date>2021-06-01T04:25:28.402280289</dc:date>
          </office:change-info>
          <table:deletions>
            <table:change-deletion table:id="ct134"/>
          </table:deletions>
        </table:deletion>
        <table:deletion table:id="ct136" table:type="column" table:position="0" table:table="2">
          <office:change-info>
            <dc:creator> </dc:creator>
            <dc:date>2021-06-01T04:25:28.402284497</dc:date>
          </office:change-info>
          <table:deletions>
            <table:change-deletion table:id="ct135"/>
          </table:deletions>
        </table:deletion>
        <table:deletion table:id="ct137" table:type="column" table:position="0" table:table="2">
          <office:change-info>
            <dc:creator> </dc:creator>
            <dc:date>2021-06-01T04:25:28.402288261</dc:date>
          </office:change-info>
          <table:deletions>
            <table:change-deletion table:id="ct136"/>
          </table:deletions>
        </table:deletion>
        <table:deletion table:id="ct138" table:type="column" table:position="0" table:table="2">
          <office:change-info>
            <dc:creator> </dc:creator>
            <dc:date>2021-06-01T04:25:28.402292420</dc:date>
          </office:change-info>
          <table:deletions>
            <table:change-deletion table:id="ct137"/>
          </table:deletions>
        </table:deletion>
        <table:deletion table:id="ct139" table:type="column" table:position="0" table:table="2">
          <office:change-info>
            <dc:creator> </dc:creator>
            <dc:date>2021-06-01T04:25:28.402296204</dc:date>
          </office:change-info>
          <table:deletions>
            <table:change-deletion table:id="ct138"/>
          </table:deletions>
        </table:deletion>
        <table:deletion table:id="ct140" table:type="column" table:position="0" table:table="2">
          <office:change-info>
            <dc:creator> </dc:creator>
            <dc:date>2021-06-01T04:25:28.402300054</dc:date>
          </office:change-info>
          <table:deletions>
            <table:change-deletion table:id="ct139"/>
          </table:deletions>
        </table:deletion>
        <table:deletion table:id="ct141" table:type="column" table:position="0" table:table="2">
          <office:change-info>
            <dc:creator> </dc:creator>
            <dc:date>2021-06-01T04:25:28.402303981</dc:date>
          </office:change-info>
          <table:deletions>
            <table:change-deletion table:id="ct140"/>
          </table:deletions>
        </table:deletion>
        <table:deletion table:id="ct142" table:type="column" table:position="0" table:table="2">
          <office:change-info>
            <dc:creator> </dc:creator>
            <dc:date>2021-06-01T04:25:28.402308233</dc:date>
          </office:change-info>
          <table:deletions>
            <table:change-deletion table:id="ct141"/>
          </table:deletions>
        </table:deletion>
        <table:deletion table:id="ct143" table:type="column" table:position="0" table:table="2">
          <office:change-info>
            <dc:creator> </dc:creator>
            <dc:date>2021-06-01T04:25:28.402312407</dc:date>
          </office:change-info>
          <table:deletions>
            <table:change-deletion table:id="ct142"/>
          </table:deletions>
        </table:deletion>
        <table:deletion table:id="ct144" table:type="column" table:position="0" table:table="2">
          <office:change-info>
            <dc:creator> </dc:creator>
            <dc:date>2021-06-01T04:25:28.402318680</dc:date>
          </office:change-info>
          <table:deletions>
            <table:change-deletion table:id="ct143"/>
          </table:deletions>
        </table:deletion>
        <table:deletion table:id="ct145" table:type="column" table:position="0" table:table="2">
          <office:change-info>
            <dc:creator> </dc:creator>
            <dc:date>2021-06-01T04:25:28.402323102</dc:date>
          </office:change-info>
          <table:deletions>
            <table:change-deletion table:id="ct144"/>
          </table:deletions>
        </table:deletion>
        <table:deletion table:id="ct146" table:type="column" table:position="0" table:table="2">
          <office:change-info>
            <dc:creator> </dc:creator>
            <dc:date>2021-06-01T04:25:28.402327969</dc:date>
          </office:change-info>
          <table:deletions>
            <table:change-deletion table:id="ct145"/>
          </table:deletions>
        </table:deletion>
        <table:deletion table:id="ct147" table:type="column" table:position="0" table:table="2">
          <office:change-info>
            <dc:creator> </dc:creator>
            <dc:date>2021-06-01T04:25:28.402332316</dc:date>
          </office:change-info>
          <table:deletions>
            <table:change-deletion table:id="ct146"/>
          </table:deletions>
        </table:deletion>
        <table:deletion table:id="ct148" table:type="column" table:position="0" table:table="2">
          <office:change-info>
            <dc:creator> </dc:creator>
            <dc:date>2021-06-01T04:25:28.402336786</dc:date>
          </office:change-info>
          <table:deletions>
            <table:change-deletion table:id="ct147"/>
          </table:deletions>
        </table:deletion>
        <table:deletion table:id="ct149" table:type="column" table:position="0" table:table="2">
          <office:change-info>
            <dc:creator> </dc:creator>
            <dc:date>2021-06-01T04:25:28.402341186</dc:date>
          </office:change-info>
          <table:deletions>
            <table:change-deletion table:id="ct148"/>
          </table:deletions>
        </table:deletion>
        <table:deletion table:id="ct150" table:type="column" table:position="0" table:table="2">
          <office:change-info>
            <dc:creator> </dc:creator>
            <dc:date>2021-06-01T04:25:28.402345920</dc:date>
          </office:change-info>
          <table:deletions>
            <table:change-deletion table:id="ct149"/>
          </table:deletions>
        </table:deletion>
        <table:deletion table:id="ct151" table:type="column" table:position="0" table:table="2">
          <office:change-info>
            <dc:creator> </dc:creator>
            <dc:date>2021-06-01T04:25:28.402350480</dc:date>
          </office:change-info>
          <table:deletions>
            <table:change-deletion table:id="ct150"/>
          </table:deletions>
        </table:deletion>
        <table:deletion table:id="ct152" table:type="column" table:position="0" table:table="2">
          <office:change-info>
            <dc:creator> </dc:creator>
            <dc:date>2021-06-01T04:25:28.402355007</dc:date>
          </office:change-info>
          <table:deletions>
            <table:change-deletion table:id="ct151"/>
          </table:deletions>
        </table:deletion>
        <table:deletion table:id="ct153" table:type="column" table:position="0" table:table="2">
          <office:change-info>
            <dc:creator> </dc:creator>
            <dc:date>2021-06-01T04:25:28.402359375</dc:date>
          </office:change-info>
          <table:deletions>
            <table:change-deletion table:id="ct152"/>
          </table:deletions>
        </table:deletion>
        <table:deletion table:id="ct154" table:type="column" table:position="0" table:table="2">
          <office:change-info>
            <dc:creator> </dc:creator>
            <dc:date>2021-06-01T04:25:28.402364159</dc:date>
          </office:change-info>
          <table:deletions>
            <table:change-deletion table:id="ct153"/>
          </table:deletions>
        </table:deletion>
        <table:deletion table:id="ct155" table:type="column" table:position="0" table:table="2">
          <office:change-info>
            <dc:creator> </dc:creator>
            <dc:date>2021-06-01T04:25:28.402368594</dc:date>
          </office:change-info>
          <table:deletions>
            <table:change-deletion table:id="ct154"/>
          </table:deletions>
        </table:deletion>
        <table:deletion table:id="ct156" table:type="column" table:position="0" table:table="2">
          <office:change-info>
            <dc:creator> </dc:creator>
            <dc:date>2021-06-01T04:25:28.402373126</dc:date>
          </office:change-info>
          <table:deletions>
            <table:change-deletion table:id="ct155"/>
          </table:deletions>
        </table:deletion>
        <table:deletion table:id="ct157" table:type="column" table:position="0" table:table="2">
          <office:change-info>
            <dc:creator> </dc:creator>
            <dc:date>2021-06-01T04:25:28.402377676</dc:date>
          </office:change-info>
          <table:deletions>
            <table:change-deletion table:id="ct156"/>
          </table:deletions>
        </table:deletion>
        <table:deletion table:id="ct158" table:type="column" table:position="0" table:table="2">
          <office:change-info>
            <dc:creator> </dc:creator>
            <dc:date>2021-06-01T04:25:28.402382611</dc:date>
          </office:change-info>
          <table:deletions>
            <table:change-deletion table:id="ct157"/>
          </table:deletions>
        </table:deletion>
        <table:deletion table:id="ct159" table:type="column" table:position="0" table:table="2">
          <office:change-info>
            <dc:creator> </dc:creator>
            <dc:date>2021-06-01T04:25:28.402387363</dc:date>
          </office:change-info>
          <table:deletions>
            <table:change-deletion table:id="ct158"/>
          </table:deletions>
        </table:deletion>
        <table:deletion table:id="ct160" table:type="column" table:position="0" table:table="2">
          <office:change-info>
            <dc:creator> </dc:creator>
            <dc:date>2021-06-01T04:25:28.402392093</dc:date>
          </office:change-info>
          <table:deletions>
            <table:change-deletion table:id="ct159"/>
          </table:deletions>
        </table:deletion>
        <table:deletion table:id="ct161" table:type="column" table:position="0" table:table="2">
          <office:change-info>
            <dc:creator> </dc:creator>
            <dc:date>2021-06-01T04:25:28.402396922</dc:date>
          </office:change-info>
          <table:deletions>
            <table:change-deletion table:id="ct160"/>
          </table:deletions>
        </table:deletion>
        <table:deletion table:id="ct162" table:type="column" table:position="0" table:table="2">
          <office:change-info>
            <dc:creator> </dc:creator>
            <dc:date>2021-06-01T04:25:28.402401986</dc:date>
          </office:change-info>
          <table:deletions>
            <table:change-deletion table:id="ct161"/>
          </table:deletions>
        </table:deletion>
        <table:deletion table:id="ct163" table:type="column" table:position="0" table:table="2">
          <office:change-info>
            <dc:creator> </dc:creator>
            <dc:date>2021-06-01T04:25:28.402413864</dc:date>
          </office:change-info>
          <table:deletions>
            <table:change-deletion table:id="ct162"/>
          </table:deletions>
        </table:deletion>
        <table:deletion table:id="ct164" table:type="column" table:position="0" table:table="2">
          <office:change-info>
            <dc:creator> </dc:creator>
            <dc:date>2021-06-01T04:25:28.402418586</dc:date>
          </office:change-info>
          <table:deletions>
            <table:change-deletion table:id="ct163"/>
          </table:deletions>
        </table:deletion>
        <table:deletion table:id="ct165" table:type="column" table:position="0" table:table="2">
          <office:change-info>
            <dc:creator> </dc:creator>
            <dc:date>2021-06-01T04:25:28.402423247</dc:date>
          </office:change-info>
          <table:deletions>
            <table:change-deletion table:id="ct164"/>
          </table:deletions>
        </table:deletion>
        <table:deletion table:id="ct166" table:type="column" table:position="0" table:table="2">
          <office:change-info>
            <dc:creator> </dc:creator>
            <dc:date>2021-06-01T04:25:28.402428258</dc:date>
          </office:change-info>
          <table:deletions>
            <table:change-deletion table:id="ct165"/>
          </table:deletions>
        </table:deletion>
        <table:deletion table:id="ct167" table:type="column" table:position="0" table:table="2">
          <office:change-info>
            <dc:creator> </dc:creator>
            <dc:date>2021-06-01T04:25:28.402433135</dc:date>
          </office:change-info>
          <table:deletions>
            <table:change-deletion table:id="ct166"/>
          </table:deletions>
        </table:deletion>
        <table:deletion table:id="ct168" table:type="column" table:position="0" table:table="2">
          <office:change-info>
            <dc:creator> </dc:creator>
            <dc:date>2021-06-01T04:25:28.402437982</dc:date>
          </office:change-info>
          <table:deletions>
            <table:change-deletion table:id="ct167"/>
          </table:deletions>
        </table:deletion>
        <table:deletion table:id="ct169" table:type="column" table:position="0" table:table="2">
          <office:change-info>
            <dc:creator> </dc:creator>
            <dc:date>2021-06-01T04:25:28.402442739</dc:date>
          </office:change-info>
          <table:deletions>
            <table:change-deletion table:id="ct168"/>
          </table:deletions>
        </table:deletion>
        <table:deletion table:id="ct170" table:type="column" table:position="0" table:table="2">
          <office:change-info>
            <dc:creator> </dc:creator>
            <dc:date>2021-06-01T04:25:28.402447869</dc:date>
          </office:change-info>
          <table:deletions>
            <table:change-deletion table:id="ct169"/>
          </table:deletions>
        </table:deletion>
        <table:deletion table:id="ct171" table:type="column" table:position="0" table:table="2">
          <office:change-info>
            <dc:creator> </dc:creator>
            <dc:date>2021-06-01T04:25:28.402452634</dc:date>
          </office:change-info>
          <table:deletions>
            <table:change-deletion table:id="ct170"/>
          </table:deletions>
        </table:deletion>
        <table:deletion table:id="ct172" table:type="column" table:position="0" table:table="2">
          <office:change-info>
            <dc:creator> </dc:creator>
            <dc:date>2021-06-01T04:25:28.402457485</dc:date>
          </office:change-info>
          <table:deletions>
            <table:change-deletion table:id="ct171"/>
          </table:deletions>
        </table:deletion>
        <table:deletion table:id="ct173" table:type="column" table:position="0" table:table="2">
          <office:change-info>
            <dc:creator> </dc:creator>
            <dc:date>2021-06-01T04:25:28.402462281</dc:date>
          </office:change-info>
          <table:deletions>
            <table:change-deletion table:id="ct172"/>
          </table:deletions>
        </table:deletion>
        <table:deletion table:id="ct174" table:type="column" table:position="0" table:table="2">
          <office:change-info>
            <dc:creator> </dc:creator>
            <dc:date>2021-06-01T04:25:28.402467675</dc:date>
          </office:change-info>
          <table:deletions>
            <table:change-deletion table:id="ct173"/>
          </table:deletions>
        </table:deletion>
        <table:deletion table:id="ct175" table:type="column" table:position="0" table:table="2">
          <office:change-info>
            <dc:creator> </dc:creator>
            <dc:date>2021-06-01T04:25:28.402472739</dc:date>
          </office:change-info>
          <table:deletions>
            <table:change-deletion table:id="ct174"/>
          </table:deletions>
        </table:deletion>
        <table:deletion table:id="ct176" table:type="column" table:position="0" table:table="2">
          <office:change-info>
            <dc:creator> </dc:creator>
            <dc:date>2021-06-01T04:25:28.402477833</dc:date>
          </office:change-info>
          <table:deletions>
            <table:change-deletion table:id="ct175"/>
          </table:deletions>
        </table:deletion>
        <table:deletion table:id="ct177" table:type="column" table:position="0" table:table="2">
          <office:change-info>
            <dc:creator> </dc:creator>
            <dc:date>2021-06-01T04:25:28.402483082</dc:date>
          </office:change-info>
          <table:deletions>
            <table:change-deletion table:id="ct176"/>
          </table:deletions>
        </table:deletion>
        <table:deletion table:id="ct178" table:type="column" table:position="0" table:table="2">
          <office:change-info>
            <dc:creator> </dc:creator>
            <dc:date>2021-06-01T04:25:28.402488508</dc:date>
          </office:change-info>
          <table:deletions>
            <table:change-deletion table:id="ct177"/>
          </table:deletions>
        </table:deletion>
        <table:deletion table:id="ct179" table:type="column" table:position="0" table:table="2">
          <office:change-info>
            <dc:creator> </dc:creator>
            <dc:date>2021-06-01T04:25:28.402493406</dc:date>
          </office:change-info>
          <table:deletions>
            <table:change-deletion table:id="ct178"/>
          </table:deletions>
        </table:deletion>
        <table:deletion table:id="ct180" table:type="column" table:position="0" table:table="2">
          <office:change-info>
            <dc:creator> </dc:creator>
            <dc:date>2021-06-01T04:25:28.402498577</dc:date>
          </office:change-info>
          <table:deletions>
            <table:change-deletion table:id="ct179"/>
          </table:deletions>
        </table:deletion>
        <table:deletion table:id="ct181" table:type="column" table:position="0" table:table="2">
          <office:change-info>
            <dc:creator> </dc:creator>
            <dc:date>2021-06-01T04:25:28.402503492</dc:date>
          </office:change-info>
          <table:deletions>
            <table:change-deletion table:id="ct180"/>
          </table:deletions>
        </table:deletion>
        <table:deletion table:id="ct182" table:type="column" table:position="0" table:table="2">
          <office:change-info>
            <dc:creator> </dc:creator>
            <dc:date>2021-06-01T04:25:28.402508939</dc:date>
          </office:change-info>
          <table:deletions>
            <table:change-deletion table:id="ct181"/>
          </table:deletions>
        </table:deletion>
        <table:deletion table:id="ct183" table:type="column" table:position="0" table:table="2">
          <office:change-info>
            <dc:creator> </dc:creator>
            <dc:date>2021-06-01T04:25:28.402514104</dc:date>
          </office:change-info>
          <table:deletions>
            <table:change-deletion table:id="ct182"/>
          </table:deletions>
        </table:deletion>
        <table:deletion table:id="ct184" table:type="column" table:position="0" table:table="2">
          <office:change-info>
            <dc:creator> </dc:creator>
            <dc:date>2021-06-01T04:25:28.402519159</dc:date>
          </office:change-info>
          <table:deletions>
            <table:change-deletion table:id="ct183"/>
          </table:deletions>
        </table:deletion>
        <table:deletion table:id="ct185" table:type="column" table:position="0" table:table="2">
          <office:change-info>
            <dc:creator> </dc:creator>
            <dc:date>2021-06-01T04:25:28.402524189</dc:date>
          </office:change-info>
          <table:deletions>
            <table:change-deletion table:id="ct184"/>
          </table:deletions>
        </table:deletion>
        <table:deletion table:id="ct186" table:type="column" table:position="0" table:table="2">
          <office:change-info>
            <dc:creator> </dc:creator>
            <dc:date>2021-06-01T04:25:28.402529674</dc:date>
          </office:change-info>
          <table:deletions>
            <table:change-deletion table:id="ct185"/>
          </table:deletions>
        </table:deletion>
        <table:deletion table:id="ct187" table:type="column" table:position="0" table:table="2">
          <office:change-info>
            <dc:creator> </dc:creator>
            <dc:date>2021-06-01T04:25:28.402534701</dc:date>
          </office:change-info>
          <table:deletions>
            <table:change-deletion table:id="ct186"/>
          </table:deletions>
        </table:deletion>
        <table:deletion table:id="ct188" table:type="column" table:position="0" table:table="2">
          <office:change-info>
            <dc:creator> </dc:creator>
            <dc:date>2021-06-01T04:25:28.402539891</dc:date>
          </office:change-info>
          <table:deletions>
            <table:change-deletion table:id="ct187"/>
          </table:deletions>
        </table:deletion>
        <table:deletion table:id="ct189" table:type="column" table:position="0" table:table="2">
          <office:change-info>
            <dc:creator> </dc:creator>
            <dc:date>2021-06-01T04:25:28.402544927</dc:date>
          </office:change-info>
          <table:deletions>
            <table:change-deletion table:id="ct188"/>
          </table:deletions>
        </table:deletion>
        <table:deletion table:id="ct190" table:type="column" table:position="0" table:table="2">
          <office:change-info>
            <dc:creator> </dc:creator>
            <dc:date>2021-06-01T04:25:28.402550440</dc:date>
          </office:change-info>
          <table:deletions>
            <table:change-deletion table:id="ct189"/>
          </table:deletions>
        </table:deletion>
        <table:deletion table:id="ct191" table:type="column" table:position="0" table:table="2">
          <office:change-info>
            <dc:creator> </dc:creator>
            <dc:date>2021-06-01T04:25:28.402555820</dc:date>
          </office:change-info>
          <table:deletions>
            <table:change-deletion table:id="ct190"/>
          </table:deletions>
        </table:deletion>
        <table:deletion table:id="ct192" table:type="column" table:position="0" table:table="2">
          <office:change-info>
            <dc:creator> </dc:creator>
            <dc:date>2021-06-01T04:25:28.402561239</dc:date>
          </office:change-info>
          <table:deletions>
            <table:change-deletion table:id="ct191"/>
          </table:deletions>
        </table:deletion>
        <table:deletion table:id="ct193" table:type="column" table:position="0" table:table="2">
          <office:change-info>
            <dc:creator> </dc:creator>
            <dc:date>2021-06-01T04:25:28.402566543</dc:date>
          </office:change-info>
          <table:deletions>
            <table:change-deletion table:id="ct192"/>
          </table:deletions>
        </table:deletion>
        <table:deletion table:id="ct194" table:type="column" table:position="0" table:table="2">
          <office:change-info>
            <dc:creator> </dc:creator>
            <dc:date>2021-06-01T04:25:28.402572241</dc:date>
          </office:change-info>
          <table:deletions>
            <table:change-deletion table:id="ct193"/>
          </table:deletions>
        </table:deletion>
        <table:deletion table:id="ct195" table:type="column" table:position="0" table:table="2">
          <office:change-info>
            <dc:creator> </dc:creator>
            <dc:date>2021-06-01T04:25:28.402577527</dc:date>
          </office:change-info>
          <table:deletions>
            <table:change-deletion table:id="ct194"/>
          </table:deletions>
        </table:deletion>
        <table:deletion table:id="ct196" table:type="column" table:position="0" table:table="2">
          <office:change-info>
            <dc:creator> </dc:creator>
            <dc:date>2021-06-01T04:25:28.402582844</dc:date>
          </office:change-info>
          <table:deletions>
            <table:change-deletion table:id="ct195"/>
          </table:deletions>
        </table:deletion>
        <table:deletion table:id="ct197" table:type="column" table:position="0" table:table="2">
          <office:change-info>
            <dc:creator> </dc:creator>
            <dc:date>2021-06-01T04:25:28.402588113</dc:date>
          </office:change-info>
          <table:deletions>
            <table:change-deletion table:id="ct196"/>
          </table:deletions>
        </table:deletion>
        <table:deletion table:id="ct198" table:type="column" table:position="0" table:table="2">
          <office:change-info>
            <dc:creator> </dc:creator>
            <dc:date>2021-06-01T04:25:28.402593806</dc:date>
          </office:change-info>
          <table:deletions>
            <table:change-deletion table:id="ct197"/>
          </table:deletions>
        </table:deletion>
        <table:deletion table:id="ct199" table:type="column" table:position="0" table:table="2">
          <office:change-info>
            <dc:creator> </dc:creator>
            <dc:date>2021-06-01T04:25:28.402599377</dc:date>
          </office:change-info>
          <table:deletions>
            <table:change-deletion table:id="ct198"/>
          </table:deletions>
        </table:deletion>
        <table:deletion table:id="ct200" table:type="column" table:position="0" table:table="2">
          <office:change-info>
            <dc:creator> </dc:creator>
            <dc:date>2021-06-01T04:25:28.402604723</dc:date>
          </office:change-info>
          <table:deletions>
            <table:change-deletion table:id="ct199"/>
          </table:deletions>
        </table:deletion>
        <table:deletion table:id="ct201" table:type="column" table:position="0" table:table="2">
          <office:change-info>
            <dc:creator> </dc:creator>
            <dc:date>2021-06-01T04:25:28.402610131</dc:date>
          </office:change-info>
          <table:deletions>
            <table:change-deletion table:id="ct200"/>
          </table:deletions>
        </table:deletion>
        <table:deletion table:id="ct202" table:type="column" table:position="0" table:table="2">
          <office:change-info>
            <dc:creator> </dc:creator>
            <dc:date>2021-06-01T04:25:28.402615920</dc:date>
          </office:change-info>
          <table:deletions>
            <table:change-deletion table:id="ct201"/>
          </table:deletions>
        </table:deletion>
        <table:deletion table:id="ct203" table:type="column" table:position="0" table:table="2">
          <office:change-info>
            <dc:creator> </dc:creator>
            <dc:date>2021-06-01T04:25:28.402621309</dc:date>
          </office:change-info>
          <table:deletions>
            <table:change-deletion table:id="ct202"/>
          </table:deletions>
        </table:deletion>
        <table:deletion table:id="ct204" table:type="column" table:position="0" table:table="2">
          <office:change-info>
            <dc:creator> </dc:creator>
            <dc:date>2021-06-01T04:25:28.402626704</dc:date>
          </office:change-info>
          <table:deletions>
            <table:change-deletion table:id="ct203"/>
          </table:deletions>
        </table:deletion>
        <table:deletion table:id="ct205" table:type="column" table:position="0" table:table="2">
          <office:change-info>
            <dc:creator> </dc:creator>
            <dc:date>2021-06-01T04:25:28.402632073</dc:date>
          </office:change-info>
          <table:deletions>
            <table:change-deletion table:id="ct204"/>
          </table:deletions>
        </table:deletion>
        <table:deletion table:id="ct206" table:type="column" table:position="0" table:table="2">
          <office:change-info>
            <dc:creator> </dc:creator>
            <dc:date>2021-06-01T04:25:28.402640888</dc:date>
          </office:change-info>
          <table:deletions>
            <table:change-deletion table:id="ct205"/>
          </table:deletions>
        </table:deletion>
        <table:deletion table:id="ct207" table:type="column" table:position="0" table:table="2">
          <office:change-info>
            <dc:creator> </dc:creator>
            <dc:date>2021-06-01T04:25:28.402646551</dc:date>
          </office:change-info>
          <table:deletions>
            <table:change-deletion table:id="ct206"/>
          </table:deletions>
        </table:deletion>
        <table:deletion table:id="ct208" table:type="column" table:position="0" table:table="2">
          <office:change-info>
            <dc:creator> </dc:creator>
            <dc:date>2021-06-01T04:25:28.402652060</dc:date>
          </office:change-info>
          <table:deletions>
            <table:change-deletion table:id="ct207"/>
          </table:deletions>
        </table:deletion>
        <table:deletion table:id="ct209" table:type="column" table:position="0" table:table="2">
          <office:change-info>
            <dc:creator> </dc:creator>
            <dc:date>2021-06-01T04:25:28.402657534</dc:date>
          </office:change-info>
          <table:deletions>
            <table:change-deletion table:id="ct208"/>
          </table:deletions>
        </table:deletion>
        <table:deletion table:id="ct210" table:type="column" table:position="0" table:table="2">
          <office:change-info>
            <dc:creator> </dc:creator>
            <dc:date>2021-06-01T04:25:28.402663348</dc:date>
          </office:change-info>
          <table:deletions>
            <table:change-deletion table:id="ct209"/>
          </table:deletions>
        </table:deletion>
        <table:deletion table:id="ct211" table:type="column" table:position="0" table:table="2">
          <office:change-info>
            <dc:creator> </dc:creator>
            <dc:date>2021-06-01T04:25:28.402668868</dc:date>
          </office:change-info>
          <table:deletions>
            <table:change-deletion table:id="ct210"/>
          </table:deletions>
        </table:deletion>
        <table:deletion table:id="ct212" table:type="column" table:position="0" table:table="2">
          <office:change-info>
            <dc:creator> </dc:creator>
            <dc:date>2021-06-01T04:25:28.402674477</dc:date>
          </office:change-info>
          <table:deletions>
            <table:change-deletion table:id="ct211"/>
          </table:deletions>
        </table:deletion>
        <table:deletion table:id="ct213" table:type="column" table:position="0" table:table="2">
          <office:change-info>
            <dc:creator> </dc:creator>
            <dc:date>2021-06-01T04:25:28.402680250</dc:date>
          </office:change-info>
          <table:deletions>
            <table:change-deletion table:id="ct212"/>
          </table:deletions>
        </table:deletion>
        <table:deletion table:id="ct214" table:type="column" table:position="0" table:table="2">
          <office:change-info>
            <dc:creator> </dc:creator>
            <dc:date>2021-06-01T04:25:28.402685932</dc:date>
          </office:change-info>
          <table:deletions>
            <table:change-deletion table:id="ct213"/>
          </table:deletions>
        </table:deletion>
        <table:deletion table:id="ct215" table:type="column" table:position="0" table:table="2">
          <office:change-info>
            <dc:creator> </dc:creator>
            <dc:date>2021-06-01T04:25:28.402691806</dc:date>
          </office:change-info>
          <table:deletions>
            <table:change-deletion table:id="ct214"/>
          </table:deletions>
        </table:deletion>
        <table:deletion table:id="ct216" table:type="column" table:position="0" table:table="2">
          <office:change-info>
            <dc:creator> </dc:creator>
            <dc:date>2021-06-01T04:25:28.402697548</dc:date>
          </office:change-info>
          <table:deletions>
            <table:change-deletion table:id="ct215"/>
          </table:deletions>
        </table:deletion>
        <table:deletion table:id="ct217" table:type="column" table:position="0" table:table="2">
          <office:change-info>
            <dc:creator> </dc:creator>
            <dc:date>2021-06-01T04:25:28.402703482</dc:date>
          </office:change-info>
          <table:deletions>
            <table:change-deletion table:id="ct216"/>
          </table:deletions>
        </table:deletion>
        <table:deletion table:id="ct218" table:type="column" table:position="0" table:table="2">
          <office:change-info>
            <dc:creator> </dc:creator>
            <dc:date>2021-06-01T04:25:28.402709281</dc:date>
          </office:change-info>
          <table:deletions>
            <table:change-deletion table:id="ct217"/>
          </table:deletions>
        </table:deletion>
        <table:deletion table:id="ct219" table:type="column" table:position="0" table:table="2">
          <office:change-info>
            <dc:creator> </dc:creator>
            <dc:date>2021-06-01T04:25:28.402714928</dc:date>
          </office:change-info>
          <table:deletions>
            <table:change-deletion table:id="ct218"/>
          </table:deletions>
        </table:deletion>
        <table:deletion table:id="ct220" table:type="column" table:position="0" table:table="2">
          <office:change-info>
            <dc:creator> </dc:creator>
            <dc:date>2021-06-01T04:25:28.402720736</dc:date>
          </office:change-info>
          <table:deletions>
            <table:change-deletion table:id="ct219"/>
          </table:deletions>
        </table:deletion>
        <table:deletion table:id="ct221" table:type="column" table:position="0" table:table="2">
          <office:change-info>
            <dc:creator> </dc:creator>
            <dc:date>2021-06-01T04:25:28.402726677</dc:date>
          </office:change-info>
          <table:deletions>
            <table:change-deletion table:id="ct220"/>
          </table:deletions>
        </table:deletion>
        <table:deletion table:id="ct222" table:type="column" table:position="0" table:table="2">
          <office:change-info>
            <dc:creator> </dc:creator>
            <dc:date>2021-06-01T04:25:28.402732930</dc:date>
          </office:change-info>
          <table:deletions>
            <table:change-deletion table:id="ct221"/>
          </table:deletions>
        </table:deletion>
        <table:deletion table:id="ct223" table:type="column" table:position="0" table:table="2">
          <office:change-info>
            <dc:creator> </dc:creator>
            <dc:date>2021-06-01T04:25:28.402739423</dc:date>
          </office:change-info>
          <table:deletions>
            <table:change-deletion table:id="ct222"/>
          </table:deletions>
        </table:deletion>
        <table:deletion table:id="ct224" table:type="column" table:position="0" table:table="2">
          <office:change-info>
            <dc:creator> </dc:creator>
            <dc:date>2021-06-01T04:25:28.402746006</dc:date>
          </office:change-info>
          <table:deletions>
            <table:change-deletion table:id="ct223"/>
          </table:deletions>
        </table:deletion>
        <table:deletion table:id="ct225" table:type="column" table:position="0" table:table="2">
          <office:change-info>
            <dc:creator> </dc:creator>
            <dc:date>2021-06-01T04:25:28.402752731</dc:date>
          </office:change-info>
          <table:deletions>
            <table:change-deletion table:id="ct224"/>
          </table:deletions>
        </table:deletion>
        <table:deletion table:id="ct226" table:type="column" table:position="0" table:table="2">
          <office:change-info>
            <dc:creator> </dc:creator>
            <dc:date>2021-06-01T04:25:28.402759085</dc:date>
          </office:change-info>
          <table:deletions>
            <table:change-deletion table:id="ct225"/>
          </table:deletions>
        </table:deletion>
        <table:deletion table:id="ct227" table:type="column" table:position="0" table:table="2">
          <office:change-info>
            <dc:creator> </dc:creator>
            <dc:date>2021-06-01T04:25:28.402765041</dc:date>
          </office:change-info>
          <table:deletions>
            <table:change-deletion table:id="ct226"/>
          </table:deletions>
        </table:deletion>
        <table:deletion table:id="ct228" table:type="column" table:position="0" table:table="2">
          <office:change-info>
            <dc:creator> </dc:creator>
            <dc:date>2021-06-01T04:25:28.402771124</dc:date>
          </office:change-info>
          <table:deletions>
            <table:change-deletion table:id="ct227"/>
          </table:deletions>
        </table:deletion>
        <table:deletion table:id="ct229" table:type="column" table:position="0" table:table="2">
          <office:change-info>
            <dc:creator> </dc:creator>
            <dc:date>2021-06-01T04:25:28.402777209</dc:date>
          </office:change-info>
          <table:deletions>
            <table:change-deletion table:id="ct228"/>
          </table:deletions>
        </table:deletion>
        <table:deletion table:id="ct230" table:type="column" table:position="0" table:table="2">
          <office:change-info>
            <dc:creator> </dc:creator>
            <dc:date>2021-06-01T04:25:28.402783115</dc:date>
          </office:change-info>
          <table:deletions>
            <table:change-deletion table:id="ct229"/>
          </table:deletions>
        </table:deletion>
        <table:deletion table:id="ct231" table:type="column" table:position="0" table:table="2">
          <office:change-info>
            <dc:creator> </dc:creator>
            <dc:date>2021-06-01T04:25:28.402789387</dc:date>
          </office:change-info>
          <table:deletions>
            <table:change-deletion table:id="ct230"/>
          </table:deletions>
        </table:deletion>
        <table:deletion table:id="ct232" table:type="column" table:position="0" table:table="2">
          <office:change-info>
            <dc:creator> </dc:creator>
            <dc:date>2021-06-01T04:25:28.402795558</dc:date>
          </office:change-info>
          <table:deletions>
            <table:change-deletion table:id="ct231"/>
          </table:deletions>
        </table:deletion>
        <table:deletion table:id="ct233" table:type="column" table:position="0" table:table="2">
          <office:change-info>
            <dc:creator> </dc:creator>
            <dc:date>2021-06-01T04:25:28.402801819</dc:date>
          </office:change-info>
          <table:deletions>
            <table:change-deletion table:id="ct232"/>
          </table:deletions>
        </table:deletion>
        <table:deletion table:id="ct234" table:type="column" table:position="0" table:table="2">
          <office:change-info>
            <dc:creator> </dc:creator>
            <dc:date>2021-06-01T04:25:28.402807888</dc:date>
          </office:change-info>
          <table:deletions>
            <table:change-deletion table:id="ct233"/>
          </table:deletions>
        </table:deletion>
        <table:deletion table:id="ct235" table:type="column" table:position="0" table:table="2">
          <office:change-info>
            <dc:creator> </dc:creator>
            <dc:date>2021-06-01T04:25:28.402813885</dc:date>
          </office:change-info>
          <table:deletions>
            <table:change-deletion table:id="ct234"/>
          </table:deletions>
        </table:deletion>
        <table:deletion table:id="ct236" table:type="column" table:position="0" table:table="2">
          <office:change-info>
            <dc:creator> </dc:creator>
            <dc:date>2021-06-01T04:25:28.402819988</dc:date>
          </office:change-info>
          <table:deletions>
            <table:change-deletion table:id="ct235"/>
          </table:deletions>
        </table:deletion>
        <table:deletion table:id="ct237" table:type="column" table:position="0" table:table="2">
          <office:change-info>
            <dc:creator> </dc:creator>
            <dc:date>2021-06-01T04:25:28.402826236</dc:date>
          </office:change-info>
          <table:deletions>
            <table:change-deletion table:id="ct236"/>
          </table:deletions>
        </table:deletion>
        <table:deletion table:id="ct238" table:type="column" table:position="0" table:table="2">
          <office:change-info>
            <dc:creator> </dc:creator>
            <dc:date>2021-06-01T04:25:28.402832374</dc:date>
          </office:change-info>
          <table:deletions>
            <table:change-deletion table:id="ct237"/>
          </table:deletions>
        </table:deletion>
        <table:deletion table:id="ct239" table:type="column" table:position="0" table:table="2">
          <office:change-info>
            <dc:creator> </dc:creator>
            <dc:date>2021-06-01T04:25:28.402838669</dc:date>
          </office:change-info>
          <table:deletions>
            <table:change-deletion table:id="ct238"/>
          </table:deletions>
        </table:deletion>
        <table:deletion table:id="ct240" table:type="column" table:position="0" table:table="2">
          <office:change-info>
            <dc:creator> </dc:creator>
            <dc:date>2021-06-01T04:25:28.402844843</dc:date>
          </office:change-info>
          <table:deletions>
            <table:change-deletion table:id="ct239"/>
          </table:deletions>
        </table:deletion>
        <table:deletion table:id="ct241" table:type="column" table:position="0" table:table="2">
          <office:change-info>
            <dc:creator> </dc:creator>
            <dc:date>2021-06-01T04:25:28.402851436</dc:date>
          </office:change-info>
          <table:deletions>
            <table:change-deletion table:id="ct240"/>
          </table:deletions>
        </table:deletion>
        <table:deletion table:id="ct242" table:type="column" table:position="0" table:table="2">
          <office:change-info>
            <dc:creator> </dc:creator>
            <dc:date>2021-06-01T04:25:28.402857883</dc:date>
          </office:change-info>
          <table:deletions>
            <table:change-deletion table:id="ct241"/>
          </table:deletions>
        </table:deletion>
        <table:deletion table:id="ct243" table:type="column" table:position="0" table:table="2">
          <office:change-info>
            <dc:creator> </dc:creator>
            <dc:date>2021-06-01T04:25:28.402864579</dc:date>
          </office:change-info>
          <table:deletions>
            <table:change-deletion table:id="ct242"/>
          </table:deletions>
        </table:deletion>
        <table:deletion table:id="ct244" table:type="column" table:position="0" table:table="2">
          <office:change-info>
            <dc:creator> </dc:creator>
            <dc:date>2021-06-01T04:25:28.402871042</dc:date>
          </office:change-info>
          <table:deletions>
            <table:change-deletion table:id="ct243"/>
          </table:deletions>
        </table:deletion>
        <table:deletion table:id="ct245" table:type="column" table:position="0" table:table="2">
          <office:change-info>
            <dc:creator> </dc:creator>
            <dc:date>2021-06-01T04:25:28.402877684</dc:date>
          </office:change-info>
          <table:deletions>
            <table:change-deletion table:id="ct244"/>
          </table:deletions>
        </table:deletion>
        <table:deletion table:id="ct246" table:type="column" table:position="0" table:table="2">
          <office:change-info>
            <dc:creator> </dc:creator>
            <dc:date>2021-06-01T04:25:28.402884224</dc:date>
          </office:change-info>
          <table:deletions>
            <table:change-deletion table:id="ct245"/>
          </table:deletions>
        </table:deletion>
        <table:deletion table:id="ct247" table:type="column" table:position="0" table:table="2">
          <office:change-info>
            <dc:creator> </dc:creator>
            <dc:date>2021-06-01T04:25:28.402891004</dc:date>
          </office:change-info>
          <table:deletions>
            <table:change-deletion table:id="ct246"/>
          </table:deletions>
        </table:deletion>
        <table:deletion table:id="ct248" table:type="column" table:position="0" table:table="2">
          <office:change-info>
            <dc:creator> </dc:creator>
            <dc:date>2021-06-01T04:25:28.402897560</dc:date>
          </office:change-info>
          <table:deletions>
            <table:change-deletion table:id="ct247"/>
          </table:deletions>
        </table:deletion>
        <table:deletion table:id="ct249" table:type="column" table:position="0" table:table="2">
          <office:change-info>
            <dc:creator> </dc:creator>
            <dc:date>2021-06-01T04:25:28.402904500</dc:date>
          </office:change-info>
          <table:deletions>
            <table:change-deletion table:id="ct248"/>
          </table:deletions>
        </table:deletion>
        <table:deletion table:id="ct250" table:type="column" table:position="0" table:table="2">
          <office:change-info>
            <dc:creator> </dc:creator>
            <dc:date>2021-06-01T04:25:28.402911115</dc:date>
          </office:change-info>
          <table:deletions>
            <table:change-deletion table:id="ct249"/>
          </table:deletions>
        </table:deletion>
        <table:deletion table:id="ct251" table:type="column" table:position="0" table:table="2">
          <office:change-info>
            <dc:creator> </dc:creator>
            <dc:date>2021-06-01T04:25:28.402917896</dc:date>
          </office:change-info>
          <table:deletions>
            <table:change-deletion table:id="ct250"/>
          </table:deletions>
        </table:deletion>
        <table:deletion table:id="ct252" table:type="column" table:position="0" table:table="2">
          <office:change-info>
            <dc:creator> </dc:creator>
            <dc:date>2021-06-01T04:25:28.402924543</dc:date>
          </office:change-info>
          <table:deletions>
            <table:change-deletion table:id="ct251"/>
          </table:deletions>
        </table:deletion>
        <table:deletion table:id="ct253" table:type="column" table:position="0" table:table="2">
          <office:change-info>
            <dc:creator> </dc:creator>
            <dc:date>2021-06-01T04:25:28.402931406</dc:date>
          </office:change-info>
          <table:deletions>
            <table:change-deletion table:id="ct252"/>
          </table:deletions>
        </table:deletion>
        <table:deletion table:id="ct254" table:type="column" table:position="0" table:table="2">
          <office:change-info>
            <dc:creator> </dc:creator>
            <dc:date>2021-06-01T04:25:28.402938105</dc:date>
          </office:change-info>
          <table:deletions>
            <table:change-deletion table:id="ct253"/>
          </table:deletions>
        </table:deletion>
        <table:deletion table:id="ct255" table:type="column" table:position="0" table:table="2">
          <office:change-info>
            <dc:creator> </dc:creator>
            <dc:date>2021-06-01T04:25:28.402944918</dc:date>
          </office:change-info>
          <table:deletions>
            <table:change-deletion table:id="ct254"/>
          </table:deletions>
        </table:deletion>
        <table:deletion table:id="ct256" table:type="column" table:position="0" table:table="2">
          <office:change-info>
            <dc:creator> </dc:creator>
            <dc:date>2021-06-01T04:25:28.402951623</dc:date>
          </office:change-info>
          <table:deletions>
            <table:change-deletion table:id="ct255"/>
          </table:deletions>
        </table:deletion>
        <table:deletion table:id="ct257" table:type="column" table:position="0" table:table="2">
          <office:change-info>
            <dc:creator> </dc:creator>
            <dc:date>2021-06-01T04:25:28.402958724</dc:date>
          </office:change-info>
          <table:deletions>
            <table:change-deletion table:id="ct256"/>
          </table:deletions>
        </table:deletion>
        <table:deletion table:id="ct258" table:type="column" table:position="0" table:table="2">
          <office:change-info>
            <dc:creator> </dc:creator>
            <dc:date>2021-06-01T04:25:28.402965454</dc:date>
          </office:change-info>
          <table:deletions>
            <table:change-deletion table:id="ct257"/>
          </table:deletions>
        </table:deletion>
        <table:deletion table:id="ct259" table:type="column" table:position="0" table:table="2">
          <office:change-info>
            <dc:creator> </dc:creator>
            <dc:date>2021-06-01T04:25:28.402972554</dc:date>
          </office:change-info>
          <table:deletions>
            <table:change-deletion table:id="ct258"/>
          </table:deletions>
        </table:deletion>
        <table:deletion table:id="ct260" table:type="column" table:position="0" table:table="2">
          <office:change-info>
            <dc:creator> </dc:creator>
            <dc:date>2021-06-01T04:25:28.402979317</dc:date>
          </office:change-info>
          <table:deletions>
            <table:change-deletion table:id="ct259"/>
          </table:deletions>
        </table:deletion>
        <table:deletion table:id="ct261" table:type="column" table:position="0" table:table="2">
          <office:change-info>
            <dc:creator> </dc:creator>
            <dc:date>2021-06-01T04:25:28.402986374</dc:date>
          </office:change-info>
          <table:deletions>
            <table:change-deletion table:id="ct260"/>
          </table:deletions>
        </table:deletion>
        <table:deletion table:id="ct262" table:type="column" table:position="0" table:table="2">
          <office:change-info>
            <dc:creator> </dc:creator>
            <dc:date>2021-06-01T04:25:28.402993194</dc:date>
          </office:change-info>
          <table:deletions>
            <table:change-deletion table:id="ct261"/>
          </table:deletions>
        </table:deletion>
        <table:deletion table:id="ct263" table:type="column" table:position="0" table:table="2">
          <office:change-info>
            <dc:creator> </dc:creator>
            <dc:date>2021-06-01T04:25:28.403000275</dc:date>
          </office:change-info>
          <table:deletions>
            <table:change-deletion table:id="ct262"/>
          </table:deletions>
        </table:deletion>
        <table:deletion table:id="ct264" table:type="column" table:position="0" table:table="2">
          <office:change-info>
            <dc:creator> </dc:creator>
            <dc:date>2021-06-01T04:25:28.403007071</dc:date>
          </office:change-info>
          <table:deletions>
            <table:change-deletion table:id="ct263"/>
          </table:deletions>
        </table:deletion>
        <table:deletion table:id="ct265" table:type="column" table:position="0" table:table="2">
          <office:change-info>
            <dc:creator> </dc:creator>
            <dc:date>2021-06-01T04:25:28.403014279</dc:date>
          </office:change-info>
          <table:deletions>
            <table:change-deletion table:id="ct264"/>
          </table:deletions>
        </table:deletion>
        <table:deletion table:id="ct266" table:type="column" table:position="0" table:table="2">
          <office:change-info>
            <dc:creator> </dc:creator>
            <dc:date>2021-06-01T04:25:28.403021137</dc:date>
          </office:change-info>
          <table:deletions>
            <table:change-deletion table:id="ct265"/>
          </table:deletions>
        </table:deletion>
        <table:deletion table:id="ct267" table:type="column" table:position="0" table:table="2">
          <office:change-info>
            <dc:creator> </dc:creator>
            <dc:date>2021-06-01T04:25:28.403028270</dc:date>
          </office:change-info>
          <table:deletions>
            <table:change-deletion table:id="ct266"/>
          </table:deletions>
        </table:deletion>
        <table:deletion table:id="ct268" table:type="column" table:position="0" table:table="2">
          <office:change-info>
            <dc:creator> </dc:creator>
            <dc:date>2021-06-01T04:25:28.403035202</dc:date>
          </office:change-info>
          <table:deletions>
            <table:change-deletion table:id="ct267"/>
          </table:deletions>
        </table:deletion>
        <table:deletion table:id="ct269" table:type="column" table:position="0" table:table="2">
          <office:change-info>
            <dc:creator> </dc:creator>
            <dc:date>2021-06-01T04:25:28.403042226</dc:date>
          </office:change-info>
          <table:deletions>
            <table:change-deletion table:id="ct268"/>
          </table:deletions>
        </table:deletion>
        <table:deletion table:id="ct270" table:type="column" table:position="0" table:table="2">
          <office:change-info>
            <dc:creator> </dc:creator>
            <dc:date>2021-06-01T04:25:28.403049311</dc:date>
          </office:change-info>
          <table:deletions>
            <table:change-deletion table:id="ct269"/>
          </table:deletions>
        </table:deletion>
        <table:deletion table:id="ct271" table:type="column" table:position="0" table:table="2">
          <office:change-info>
            <dc:creator> </dc:creator>
            <dc:date>2021-06-01T04:25:28.403056284</dc:date>
          </office:change-info>
          <table:deletions>
            <table:change-deletion table:id="ct270"/>
          </table:deletions>
        </table:deletion>
        <table:deletion table:id="ct272" table:type="column" table:position="0" table:table="2">
          <office:change-info>
            <dc:creator> </dc:creator>
            <dc:date>2021-06-01T04:25:28.403063281</dc:date>
          </office:change-info>
          <table:deletions>
            <table:change-deletion table:id="ct271"/>
          </table:deletions>
        </table:deletion>
        <table:deletion table:id="ct273" table:type="column" table:position="0" table:table="2">
          <office:change-info>
            <dc:creator> </dc:creator>
            <dc:date>2021-06-01T04:25:28.403070450</dc:date>
          </office:change-info>
          <table:deletions>
            <table:change-deletion table:id="ct272"/>
          </table:deletions>
        </table:deletion>
        <table:deletion table:id="ct274" table:type="column" table:position="0" table:table="2">
          <office:change-info>
            <dc:creator> </dc:creator>
            <dc:date>2021-06-01T04:25:28.403077532</dc:date>
          </office:change-info>
          <table:deletions>
            <table:change-deletion table:id="ct273"/>
          </table:deletions>
        </table:deletion>
        <table:deletion table:id="ct275" table:type="column" table:position="0" table:table="2">
          <office:change-info>
            <dc:creator> </dc:creator>
            <dc:date>2021-06-01T04:25:28.403084678</dc:date>
          </office:change-info>
          <table:deletions>
            <table:change-deletion table:id="ct274"/>
          </table:deletions>
        </table:deletion>
        <table:deletion table:id="ct276" table:type="column" table:position="0" table:table="2">
          <office:change-info>
            <dc:creator> </dc:creator>
            <dc:date>2021-06-01T04:25:28.403091699</dc:date>
          </office:change-info>
          <table:deletions>
            <table:change-deletion table:id="ct275"/>
          </table:deletions>
        </table:deletion>
        <table:deletion table:id="ct277" table:type="column" table:position="0" table:table="2">
          <office:change-info>
            <dc:creator> </dc:creator>
            <dc:date>2021-06-01T04:25:28.403098824</dc:date>
          </office:change-info>
          <table:deletions>
            <table:change-deletion table:id="ct276"/>
          </table:deletions>
        </table:deletion>
        <table:deletion table:id="ct278" table:type="column" table:position="0" table:table="2">
          <office:change-info>
            <dc:creator> </dc:creator>
            <dc:date>2021-06-01T04:25:28.403106057</dc:date>
          </office:change-info>
          <table:deletions>
            <table:change-deletion table:id="ct277"/>
          </table:deletions>
        </table:deletion>
        <table:deletion table:id="ct279" table:type="column" table:position="0" table:table="2">
          <office:change-info>
            <dc:creator> </dc:creator>
            <dc:date>2021-06-01T04:25:28.403113299</dc:date>
          </office:change-info>
          <table:deletions>
            <table:change-deletion table:id="ct278"/>
          </table:deletions>
        </table:deletion>
        <table:deletion table:id="ct280" table:type="column" table:position="0" table:table="2">
          <office:change-info>
            <dc:creator> </dc:creator>
            <dc:date>2021-06-01T04:25:28.403120355</dc:date>
          </office:change-info>
          <table:deletions>
            <table:change-deletion table:id="ct279"/>
          </table:deletions>
        </table:deletion>
        <table:deletion table:id="ct281" table:type="column" table:position="0" table:table="2">
          <office:change-info>
            <dc:creator> </dc:creator>
            <dc:date>2021-06-01T04:25:28.403127577</dc:date>
          </office:change-info>
          <table:deletions>
            <table:change-deletion table:id="ct280"/>
          </table:deletions>
        </table:deletion>
        <table:deletion table:id="ct282" table:type="column" table:position="0" table:table="2">
          <office:change-info>
            <dc:creator> </dc:creator>
            <dc:date>2021-06-01T04:25:28.403134649</dc:date>
          </office:change-info>
          <table:deletions>
            <table:change-deletion table:id="ct281"/>
          </table:deletions>
        </table:deletion>
        <table:deletion table:id="ct283" table:type="column" table:position="0" table:table="2">
          <office:change-info>
            <dc:creator> </dc:creator>
            <dc:date>2021-06-01T04:25:28.403141623</dc:date>
          </office:change-info>
          <table:deletions>
            <table:change-deletion table:id="ct282"/>
          </table:deletions>
        </table:deletion>
        <table:deletion table:id="ct284" table:type="column" table:position="0" table:table="2">
          <office:change-info>
            <dc:creator> </dc:creator>
            <dc:date>2021-06-01T04:25:28.403148940</dc:date>
          </office:change-info>
          <table:deletions>
            <table:change-deletion table:id="ct283"/>
          </table:deletions>
        </table:deletion>
        <table:deletion table:id="ct285" table:type="column" table:position="0" table:table="2">
          <office:change-info>
            <dc:creator> </dc:creator>
            <dc:date>2021-06-01T04:25:28.403156062</dc:date>
          </office:change-info>
          <table:deletions>
            <table:change-deletion table:id="ct284"/>
          </table:deletions>
        </table:deletion>
        <table:deletion table:id="ct286" table:type="column" table:position="0" table:table="2">
          <office:change-info>
            <dc:creator> </dc:creator>
            <dc:date>2021-06-01T04:25:28.403163154</dc:date>
          </office:change-info>
          <table:deletions>
            <table:change-deletion table:id="ct285"/>
          </table:deletions>
        </table:deletion>
        <table:deletion table:id="ct287" table:type="column" table:position="0" table:table="2">
          <office:change-info>
            <dc:creator> </dc:creator>
            <dc:date>2021-06-01T04:25:28.403170584</dc:date>
          </office:change-info>
          <table:deletions>
            <table:change-deletion table:id="ct286"/>
          </table:deletions>
        </table:deletion>
        <table:deletion table:id="ct288" table:type="column" table:position="0" table:table="2">
          <office:change-info>
            <dc:creator> </dc:creator>
            <dc:date>2021-06-01T04:25:28.403177818</dc:date>
          </office:change-info>
          <table:deletions>
            <table:change-deletion table:id="ct287"/>
          </table:deletions>
        </table:deletion>
        <table:deletion table:id="ct289" table:type="column" table:position="0" table:table="2">
          <office:change-info>
            <dc:creator> </dc:creator>
            <dc:date>2021-06-01T04:25:28.403184995</dc:date>
          </office:change-info>
          <table:deletions>
            <table:change-deletion table:id="ct288"/>
          </table:deletions>
        </table:deletion>
        <table:deletion table:id="ct290" table:type="column" table:position="0" table:table="2">
          <office:change-info>
            <dc:creator> </dc:creator>
            <dc:date>2021-06-01T04:25:28.403192226</dc:date>
          </office:change-info>
          <table:deletions>
            <table:change-deletion table:id="ct289"/>
          </table:deletions>
        </table:deletion>
        <table:deletion table:id="ct291" table:type="column" table:position="0" table:table="2">
          <office:change-info>
            <dc:creator> </dc:creator>
            <dc:date>2021-06-01T04:25:28.403199493</dc:date>
          </office:change-info>
          <table:deletions>
            <table:change-deletion table:id="ct290"/>
          </table:deletions>
        </table:deletion>
        <table:deletion table:id="ct292" table:type="column" table:position="0" table:table="2">
          <office:change-info>
            <dc:creator> </dc:creator>
            <dc:date>2021-06-01T04:25:28.403206676</dc:date>
          </office:change-info>
          <table:deletions>
            <table:change-deletion table:id="ct291"/>
          </table:deletions>
        </table:deletion>
        <table:deletion table:id="ct293" table:type="column" table:position="0" table:table="2">
          <office:change-info>
            <dc:creator> </dc:creator>
            <dc:date>2021-06-01T04:25:28.403213832</dc:date>
          </office:change-info>
          <table:deletions>
            <table:change-deletion table:id="ct292"/>
          </table:deletions>
        </table:deletion>
        <table:deletion table:id="ct294" table:type="column" table:position="0" table:table="2">
          <office:change-info>
            <dc:creator> </dc:creator>
            <dc:date>2021-06-01T04:25:28.403221181</dc:date>
          </office:change-info>
          <table:deletions>
            <table:change-deletion table:id="ct293"/>
          </table:deletions>
        </table:deletion>
        <table:deletion table:id="ct295" table:type="column" table:position="0" table:table="2">
          <office:change-info>
            <dc:creator> </dc:creator>
            <dc:date>2021-06-01T04:25:28.403228471</dc:date>
          </office:change-info>
          <table:deletions>
            <table:change-deletion table:id="ct294"/>
          </table:deletions>
        </table:deletion>
        <table:deletion table:id="ct296" table:type="column" table:position="0" table:table="2">
          <office:change-info>
            <dc:creator> </dc:creator>
            <dc:date>2021-06-01T04:25:28.403235677</dc:date>
          </office:change-info>
          <table:deletions>
            <table:change-deletion table:id="ct295"/>
          </table:deletions>
        </table:deletion>
        <table:deletion table:id="ct297" table:type="column" table:position="0" table:table="2">
          <office:change-info>
            <dc:creator> </dc:creator>
            <dc:date>2021-06-01T04:25:28.403242990</dc:date>
          </office:change-info>
          <table:deletions>
            <table:change-deletion table:id="ct296"/>
          </table:deletions>
        </table:deletion>
        <table:deletion table:id="ct298" table:type="column" table:position="0" table:table="2">
          <office:change-info>
            <dc:creator> </dc:creator>
            <dc:date>2021-06-01T04:25:28.403250194</dc:date>
          </office:change-info>
          <table:deletions>
            <table:change-deletion table:id="ct297"/>
          </table:deletions>
        </table:deletion>
        <table:deletion table:id="ct299" table:type="column" table:position="0" table:table="2">
          <office:change-info>
            <dc:creator> </dc:creator>
            <dc:date>2021-06-01T04:25:28.403257581</dc:date>
          </office:change-info>
          <table:deletions>
            <table:change-deletion table:id="ct298"/>
          </table:deletions>
        </table:deletion>
        <table:deletion table:id="ct300" table:type="column" table:position="0" table:table="2">
          <office:change-info>
            <dc:creator> </dc:creator>
            <dc:date>2021-06-01T04:25:28.403264868</dc:date>
          </office:change-info>
          <table:deletions>
            <table:change-deletion table:id="ct299"/>
          </table:deletions>
        </table:deletion>
        <table:deletion table:id="ct301" table:type="column" table:position="0" table:table="2">
          <office:change-info>
            <dc:creator> </dc:creator>
            <dc:date>2021-06-01T04:25:28.403272180</dc:date>
          </office:change-info>
          <table:deletions>
            <table:change-deletion table:id="ct300"/>
          </table:deletions>
        </table:deletion>
        <table:deletion table:id="ct302" table:type="column" table:position="0" table:table="2">
          <office:change-info>
            <dc:creator> </dc:creator>
            <dc:date>2021-06-01T04:25:28.403279613</dc:date>
          </office:change-info>
          <table:deletions>
            <table:change-deletion table:id="ct301"/>
          </table:deletions>
        </table:deletion>
        <table:deletion table:id="ct303" table:type="column" table:position="0" table:table="2">
          <office:change-info>
            <dc:creator> </dc:creator>
            <dc:date>2021-06-01T04:25:28.403287014</dc:date>
          </office:change-info>
          <table:deletions>
            <table:change-deletion table:id="ct302"/>
          </table:deletions>
        </table:deletion>
        <table:deletion table:id="ct304" table:type="column" table:position="0" table:table="2">
          <office:change-info>
            <dc:creator> </dc:creator>
            <dc:date>2021-06-01T04:25:28.403294412</dc:date>
          </office:change-info>
          <table:deletions>
            <table:change-deletion table:id="ct303"/>
          </table:deletions>
        </table:deletion>
        <table:deletion table:id="ct305" table:type="column" table:position="0" table:table="2">
          <office:change-info>
            <dc:creator> </dc:creator>
            <dc:date>2021-06-01T04:25:28.403301843</dc:date>
          </office:change-info>
          <table:deletions>
            <table:change-deletion table:id="ct304"/>
          </table:deletions>
        </table:deletion>
        <table:deletion table:id="ct306" table:type="column" table:position="0" table:table="2">
          <office:change-info>
            <dc:creator> </dc:creator>
            <dc:date>2021-06-01T04:25:28.403309155</dc:date>
          </office:change-info>
          <table:deletions>
            <table:change-deletion table:id="ct305"/>
          </table:deletions>
        </table:deletion>
        <table:deletion table:id="ct307" table:type="column" table:position="0" table:table="2">
          <office:change-info>
            <dc:creator> </dc:creator>
            <dc:date>2021-06-01T04:25:28.403316546</dc:date>
          </office:change-info>
          <table:deletions>
            <table:change-deletion table:id="ct306"/>
          </table:deletions>
        </table:deletion>
        <table:deletion table:id="ct308" table:type="column" table:position="0" table:table="2">
          <office:change-info>
            <dc:creator> </dc:creator>
            <dc:date>2021-06-01T04:25:28.403324007</dc:date>
          </office:change-info>
          <table:deletions>
            <table:change-deletion table:id="ct307"/>
          </table:deletions>
        </table:deletion>
        <table:deletion table:id="ct309" table:type="column" table:position="0" table:table="2">
          <office:change-info>
            <dc:creator> </dc:creator>
            <dc:date>2021-06-01T04:25:28.403331800</dc:date>
          </office:change-info>
          <table:deletions>
            <table:change-deletion table:id="ct308"/>
          </table:deletions>
        </table:deletion>
        <table:deletion table:id="ct310" table:type="column" table:position="0" table:table="2">
          <office:change-info>
            <dc:creator> </dc:creator>
            <dc:date>2021-06-01T04:25:28.403339374</dc:date>
          </office:change-info>
          <table:deletions>
            <table:change-deletion table:id="ct309"/>
          </table:deletions>
        </table:deletion>
        <table:deletion table:id="ct311" table:type="column" table:position="0" table:table="2">
          <office:change-info>
            <dc:creator> </dc:creator>
            <dc:date>2021-06-01T04:25:28.403347501</dc:date>
          </office:change-info>
          <table:deletions>
            <table:change-deletion table:id="ct310"/>
          </table:deletions>
        </table:deletion>
        <table:deletion table:id="ct312" table:type="column" table:position="0" table:table="2">
          <office:change-info>
            <dc:creator> </dc:creator>
            <dc:date>2021-06-01T04:25:28.403355047</dc:date>
          </office:change-info>
          <table:deletions>
            <table:change-deletion table:id="ct311"/>
          </table:deletions>
        </table:deletion>
        <table:deletion table:id="ct313" table:type="column" table:position="0" table:table="2">
          <office:change-info>
            <dc:creator> </dc:creator>
            <dc:date>2021-06-01T04:25:28.403362787</dc:date>
          </office:change-info>
          <table:deletions>
            <table:change-deletion table:id="ct312"/>
          </table:deletions>
        </table:deletion>
        <table:deletion table:id="ct314" table:type="column" table:position="0" table:table="2">
          <office:change-info>
            <dc:creator> </dc:creator>
            <dc:date>2021-06-01T04:25:28.403370302</dc:date>
          </office:change-info>
          <table:deletions>
            <table:change-deletion table:id="ct313"/>
          </table:deletions>
        </table:deletion>
        <table:deletion table:id="ct315" table:type="column" table:position="0" table:table="2">
          <office:change-info>
            <dc:creator> </dc:creator>
            <dc:date>2021-06-01T04:25:28.403378192</dc:date>
          </office:change-info>
          <table:deletions>
            <table:change-deletion table:id="ct314"/>
          </table:deletions>
        </table:deletion>
        <table:deletion table:id="ct316" table:type="column" table:position="0" table:table="2">
          <office:change-info>
            <dc:creator> </dc:creator>
            <dc:date>2021-06-01T04:25:28.403385995</dc:date>
          </office:change-info>
          <table:deletions>
            <table:change-deletion table:id="ct315"/>
          </table:deletions>
        </table:deletion>
        <table:deletion table:id="ct317" table:type="column" table:position="0" table:table="2">
          <office:change-info>
            <dc:creator> </dc:creator>
            <dc:date>2021-06-01T04:25:28.403393775</dc:date>
          </office:change-info>
          <table:deletions>
            <table:change-deletion table:id="ct316"/>
          </table:deletions>
        </table:deletion>
        <table:deletion table:id="ct318" table:type="column" table:position="0" table:table="2">
          <office:change-info>
            <dc:creator> </dc:creator>
            <dc:date>2021-06-01T04:25:28.403401355</dc:date>
          </office:change-info>
          <table:deletions>
            <table:change-deletion table:id="ct317"/>
          </table:deletions>
        </table:deletion>
        <table:deletion table:id="ct319" table:type="column" table:position="0" table:table="2">
          <office:change-info>
            <dc:creator> </dc:creator>
            <dc:date>2021-06-01T04:25:28.403409019</dc:date>
          </office:change-info>
          <table:deletions>
            <table:change-deletion table:id="ct318"/>
          </table:deletions>
        </table:deletion>
        <table:deletion table:id="ct320" table:type="column" table:position="0" table:table="2">
          <office:change-info>
            <dc:creator> </dc:creator>
            <dc:date>2021-06-01T04:25:28.403416622</dc:date>
          </office:change-info>
          <table:deletions>
            <table:change-deletion table:id="ct319"/>
          </table:deletions>
        </table:deletion>
        <table:deletion table:id="ct321" table:type="column" table:position="0" table:table="2">
          <office:change-info>
            <dc:creator> </dc:creator>
            <dc:date>2021-06-01T04:25:28.403424861</dc:date>
          </office:change-info>
          <table:deletions>
            <table:change-deletion table:id="ct320"/>
          </table:deletions>
        </table:deletion>
        <table:deletion table:id="ct322" table:type="column" table:position="0" table:table="2">
          <office:change-info>
            <dc:creator> </dc:creator>
            <dc:date>2021-06-01T04:25:28.403432564</dc:date>
          </office:change-info>
          <table:deletions>
            <table:change-deletion table:id="ct321"/>
          </table:deletions>
        </table:deletion>
        <table:deletion table:id="ct323" table:type="column" table:position="0" table:table="2">
          <office:change-info>
            <dc:creator> </dc:creator>
            <dc:date>2021-06-01T04:25:28.403440381</dc:date>
          </office:change-info>
          <table:deletions>
            <table:change-deletion table:id="ct322"/>
          </table:deletions>
        </table:deletion>
        <table:deletion table:id="ct324" table:type="column" table:position="0" table:table="2">
          <office:change-info>
            <dc:creator> </dc:creator>
            <dc:date>2021-06-01T04:25:28.403448135</dc:date>
          </office:change-info>
          <table:deletions>
            <table:change-deletion table:id="ct323"/>
          </table:deletions>
        </table:deletion>
        <table:deletion table:id="ct325" table:type="column" table:position="0" table:table="2">
          <office:change-info>
            <dc:creator> </dc:creator>
            <dc:date>2021-06-01T04:25:28.403455783</dc:date>
          </office:change-info>
          <table:deletions>
            <table:change-deletion table:id="ct324"/>
          </table:deletions>
        </table:deletion>
        <table:deletion table:id="ct326" table:type="column" table:position="0" table:table="2">
          <office:change-info>
            <dc:creator> </dc:creator>
            <dc:date>2021-06-01T04:25:28.403463540</dc:date>
          </office:change-info>
          <table:deletions>
            <table:change-deletion table:id="ct325"/>
          </table:deletions>
        </table:deletion>
        <table:deletion table:id="ct327" table:type="column" table:position="0" table:table="2">
          <office:change-info>
            <dc:creator> </dc:creator>
            <dc:date>2021-06-01T04:25:28.403471803</dc:date>
          </office:change-info>
          <table:deletions>
            <table:change-deletion table:id="ct326"/>
          </table:deletions>
        </table:deletion>
        <table:deletion table:id="ct328" table:type="column" table:position="0" table:table="2">
          <office:change-info>
            <dc:creator> </dc:creator>
            <dc:date>2021-06-01T04:25:28.403479604</dc:date>
          </office:change-info>
          <table:deletions>
            <table:change-deletion table:id="ct327"/>
          </table:deletions>
        </table:deletion>
        <table:deletion table:id="ct329" table:type="column" table:position="0" table:table="2">
          <office:change-info>
            <dc:creator> </dc:creator>
            <dc:date>2021-06-01T04:25:28.403487462</dc:date>
          </office:change-info>
          <table:deletions>
            <table:change-deletion table:id="ct328"/>
          </table:deletions>
        </table:deletion>
        <table:deletion table:id="ct330" table:type="column" table:position="0" table:table="2">
          <office:change-info>
            <dc:creator> </dc:creator>
            <dc:date>2021-06-01T04:25:28.403495155</dc:date>
          </office:change-info>
          <table:deletions>
            <table:change-deletion table:id="ct329"/>
          </table:deletions>
        </table:deletion>
        <table:deletion table:id="ct331" table:type="column" table:position="0" table:table="2">
          <office:change-info>
            <dc:creator> </dc:creator>
            <dc:date>2021-06-01T04:25:28.403502971</dc:date>
          </office:change-info>
          <table:deletions>
            <table:change-deletion table:id="ct330"/>
          </table:deletions>
        </table:deletion>
        <table:deletion table:id="ct332" table:type="column" table:position="0" table:table="2">
          <office:change-info>
            <dc:creator> </dc:creator>
            <dc:date>2021-06-01T04:25:28.403510744</dc:date>
          </office:change-info>
          <table:deletions>
            <table:change-deletion table:id="ct331"/>
          </table:deletions>
        </table:deletion>
        <table:deletion table:id="ct333" table:type="column" table:position="0" table:table="2">
          <office:change-info>
            <dc:creator> </dc:creator>
            <dc:date>2021-06-01T04:25:28.403518935</dc:date>
          </office:change-info>
          <table:deletions>
            <table:change-deletion table:id="ct332"/>
          </table:deletions>
        </table:deletion>
        <table:deletion table:id="ct334" table:type="column" table:position="0" table:table="2">
          <office:change-info>
            <dc:creator> </dc:creator>
            <dc:date>2021-06-01T04:25:28.403526669</dc:date>
          </office:change-info>
          <table:deletions>
            <table:change-deletion table:id="ct333"/>
          </table:deletions>
        </table:deletion>
        <table:deletion table:id="ct335" table:type="column" table:position="0" table:table="2">
          <office:change-info>
            <dc:creator> </dc:creator>
            <dc:date>2021-06-01T04:25:28.403534533</dc:date>
          </office:change-info>
          <table:deletions>
            <table:change-deletion table:id="ct334"/>
          </table:deletions>
        </table:deletion>
        <table:deletion table:id="ct336" table:type="column" table:position="0" table:table="2">
          <office:change-info>
            <dc:creator> </dc:creator>
            <dc:date>2021-06-01T04:25:28.403542306</dc:date>
          </office:change-info>
          <table:deletions>
            <table:change-deletion table:id="ct335"/>
          </table:deletions>
        </table:deletion>
        <table:deletion table:id="ct337" table:type="column" table:position="0" table:table="2">
          <office:change-info>
            <dc:creator> </dc:creator>
            <dc:date>2021-06-01T04:25:28.403550200</dc:date>
          </office:change-info>
          <table:deletions>
            <table:change-deletion table:id="ct336"/>
          </table:deletions>
        </table:deletion>
        <table:deletion table:id="ct338" table:type="column" table:position="0" table:table="2">
          <office:change-info>
            <dc:creator> </dc:creator>
            <dc:date>2021-06-01T04:25:28.403558018</dc:date>
          </office:change-info>
          <table:deletions>
            <table:change-deletion table:id="ct337"/>
          </table:deletions>
        </table:deletion>
        <table:deletion table:id="ct339" table:type="column" table:position="0" table:table="2">
          <office:change-info>
            <dc:creator> </dc:creator>
            <dc:date>2021-06-01T04:25:28.403566482</dc:date>
          </office:change-info>
          <table:deletions>
            <table:change-deletion table:id="ct338"/>
          </table:deletions>
        </table:deletion>
        <table:deletion table:id="ct340" table:type="column" table:position="0" table:table="2">
          <office:change-info>
            <dc:creator> </dc:creator>
            <dc:date>2021-06-01T04:25:28.403574426</dc:date>
          </office:change-info>
          <table:deletions>
            <table:change-deletion table:id="ct339"/>
          </table:deletions>
        </table:deletion>
        <table:deletion table:id="ct341" table:type="column" table:position="0" table:table="2">
          <office:change-info>
            <dc:creator> </dc:creator>
            <dc:date>2021-06-01T04:25:28.403582347</dc:date>
          </office:change-info>
          <table:deletions>
            <table:change-deletion table:id="ct340"/>
          </table:deletions>
        </table:deletion>
        <table:deletion table:id="ct342" table:type="column" table:position="0" table:table="2">
          <office:change-info>
            <dc:creator> </dc:creator>
            <dc:date>2021-06-01T04:25:28.403590175</dc:date>
          </office:change-info>
          <table:deletions>
            <table:change-deletion table:id="ct341"/>
          </table:deletions>
        </table:deletion>
        <table:deletion table:id="ct343" table:type="column" table:position="0" table:table="2">
          <office:change-info>
            <dc:creator> </dc:creator>
            <dc:date>2021-06-01T04:25:28.403598177</dc:date>
          </office:change-info>
          <table:deletions>
            <table:change-deletion table:id="ct342"/>
          </table:deletions>
        </table:deletion>
        <table:deletion table:id="ct344" table:type="column" table:position="0" table:table="2">
          <office:change-info>
            <dc:creator> </dc:creator>
            <dc:date>2021-06-01T04:25:28.403606077</dc:date>
          </office:change-info>
          <table:deletions>
            <table:change-deletion table:id="ct343"/>
          </table:deletions>
        </table:deletion>
        <table:deletion table:id="ct345" table:type="column" table:position="0" table:table="2">
          <office:change-info>
            <dc:creator> </dc:creator>
            <dc:date>2021-06-01T04:25:28.403614500</dc:date>
          </office:change-info>
          <table:deletions>
            <table:change-deletion table:id="ct344"/>
          </table:deletions>
        </table:deletion>
        <table:deletion table:id="ct346" table:type="column" table:position="0" table:table="2">
          <office:change-info>
            <dc:creator> </dc:creator>
            <dc:date>2021-06-01T04:25:28.403622486</dc:date>
          </office:change-info>
          <table:deletions>
            <table:change-deletion table:id="ct345"/>
          </table:deletions>
        </table:deletion>
        <table:deletion table:id="ct347" table:type="column" table:position="0" table:table="2">
          <office:change-info>
            <dc:creator> </dc:creator>
            <dc:date>2021-06-01T04:25:28.403630567</dc:date>
          </office:change-info>
          <table:deletions>
            <table:change-deletion table:id="ct346"/>
          </table:deletions>
        </table:deletion>
        <table:deletion table:id="ct348" table:type="column" table:position="0" table:table="2">
          <office:change-info>
            <dc:creator> </dc:creator>
            <dc:date>2021-06-01T04:25:28.403638528</dc:date>
          </office:change-info>
          <table:deletions>
            <table:change-deletion table:id="ct347"/>
          </table:deletions>
        </table:deletion>
        <table:deletion table:id="ct349" table:type="column" table:position="0" table:table="2">
          <office:change-info>
            <dc:creator> </dc:creator>
            <dc:date>2021-06-01T04:25:28.403646523</dc:date>
          </office:change-info>
          <table:deletions>
            <table:change-deletion table:id="ct348"/>
          </table:deletions>
        </table:deletion>
        <table:deletion table:id="ct350" table:type="column" table:position="0" table:table="2">
          <office:change-info>
            <dc:creator> </dc:creator>
            <dc:date>2021-06-01T04:25:28.403654674</dc:date>
          </office:change-info>
          <table:deletions>
            <table:change-deletion table:id="ct349"/>
          </table:deletions>
        </table:deletion>
        <table:deletion table:id="ct351" table:type="column" table:position="0" table:table="2">
          <office:change-info>
            <dc:creator> </dc:creator>
            <dc:date>2021-06-01T04:25:28.403662799</dc:date>
          </office:change-info>
          <table:deletions>
            <table:change-deletion table:id="ct350"/>
          </table:deletions>
        </table:deletion>
        <table:deletion table:id="ct352" table:type="column" table:position="0" table:table="2">
          <office:change-info>
            <dc:creator> </dc:creator>
            <dc:date>2021-06-01T04:25:28.403670954</dc:date>
          </office:change-info>
          <table:deletions>
            <table:change-deletion table:id="ct351"/>
          </table:deletions>
        </table:deletion>
        <table:deletion table:id="ct353" table:type="column" table:position="0" table:table="2">
          <office:change-info>
            <dc:creator> </dc:creator>
            <dc:date>2021-06-01T04:25:28.403679163</dc:date>
          </office:change-info>
          <table:deletions>
            <table:change-deletion table:id="ct352"/>
          </table:deletions>
        </table:deletion>
        <table:deletion table:id="ct354" table:type="column" table:position="0" table:table="2">
          <office:change-info>
            <dc:creator> </dc:creator>
            <dc:date>2021-06-01T04:25:28.403687287</dc:date>
          </office:change-info>
          <table:deletions>
            <table:change-deletion table:id="ct353"/>
          </table:deletions>
        </table:deletion>
        <table:deletion table:id="ct355" table:type="column" table:position="0" table:table="2">
          <office:change-info>
            <dc:creator> </dc:creator>
            <dc:date>2021-06-01T04:25:28.403695395</dc:date>
          </office:change-info>
          <table:deletions>
            <table:change-deletion table:id="ct354"/>
          </table:deletions>
        </table:deletion>
        <table:deletion table:id="ct356" table:type="column" table:position="0" table:table="2">
          <office:change-info>
            <dc:creator> </dc:creator>
            <dc:date>2021-06-01T04:25:28.403703867</dc:date>
          </office:change-info>
          <table:deletions>
            <table:change-deletion table:id="ct355"/>
          </table:deletions>
        </table:deletion>
        <table:deletion table:id="ct357" table:type="column" table:position="0" table:table="2">
          <office:change-info>
            <dc:creator> </dc:creator>
            <dc:date>2021-06-01T04:25:28.403712028</dc:date>
          </office:change-info>
          <table:deletions>
            <table:change-deletion table:id="ct356"/>
          </table:deletions>
        </table:deletion>
        <table:deletion table:id="ct358" table:type="column" table:position="0" table:table="2">
          <office:change-info>
            <dc:creator> </dc:creator>
            <dc:date>2021-06-01T04:25:28.403720099</dc:date>
          </office:change-info>
          <table:deletions>
            <table:change-deletion table:id="ct357"/>
          </table:deletions>
        </table:deletion>
        <table:deletion table:id="ct359" table:type="column" table:position="0" table:table="2">
          <office:change-info>
            <dc:creator> </dc:creator>
            <dc:date>2021-06-01T04:25:28.403728199</dc:date>
          </office:change-info>
          <table:deletions>
            <table:change-deletion table:id="ct358"/>
          </table:deletions>
        </table:deletion>
        <table:deletion table:id="ct360" table:type="column" table:position="0" table:table="2">
          <office:change-info>
            <dc:creator> </dc:creator>
            <dc:date>2021-06-01T04:25:28.403736324</dc:date>
          </office:change-info>
          <table:deletions>
            <table:change-deletion table:id="ct359"/>
          </table:deletions>
        </table:deletion>
        <table:deletion table:id="ct361" table:type="column" table:position="0" table:table="2">
          <office:change-info>
            <dc:creator> </dc:creator>
            <dc:date>2021-06-01T04:25:28.403744791</dc:date>
          </office:change-info>
          <table:deletions>
            <table:change-deletion table:id="ct360"/>
          </table:deletions>
        </table:deletion>
        <table:deletion table:id="ct362" table:type="column" table:position="0" table:table="2">
          <office:change-info>
            <dc:creator> </dc:creator>
            <dc:date>2021-06-01T04:25:28.403752953</dc:date>
          </office:change-info>
          <table:deletions>
            <table:change-deletion table:id="ct361"/>
          </table:deletions>
        </table:deletion>
        <table:deletion table:id="ct363" table:type="column" table:position="0" table:table="2">
          <office:change-info>
            <dc:creator> </dc:creator>
            <dc:date>2021-06-01T04:25:28.403761225</dc:date>
          </office:change-info>
          <table:deletions>
            <table:change-deletion table:id="ct362"/>
          </table:deletions>
        </table:deletion>
        <table:deletion table:id="ct364" table:type="column" table:position="0" table:table="2">
          <office:change-info>
            <dc:creator> </dc:creator>
            <dc:date>2021-06-01T04:25:28.403769404</dc:date>
          </office:change-info>
          <table:deletions>
            <table:change-deletion table:id="ct363"/>
          </table:deletions>
        </table:deletion>
        <table:deletion table:id="ct365" table:type="column" table:position="0" table:table="2">
          <office:change-info>
            <dc:creator> </dc:creator>
            <dc:date>2021-06-01T04:25:28.403777651</dc:date>
          </office:change-info>
          <table:deletions>
            <table:change-deletion table:id="ct364"/>
          </table:deletions>
        </table:deletion>
        <table:deletion table:id="ct366" table:type="column" table:position="0" table:table="2">
          <office:change-info>
            <dc:creator> </dc:creator>
            <dc:date>2021-06-01T04:25:28.403785853</dc:date>
          </office:change-info>
          <table:deletions>
            <table:change-deletion table:id="ct365"/>
          </table:deletions>
        </table:deletion>
        <table:deletion table:id="ct367" table:type="column" table:position="0" table:table="2">
          <office:change-info>
            <dc:creator> </dc:creator>
            <dc:date>2021-06-01T04:25:28.403794330</dc:date>
          </office:change-info>
          <table:deletions>
            <table:change-deletion table:id="ct366"/>
          </table:deletions>
        </table:deletion>
        <table:deletion table:id="ct368" table:type="column" table:position="0" table:table="2">
          <office:change-info>
            <dc:creator> </dc:creator>
            <dc:date>2021-06-01T04:25:28.403802699</dc:date>
          </office:change-info>
          <table:deletions>
            <table:change-deletion table:id="ct367"/>
          </table:deletions>
        </table:deletion>
        <table:deletion table:id="ct369" table:type="column" table:position="0" table:table="2">
          <office:change-info>
            <dc:creator> </dc:creator>
            <dc:date>2021-06-01T04:25:28.403811107</dc:date>
          </office:change-info>
          <table:deletions>
            <table:change-deletion table:id="ct368"/>
          </table:deletions>
        </table:deletion>
        <table:deletion table:id="ct370" table:type="column" table:position="0" table:table="2">
          <office:change-info>
            <dc:creator> </dc:creator>
            <dc:date>2021-06-01T04:25:28.403819454</dc:date>
          </office:change-info>
          <table:deletions>
            <table:change-deletion table:id="ct369"/>
          </table:deletions>
        </table:deletion>
        <table:deletion table:id="ct371" table:type="column" table:position="0" table:table="2">
          <office:change-info>
            <dc:creator> </dc:creator>
            <dc:date>2021-06-01T04:25:28.403827701</dc:date>
          </office:change-info>
          <table:deletions>
            <table:change-deletion table:id="ct370"/>
          </table:deletions>
        </table:deletion>
        <table:deletion table:id="ct372" table:type="column" table:position="0" table:table="2">
          <office:change-info>
            <dc:creator> </dc:creator>
            <dc:date>2021-06-01T04:25:28.403836165</dc:date>
          </office:change-info>
          <table:deletions>
            <table:change-deletion table:id="ct371"/>
          </table:deletions>
        </table:deletion>
        <table:deletion table:id="ct373" table:type="column" table:position="0" table:table="2">
          <office:change-info>
            <dc:creator> </dc:creator>
            <dc:date>2021-06-01T04:25:28.403844524</dc:date>
          </office:change-info>
          <table:deletions>
            <table:change-deletion table:id="ct372"/>
          </table:deletions>
        </table:deletion>
        <table:deletion table:id="ct374" table:type="column" table:position="0" table:table="2">
          <office:change-info>
            <dc:creator> </dc:creator>
            <dc:date>2021-06-01T04:25:28.403852803</dc:date>
          </office:change-info>
          <table:deletions>
            <table:change-deletion table:id="ct373"/>
          </table:deletions>
        </table:deletion>
        <table:deletion table:id="ct375" table:type="column" table:position="0" table:table="2">
          <office:change-info>
            <dc:creator> </dc:creator>
            <dc:date>2021-06-01T04:25:28.403861217</dc:date>
          </office:change-info>
          <table:deletions>
            <table:change-deletion table:id="ct374"/>
          </table:deletions>
        </table:deletion>
        <table:deletion table:id="ct376" table:type="column" table:position="0" table:table="2">
          <office:change-info>
            <dc:creator> </dc:creator>
            <dc:date>2021-06-01T04:25:28.403869567</dc:date>
          </office:change-info>
          <table:deletions>
            <table:change-deletion table:id="ct375"/>
          </table:deletions>
        </table:deletion>
        <table:deletion table:id="ct377" table:type="column" table:position="0" table:table="2">
          <office:change-info>
            <dc:creator> </dc:creator>
            <dc:date>2021-06-01T04:25:28.403878057</dc:date>
          </office:change-info>
          <table:deletions>
            <table:change-deletion table:id="ct376"/>
          </table:deletions>
        </table:deletion>
        <table:deletion table:id="ct378" table:type="column" table:position="0" table:table="2">
          <office:change-info>
            <dc:creator> </dc:creator>
            <dc:date>2021-06-01T04:25:28.403886769</dc:date>
          </office:change-info>
          <table:deletions>
            <table:change-deletion table:id="ct377"/>
          </table:deletions>
        </table:deletion>
        <table:deletion table:id="ct379" table:type="column" table:position="0" table:table="2">
          <office:change-info>
            <dc:creator> </dc:creator>
            <dc:date>2021-06-01T04:25:28.403895164</dc:date>
          </office:change-info>
          <table:deletions>
            <table:change-deletion table:id="ct378"/>
          </table:deletions>
        </table:deletion>
        <table:deletion table:id="ct380" table:type="column" table:position="0" table:table="2">
          <office:change-info>
            <dc:creator> </dc:creator>
            <dc:date>2021-06-01T04:25:28.403903440</dc:date>
          </office:change-info>
          <table:deletions>
            <table:change-deletion table:id="ct379"/>
          </table:deletions>
        </table:deletion>
        <table:deletion table:id="ct381" table:type="column" table:position="0" table:table="2">
          <office:change-info>
            <dc:creator> </dc:creator>
            <dc:date>2021-06-01T04:25:28.403911955</dc:date>
          </office:change-info>
          <table:deletions>
            <table:change-deletion table:id="ct380"/>
          </table:deletions>
        </table:deletion>
        <table:deletion table:id="ct382" table:type="column" table:position="0" table:table="2">
          <office:change-info>
            <dc:creator> </dc:creator>
            <dc:date>2021-06-01T04:25:28.403920397</dc:date>
          </office:change-info>
          <table:deletions>
            <table:change-deletion table:id="ct381"/>
          </table:deletions>
        </table:deletion>
        <table:deletion table:id="ct383" table:type="column" table:position="0" table:table="2">
          <office:change-info>
            <dc:creator> </dc:creator>
            <dc:date>2021-06-01T04:25:28.403929100</dc:date>
          </office:change-info>
          <table:deletions>
            <table:change-deletion table:id="ct382"/>
          </table:deletions>
        </table:deletion>
        <table:deletion table:id="ct384" table:type="column" table:position="0" table:table="2">
          <office:change-info>
            <dc:creator> </dc:creator>
            <dc:date>2021-06-01T04:25:28.403937533</dc:date>
          </office:change-info>
          <table:deletions>
            <table:change-deletion table:id="ct383"/>
          </table:deletions>
        </table:deletion>
        <table:deletion table:id="ct385" table:type="column" table:position="0" table:table="2">
          <office:change-info>
            <dc:creator> </dc:creator>
            <dc:date>2021-06-01T04:25:28.403946167</dc:date>
          </office:change-info>
          <table:deletions>
            <table:change-deletion table:id="ct384"/>
          </table:deletions>
        </table:deletion>
        <table:deletion table:id="ct386" table:type="column" table:position="0" table:table="2">
          <office:change-info>
            <dc:creator> </dc:creator>
            <dc:date>2021-06-01T04:25:28.403954615</dc:date>
          </office:change-info>
          <table:deletions>
            <table:change-deletion table:id="ct385"/>
          </table:deletions>
        </table:deletion>
        <table:deletion table:id="ct387" table:type="column" table:position="0" table:table="2">
          <office:change-info>
            <dc:creator> </dc:creator>
            <dc:date>2021-06-01T04:25:28.403963221</dc:date>
          </office:change-info>
          <table:deletions>
            <table:change-deletion table:id="ct386"/>
          </table:deletions>
        </table:deletion>
        <table:deletion table:id="ct388" table:type="column" table:position="0" table:table="2">
          <office:change-info>
            <dc:creator> </dc:creator>
            <dc:date>2021-06-01T04:25:28.403971822</dc:date>
          </office:change-info>
          <table:deletions>
            <table:change-deletion table:id="ct387"/>
          </table:deletions>
        </table:deletion>
        <table:deletion table:id="ct389" table:type="column" table:position="0" table:table="2">
          <office:change-info>
            <dc:creator> </dc:creator>
            <dc:date>2021-06-01T04:25:28.403980629</dc:date>
          </office:change-info>
          <table:deletions>
            <table:change-deletion table:id="ct388"/>
          </table:deletions>
        </table:deletion>
        <table:deletion table:id="ct390" table:type="column" table:position="0" table:table="2">
          <office:change-info>
            <dc:creator> </dc:creator>
            <dc:date>2021-06-01T04:25:28.403989285</dc:date>
          </office:change-info>
          <table:deletions>
            <table:change-deletion table:id="ct389"/>
          </table:deletions>
        </table:deletion>
        <table:deletion table:id="ct391" table:type="column" table:position="0" table:table="2">
          <office:change-info>
            <dc:creator> </dc:creator>
            <dc:date>2021-06-01T04:25:28.403998010</dc:date>
          </office:change-info>
          <table:deletions>
            <table:change-deletion table:id="ct390"/>
          </table:deletions>
        </table:deletion>
        <table:deletion table:id="ct392" table:type="column" table:position="0" table:table="2">
          <office:change-info>
            <dc:creator> </dc:creator>
            <dc:date>2021-06-01T04:25:28.404006704</dc:date>
          </office:change-info>
          <table:deletions>
            <table:change-deletion table:id="ct391"/>
          </table:deletions>
        </table:deletion>
        <table:deletion table:id="ct393" table:type="column" table:position="0" table:table="2">
          <office:change-info>
            <dc:creator> </dc:creator>
            <dc:date>2021-06-01T04:25:28.404015389</dc:date>
          </office:change-info>
          <table:deletions>
            <table:change-deletion table:id="ct392"/>
          </table:deletions>
        </table:deletion>
        <table:deletion table:id="ct394" table:type="column" table:position="0" table:table="2">
          <office:change-info>
            <dc:creator> </dc:creator>
            <dc:date>2021-06-01T04:25:28.404023979</dc:date>
          </office:change-info>
          <table:deletions>
            <table:change-deletion table:id="ct393"/>
          </table:deletions>
        </table:deletion>
        <table:deletion table:id="ct395" table:type="column" table:position="0" table:table="2">
          <office:change-info>
            <dc:creator> </dc:creator>
            <dc:date>2021-06-01T04:25:28.404032862</dc:date>
          </office:change-info>
          <table:deletions>
            <table:change-deletion table:id="ct394"/>
          </table:deletions>
        </table:deletion>
        <table:deletion table:id="ct396" table:type="column" table:position="0" table:table="2">
          <office:change-info>
            <dc:creator> </dc:creator>
            <dc:date>2021-06-01T04:25:28.404041384</dc:date>
          </office:change-info>
          <table:deletions>
            <table:change-deletion table:id="ct395"/>
          </table:deletions>
        </table:deletion>
        <table:deletion table:id="ct397" table:type="column" table:position="0" table:table="2">
          <office:change-info>
            <dc:creator> </dc:creator>
            <dc:date>2021-06-01T04:25:28.404049939</dc:date>
          </office:change-info>
          <table:deletions>
            <table:change-deletion table:id="ct396"/>
          </table:deletions>
        </table:deletion>
        <table:deletion table:id="ct398" table:type="column" table:position="0" table:table="2">
          <office:change-info>
            <dc:creator> </dc:creator>
            <dc:date>2021-06-01T04:25:28.404058597</dc:date>
          </office:change-info>
          <table:deletions>
            <table:change-deletion table:id="ct397"/>
          </table:deletions>
        </table:deletion>
        <table:deletion table:id="ct399" table:type="column" table:position="0" table:table="2">
          <office:change-info>
            <dc:creator> </dc:creator>
            <dc:date>2021-06-01T04:25:28.404067352</dc:date>
          </office:change-info>
          <table:deletions>
            <table:change-deletion table:id="ct398"/>
          </table:deletions>
        </table:deletion>
        <table:deletion table:id="ct400" table:type="column" table:position="0" table:table="2">
          <office:change-info>
            <dc:creator> </dc:creator>
            <dc:date>2021-06-01T04:25:28.404076127</dc:date>
          </office:change-info>
          <table:deletions>
            <table:change-deletion table:id="ct399"/>
          </table:deletions>
        </table:deletion>
        <table:deletion table:id="ct401" table:type="column" table:position="0" table:table="2">
          <office:change-info>
            <dc:creator> </dc:creator>
            <dc:date>2021-06-01T04:25:28.404084917</dc:date>
          </office:change-info>
          <table:deletions>
            <table:change-deletion table:id="ct400"/>
          </table:deletions>
        </table:deletion>
        <table:deletion table:id="ct402" table:type="column" table:position="0" table:table="2">
          <office:change-info>
            <dc:creator> </dc:creator>
            <dc:date>2021-06-01T04:25:28.404093618</dc:date>
          </office:change-info>
          <table:deletions>
            <table:change-deletion table:id="ct401"/>
          </table:deletions>
        </table:deletion>
        <table:deletion table:id="ct403" table:type="column" table:position="0" table:table="2">
          <office:change-info>
            <dc:creator> </dc:creator>
            <dc:date>2021-06-01T04:25:28.404102427</dc:date>
          </office:change-info>
          <table:deletions>
            <table:change-deletion table:id="ct402"/>
          </table:deletions>
        </table:deletion>
        <table:deletion table:id="ct404" table:type="column" table:position="0" table:table="2">
          <office:change-info>
            <dc:creator> </dc:creator>
            <dc:date>2021-06-01T04:25:28.404111134</dc:date>
          </office:change-info>
          <table:deletions>
            <table:change-deletion table:id="ct403"/>
          </table:deletions>
        </table:deletion>
        <table:deletion table:id="ct405" table:type="column" table:position="0" table:table="2">
          <office:change-info>
            <dc:creator> </dc:creator>
            <dc:date>2021-06-01T04:25:28.404119868</dc:date>
          </office:change-info>
          <table:deletions>
            <table:change-deletion table:id="ct404"/>
          </table:deletions>
        </table:deletion>
        <table:deletion table:id="ct406" table:type="column" table:position="0" table:table="2">
          <office:change-info>
            <dc:creator> </dc:creator>
            <dc:date>2021-06-01T04:25:28.404128965</dc:date>
          </office:change-info>
          <table:deletions>
            <table:change-deletion table:id="ct405"/>
          </table:deletions>
        </table:deletion>
        <table:deletion table:id="ct407" table:type="column" table:position="0" table:table="2">
          <office:change-info>
            <dc:creator> </dc:creator>
            <dc:date>2021-06-01T04:25:28.404137879</dc:date>
          </office:change-info>
          <table:deletions>
            <table:change-deletion table:id="ct406"/>
          </table:deletions>
        </table:deletion>
        <table:deletion table:id="ct408" table:type="column" table:position="0" table:table="2">
          <office:change-info>
            <dc:creator> </dc:creator>
            <dc:date>2021-06-01T04:25:28.404146546</dc:date>
          </office:change-info>
          <table:deletions>
            <table:change-deletion table:id="ct407"/>
          </table:deletions>
        </table:deletion>
        <table:deletion table:id="ct409" table:type="column" table:position="0" table:table="2">
          <office:change-info>
            <dc:creator> </dc:creator>
            <dc:date>2021-06-01T04:25:28.404155483</dc:date>
          </office:change-info>
          <table:deletions>
            <table:change-deletion table:id="ct408"/>
          </table:deletions>
        </table:deletion>
        <table:deletion table:id="ct410" table:type="column" table:position="0" table:table="2">
          <office:change-info>
            <dc:creator> </dc:creator>
            <dc:date>2021-06-01T04:25:28.404164299</dc:date>
          </office:change-info>
          <table:deletions>
            <table:change-deletion table:id="ct409"/>
          </table:deletions>
        </table:deletion>
        <table:deletion table:id="ct411" table:type="column" table:position="0" table:table="2">
          <office:change-info>
            <dc:creator> </dc:creator>
            <dc:date>2021-06-01T04:25:28.404173468</dc:date>
          </office:change-info>
          <table:deletions>
            <table:change-deletion table:id="ct410"/>
          </table:deletions>
        </table:deletion>
        <table:deletion table:id="ct412" table:type="column" table:position="0" table:table="2">
          <office:change-info>
            <dc:creator> </dc:creator>
            <dc:date>2021-06-01T04:25:28.404182281</dc:date>
          </office:change-info>
          <table:deletions>
            <table:change-deletion table:id="ct411"/>
          </table:deletions>
        </table:deletion>
        <table:deletion table:id="ct413" table:type="column" table:position="0" table:table="2">
          <office:change-info>
            <dc:creator> </dc:creator>
            <dc:date>2021-06-01T04:25:28.404191083</dc:date>
          </office:change-info>
          <table:deletions>
            <table:change-deletion table:id="ct412"/>
          </table:deletions>
        </table:deletion>
        <table:deletion table:id="ct414" table:type="column" table:position="0" table:table="2">
          <office:change-info>
            <dc:creator> </dc:creator>
            <dc:date>2021-06-01T04:25:28.404238360</dc:date>
          </office:change-info>
          <table:deletions>
            <table:change-deletion table:id="ct413"/>
          </table:deletions>
        </table:deletion>
        <table:deletion table:id="ct415" table:type="column" table:position="0" table:table="2">
          <office:change-info>
            <dc:creator> </dc:creator>
            <dc:date>2021-06-01T04:25:28.404247623</dc:date>
          </office:change-info>
          <table:deletions>
            <table:change-deletion table:id="ct414"/>
          </table:deletions>
        </table:deletion>
        <table:deletion table:id="ct416" table:type="column" table:position="0" table:table="2">
          <office:change-info>
            <dc:creator> </dc:creator>
            <dc:date>2021-06-01T04:25:28.404256531</dc:date>
          </office:change-info>
          <table:deletions>
            <table:change-deletion table:id="ct415"/>
          </table:deletions>
        </table:deletion>
        <table:deletion table:id="ct417" table:type="column" table:position="0" table:table="2">
          <office:change-info>
            <dc:creator> </dc:creator>
            <dc:date>2021-06-01T04:25:28.404266055</dc:date>
          </office:change-info>
          <table:deletions>
            <table:change-deletion table:id="ct416"/>
          </table:deletions>
        </table:deletion>
        <table:deletion table:id="ct418" table:type="column" table:position="0" table:table="2">
          <office:change-info>
            <dc:creator> </dc:creator>
            <dc:date>2021-06-01T04:25:28.404275014</dc:date>
          </office:change-info>
          <table:deletions>
            <table:change-deletion table:id="ct417"/>
          </table:deletions>
        </table:deletion>
        <table:deletion table:id="ct419" table:type="column" table:position="0" table:table="2">
          <office:change-info>
            <dc:creator> </dc:creator>
            <dc:date>2021-06-01T04:25:28.404284081</dc:date>
          </office:change-info>
          <table:deletions>
            <table:change-deletion table:id="ct418"/>
          </table:deletions>
        </table:deletion>
        <table:deletion table:id="ct420" table:type="column" table:position="0" table:table="2">
          <office:change-info>
            <dc:creator> </dc:creator>
            <dc:date>2021-06-01T04:25:28.404293366</dc:date>
          </office:change-info>
          <table:deletions>
            <table:change-deletion table:id="ct419"/>
          </table:deletions>
        </table:deletion>
        <table:deletion table:id="ct421" table:type="column" table:position="0" table:table="2">
          <office:change-info>
            <dc:creator> </dc:creator>
            <dc:date>2021-06-01T04:25:28.404302397</dc:date>
          </office:change-info>
          <table:deletions>
            <table:change-deletion table:id="ct420"/>
          </table:deletions>
        </table:deletion>
        <table:deletion table:id="ct422" table:type="column" table:position="0" table:table="2">
          <office:change-info>
            <dc:creator> </dc:creator>
            <dc:date>2021-06-01T04:25:28.404311549</dc:date>
          </office:change-info>
          <table:deletions>
            <table:change-deletion table:id="ct421"/>
          </table:deletions>
        </table:deletion>
        <table:deletion table:id="ct423" table:type="column" table:position="0" table:table="2">
          <office:change-info>
            <dc:creator> </dc:creator>
            <dc:date>2021-06-01T04:25:28.404320768</dc:date>
          </office:change-info>
          <table:deletions>
            <table:change-deletion table:id="ct422"/>
          </table:deletions>
        </table:deletion>
        <table:deletion table:id="ct424" table:type="column" table:position="0" table:table="2">
          <office:change-info>
            <dc:creator> </dc:creator>
            <dc:date>2021-06-01T04:25:28.404329981</dc:date>
          </office:change-info>
          <table:deletions>
            <table:change-deletion table:id="ct423"/>
          </table:deletions>
        </table:deletion>
        <table:deletion table:id="ct425" table:type="column" table:position="0" table:table="2">
          <office:change-info>
            <dc:creator> </dc:creator>
            <dc:date>2021-06-01T04:25:28.404339158</dc:date>
          </office:change-info>
          <table:deletions>
            <table:change-deletion table:id="ct424"/>
          </table:deletions>
        </table:deletion>
        <table:deletion table:id="ct426" table:type="column" table:position="0" table:table="2">
          <office:change-info>
            <dc:creator> </dc:creator>
            <dc:date>2021-06-01T04:25:28.404348158</dc:date>
          </office:change-info>
          <table:deletions>
            <table:change-deletion table:id="ct425"/>
          </table:deletions>
        </table:deletion>
        <table:deletion table:id="ct427" table:type="column" table:position="0" table:table="2">
          <office:change-info>
            <dc:creator> </dc:creator>
            <dc:date>2021-06-01T04:25:28.404357236</dc:date>
          </office:change-info>
          <table:deletions>
            <table:change-deletion table:id="ct426"/>
          </table:deletions>
        </table:deletion>
        <table:deletion table:id="ct428" table:type="column" table:position="0" table:table="2">
          <office:change-info>
            <dc:creator> </dc:creator>
            <dc:date>2021-06-01T04:25:28.404366593</dc:date>
          </office:change-info>
          <table:deletions>
            <table:change-deletion table:id="ct427"/>
          </table:deletions>
        </table:deletion>
        <table:deletion table:id="ct429" table:type="column" table:position="0" table:table="2">
          <office:change-info>
            <dc:creator> </dc:creator>
            <dc:date>2021-06-01T04:25:28.404375882</dc:date>
          </office:change-info>
          <table:deletions>
            <table:change-deletion table:id="ct428"/>
          </table:deletions>
        </table:deletion>
        <table:deletion table:id="ct430" table:type="column" table:position="0" table:table="2">
          <office:change-info>
            <dc:creator> </dc:creator>
            <dc:date>2021-06-01T04:25:28.404384862</dc:date>
          </office:change-info>
          <table:deletions>
            <table:change-deletion table:id="ct429"/>
          </table:deletions>
        </table:deletion>
        <table:deletion table:id="ct431" table:type="column" table:position="0" table:table="2">
          <office:change-info>
            <dc:creator> </dc:creator>
            <dc:date>2021-06-01T04:25:28.404393917</dc:date>
          </office:change-info>
          <table:deletions>
            <table:change-deletion table:id="ct430"/>
          </table:deletions>
        </table:deletion>
        <table:deletion table:id="ct432" table:type="column" table:position="0" table:table="2">
          <office:change-info>
            <dc:creator> </dc:creator>
            <dc:date>2021-06-01T04:25:28.404402917</dc:date>
          </office:change-info>
          <table:deletions>
            <table:change-deletion table:id="ct431"/>
          </table:deletions>
        </table:deletion>
        <table:deletion table:id="ct433" table:type="column" table:position="0" table:table="2">
          <office:change-info>
            <dc:creator> </dc:creator>
            <dc:date>2021-06-01T04:25:28.404412539</dc:date>
          </office:change-info>
          <table:deletions>
            <table:change-deletion table:id="ct432"/>
          </table:deletions>
        </table:deletion>
        <table:deletion table:id="ct434" table:type="column" table:position="0" table:table="2">
          <office:change-info>
            <dc:creator> </dc:creator>
            <dc:date>2021-06-01T04:25:28.404421719</dc:date>
          </office:change-info>
          <table:deletions>
            <table:change-deletion table:id="ct433"/>
          </table:deletions>
        </table:deletion>
        <table:deletion table:id="ct435" table:type="column" table:position="0" table:table="2">
          <office:change-info>
            <dc:creator> </dc:creator>
            <dc:date>2021-06-01T04:25:28.404430919</dc:date>
          </office:change-info>
          <table:deletions>
            <table:change-deletion table:id="ct434"/>
          </table:deletions>
        </table:deletion>
        <table:deletion table:id="ct436" table:type="column" table:position="0" table:table="2">
          <office:change-info>
            <dc:creator> </dc:creator>
            <dc:date>2021-06-01T04:25:28.404439928</dc:date>
          </office:change-info>
          <table:deletions>
            <table:change-deletion table:id="ct435"/>
          </table:deletions>
        </table:deletion>
        <table:deletion table:id="ct437" table:type="column" table:position="0" table:table="2">
          <office:change-info>
            <dc:creator> </dc:creator>
            <dc:date>2021-06-01T04:25:28.404449136</dc:date>
          </office:change-info>
          <table:deletions>
            <table:change-deletion table:id="ct436"/>
          </table:deletions>
        </table:deletion>
        <table:deletion table:id="ct438" table:type="column" table:position="0" table:table="2">
          <office:change-info>
            <dc:creator> </dc:creator>
            <dc:date>2021-06-01T04:25:28.404458298</dc:date>
          </office:change-info>
          <table:deletions>
            <table:change-deletion table:id="ct437"/>
          </table:deletions>
        </table:deletion>
        <table:deletion table:id="ct439" table:type="column" table:position="0" table:table="2">
          <office:change-info>
            <dc:creator> </dc:creator>
            <dc:date>2021-06-01T04:25:28.404467851</dc:date>
          </office:change-info>
          <table:deletions>
            <table:change-deletion table:id="ct438"/>
          </table:deletions>
        </table:deletion>
        <table:deletion table:id="ct440" table:type="column" table:position="0" table:table="2">
          <office:change-info>
            <dc:creator> </dc:creator>
            <dc:date>2021-06-01T04:25:28.404477190</dc:date>
          </office:change-info>
          <table:deletions>
            <table:change-deletion table:id="ct439"/>
          </table:deletions>
        </table:deletion>
        <table:deletion table:id="ct441" table:type="column" table:position="0" table:table="2">
          <office:change-info>
            <dc:creator> </dc:creator>
            <dc:date>2021-06-01T04:25:28.404487509</dc:date>
          </office:change-info>
          <table:deletions>
            <table:change-deletion table:id="ct440"/>
          </table:deletions>
        </table:deletion>
        <table:deletion table:id="ct442" table:type="column" table:position="0" table:table="2">
          <office:change-info>
            <dc:creator> </dc:creator>
            <dc:date>2021-06-01T04:25:28.404496675</dc:date>
          </office:change-info>
          <table:deletions>
            <table:change-deletion table:id="ct441"/>
          </table:deletions>
        </table:deletion>
        <table:deletion table:id="ct443" table:type="column" table:position="0" table:table="2">
          <office:change-info>
            <dc:creator> </dc:creator>
            <dc:date>2021-06-01T04:25:28.404505913</dc:date>
          </office:change-info>
          <table:deletions>
            <table:change-deletion table:id="ct442"/>
          </table:deletions>
        </table:deletion>
        <table:deletion table:id="ct444" table:type="column" table:position="0" table:table="2">
          <office:change-info>
            <dc:creator> </dc:creator>
            <dc:date>2021-06-01T04:25:28.404515053</dc:date>
          </office:change-info>
          <table:deletions>
            <table:change-deletion table:id="ct443"/>
          </table:deletions>
        </table:deletion>
        <table:deletion table:id="ct445" table:type="column" table:position="0" table:table="2">
          <office:change-info>
            <dc:creator> </dc:creator>
            <dc:date>2021-06-01T04:25:28.404524643</dc:date>
          </office:change-info>
          <table:deletions>
            <table:change-deletion table:id="ct444"/>
          </table:deletions>
        </table:deletion>
        <table:deletion table:id="ct446" table:type="column" table:position="0" table:table="2">
          <office:change-info>
            <dc:creator> </dc:creator>
            <dc:date>2021-06-01T04:25:28.404533944</dc:date>
          </office:change-info>
          <table:deletions>
            <table:change-deletion table:id="ct445"/>
          </table:deletions>
        </table:deletion>
        <table:deletion table:id="ct447" table:type="column" table:position="0" table:table="2">
          <office:change-info>
            <dc:creator> </dc:creator>
            <dc:date>2021-06-01T04:25:28.404543452</dc:date>
          </office:change-info>
          <table:deletions>
            <table:change-deletion table:id="ct446"/>
          </table:deletions>
        </table:deletion>
        <table:deletion table:id="ct448" table:type="column" table:position="0" table:table="2">
          <office:change-info>
            <dc:creator> </dc:creator>
            <dc:date>2021-06-01T04:25:28.404553054</dc:date>
          </office:change-info>
          <table:deletions>
            <table:change-deletion table:id="ct447"/>
          </table:deletions>
        </table:deletion>
        <table:deletion table:id="ct449" table:type="column" table:position="0" table:table="2">
          <office:change-info>
            <dc:creator> </dc:creator>
            <dc:date>2021-06-01T04:25:28.404562440</dc:date>
          </office:change-info>
          <table:deletions>
            <table:change-deletion table:id="ct448"/>
          </table:deletions>
        </table:deletion>
        <table:deletion table:id="ct450" table:type="column" table:position="0" table:table="2">
          <office:change-info>
            <dc:creator> </dc:creator>
            <dc:date>2021-06-01T04:25:28.404572016</dc:date>
          </office:change-info>
          <table:deletions>
            <table:change-deletion table:id="ct449"/>
          </table:deletions>
        </table:deletion>
        <table:deletion table:id="ct451" table:type="column" table:position="0" table:table="2">
          <office:change-info>
            <dc:creator> </dc:creator>
            <dc:date>2021-06-01T04:25:28.404581613</dc:date>
          </office:change-info>
          <table:deletions>
            <table:change-deletion table:id="ct450"/>
          </table:deletions>
        </table:deletion>
        <table:deletion table:id="ct452" table:type="column" table:position="0" table:table="2">
          <office:change-info>
            <dc:creator> </dc:creator>
            <dc:date>2021-06-01T04:25:28.404591347</dc:date>
          </office:change-info>
          <table:deletions>
            <table:change-deletion table:id="ct451"/>
          </table:deletions>
        </table:deletion>
        <table:deletion table:id="ct453" table:type="column" table:position="0" table:table="2">
          <office:change-info>
            <dc:creator> </dc:creator>
            <dc:date>2021-06-01T04:25:28.404600758</dc:date>
          </office:change-info>
          <table:deletions>
            <table:change-deletion table:id="ct452"/>
          </table:deletions>
        </table:deletion>
        <table:deletion table:id="ct454" table:type="column" table:position="0" table:table="2">
          <office:change-info>
            <dc:creator> </dc:creator>
            <dc:date>2021-06-01T04:25:28.404610151</dc:date>
          </office:change-info>
          <table:deletions>
            <table:change-deletion table:id="ct453"/>
          </table:deletions>
        </table:deletion>
        <table:deletion table:id="ct455" table:type="column" table:position="0" table:table="2">
          <office:change-info>
            <dc:creator> </dc:creator>
            <dc:date>2021-06-01T04:25:28.404619547</dc:date>
          </office:change-info>
          <table:deletions>
            <table:change-deletion table:id="ct454"/>
          </table:deletions>
        </table:deletion>
        <table:deletion table:id="ct456" table:type="column" table:position="0" table:table="2">
          <office:change-info>
            <dc:creator> </dc:creator>
            <dc:date>2021-06-01T04:25:28.404629420</dc:date>
          </office:change-info>
          <table:deletions>
            <table:change-deletion table:id="ct455"/>
          </table:deletions>
        </table:deletion>
        <table:deletion table:id="ct457" table:type="column" table:position="0" table:table="2">
          <office:change-info>
            <dc:creator> </dc:creator>
            <dc:date>2021-06-01T04:25:28.404638985</dc:date>
          </office:change-info>
          <table:deletions>
            <table:change-deletion table:id="ct456"/>
          </table:deletions>
        </table:deletion>
        <table:deletion table:id="ct458" table:type="column" table:position="0" table:table="2">
          <office:change-info>
            <dc:creator> </dc:creator>
            <dc:date>2021-06-01T04:25:28.404648324</dc:date>
          </office:change-info>
          <table:deletions>
            <table:change-deletion table:id="ct457"/>
          </table:deletions>
        </table:deletion>
        <table:deletion table:id="ct459" table:type="column" table:position="0" table:table="2">
          <office:change-info>
            <dc:creator> </dc:creator>
            <dc:date>2021-06-01T04:25:28.404657721</dc:date>
          </office:change-info>
          <table:deletions>
            <table:change-deletion table:id="ct458"/>
          </table:deletions>
        </table:deletion>
        <table:deletion table:id="ct460" table:type="column" table:position="0" table:table="2">
          <office:change-info>
            <dc:creator> </dc:creator>
            <dc:date>2021-06-01T04:25:28.404667071</dc:date>
          </office:change-info>
          <table:deletions>
            <table:change-deletion table:id="ct459"/>
          </table:deletions>
        </table:deletion>
        <table:deletion table:id="ct461" table:type="column" table:position="0" table:table="2">
          <office:change-info>
            <dc:creator> </dc:creator>
            <dc:date>2021-06-01T04:25:28.404676785</dc:date>
          </office:change-info>
          <table:deletions>
            <table:change-deletion table:id="ct460"/>
          </table:deletions>
        </table:deletion>
        <table:deletion table:id="ct462" table:type="column" table:position="0" table:table="2">
          <office:change-info>
            <dc:creator> </dc:creator>
            <dc:date>2021-06-01T04:25:28.404686289</dc:date>
          </office:change-info>
          <table:deletions>
            <table:change-deletion table:id="ct461"/>
          </table:deletions>
        </table:deletion>
        <table:deletion table:id="ct463" table:type="column" table:position="0" table:table="2">
          <office:change-info>
            <dc:creator> </dc:creator>
            <dc:date>2021-06-01T04:25:28.404695804</dc:date>
          </office:change-info>
          <table:deletions>
            <table:change-deletion table:id="ct462"/>
          </table:deletions>
        </table:deletion>
        <table:deletion table:id="ct464" table:type="column" table:position="0" table:table="2">
          <office:change-info>
            <dc:creator> </dc:creator>
            <dc:date>2021-06-01T04:25:28.404705371</dc:date>
          </office:change-info>
          <table:deletions>
            <table:change-deletion table:id="ct463"/>
          </table:deletions>
        </table:deletion>
        <table:deletion table:id="ct465" table:type="column" table:position="0" table:table="2">
          <office:change-info>
            <dc:creator> </dc:creator>
            <dc:date>2021-06-01T04:25:28.404715033</dc:date>
          </office:change-info>
          <table:deletions>
            <table:change-deletion table:id="ct464"/>
          </table:deletions>
        </table:deletion>
        <table:deletion table:id="ct466" table:type="column" table:position="0" table:table="2">
          <office:change-info>
            <dc:creator> </dc:creator>
            <dc:date>2021-06-01T04:25:28.404724504</dc:date>
          </office:change-info>
          <table:deletions>
            <table:change-deletion table:id="ct465"/>
          </table:deletions>
        </table:deletion>
        <table:deletion table:id="ct467" table:type="column" table:position="0" table:table="2">
          <office:change-info>
            <dc:creator> </dc:creator>
            <dc:date>2021-06-01T04:25:28.404734361</dc:date>
          </office:change-info>
          <table:deletions>
            <table:change-deletion table:id="ct466"/>
          </table:deletions>
        </table:deletion>
        <table:deletion table:id="ct468" table:type="column" table:position="0" table:table="2">
          <office:change-info>
            <dc:creator> </dc:creator>
            <dc:date>2021-06-01T04:25:28.404743836</dc:date>
          </office:change-info>
          <table:deletions>
            <table:change-deletion table:id="ct467"/>
          </table:deletions>
        </table:deletion>
        <table:deletion table:id="ct469" table:type="column" table:position="0" table:table="2">
          <office:change-info>
            <dc:creator> </dc:creator>
            <dc:date>2021-06-01T04:25:28.404753366</dc:date>
          </office:change-info>
          <table:deletions>
            <table:change-deletion table:id="ct468"/>
          </table:deletions>
        </table:deletion>
        <table:deletion table:id="ct470" table:type="column" table:position="0" table:table="2">
          <office:change-info>
            <dc:creator> </dc:creator>
            <dc:date>2021-06-01T04:25:28.404762878</dc:date>
          </office:change-info>
          <table:deletions>
            <table:change-deletion table:id="ct469"/>
          </table:deletions>
        </table:deletion>
        <table:deletion table:id="ct471" table:type="column" table:position="0" table:table="2">
          <office:change-info>
            <dc:creator> </dc:creator>
            <dc:date>2021-06-01T04:25:28.404772550</dc:date>
          </office:change-info>
          <table:deletions>
            <table:change-deletion table:id="ct470"/>
          </table:deletions>
        </table:deletion>
        <table:deletion table:id="ct472" table:type="column" table:position="0" table:table="2">
          <office:change-info>
            <dc:creator> </dc:creator>
            <dc:date>2021-06-01T04:25:28.404782365</dc:date>
          </office:change-info>
          <table:deletions>
            <table:change-deletion table:id="ct471"/>
          </table:deletions>
        </table:deletion>
        <table:deletion table:id="ct473" table:type="column" table:position="0" table:table="2">
          <office:change-info>
            <dc:creator> </dc:creator>
            <dc:date>2021-06-01T04:25:28.404792179</dc:date>
          </office:change-info>
          <table:deletions>
            <table:change-deletion table:id="ct472"/>
          </table:deletions>
        </table:deletion>
        <table:deletion table:id="ct474" table:type="column" table:position="0" table:table="2">
          <office:change-info>
            <dc:creator> </dc:creator>
            <dc:date>2021-06-01T04:25:28.404801848</dc:date>
          </office:change-info>
          <table:deletions>
            <table:change-deletion table:id="ct473"/>
          </table:deletions>
        </table:deletion>
        <table:deletion table:id="ct475" table:type="column" table:position="0" table:table="2">
          <office:change-info>
            <dc:creator> </dc:creator>
            <dc:date>2021-06-01T04:25:28.404811507</dc:date>
          </office:change-info>
          <table:deletions>
            <table:change-deletion table:id="ct474"/>
          </table:deletions>
        </table:deletion>
        <table:deletion table:id="ct476" table:type="column" table:position="0" table:table="2">
          <office:change-info>
            <dc:creator> </dc:creator>
            <dc:date>2021-06-01T04:25:28.404821192</dc:date>
          </office:change-info>
          <table:deletions>
            <table:change-deletion table:id="ct475"/>
          </table:deletions>
        </table:deletion>
        <table:deletion table:id="ct477" table:type="column" table:position="0" table:table="2">
          <office:change-info>
            <dc:creator> </dc:creator>
            <dc:date>2021-06-01T04:25:28.404830881</dc:date>
          </office:change-info>
          <table:deletions>
            <table:change-deletion table:id="ct476"/>
          </table:deletions>
        </table:deletion>
        <table:deletion table:id="ct478" table:type="column" table:position="0" table:table="2">
          <office:change-info>
            <dc:creator> </dc:creator>
            <dc:date>2021-06-01T04:25:28.404840825</dc:date>
          </office:change-info>
          <table:deletions>
            <table:change-deletion table:id="ct477"/>
          </table:deletions>
        </table:deletion>
        <table:deletion table:id="ct479" table:type="column" table:position="0" table:table="2">
          <office:change-info>
            <dc:creator> </dc:creator>
            <dc:date>2021-06-01T04:25:28.404850508</dc:date>
          </office:change-info>
          <table:deletions>
            <table:change-deletion table:id="ct478"/>
          </table:deletions>
        </table:deletion>
        <table:deletion table:id="ct480" table:type="column" table:position="0" table:table="2">
          <office:change-info>
            <dc:creator> </dc:creator>
            <dc:date>2021-06-01T04:25:28.404860071</dc:date>
          </office:change-info>
          <table:deletions>
            <table:change-deletion table:id="ct479"/>
          </table:deletions>
        </table:deletion>
        <table:deletion table:id="ct481" table:type="column" table:position="0" table:table="2">
          <office:change-info>
            <dc:creator> </dc:creator>
            <dc:date>2021-06-01T04:25:28.404869936</dc:date>
          </office:change-info>
          <table:deletions>
            <table:change-deletion table:id="ct480"/>
          </table:deletions>
        </table:deletion>
        <table:deletion table:id="ct482" table:type="column" table:position="0" table:table="2">
          <office:change-info>
            <dc:creator> </dc:creator>
            <dc:date>2021-06-01T04:25:28.404879767</dc:date>
          </office:change-info>
          <table:deletions>
            <table:change-deletion table:id="ct481"/>
          </table:deletions>
        </table:deletion>
        <table:deletion table:id="ct483" table:type="column" table:position="0" table:table="2">
          <office:change-info>
            <dc:creator> </dc:creator>
            <dc:date>2021-06-01T04:25:28.404889729</dc:date>
          </office:change-info>
          <table:deletions>
            <table:change-deletion table:id="ct482"/>
          </table:deletions>
        </table:deletion>
        <table:deletion table:id="ct484" table:type="column" table:position="0" table:table="2">
          <office:change-info>
            <dc:creator> </dc:creator>
            <dc:date>2021-06-01T04:25:28.404899493</dc:date>
          </office:change-info>
          <table:deletions>
            <table:change-deletion table:id="ct483"/>
          </table:deletions>
        </table:deletion>
        <table:deletion table:id="ct485" table:type="column" table:position="0" table:table="2">
          <office:change-info>
            <dc:creator> </dc:creator>
            <dc:date>2021-06-01T04:25:28.404909541</dc:date>
          </office:change-info>
          <table:deletions>
            <table:change-deletion table:id="ct484"/>
          </table:deletions>
        </table:deletion>
        <table:deletion table:id="ct486" table:type="column" table:position="0" table:table="2">
          <office:change-info>
            <dc:creator> </dc:creator>
            <dc:date>2021-06-01T04:25:28.404919196</dc:date>
          </office:change-info>
          <table:deletions>
            <table:change-deletion table:id="ct485"/>
          </table:deletions>
        </table:deletion>
        <table:deletion table:id="ct487" table:type="column" table:position="0" table:table="2">
          <office:change-info>
            <dc:creator> </dc:creator>
            <dc:date>2021-06-01T04:25:28.404929002</dc:date>
          </office:change-info>
          <table:deletions>
            <table:change-deletion table:id="ct486"/>
          </table:deletions>
        </table:deletion>
        <table:deletion table:id="ct488" table:type="column" table:position="0" table:table="2">
          <office:change-info>
            <dc:creator> </dc:creator>
            <dc:date>2021-06-01T04:25:28.404938800</dc:date>
          </office:change-info>
          <table:deletions>
            <table:change-deletion table:id="ct487"/>
          </table:deletions>
        </table:deletion>
        <table:deletion table:id="ct489" table:type="column" table:position="0" table:table="2">
          <office:change-info>
            <dc:creator> </dc:creator>
            <dc:date>2021-06-01T04:25:28.404948976</dc:date>
          </office:change-info>
          <table:deletions>
            <table:change-deletion table:id="ct488"/>
          </table:deletions>
        </table:deletion>
        <table:deletion table:id="ct490" table:type="column" table:position="0" table:table="2">
          <office:change-info>
            <dc:creator> </dc:creator>
            <dc:date>2021-06-01T04:25:28.404958739</dc:date>
          </office:change-info>
          <table:deletions>
            <table:change-deletion table:id="ct489"/>
          </table:deletions>
        </table:deletion>
        <table:deletion table:id="ct491" table:type="column" table:position="0" table:table="2">
          <office:change-info>
            <dc:creator> </dc:creator>
            <dc:date>2021-06-01T04:25:28.404968619</dc:date>
          </office:change-info>
          <table:deletions>
            <table:change-deletion table:id="ct490"/>
          </table:deletions>
        </table:deletion>
        <table:deletion table:id="ct492" table:type="column" table:position="0" table:table="2">
          <office:change-info>
            <dc:creator> </dc:creator>
            <dc:date>2021-06-01T04:25:28.404978449</dc:date>
          </office:change-info>
          <table:deletions>
            <table:change-deletion table:id="ct491"/>
          </table:deletions>
        </table:deletion>
        <table:deletion table:id="ct493" table:type="column" table:position="0" table:table="2">
          <office:change-info>
            <dc:creator> </dc:creator>
            <dc:date>2021-06-01T04:25:28.404988461</dc:date>
          </office:change-info>
          <table:deletions>
            <table:change-deletion table:id="ct492"/>
          </table:deletions>
        </table:deletion>
        <table:deletion table:id="ct494" table:type="column" table:position="0" table:table="2">
          <office:change-info>
            <dc:creator> </dc:creator>
            <dc:date>2021-06-01T04:25:28.404998324</dc:date>
          </office:change-info>
          <table:deletions>
            <table:change-deletion table:id="ct493"/>
          </table:deletions>
        </table:deletion>
        <table:deletion table:id="ct495" table:type="column" table:position="0" table:table="2">
          <office:change-info>
            <dc:creator> </dc:creator>
            <dc:date>2021-06-01T04:25:28.405008504</dc:date>
          </office:change-info>
          <table:deletions>
            <table:change-deletion table:id="ct494"/>
          </table:deletions>
        </table:deletion>
        <table:deletion table:id="ct496" table:type="column" table:position="0" table:table="2">
          <office:change-info>
            <dc:creator> </dc:creator>
            <dc:date>2021-06-01T04:25:28.405018330</dc:date>
          </office:change-info>
          <table:deletions>
            <table:change-deletion table:id="ct495"/>
          </table:deletions>
        </table:deletion>
        <table:deletion table:id="ct497" table:type="column" table:position="0" table:table="2">
          <office:change-info>
            <dc:creator> </dc:creator>
            <dc:date>2021-06-01T04:25:28.405028393</dc:date>
          </office:change-info>
          <table:deletions>
            <table:change-deletion table:id="ct496"/>
          </table:deletions>
        </table:deletion>
        <table:deletion table:id="ct498" table:type="column" table:position="0" table:table="2">
          <office:change-info>
            <dc:creator> </dc:creator>
            <dc:date>2021-06-01T04:25:28.405038376</dc:date>
          </office:change-info>
          <table:deletions>
            <table:change-deletion table:id="ct497"/>
          </table:deletions>
        </table:deletion>
        <table:deletion table:id="ct499" table:type="column" table:position="0" table:table="2">
          <office:change-info>
            <dc:creator> </dc:creator>
            <dc:date>2021-06-01T04:25:28.405048372</dc:date>
          </office:change-info>
          <table:deletions>
            <table:change-deletion table:id="ct498"/>
          </table:deletions>
        </table:deletion>
        <table:deletion table:id="ct500" table:type="column" table:position="0" table:table="2">
          <office:change-info>
            <dc:creator> </dc:creator>
            <dc:date>2021-06-01T04:25:28.405058468</dc:date>
          </office:change-info>
          <table:deletions>
            <table:change-deletion table:id="ct499"/>
          </table:deletions>
        </table:deletion>
        <table:deletion table:id="ct501" table:type="column" table:position="0" table:table="2">
          <office:change-info>
            <dc:creator> </dc:creator>
            <dc:date>2021-06-01T04:25:28.405068394</dc:date>
          </office:change-info>
          <table:deletions>
            <table:change-deletion table:id="ct500"/>
          </table:deletions>
        </table:deletion>
        <table:deletion table:id="ct502" table:type="column" table:position="0" table:table="2">
          <office:change-info>
            <dc:creator> </dc:creator>
            <dc:date>2021-06-01T04:25:28.405078446</dc:date>
          </office:change-info>
          <table:deletions>
            <table:change-deletion table:id="ct501"/>
          </table:deletions>
        </table:deletion>
        <table:deletion table:id="ct503" table:type="column" table:position="0" table:table="2">
          <office:change-info>
            <dc:creator> </dc:creator>
            <dc:date>2021-06-01T04:25:28.405088518</dc:date>
          </office:change-info>
          <table:deletions>
            <table:change-deletion table:id="ct502"/>
          </table:deletions>
        </table:deletion>
        <table:deletion table:id="ct504" table:type="column" table:position="0" table:table="2">
          <office:change-info>
            <dc:creator> </dc:creator>
            <dc:date>2021-06-01T04:25:28.405098465</dc:date>
          </office:change-info>
          <table:deletions>
            <table:change-deletion table:id="ct503"/>
          </table:deletions>
        </table:deletion>
        <table:deletion table:id="ct505" table:type="column" table:position="0" table:table="2">
          <office:change-info>
            <dc:creator> </dc:creator>
            <dc:date>2021-06-01T04:25:28.405108517</dc:date>
          </office:change-info>
          <table:deletions>
            <table:change-deletion table:id="ct504"/>
          </table:deletions>
        </table:deletion>
        <table:deletion table:id="ct506" table:type="column" table:position="0" table:table="2">
          <office:change-info>
            <dc:creator> </dc:creator>
            <dc:date>2021-06-01T04:25:28.405118886</dc:date>
          </office:change-info>
          <table:deletions>
            <table:change-deletion table:id="ct505"/>
          </table:deletions>
        </table:deletion>
        <table:deletion table:id="ct507" table:type="column" table:position="0" table:table="2">
          <office:change-info>
            <dc:creator> </dc:creator>
            <dc:date>2021-06-01T04:25:28.405129058</dc:date>
          </office:change-info>
          <table:deletions>
            <table:change-deletion table:id="ct506"/>
          </table:deletions>
        </table:deletion>
        <table:deletion table:id="ct508" table:type="column" table:position="0" table:table="2">
          <office:change-info>
            <dc:creator> </dc:creator>
            <dc:date>2021-06-01T04:25:28.405139120</dc:date>
          </office:change-info>
          <table:deletions>
            <table:change-deletion table:id="ct507"/>
          </table:deletions>
        </table:deletion>
        <table:deletion table:id="ct509" table:type="column" table:position="0" table:table="2">
          <office:change-info>
            <dc:creator> </dc:creator>
            <dc:date>2021-06-01T04:25:28.405149221</dc:date>
          </office:change-info>
          <table:deletions>
            <table:change-deletion table:id="ct508"/>
          </table:deletions>
        </table:deletion>
        <table:deletion table:id="ct510" table:type="column" table:position="0" table:table="2">
          <office:change-info>
            <dc:creator> </dc:creator>
            <dc:date>2021-06-01T04:25:28.405159243</dc:date>
          </office:change-info>
          <table:deletions>
            <table:change-deletion table:id="ct509"/>
          </table:deletions>
        </table:deletion>
        <table:deletion table:id="ct511" table:type="column" table:position="0" table:table="2">
          <office:change-info>
            <dc:creator> </dc:creator>
            <dc:date>2021-06-01T04:25:28.405169511</dc:date>
          </office:change-info>
          <table:deletions>
            <table:change-deletion table:id="ct510"/>
          </table:deletions>
        </table:deletion>
        <table:deletion table:id="ct512" table:type="column" table:position="0" table:table="2">
          <office:change-info>
            <dc:creator> </dc:creator>
            <dc:date>2021-06-01T04:25:28.405179691</dc:date>
          </office:change-info>
          <table:deletions>
            <table:change-deletion table:id="ct511"/>
          </table:deletions>
        </table:deletion>
        <table:deletion table:id="ct513" table:type="column" table:position="0" table:table="2">
          <office:change-info>
            <dc:creator> </dc:creator>
            <dc:date>2021-06-01T04:25:28.405190270</dc:date>
          </office:change-info>
          <table:deletions>
            <table:change-deletion table:id="ct512"/>
          </table:deletions>
        </table:deletion>
        <table:deletion table:id="ct514" table:type="column" table:position="0" table:table="2">
          <office:change-info>
            <dc:creator> </dc:creator>
            <dc:date>2021-06-01T04:25:28.405200465</dc:date>
          </office:change-info>
          <table:deletions>
            <table:change-deletion table:id="ct513"/>
          </table:deletions>
        </table:deletion>
        <table:deletion table:id="ct515" table:type="column" table:position="0" table:table="2">
          <office:change-info>
            <dc:creator> </dc:creator>
            <dc:date>2021-06-01T04:25:28.405210625</dc:date>
          </office:change-info>
          <table:deletions>
            <table:change-deletion table:id="ct514"/>
          </table:deletions>
        </table:deletion>
        <table:deletion table:id="ct516" table:type="column" table:position="0" table:table="2">
          <office:change-info>
            <dc:creator> </dc:creator>
            <dc:date>2021-06-01T04:25:28.405220799</dc:date>
          </office:change-info>
          <table:deletions>
            <table:change-deletion table:id="ct515"/>
          </table:deletions>
        </table:deletion>
        <table:deletion table:id="ct517" table:type="column" table:position="0" table:table="2">
          <office:change-info>
            <dc:creator> </dc:creator>
            <dc:date>2021-06-01T04:25:28.405231347</dc:date>
          </office:change-info>
          <table:deletions>
            <table:change-deletion table:id="ct516"/>
          </table:deletions>
        </table:deletion>
        <table:deletion table:id="ct518" table:type="column" table:position="0" table:table="2">
          <office:change-info>
            <dc:creator> </dc:creator>
            <dc:date>2021-06-01T04:25:28.405241700</dc:date>
          </office:change-info>
          <table:deletions>
            <table:change-deletion table:id="ct517"/>
          </table:deletions>
        </table:deletion>
        <table:deletion table:id="ct519" table:type="column" table:position="0" table:table="2">
          <office:change-info>
            <dc:creator> </dc:creator>
            <dc:date>2021-06-01T04:25:28.405252000</dc:date>
          </office:change-info>
          <table:deletions>
            <table:change-deletion table:id="ct518"/>
          </table:deletions>
        </table:deletion>
        <table:deletion table:id="ct520" table:type="column" table:position="0" table:table="2">
          <office:change-info>
            <dc:creator> </dc:creator>
            <dc:date>2021-06-01T04:25:28.405262385</dc:date>
          </office:change-info>
          <table:deletions>
            <table:change-deletion table:id="ct519"/>
          </table:deletions>
        </table:deletion>
        <table:deletion table:id="ct521" table:type="column" table:position="0" table:table="2">
          <office:change-info>
            <dc:creator> </dc:creator>
            <dc:date>2021-06-01T04:25:28.405272727</dc:date>
          </office:change-info>
          <table:deletions>
            <table:change-deletion table:id="ct520"/>
          </table:deletions>
        </table:deletion>
        <table:deletion table:id="ct522" table:type="column" table:position="0" table:table="2">
          <office:change-info>
            <dc:creator> </dc:creator>
            <dc:date>2021-06-01T04:25:28.405283253</dc:date>
          </office:change-info>
          <table:deletions>
            <table:change-deletion table:id="ct521"/>
          </table:deletions>
        </table:deletion>
        <table:deletion table:id="ct523" table:type="column" table:position="0" table:table="2">
          <office:change-info>
            <dc:creator> </dc:creator>
            <dc:date>2021-06-01T04:25:28.405293555</dc:date>
          </office:change-info>
          <table:deletions>
            <table:change-deletion table:id="ct522"/>
          </table:deletions>
        </table:deletion>
        <table:deletion table:id="ct524" table:type="column" table:position="0" table:table="2">
          <office:change-info>
            <dc:creator> </dc:creator>
            <dc:date>2021-06-01T04:25:28.405303900</dc:date>
          </office:change-info>
          <table:deletions>
            <table:change-deletion table:id="ct523"/>
          </table:deletions>
        </table:deletion>
        <table:deletion table:id="ct525" table:type="column" table:position="0" table:table="2">
          <office:change-info>
            <dc:creator> </dc:creator>
            <dc:date>2021-06-01T04:25:28.405314205</dc:date>
          </office:change-info>
          <table:deletions>
            <table:change-deletion table:id="ct524"/>
          </table:deletions>
        </table:deletion>
        <table:deletion table:id="ct526" table:type="column" table:position="0" table:table="2">
          <office:change-info>
            <dc:creator> </dc:creator>
            <dc:date>2021-06-01T04:25:28.405324470</dc:date>
          </office:change-info>
          <table:deletions>
            <table:change-deletion table:id="ct525"/>
          </table:deletions>
        </table:deletion>
        <table:deletion table:id="ct527" table:type="column" table:position="0" table:table="2">
          <office:change-info>
            <dc:creator> </dc:creator>
            <dc:date>2021-06-01T04:25:28.405334831</dc:date>
          </office:change-info>
          <table:deletions>
            <table:change-deletion table:id="ct526"/>
          </table:deletions>
        </table:deletion>
        <table:deletion table:id="ct528" table:type="column" table:position="0" table:table="2">
          <office:change-info>
            <dc:creator> </dc:creator>
            <dc:date>2021-06-01T04:25:28.405345515</dc:date>
          </office:change-info>
          <table:deletions>
            <table:change-deletion table:id="ct527"/>
          </table:deletions>
        </table:deletion>
        <table:deletion table:id="ct529" table:type="column" table:position="0" table:table="2">
          <office:change-info>
            <dc:creator> </dc:creator>
            <dc:date>2021-06-01T04:25:28.405355977</dc:date>
          </office:change-info>
          <table:deletions>
            <table:change-deletion table:id="ct528"/>
          </table:deletions>
        </table:deletion>
        <table:deletion table:id="ct530" table:type="column" table:position="0" table:table="2">
          <office:change-info>
            <dc:creator> </dc:creator>
            <dc:date>2021-06-01T04:25:28.405366267</dc:date>
          </office:change-info>
          <table:deletions>
            <table:change-deletion table:id="ct529"/>
          </table:deletions>
        </table:deletion>
        <table:deletion table:id="ct531" table:type="column" table:position="0" table:table="2">
          <office:change-info>
            <dc:creator> </dc:creator>
            <dc:date>2021-06-01T04:25:28.405376636</dc:date>
          </office:change-info>
          <table:deletions>
            <table:change-deletion table:id="ct530"/>
          </table:deletions>
        </table:deletion>
        <table:deletion table:id="ct532" table:type="column" table:position="0" table:table="2">
          <office:change-info>
            <dc:creator> </dc:creator>
            <dc:date>2021-06-01T04:25:28.405387045</dc:date>
          </office:change-info>
          <table:deletions>
            <table:change-deletion table:id="ct531"/>
          </table:deletions>
        </table:deletion>
        <table:deletion table:id="ct533" table:type="column" table:position="0" table:table="2">
          <office:change-info>
            <dc:creator> </dc:creator>
            <dc:date>2021-06-01T04:25:28.405397764</dc:date>
          </office:change-info>
          <table:deletions>
            <table:change-deletion table:id="ct532"/>
          </table:deletions>
        </table:deletion>
        <table:deletion table:id="ct534" table:type="column" table:position="0" table:table="2">
          <office:change-info>
            <dc:creator> </dc:creator>
            <dc:date>2021-06-01T04:25:28.405408313</dc:date>
          </office:change-info>
          <table:deletions>
            <table:change-deletion table:id="ct533"/>
          </table:deletions>
        </table:deletion>
        <table:deletion table:id="ct535" table:type="column" table:position="0" table:table="2">
          <office:change-info>
            <dc:creator> </dc:creator>
            <dc:date>2021-06-01T04:25:28.405418857</dc:date>
          </office:change-info>
          <table:deletions>
            <table:change-deletion table:id="ct534"/>
          </table:deletions>
        </table:deletion>
        <table:deletion table:id="ct536" table:type="column" table:position="0" table:table="2">
          <office:change-info>
            <dc:creator> </dc:creator>
            <dc:date>2021-06-01T04:25:28.405429302</dc:date>
          </office:change-info>
          <table:deletions>
            <table:change-deletion table:id="ct535"/>
          </table:deletions>
        </table:deletion>
        <table:deletion table:id="ct537" table:type="column" table:position="0" table:table="2">
          <office:change-info>
            <dc:creator> </dc:creator>
            <dc:date>2021-06-01T04:25:28.405439871</dc:date>
          </office:change-info>
          <table:deletions>
            <table:change-deletion table:id="ct536"/>
          </table:deletions>
        </table:deletion>
        <table:deletion table:id="ct538" table:type="column" table:position="0" table:table="2">
          <office:change-info>
            <dc:creator> </dc:creator>
            <dc:date>2021-06-01T04:25:28.405450357</dc:date>
          </office:change-info>
          <table:deletions>
            <table:change-deletion table:id="ct537"/>
          </table:deletions>
        </table:deletion>
        <table:deletion table:id="ct539" table:type="column" table:position="0" table:table="2">
          <office:change-info>
            <dc:creator> </dc:creator>
            <dc:date>2021-06-01T04:25:28.405461123</dc:date>
          </office:change-info>
          <table:deletions>
            <table:change-deletion table:id="ct538"/>
          </table:deletions>
        </table:deletion>
        <table:deletion table:id="ct540" table:type="column" table:position="0" table:table="2">
          <office:change-info>
            <dc:creator> </dc:creator>
            <dc:date>2021-06-01T04:25:28.405471608</dc:date>
          </office:change-info>
          <table:deletions>
            <table:change-deletion table:id="ct539"/>
          </table:deletions>
        </table:deletion>
        <table:deletion table:id="ct541" table:type="column" table:position="0" table:table="2">
          <office:change-info>
            <dc:creator> </dc:creator>
            <dc:date>2021-06-01T04:25:28.405482227</dc:date>
          </office:change-info>
          <table:deletions>
            <table:change-deletion table:id="ct540"/>
          </table:deletions>
        </table:deletion>
        <table:deletion table:id="ct542" table:type="column" table:position="0" table:table="2">
          <office:change-info>
            <dc:creator> </dc:creator>
            <dc:date>2021-06-01T04:25:28.405492705</dc:date>
          </office:change-info>
          <table:deletions>
            <table:change-deletion table:id="ct541"/>
          </table:deletions>
        </table:deletion>
        <table:deletion table:id="ct543" table:type="column" table:position="0" table:table="2">
          <office:change-info>
            <dc:creator> </dc:creator>
            <dc:date>2021-06-01T04:25:28.405503348</dc:date>
          </office:change-info>
          <table:deletions>
            <table:change-deletion table:id="ct542"/>
          </table:deletions>
        </table:deletion>
        <table:deletion table:id="ct544" table:type="column" table:position="0" table:table="2">
          <office:change-info>
            <dc:creator> </dc:creator>
            <dc:date>2021-06-01T04:25:28.405513915</dc:date>
          </office:change-info>
          <table:deletions>
            <table:change-deletion table:id="ct543"/>
          </table:deletions>
        </table:deletion>
        <table:deletion table:id="ct545" table:type="column" table:position="0" table:table="2">
          <office:change-info>
            <dc:creator> </dc:creator>
            <dc:date>2021-06-01T04:25:28.405525015</dc:date>
          </office:change-info>
          <table:deletions>
            <table:change-deletion table:id="ct544"/>
          </table:deletions>
        </table:deletion>
        <table:deletion table:id="ct546" table:type="column" table:position="0" table:table="2">
          <office:change-info>
            <dc:creator> </dc:creator>
            <dc:date>2021-06-01T04:25:28.405535675</dc:date>
          </office:change-info>
          <table:deletions>
            <table:change-deletion table:id="ct545"/>
          </table:deletions>
        </table:deletion>
        <table:deletion table:id="ct547" table:type="column" table:position="0" table:table="2">
          <office:change-info>
            <dc:creator> </dc:creator>
            <dc:date>2021-06-01T04:25:28.405546373</dc:date>
          </office:change-info>
          <table:deletions>
            <table:change-deletion table:id="ct546"/>
          </table:deletions>
        </table:deletion>
        <table:deletion table:id="ct548" table:type="column" table:position="0" table:table="2">
          <office:change-info>
            <dc:creator> </dc:creator>
            <dc:date>2021-06-01T04:25:28.405557111</dc:date>
          </office:change-info>
          <table:deletions>
            <table:change-deletion table:id="ct547"/>
          </table:deletions>
        </table:deletion>
        <table:deletion table:id="ct549" table:type="column" table:position="0" table:table="2">
          <office:change-info>
            <dc:creator> </dc:creator>
            <dc:date>2021-06-01T04:25:28.405568000</dc:date>
          </office:change-info>
          <table:deletions>
            <table:change-deletion table:id="ct548"/>
          </table:deletions>
        </table:deletion>
        <table:deletion table:id="ct550" table:type="column" table:position="0" table:table="2">
          <office:change-info>
            <dc:creator> </dc:creator>
            <dc:date>2021-06-01T04:25:28.405578880</dc:date>
          </office:change-info>
          <table:deletions>
            <table:change-deletion table:id="ct549"/>
          </table:deletions>
        </table:deletion>
        <table:deletion table:id="ct551" table:type="column" table:position="0" table:table="2">
          <office:change-info>
            <dc:creator> </dc:creator>
            <dc:date>2021-06-01T04:25:28.405589531</dc:date>
          </office:change-info>
          <table:deletions>
            <table:change-deletion table:id="ct550"/>
          </table:deletions>
        </table:deletion>
        <table:deletion table:id="ct552" table:type="column" table:position="0" table:table="2">
          <office:change-info>
            <dc:creator> </dc:creator>
            <dc:date>2021-06-01T04:25:28.405600247</dc:date>
          </office:change-info>
          <table:deletions>
            <table:change-deletion table:id="ct551"/>
          </table:deletions>
        </table:deletion>
        <table:deletion table:id="ct553" table:type="column" table:position="0" table:table="2">
          <office:change-info>
            <dc:creator> </dc:creator>
            <dc:date>2021-06-01T04:25:28.405611114</dc:date>
          </office:change-info>
          <table:deletions>
            <table:change-deletion table:id="ct552"/>
          </table:deletions>
        </table:deletion>
        <table:deletion table:id="ct554" table:type="column" table:position="0" table:table="2">
          <office:change-info>
            <dc:creator> </dc:creator>
            <dc:date>2021-06-01T04:25:28.405621775</dc:date>
          </office:change-info>
          <table:deletions>
            <table:change-deletion table:id="ct553"/>
          </table:deletions>
        </table:deletion>
        <table:deletion table:id="ct555" table:type="column" table:position="0" table:table="2">
          <office:change-info>
            <dc:creator> </dc:creator>
            <dc:date>2021-06-01T04:25:28.405632504</dc:date>
          </office:change-info>
          <table:deletions>
            <table:change-deletion table:id="ct554"/>
          </table:deletions>
        </table:deletion>
        <table:deletion table:id="ct556" table:type="column" table:position="0" table:table="2">
          <office:change-info>
            <dc:creator> </dc:creator>
            <dc:date>2021-06-01T04:25:28.405643511</dc:date>
          </office:change-info>
          <table:deletions>
            <table:change-deletion table:id="ct555"/>
          </table:deletions>
        </table:deletion>
        <table:deletion table:id="ct557" table:type="column" table:position="0" table:table="2">
          <office:change-info>
            <dc:creator> </dc:creator>
            <dc:date>2021-06-01T04:25:28.405654239</dc:date>
          </office:change-info>
          <table:deletions>
            <table:change-deletion table:id="ct556"/>
          </table:deletions>
        </table:deletion>
        <table:deletion table:id="ct558" table:type="column" table:position="0" table:table="2">
          <office:change-info>
            <dc:creator> </dc:creator>
            <dc:date>2021-06-01T04:25:28.405664924</dc:date>
          </office:change-info>
          <table:deletions>
            <table:change-deletion table:id="ct557"/>
          </table:deletions>
        </table:deletion>
        <table:deletion table:id="ct559" table:type="column" table:position="0" table:table="2">
          <office:change-info>
            <dc:creator> </dc:creator>
            <dc:date>2021-06-01T04:25:28.405675723</dc:date>
          </office:change-info>
          <table:deletions>
            <table:change-deletion table:id="ct558"/>
          </table:deletions>
        </table:deletion>
        <table:deletion table:id="ct560" table:type="column" table:position="0" table:table="2">
          <office:change-info>
            <dc:creator> </dc:creator>
            <dc:date>2021-06-01T04:25:28.405686451</dc:date>
          </office:change-info>
          <table:deletions>
            <table:change-deletion table:id="ct559"/>
          </table:deletions>
        </table:deletion>
        <table:deletion table:id="ct561" table:type="column" table:position="0" table:table="2">
          <office:change-info>
            <dc:creator> </dc:creator>
            <dc:date>2021-06-01T04:25:28.405697510</dc:date>
          </office:change-info>
          <table:deletions>
            <table:change-deletion table:id="ct560"/>
          </table:deletions>
        </table:deletion>
        <table:deletion table:id="ct562" table:type="column" table:position="0" table:table="2">
          <office:change-info>
            <dc:creator> </dc:creator>
            <dc:date>2021-06-01T04:25:28.405708378</dc:date>
          </office:change-info>
          <table:deletions>
            <table:change-deletion table:id="ct561"/>
          </table:deletions>
        </table:deletion>
        <table:deletion table:id="ct563" table:type="column" table:position="0" table:table="2">
          <office:change-info>
            <dc:creator> </dc:creator>
            <dc:date>2021-06-01T04:25:28.405719353</dc:date>
          </office:change-info>
          <table:deletions>
            <table:change-deletion table:id="ct562"/>
          </table:deletions>
        </table:deletion>
        <table:deletion table:id="ct564" table:type="column" table:position="0" table:table="2">
          <office:change-info>
            <dc:creator> </dc:creator>
            <dc:date>2021-06-01T04:25:28.405730134</dc:date>
          </office:change-info>
          <table:deletions>
            <table:change-deletion table:id="ct563"/>
          </table:deletions>
        </table:deletion>
        <table:deletion table:id="ct565" table:type="column" table:position="0" table:table="2">
          <office:change-info>
            <dc:creator> </dc:creator>
            <dc:date>2021-06-01T04:25:28.405740955</dc:date>
          </office:change-info>
          <table:deletions>
            <table:change-deletion table:id="ct564"/>
          </table:deletions>
        </table:deletion>
        <table:deletion table:id="ct566" table:type="column" table:position="0" table:table="2">
          <office:change-info>
            <dc:creator> </dc:creator>
            <dc:date>2021-06-01T04:25:28.405751806</dc:date>
          </office:change-info>
          <table:deletions>
            <table:change-deletion table:id="ct565"/>
          </table:deletions>
        </table:deletion>
        <table:deletion table:id="ct567" table:type="column" table:position="0" table:table="2">
          <office:change-info>
            <dc:creator> </dc:creator>
            <dc:date>2021-06-01T04:25:28.405763038</dc:date>
          </office:change-info>
          <table:deletions>
            <table:change-deletion table:id="ct566"/>
          </table:deletions>
        </table:deletion>
        <table:deletion table:id="ct568" table:type="column" table:position="0" table:table="2">
          <office:change-info>
            <dc:creator> </dc:creator>
            <dc:date>2021-06-01T04:25:28.405773957</dc:date>
          </office:change-info>
          <table:deletions>
            <table:change-deletion table:id="ct567"/>
          </table:deletions>
        </table:deletion>
        <table:deletion table:id="ct569" table:type="column" table:position="0" table:table="2">
          <office:change-info>
            <dc:creator> </dc:creator>
            <dc:date>2021-06-01T04:25:28.405785028</dc:date>
          </office:change-info>
          <table:deletions>
            <table:change-deletion table:id="ct568"/>
          </table:deletions>
        </table:deletion>
        <table:deletion table:id="ct570" table:type="column" table:position="0" table:table="2">
          <office:change-info>
            <dc:creator> </dc:creator>
            <dc:date>2021-06-01T04:25:28.405795861</dc:date>
          </office:change-info>
          <table:deletions>
            <table:change-deletion table:id="ct569"/>
          </table:deletions>
        </table:deletion>
        <table:deletion table:id="ct571" table:type="column" table:position="0" table:table="2">
          <office:change-info>
            <dc:creator> </dc:creator>
            <dc:date>2021-06-01T04:25:28.405806801</dc:date>
          </office:change-info>
          <table:deletions>
            <table:change-deletion table:id="ct570"/>
          </table:deletions>
        </table:deletion>
        <table:deletion table:id="ct572" table:type="column" table:position="0" table:table="2">
          <office:change-info>
            <dc:creator> </dc:creator>
            <dc:date>2021-06-01T04:25:28.405817954</dc:date>
          </office:change-info>
          <table:deletions>
            <table:change-deletion table:id="ct571"/>
          </table:deletions>
        </table:deletion>
        <table:deletion table:id="ct573" table:type="column" table:position="0" table:table="2">
          <office:change-info>
            <dc:creator> </dc:creator>
            <dc:date>2021-06-01T04:25:28.405828954</dc:date>
          </office:change-info>
          <table:deletions>
            <table:change-deletion table:id="ct572"/>
          </table:deletions>
        </table:deletion>
        <table:deletion table:id="ct574" table:type="column" table:position="0" table:table="2">
          <office:change-info>
            <dc:creator> </dc:creator>
            <dc:date>2021-06-01T04:25:28.405839964</dc:date>
          </office:change-info>
          <table:deletions>
            <table:change-deletion table:id="ct573"/>
          </table:deletions>
        </table:deletion>
        <table:deletion table:id="ct575" table:type="column" table:position="0" table:table="2">
          <office:change-info>
            <dc:creator> </dc:creator>
            <dc:date>2021-06-01T04:25:28.405851112</dc:date>
          </office:change-info>
          <table:deletions>
            <table:change-deletion table:id="ct574"/>
          </table:deletions>
        </table:deletion>
        <table:deletion table:id="ct576" table:type="column" table:position="0" table:table="2">
          <office:change-info>
            <dc:creator> </dc:creator>
            <dc:date>2021-06-01T04:25:28.405862213</dc:date>
          </office:change-info>
          <table:deletions>
            <table:change-deletion table:id="ct575"/>
          </table:deletions>
        </table:deletion>
        <table:deletion table:id="ct577" table:type="column" table:position="0" table:table="2">
          <office:change-info>
            <dc:creator> </dc:creator>
            <dc:date>2021-06-01T04:25:28.405873447</dc:date>
          </office:change-info>
          <table:deletions>
            <table:change-deletion table:id="ct576"/>
          </table:deletions>
        </table:deletion>
        <table:deletion table:id="ct578" table:type="column" table:position="0" table:table="2">
          <office:change-info>
            <dc:creator> </dc:creator>
            <dc:date>2021-06-01T04:25:28.405884839</dc:date>
          </office:change-info>
          <table:deletions>
            <table:change-deletion table:id="ct577"/>
          </table:deletions>
        </table:deletion>
        <table:deletion table:id="ct579" table:type="column" table:position="0" table:table="2">
          <office:change-info>
            <dc:creator> </dc:creator>
            <dc:date>2021-06-01T04:25:28.405895946</dc:date>
          </office:change-info>
          <table:deletions>
            <table:change-deletion table:id="ct578"/>
          </table:deletions>
        </table:deletion>
        <table:deletion table:id="ct580" table:type="column" table:position="0" table:table="2">
          <office:change-info>
            <dc:creator> </dc:creator>
            <dc:date>2021-06-01T04:25:28.405907071</dc:date>
          </office:change-info>
          <table:deletions>
            <table:change-deletion table:id="ct579"/>
          </table:deletions>
        </table:deletion>
        <table:deletion table:id="ct581" table:type="column" table:position="0" table:table="2">
          <office:change-info>
            <dc:creator> </dc:creator>
            <dc:date>2021-06-01T04:25:28.405918139</dc:date>
          </office:change-info>
          <table:deletions>
            <table:change-deletion table:id="ct580"/>
          </table:deletions>
        </table:deletion>
        <table:deletion table:id="ct582" table:type="column" table:position="0" table:table="2">
          <office:change-info>
            <dc:creator> </dc:creator>
            <dc:date>2021-06-01T04:25:28.405929382</dc:date>
          </office:change-info>
          <table:deletions>
            <table:change-deletion table:id="ct581"/>
          </table:deletions>
        </table:deletion>
        <table:deletion table:id="ct583" table:type="column" table:position="0" table:table="2">
          <office:change-info>
            <dc:creator> </dc:creator>
            <dc:date>2021-06-01T04:25:28.405940807</dc:date>
          </office:change-info>
          <table:deletions>
            <table:change-deletion table:id="ct582"/>
          </table:deletions>
        </table:deletion>
        <table:deletion table:id="ct584" table:type="column" table:position="0" table:table="2">
          <office:change-info>
            <dc:creator> </dc:creator>
            <dc:date>2021-06-01T04:25:28.405951918</dc:date>
          </office:change-info>
          <table:deletions>
            <table:change-deletion table:id="ct583"/>
          </table:deletions>
        </table:deletion>
        <table:deletion table:id="ct585" table:type="column" table:position="0" table:table="2">
          <office:change-info>
            <dc:creator> </dc:creator>
            <dc:date>2021-06-01T04:25:28.405963292</dc:date>
          </office:change-info>
          <table:deletions>
            <table:change-deletion table:id="ct584"/>
          </table:deletions>
        </table:deletion>
        <table:deletion table:id="ct586" table:type="column" table:position="0" table:table="2">
          <office:change-info>
            <dc:creator> </dc:creator>
            <dc:date>2021-06-01T04:25:28.405974400</dc:date>
          </office:change-info>
          <table:deletions>
            <table:change-deletion table:id="ct585"/>
          </table:deletions>
        </table:deletion>
        <table:deletion table:id="ct587" table:type="column" table:position="0" table:table="2">
          <office:change-info>
            <dc:creator> </dc:creator>
            <dc:date>2021-06-01T04:25:28.405985723</dc:date>
          </office:change-info>
          <table:deletions>
            <table:change-deletion table:id="ct586"/>
          </table:deletions>
        </table:deletion>
        <table:deletion table:id="ct588" table:type="column" table:position="0" table:table="2">
          <office:change-info>
            <dc:creator> </dc:creator>
            <dc:date>2021-06-01T04:25:28.405997007</dc:date>
          </office:change-info>
          <table:deletions>
            <table:change-deletion table:id="ct587"/>
          </table:deletions>
        </table:deletion>
        <table:deletion table:id="ct589" table:type="column" table:position="0" table:table="2">
          <office:change-info>
            <dc:creator> </dc:creator>
            <dc:date>2021-06-01T04:25:28.406008586</dc:date>
          </office:change-info>
          <table:deletions>
            <table:change-deletion table:id="ct588"/>
          </table:deletions>
        </table:deletion>
        <table:deletion table:id="ct590" table:type="column" table:position="0" table:table="2">
          <office:change-info>
            <dc:creator> </dc:creator>
            <dc:date>2021-06-01T04:25:28.406019863</dc:date>
          </office:change-info>
          <table:deletions>
            <table:change-deletion table:id="ct589"/>
          </table:deletions>
        </table:deletion>
        <table:deletion table:id="ct591" table:type="column" table:position="0" table:table="2">
          <office:change-info>
            <dc:creator> </dc:creator>
            <dc:date>2021-06-01T04:25:28.406031335</dc:date>
          </office:change-info>
          <table:deletions>
            <table:change-deletion table:id="ct590"/>
          </table:deletions>
        </table:deletion>
        <table:deletion table:id="ct592" table:type="column" table:position="0" table:table="2">
          <office:change-info>
            <dc:creator> </dc:creator>
            <dc:date>2021-06-01T04:25:28.406042521</dc:date>
          </office:change-info>
          <table:deletions>
            <table:change-deletion table:id="ct591"/>
          </table:deletions>
        </table:deletion>
        <table:deletion table:id="ct593" table:type="column" table:position="0" table:table="2">
          <office:change-info>
            <dc:creator> </dc:creator>
            <dc:date>2021-06-01T04:25:28.406053975</dc:date>
          </office:change-info>
          <table:deletions>
            <table:change-deletion table:id="ct592"/>
          </table:deletions>
        </table:deletion>
        <table:deletion table:id="ct594" table:type="column" table:position="0" table:table="2">
          <office:change-info>
            <dc:creator> </dc:creator>
            <dc:date>2021-06-01T04:25:28.406065313</dc:date>
          </office:change-info>
          <table:deletions>
            <table:change-deletion table:id="ct593"/>
          </table:deletions>
        </table:deletion>
        <table:deletion table:id="ct595" table:type="column" table:position="0" table:table="2">
          <office:change-info>
            <dc:creator> </dc:creator>
            <dc:date>2021-06-01T04:25:28.406076999</dc:date>
          </office:change-info>
          <table:deletions>
            <table:change-deletion table:id="ct594"/>
          </table:deletions>
        </table:deletion>
        <table:deletion table:id="ct596" table:type="column" table:position="0" table:table="2">
          <office:change-info>
            <dc:creator> </dc:creator>
            <dc:date>2021-06-01T04:25:28.406088267</dc:date>
          </office:change-info>
          <table:deletions>
            <table:change-deletion table:id="ct595"/>
          </table:deletions>
        </table:deletion>
        <table:deletion table:id="ct597" table:type="column" table:position="0" table:table="2">
          <office:change-info>
            <dc:creator> </dc:creator>
            <dc:date>2021-06-01T04:25:28.406099694</dc:date>
          </office:change-info>
          <table:deletions>
            <table:change-deletion table:id="ct596"/>
          </table:deletions>
        </table:deletion>
        <table:deletion table:id="ct598" table:type="column" table:position="0" table:table="2">
          <office:change-info>
            <dc:creator> </dc:creator>
            <dc:date>2021-06-01T04:25:28.406111064</dc:date>
          </office:change-info>
          <table:deletions>
            <table:change-deletion table:id="ct597"/>
          </table:deletions>
        </table:deletion>
        <table:deletion table:id="ct599" table:type="column" table:position="0" table:table="2">
          <office:change-info>
            <dc:creator> </dc:creator>
            <dc:date>2021-06-01T04:25:28.406122462</dc:date>
          </office:change-info>
          <table:deletions>
            <table:change-deletion table:id="ct598"/>
          </table:deletions>
        </table:deletion>
        <table:deletion table:id="ct600" table:type="column" table:position="0" table:table="2">
          <office:change-info>
            <dc:creator> </dc:creator>
            <dc:date>2021-06-01T04:25:28.406134101</dc:date>
          </office:change-info>
          <table:deletions>
            <table:change-deletion table:id="ct599"/>
          </table:deletions>
        </table:deletion>
        <table:deletion table:id="ct601" table:type="column" table:position="0" table:table="2">
          <office:change-info>
            <dc:creator> </dc:creator>
            <dc:date>2021-06-01T04:25:28.406145634</dc:date>
          </office:change-info>
          <table:deletions>
            <table:change-deletion table:id="ct600"/>
          </table:deletions>
        </table:deletion>
        <table:deletion table:id="ct602" table:type="column" table:position="0" table:table="2">
          <office:change-info>
            <dc:creator> </dc:creator>
            <dc:date>2021-06-01T04:25:28.406157029</dc:date>
          </office:change-info>
          <table:deletions>
            <table:change-deletion table:id="ct601"/>
          </table:deletions>
        </table:deletion>
        <table:deletion table:id="ct603" table:type="column" table:position="0" table:table="2">
          <office:change-info>
            <dc:creator> </dc:creator>
            <dc:date>2021-06-01T04:25:28.406168508</dc:date>
          </office:change-info>
          <table:deletions>
            <table:change-deletion table:id="ct602"/>
          </table:deletions>
        </table:deletion>
        <table:deletion table:id="ct604" table:type="column" table:position="0" table:table="2">
          <office:change-info>
            <dc:creator> </dc:creator>
            <dc:date>2021-06-01T04:25:28.406179889</dc:date>
          </office:change-info>
          <table:deletions>
            <table:change-deletion table:id="ct603"/>
          </table:deletions>
        </table:deletion>
        <table:deletion table:id="ct605" table:type="column" table:position="0" table:table="2">
          <office:change-info>
            <dc:creator> </dc:creator>
            <dc:date>2021-06-01T04:25:28.406191425</dc:date>
          </office:change-info>
          <table:deletions>
            <table:change-deletion table:id="ct604"/>
          </table:deletions>
        </table:deletion>
        <table:deletion table:id="ct606" table:type="column" table:position="0" table:table="2">
          <office:change-info>
            <dc:creator> </dc:creator>
            <dc:date>2021-06-01T04:25:28.406203261</dc:date>
          </office:change-info>
          <table:deletions>
            <table:change-deletion table:id="ct605"/>
          </table:deletions>
        </table:deletion>
        <table:deletion table:id="ct607" table:type="column" table:position="0" table:table="2">
          <office:change-info>
            <dc:creator> </dc:creator>
            <dc:date>2021-06-01T04:25:28.406214853</dc:date>
          </office:change-info>
          <table:deletions>
            <table:change-deletion table:id="ct606"/>
          </table:deletions>
        </table:deletion>
        <table:deletion table:id="ct608" table:type="column" table:position="0" table:table="2">
          <office:change-info>
            <dc:creator> </dc:creator>
            <dc:date>2021-06-01T04:25:28.406226395</dc:date>
          </office:change-info>
          <table:deletions>
            <table:change-deletion table:id="ct607"/>
          </table:deletions>
        </table:deletion>
        <table:deletion table:id="ct609" table:type="column" table:position="0" table:table="2">
          <office:change-info>
            <dc:creator> </dc:creator>
            <dc:date>2021-06-01T04:25:28.406238006</dc:date>
          </office:change-info>
          <table:deletions>
            <table:change-deletion table:id="ct608"/>
          </table:deletions>
        </table:deletion>
        <table:deletion table:id="ct610" table:type="column" table:position="0" table:table="2">
          <office:change-info>
            <dc:creator> </dc:creator>
            <dc:date>2021-06-01T04:25:28.406249541</dc:date>
          </office:change-info>
          <table:deletions>
            <table:change-deletion table:id="ct609"/>
          </table:deletions>
        </table:deletion>
        <table:deletion table:id="ct611" table:type="column" table:position="0" table:table="2">
          <office:change-info>
            <dc:creator> </dc:creator>
            <dc:date>2021-06-01T04:25:28.406261292</dc:date>
          </office:change-info>
          <table:deletions>
            <table:change-deletion table:id="ct610"/>
          </table:deletions>
        </table:deletion>
        <table:deletion table:id="ct612" table:type="column" table:position="0" table:table="2">
          <office:change-info>
            <dc:creator> </dc:creator>
            <dc:date>2021-06-01T04:25:28.406272876</dc:date>
          </office:change-info>
          <table:deletions>
            <table:change-deletion table:id="ct611"/>
          </table:deletions>
        </table:deletion>
        <table:deletion table:id="ct613" table:type="column" table:position="0" table:table="2">
          <office:change-info>
            <dc:creator> </dc:creator>
            <dc:date>2021-06-01T04:25:28.406284559</dc:date>
          </office:change-info>
          <table:deletions>
            <table:change-deletion table:id="ct612"/>
          </table:deletions>
        </table:deletion>
        <table:deletion table:id="ct614" table:type="column" table:position="0" table:table="2">
          <office:change-info>
            <dc:creator> </dc:creator>
            <dc:date>2021-06-01T04:25:28.406295976</dc:date>
          </office:change-info>
          <table:deletions>
            <table:change-deletion table:id="ct613"/>
          </table:deletions>
        </table:deletion>
        <table:deletion table:id="ct615" table:type="column" table:position="0" table:table="2">
          <office:change-info>
            <dc:creator> </dc:creator>
            <dc:date>2021-06-01T04:25:28.406307585</dc:date>
          </office:change-info>
          <table:deletions>
            <table:change-deletion table:id="ct614"/>
          </table:deletions>
        </table:deletion>
        <table:deletion table:id="ct616" table:type="column" table:position="0" table:table="2">
          <office:change-info>
            <dc:creator> </dc:creator>
            <dc:date>2021-06-01T04:25:28.406319246</dc:date>
          </office:change-info>
          <table:deletions>
            <table:change-deletion table:id="ct615"/>
          </table:deletions>
        </table:deletion>
        <table:deletion table:id="ct617" table:type="column" table:position="0" table:table="2">
          <office:change-info>
            <dc:creator> </dc:creator>
            <dc:date>2021-06-01T04:25:28.406331124</dc:date>
          </office:change-info>
          <table:deletions>
            <table:change-deletion table:id="ct616"/>
          </table:deletions>
        </table:deletion>
        <table:deletion table:id="ct618" table:type="column" table:position="0" table:table="2">
          <office:change-info>
            <dc:creator> </dc:creator>
            <dc:date>2021-06-01T04:25:28.406342843</dc:date>
          </office:change-info>
          <table:deletions>
            <table:change-deletion table:id="ct617"/>
          </table:deletions>
        </table:deletion>
        <table:deletion table:id="ct619" table:type="column" table:position="0" table:table="2">
          <office:change-info>
            <dc:creator> </dc:creator>
            <dc:date>2021-06-01T04:25:28.406354464</dc:date>
          </office:change-info>
          <table:deletions>
            <table:change-deletion table:id="ct618"/>
          </table:deletions>
        </table:deletion>
        <table:deletion table:id="ct620" table:type="column" table:position="0" table:table="2">
          <office:change-info>
            <dc:creator> </dc:creator>
            <dc:date>2021-06-01T04:25:28.406366129</dc:date>
          </office:change-info>
          <table:deletions>
            <table:change-deletion table:id="ct619"/>
          </table:deletions>
        </table:deletion>
        <table:deletion table:id="ct621" table:type="column" table:position="0" table:table="2">
          <office:change-info>
            <dc:creator> </dc:creator>
            <dc:date>2021-06-01T04:25:28.406377699</dc:date>
          </office:change-info>
          <table:deletions>
            <table:change-deletion table:id="ct620"/>
          </table:deletions>
        </table:deletion>
        <table:deletion table:id="ct622" table:type="column" table:position="0" table:table="2">
          <office:change-info>
            <dc:creator> </dc:creator>
            <dc:date>2021-06-01T04:25:28.406389633</dc:date>
          </office:change-info>
          <table:deletions>
            <table:change-deletion table:id="ct621"/>
          </table:deletions>
        </table:deletion>
        <table:deletion table:id="ct623" table:type="column" table:position="0" table:table="2">
          <office:change-info>
            <dc:creator> </dc:creator>
            <dc:date>2021-06-01T04:25:28.406401295</dc:date>
          </office:change-info>
          <table:deletions>
            <table:change-deletion table:id="ct622"/>
          </table:deletions>
        </table:deletion>
        <table:deletion table:id="ct624" table:type="column" table:position="0" table:table="2">
          <office:change-info>
            <dc:creator> </dc:creator>
            <dc:date>2021-06-01T04:25:28.406413100</dc:date>
          </office:change-info>
          <table:deletions>
            <table:change-deletion table:id="ct623"/>
          </table:deletions>
        </table:deletion>
        <table:deletion table:id="ct625" table:type="column" table:position="0" table:table="2">
          <office:change-info>
            <dc:creator> </dc:creator>
            <dc:date>2021-06-01T04:25:28.406424901</dc:date>
          </office:change-info>
          <table:deletions>
            <table:change-deletion table:id="ct624"/>
          </table:deletions>
        </table:deletion>
        <table:deletion table:id="ct626" table:type="column" table:position="0" table:table="2">
          <office:change-info>
            <dc:creator> </dc:creator>
            <dc:date>2021-06-01T04:25:28.406436495</dc:date>
          </office:change-info>
          <table:deletions>
            <table:change-deletion table:id="ct625"/>
          </table:deletions>
        </table:deletion>
        <table:deletion table:id="ct627" table:type="column" table:position="0" table:table="2">
          <office:change-info>
            <dc:creator> </dc:creator>
            <dc:date>2021-06-01T04:25:28.406448254</dc:date>
          </office:change-info>
          <table:deletions>
            <table:change-deletion table:id="ct626"/>
          </table:deletions>
        </table:deletion>
        <table:deletion table:id="ct628" table:type="column" table:position="0" table:table="2">
          <office:change-info>
            <dc:creator> </dc:creator>
            <dc:date>2021-06-01T04:25:28.406460320</dc:date>
          </office:change-info>
          <table:deletions>
            <table:change-deletion table:id="ct627"/>
          </table:deletions>
        </table:deletion>
        <table:deletion table:id="ct629" table:type="column" table:position="0" table:table="2">
          <office:change-info>
            <dc:creator> </dc:creator>
            <dc:date>2021-06-01T04:25:28.406472311</dc:date>
          </office:change-info>
          <table:deletions>
            <table:change-deletion table:id="ct628"/>
          </table:deletions>
        </table:deletion>
        <table:deletion table:id="ct630" table:type="column" table:position="0" table:table="2">
          <office:change-info>
            <dc:creator> </dc:creator>
            <dc:date>2021-06-01T04:25:28.406484052</dc:date>
          </office:change-info>
          <table:deletions>
            <table:change-deletion table:id="ct629"/>
          </table:deletions>
        </table:deletion>
        <table:deletion table:id="ct631" table:type="column" table:position="0" table:table="2">
          <office:change-info>
            <dc:creator> </dc:creator>
            <dc:date>2021-06-01T04:25:28.406495709</dc:date>
          </office:change-info>
          <table:deletions>
            <table:change-deletion table:id="ct630"/>
          </table:deletions>
        </table:deletion>
        <table:deletion table:id="ct632" table:type="column" table:position="0" table:table="2">
          <office:change-info>
            <dc:creator> </dc:creator>
            <dc:date>2021-06-01T04:25:28.406507623</dc:date>
          </office:change-info>
          <table:deletions>
            <table:change-deletion table:id="ct631"/>
          </table:deletions>
        </table:deletion>
        <table:deletion table:id="ct633" table:type="column" table:position="0" table:table="2">
          <office:change-info>
            <dc:creator> </dc:creator>
            <dc:date>2021-06-01T04:25:28.406519796</dc:date>
          </office:change-info>
          <table:deletions>
            <table:change-deletion table:id="ct632"/>
          </table:deletions>
        </table:deletion>
        <table:deletion table:id="ct634" table:type="column" table:position="0" table:table="2">
          <office:change-info>
            <dc:creator> </dc:creator>
            <dc:date>2021-06-01T04:25:28.406531676</dc:date>
          </office:change-info>
          <table:deletions>
            <table:change-deletion table:id="ct633"/>
          </table:deletions>
        </table:deletion>
        <table:deletion table:id="ct635" table:type="column" table:position="0" table:table="2">
          <office:change-info>
            <dc:creator> </dc:creator>
            <dc:date>2021-06-01T04:25:28.406543517</dc:date>
          </office:change-info>
          <table:deletions>
            <table:change-deletion table:id="ct634"/>
          </table:deletions>
        </table:deletion>
        <table:deletion table:id="ct636" table:type="column" table:position="0" table:table="2">
          <office:change-info>
            <dc:creator> </dc:creator>
            <dc:date>2021-06-01T04:25:28.406555289</dc:date>
          </office:change-info>
          <table:deletions>
            <table:change-deletion table:id="ct635"/>
          </table:deletions>
        </table:deletion>
        <table:deletion table:id="ct637" table:type="column" table:position="0" table:table="2">
          <office:change-info>
            <dc:creator> </dc:creator>
            <dc:date>2021-06-01T04:25:28.406567133</dc:date>
          </office:change-info>
          <table:deletions>
            <table:change-deletion table:id="ct636"/>
          </table:deletions>
        </table:deletion>
        <table:deletion table:id="ct638" table:type="column" table:position="0" table:table="2">
          <office:change-info>
            <dc:creator> </dc:creator>
            <dc:date>2021-06-01T04:25:28.406579015</dc:date>
          </office:change-info>
          <table:deletions>
            <table:change-deletion table:id="ct637"/>
          </table:deletions>
        </table:deletion>
        <table:deletion table:id="ct639" table:type="column" table:position="0" table:table="2">
          <office:change-info>
            <dc:creator> </dc:creator>
            <dc:date>2021-06-01T04:25:28.406591166</dc:date>
          </office:change-info>
          <table:deletions>
            <table:change-deletion table:id="ct638"/>
          </table:deletions>
        </table:deletion>
        <table:deletion table:id="ct640" table:type="column" table:position="0" table:table="2">
          <office:change-info>
            <dc:creator> </dc:creator>
            <dc:date>2021-06-01T04:25:28.406603194</dc:date>
          </office:change-info>
          <table:deletions>
            <table:change-deletion table:id="ct639"/>
          </table:deletions>
        </table:deletion>
        <table:deletion table:id="ct641" table:type="column" table:position="0" table:table="2">
          <office:change-info>
            <dc:creator> </dc:creator>
            <dc:date>2021-06-01T04:25:28.406615300</dc:date>
          </office:change-info>
          <table:deletions>
            <table:change-deletion table:id="ct640"/>
          </table:deletions>
        </table:deletion>
        <table:deletion table:id="ct642" table:type="column" table:position="0" table:table="2">
          <office:change-info>
            <dc:creator> </dc:creator>
            <dc:date>2021-06-01T04:25:28.406627100</dc:date>
          </office:change-info>
          <table:deletions>
            <table:change-deletion table:id="ct641"/>
          </table:deletions>
        </table:deletion>
        <table:deletion table:id="ct643" table:type="column" table:position="0" table:table="2">
          <office:change-info>
            <dc:creator> </dc:creator>
            <dc:date>2021-06-01T04:25:28.406639030</dc:date>
          </office:change-info>
          <table:deletions>
            <table:change-deletion table:id="ct642"/>
          </table:deletions>
        </table:deletion>
        <table:deletion table:id="ct644" table:type="column" table:position="0" table:table="2">
          <office:change-info>
            <dc:creator> </dc:creator>
            <dc:date>2021-06-01T04:25:28.406650890</dc:date>
          </office:change-info>
          <table:deletions>
            <table:change-deletion table:id="ct643"/>
          </table:deletions>
        </table:deletion>
        <table:deletion table:id="ct645" table:type="column" table:position="0" table:table="2">
          <office:change-info>
            <dc:creator> </dc:creator>
            <dc:date>2021-06-01T04:25:28.406663276</dc:date>
          </office:change-info>
          <table:deletions>
            <table:change-deletion table:id="ct644"/>
          </table:deletions>
        </table:deletion>
        <table:deletion table:id="ct646" table:type="column" table:position="0" table:table="2">
          <office:change-info>
            <dc:creator> </dc:creator>
            <dc:date>2021-06-01T04:25:28.406675274</dc:date>
          </office:change-info>
          <table:deletions>
            <table:change-deletion table:id="ct645"/>
          </table:deletions>
        </table:deletion>
        <table:deletion table:id="ct647" table:type="column" table:position="0" table:table="2">
          <office:change-info>
            <dc:creator> </dc:creator>
            <dc:date>2021-06-01T04:25:28.406687300</dc:date>
          </office:change-info>
          <table:deletions>
            <table:change-deletion table:id="ct646"/>
          </table:deletions>
        </table:deletion>
        <table:deletion table:id="ct648" table:type="column" table:position="0" table:table="2">
          <office:change-info>
            <dc:creator> </dc:creator>
            <dc:date>2021-06-01T04:25:28.406699333</dc:date>
          </office:change-info>
          <table:deletions>
            <table:change-deletion table:id="ct647"/>
          </table:deletions>
        </table:deletion>
        <table:deletion table:id="ct649" table:type="column" table:position="0" table:table="2">
          <office:change-info>
            <dc:creator> </dc:creator>
            <dc:date>2021-06-01T04:25:28.406711359</dc:date>
          </office:change-info>
          <table:deletions>
            <table:change-deletion table:id="ct648"/>
          </table:deletions>
        </table:deletion>
        <table:deletion table:id="ct650" table:type="column" table:position="0" table:table="2">
          <office:change-info>
            <dc:creator> </dc:creator>
            <dc:date>2021-06-01T04:25:28.406723624</dc:date>
          </office:change-info>
          <table:deletions>
            <table:change-deletion table:id="ct649"/>
          </table:deletions>
        </table:deletion>
        <table:deletion table:id="ct651" table:type="column" table:position="0" table:table="2">
          <office:change-info>
            <dc:creator> </dc:creator>
            <dc:date>2021-06-01T04:25:28.406735592</dc:date>
          </office:change-info>
          <table:deletions>
            <table:change-deletion table:id="ct650"/>
          </table:deletions>
        </table:deletion>
        <table:deletion table:id="ct652" table:type="column" table:position="0" table:table="2">
          <office:change-info>
            <dc:creator> </dc:creator>
            <dc:date>2021-06-01T04:25:28.406747770</dc:date>
          </office:change-info>
          <table:deletions>
            <table:change-deletion table:id="ct651"/>
          </table:deletions>
        </table:deletion>
        <table:deletion table:id="ct653" table:type="column" table:position="0" table:table="2">
          <office:change-info>
            <dc:creator> </dc:creator>
            <dc:date>2021-06-01T04:25:28.406759825</dc:date>
          </office:change-info>
          <table:deletions>
            <table:change-deletion table:id="ct652"/>
          </table:deletions>
        </table:deletion>
        <table:deletion table:id="ct654" table:type="column" table:position="0" table:table="2">
          <office:change-info>
            <dc:creator> </dc:creator>
            <dc:date>2021-06-01T04:25:28.406771943</dc:date>
          </office:change-info>
          <table:deletions>
            <table:change-deletion table:id="ct653"/>
          </table:deletions>
        </table:deletion>
        <table:deletion table:id="ct655" table:type="column" table:position="0" table:table="2">
          <office:change-info>
            <dc:creator> </dc:creator>
            <dc:date>2021-06-01T04:25:28.406784004</dc:date>
          </office:change-info>
          <table:deletions>
            <table:change-deletion table:id="ct654"/>
          </table:deletions>
        </table:deletion>
        <table:deletion table:id="ct656" table:type="column" table:position="0" table:table="2">
          <office:change-info>
            <dc:creator> </dc:creator>
            <dc:date>2021-06-01T04:25:28.406796509</dc:date>
          </office:change-info>
          <table:deletions>
            <table:change-deletion table:id="ct655"/>
          </table:deletions>
        </table:deletion>
        <table:deletion table:id="ct657" table:type="column" table:position="0" table:table="2">
          <office:change-info>
            <dc:creator> </dc:creator>
            <dc:date>2021-06-01T04:25:28.406808770</dc:date>
          </office:change-info>
          <table:deletions>
            <table:change-deletion table:id="ct656"/>
          </table:deletions>
        </table:deletion>
        <table:deletion table:id="ct658" table:type="column" table:position="0" table:table="2">
          <office:change-info>
            <dc:creator> </dc:creator>
            <dc:date>2021-06-01T04:25:28.406820850</dc:date>
          </office:change-info>
          <table:deletions>
            <table:change-deletion table:id="ct657"/>
          </table:deletions>
        </table:deletion>
        <table:deletion table:id="ct659" table:type="column" table:position="0" table:table="2">
          <office:change-info>
            <dc:creator> </dc:creator>
            <dc:date>2021-06-01T04:25:28.406832971</dc:date>
          </office:change-info>
          <table:deletions>
            <table:change-deletion table:id="ct658"/>
          </table:deletions>
        </table:deletion>
        <table:deletion table:id="ct660" table:type="column" table:position="0" table:table="2">
          <office:change-info>
            <dc:creator> </dc:creator>
            <dc:date>2021-06-01T04:25:28.406845139</dc:date>
          </office:change-info>
          <table:deletions>
            <table:change-deletion table:id="ct659"/>
          </table:deletions>
        </table:deletion>
        <table:deletion table:id="ct661" table:type="column" table:position="0" table:table="2">
          <office:change-info>
            <dc:creator> </dc:creator>
            <dc:date>2021-06-01T04:25:28.406857547</dc:date>
          </office:change-info>
          <table:deletions>
            <table:change-deletion table:id="ct660"/>
          </table:deletions>
        </table:deletion>
        <table:deletion table:id="ct662" table:type="column" table:position="0" table:table="2">
          <office:change-info>
            <dc:creator> </dc:creator>
            <dc:date>2021-06-01T04:25:28.406869636</dc:date>
          </office:change-info>
          <table:deletions>
            <table:change-deletion table:id="ct661"/>
          </table:deletions>
        </table:deletion>
        <table:deletion table:id="ct663" table:type="column" table:position="0" table:table="2">
          <office:change-info>
            <dc:creator> </dc:creator>
            <dc:date>2021-06-01T04:25:28.406882134</dc:date>
          </office:change-info>
          <table:deletions>
            <table:change-deletion table:id="ct662"/>
          </table:deletions>
        </table:deletion>
        <table:deletion table:id="ct664" table:type="column" table:position="0" table:table="2">
          <office:change-info>
            <dc:creator> </dc:creator>
            <dc:date>2021-06-01T04:25:28.406894252</dc:date>
          </office:change-info>
          <table:deletions>
            <table:change-deletion table:id="ct663"/>
          </table:deletions>
        </table:deletion>
        <table:deletion table:id="ct665" table:type="column" table:position="0" table:table="2">
          <office:change-info>
            <dc:creator> </dc:creator>
            <dc:date>2021-06-01T04:25:28.406906582</dc:date>
          </office:change-info>
          <table:deletions>
            <table:change-deletion table:id="ct664"/>
          </table:deletions>
        </table:deletion>
        <table:deletion table:id="ct666" table:type="column" table:position="0" table:table="2">
          <office:change-info>
            <dc:creator> </dc:creator>
            <dc:date>2021-06-01T04:25:28.406918756</dc:date>
          </office:change-info>
          <table:deletions>
            <table:change-deletion table:id="ct665"/>
          </table:deletions>
        </table:deletion>
        <table:deletion table:id="ct667" table:type="column" table:position="0" table:table="2">
          <office:change-info>
            <dc:creator> </dc:creator>
            <dc:date>2021-06-01T04:25:28.406931422</dc:date>
          </office:change-info>
          <table:deletions>
            <table:change-deletion table:id="ct666"/>
          </table:deletions>
        </table:deletion>
        <table:deletion table:id="ct668" table:type="column" table:position="0" table:table="2">
          <office:change-info>
            <dc:creator> </dc:creator>
            <dc:date>2021-06-01T04:25:28.406943755</dc:date>
          </office:change-info>
          <table:deletions>
            <table:change-deletion table:id="ct667"/>
          </table:deletions>
        </table:deletion>
        <table:deletion table:id="ct669" table:type="column" table:position="0" table:table="2">
          <office:change-info>
            <dc:creator> </dc:creator>
            <dc:date>2021-06-01T04:25:28.406956090</dc:date>
          </office:change-info>
          <table:deletions>
            <table:change-deletion table:id="ct668"/>
          </table:deletions>
        </table:deletion>
        <table:deletion table:id="ct670" table:type="column" table:position="0" table:table="2">
          <office:change-info>
            <dc:creator> </dc:creator>
            <dc:date>2021-06-01T04:25:28.406968405</dc:date>
          </office:change-info>
          <table:deletions>
            <table:change-deletion table:id="ct669"/>
          </table:deletions>
        </table:deletion>
        <table:deletion table:id="ct671" table:type="column" table:position="0" table:table="2">
          <office:change-info>
            <dc:creator> </dc:creator>
            <dc:date>2021-06-01T04:25:28.406980771</dc:date>
          </office:change-info>
          <table:deletions>
            <table:change-deletion table:id="ct670"/>
          </table:deletions>
        </table:deletion>
        <table:deletion table:id="ct672" table:type="column" table:position="0" table:table="2">
          <office:change-info>
            <dc:creator> </dc:creator>
            <dc:date>2021-06-01T04:25:28.406993273</dc:date>
          </office:change-info>
          <table:deletions>
            <table:change-deletion table:id="ct671"/>
          </table:deletions>
        </table:deletion>
        <table:deletion table:id="ct673" table:type="column" table:position="0" table:table="2">
          <office:change-info>
            <dc:creator> </dc:creator>
            <dc:date>2021-06-01T04:25:28.407005788</dc:date>
          </office:change-info>
          <table:deletions>
            <table:change-deletion table:id="ct672"/>
          </table:deletions>
        </table:deletion>
        <table:deletion table:id="ct674" table:type="column" table:position="0" table:table="2">
          <office:change-info>
            <dc:creator> </dc:creator>
            <dc:date>2021-06-01T04:25:28.407018375</dc:date>
          </office:change-info>
          <table:deletions>
            <table:change-deletion table:id="ct673"/>
          </table:deletions>
        </table:deletion>
        <table:deletion table:id="ct675" table:type="column" table:position="0" table:table="2">
          <office:change-info>
            <dc:creator> </dc:creator>
            <dc:date>2021-06-01T04:25:28.407030700</dc:date>
          </office:change-info>
          <table:deletions>
            <table:change-deletion table:id="ct674"/>
          </table:deletions>
        </table:deletion>
        <table:deletion table:id="ct676" table:type="column" table:position="0" table:table="2">
          <office:change-info>
            <dc:creator> </dc:creator>
            <dc:date>2021-06-01T04:25:28.407043113</dc:date>
          </office:change-info>
          <table:deletions>
            <table:change-deletion table:id="ct675"/>
          </table:deletions>
        </table:deletion>
        <table:deletion table:id="ct677" table:type="column" table:position="0" table:table="2">
          <office:change-info>
            <dc:creator> </dc:creator>
            <dc:date>2021-06-01T04:25:28.407055559</dc:date>
          </office:change-info>
          <table:deletions>
            <table:change-deletion table:id="ct676"/>
          </table:deletions>
        </table:deletion>
        <table:deletion table:id="ct678" table:type="column" table:position="0" table:table="2">
          <office:change-info>
            <dc:creator> </dc:creator>
            <dc:date>2021-06-01T04:25:28.407068317</dc:date>
          </office:change-info>
          <table:deletions>
            <table:change-deletion table:id="ct677"/>
          </table:deletions>
        </table:deletion>
        <table:deletion table:id="ct679" table:type="column" table:position="0" table:table="2">
          <office:change-info>
            <dc:creator> </dc:creator>
            <dc:date>2021-06-01T04:25:28.407080849</dc:date>
          </office:change-info>
          <table:deletions>
            <table:change-deletion table:id="ct678"/>
          </table:deletions>
        </table:deletion>
        <table:deletion table:id="ct680" table:type="column" table:position="0" table:table="2">
          <office:change-info>
            <dc:creator> </dc:creator>
            <dc:date>2021-06-01T04:25:28.407093322</dc:date>
          </office:change-info>
          <table:deletions>
            <table:change-deletion table:id="ct679"/>
          </table:deletions>
        </table:deletion>
        <table:deletion table:id="ct681" table:type="column" table:position="0" table:table="2">
          <office:change-info>
            <dc:creator> </dc:creator>
            <dc:date>2021-06-01T04:25:28.407105842</dc:date>
          </office:change-info>
          <table:deletions>
            <table:change-deletion table:id="ct680"/>
          </table:deletions>
        </table:deletion>
        <table:deletion table:id="ct682" table:type="column" table:position="0" table:table="2">
          <office:change-info>
            <dc:creator> </dc:creator>
            <dc:date>2021-06-01T04:25:28.407118268</dc:date>
          </office:change-info>
          <table:deletions>
            <table:change-deletion table:id="ct681"/>
          </table:deletions>
        </table:deletion>
        <table:deletion table:id="ct683" table:type="column" table:position="0" table:table="2">
          <office:change-info>
            <dc:creator> </dc:creator>
            <dc:date>2021-06-01T04:25:28.407130980</dc:date>
          </office:change-info>
          <table:deletions>
            <table:change-deletion table:id="ct682"/>
          </table:deletions>
        </table:deletion>
        <table:deletion table:id="ct684" table:type="column" table:position="0" table:table="2">
          <office:change-info>
            <dc:creator> </dc:creator>
            <dc:date>2021-06-01T04:25:28.407143539</dc:date>
          </office:change-info>
          <table:deletions>
            <table:change-deletion table:id="ct683"/>
          </table:deletions>
        </table:deletion>
        <table:deletion table:id="ct685" table:type="column" table:position="0" table:table="2">
          <office:change-info>
            <dc:creator> </dc:creator>
            <dc:date>2021-06-01T04:25:28.407156109</dc:date>
          </office:change-info>
          <table:deletions>
            <table:change-deletion table:id="ct684"/>
          </table:deletions>
        </table:deletion>
        <table:deletion table:id="ct686" table:type="column" table:position="0" table:table="2">
          <office:change-info>
            <dc:creator> </dc:creator>
            <dc:date>2021-06-01T04:25:28.407168538</dc:date>
          </office:change-info>
          <table:deletions>
            <table:change-deletion table:id="ct685"/>
          </table:deletions>
        </table:deletion>
        <table:deletion table:id="ct687" table:type="column" table:position="0" table:table="2">
          <office:change-info>
            <dc:creator> </dc:creator>
            <dc:date>2021-06-01T04:25:28.407181017</dc:date>
          </office:change-info>
          <table:deletions>
            <table:change-deletion table:id="ct686"/>
          </table:deletions>
        </table:deletion>
        <table:deletion table:id="ct688" table:type="column" table:position="0" table:table="2">
          <office:change-info>
            <dc:creator> </dc:creator>
            <dc:date>2021-06-01T04:25:28.407193663</dc:date>
          </office:change-info>
          <table:deletions>
            <table:change-deletion table:id="ct687"/>
          </table:deletions>
        </table:deletion>
        <table:deletion table:id="ct689" table:type="column" table:position="0" table:table="2">
          <office:change-info>
            <dc:creator> </dc:creator>
            <dc:date>2021-06-01T04:25:28.407206684</dc:date>
          </office:change-info>
          <table:deletions>
            <table:change-deletion table:id="ct688"/>
          </table:deletions>
        </table:deletion>
        <table:deletion table:id="ct690" table:type="column" table:position="0" table:table="2">
          <office:change-info>
            <dc:creator> </dc:creator>
            <dc:date>2021-06-01T04:25:28.407219258</dc:date>
          </office:change-info>
          <table:deletions>
            <table:change-deletion table:id="ct689"/>
          </table:deletions>
        </table:deletion>
        <table:deletion table:id="ct691" table:type="column" table:position="0" table:table="2">
          <office:change-info>
            <dc:creator> </dc:creator>
            <dc:date>2021-06-01T04:25:28.407231879</dc:date>
          </office:change-info>
          <table:deletions>
            <table:change-deletion table:id="ct690"/>
          </table:deletions>
        </table:deletion>
        <table:deletion table:id="ct692" table:type="column" table:position="0" table:table="2">
          <office:change-info>
            <dc:creator> </dc:creator>
            <dc:date>2021-06-01T04:25:28.407244391</dc:date>
          </office:change-info>
          <table:deletions>
            <table:change-deletion table:id="ct691"/>
          </table:deletions>
        </table:deletion>
        <table:deletion table:id="ct693" table:type="column" table:position="0" table:table="2">
          <office:change-info>
            <dc:creator> </dc:creator>
            <dc:date>2021-06-01T04:25:28.407256870</dc:date>
          </office:change-info>
          <table:deletions>
            <table:change-deletion table:id="ct692"/>
          </table:deletions>
        </table:deletion>
        <table:deletion table:id="ct694" table:type="column" table:position="0" table:table="2">
          <office:change-info>
            <dc:creator> </dc:creator>
            <dc:date>2021-06-01T04:25:28.407269621</dc:date>
          </office:change-info>
          <table:deletions>
            <table:change-deletion table:id="ct693"/>
          </table:deletions>
        </table:deletion>
        <table:deletion table:id="ct695" table:type="column" table:position="0" table:table="2">
          <office:change-info>
            <dc:creator> </dc:creator>
            <dc:date>2021-06-01T04:25:28.407282720</dc:date>
          </office:change-info>
          <table:deletions>
            <table:change-deletion table:id="ct694"/>
          </table:deletions>
        </table:deletion>
        <table:deletion table:id="ct696" table:type="column" table:position="0" table:table="2">
          <office:change-info>
            <dc:creator> </dc:creator>
            <dc:date>2021-06-01T04:25:28.407295361</dc:date>
          </office:change-info>
          <table:deletions>
            <table:change-deletion table:id="ct695"/>
          </table:deletions>
        </table:deletion>
        <table:deletion table:id="ct697" table:type="column" table:position="0" table:table="2">
          <office:change-info>
            <dc:creator> </dc:creator>
            <dc:date>2021-06-01T04:25:28.407308118</dc:date>
          </office:change-info>
          <table:deletions>
            <table:change-deletion table:id="ct696"/>
          </table:deletions>
        </table:deletion>
        <table:deletion table:id="ct698" table:type="column" table:position="0" table:table="2">
          <office:change-info>
            <dc:creator> </dc:creator>
            <dc:date>2021-06-01T04:25:28.407320891</dc:date>
          </office:change-info>
          <table:deletions>
            <table:change-deletion table:id="ct697"/>
          </table:deletions>
        </table:deletion>
        <table:deletion table:id="ct699" table:type="column" table:position="0" table:table="2">
          <office:change-info>
            <dc:creator> </dc:creator>
            <dc:date>2021-06-01T04:25:28.407333489</dc:date>
          </office:change-info>
          <table:deletions>
            <table:change-deletion table:id="ct698"/>
          </table:deletions>
        </table:deletion>
        <table:deletion table:id="ct700" table:type="column" table:position="0" table:table="2">
          <office:change-info>
            <dc:creator> </dc:creator>
            <dc:date>2021-06-01T04:25:28.407346449</dc:date>
          </office:change-info>
          <table:deletions>
            <table:change-deletion table:id="ct699"/>
          </table:deletions>
        </table:deletion>
        <table:deletion table:id="ct701" table:type="column" table:position="0" table:table="2">
          <office:change-info>
            <dc:creator> </dc:creator>
            <dc:date>2021-06-01T04:25:28.407359232</dc:date>
          </office:change-info>
          <table:deletions>
            <table:change-deletion table:id="ct700"/>
          </table:deletions>
        </table:deletion>
        <table:deletion table:id="ct702" table:type="column" table:position="0" table:table="2">
          <office:change-info>
            <dc:creator> </dc:creator>
            <dc:date>2021-06-01T04:25:28.407371994</dc:date>
          </office:change-info>
          <table:deletions>
            <table:change-deletion table:id="ct701"/>
          </table:deletions>
        </table:deletion>
        <table:deletion table:id="ct703" table:type="column" table:position="0" table:table="2">
          <office:change-info>
            <dc:creator> </dc:creator>
            <dc:date>2021-06-01T04:25:28.407384869</dc:date>
          </office:change-info>
          <table:deletions>
            <table:change-deletion table:id="ct702"/>
          </table:deletions>
        </table:deletion>
        <table:deletion table:id="ct704" table:type="column" table:position="0" table:table="2">
          <office:change-info>
            <dc:creator> </dc:creator>
            <dc:date>2021-06-01T04:25:28.407397625</dc:date>
          </office:change-info>
          <table:deletions>
            <table:change-deletion table:id="ct703"/>
          </table:deletions>
        </table:deletion>
        <table:deletion table:id="ct705" table:type="column" table:position="0" table:table="2">
          <office:change-info>
            <dc:creator> </dc:creator>
            <dc:date>2021-06-01T04:25:28.407410662</dc:date>
          </office:change-info>
          <table:deletions>
            <table:change-deletion table:id="ct704"/>
          </table:deletions>
        </table:deletion>
        <table:deletion table:id="ct706" table:type="column" table:position="0" table:table="2">
          <office:change-info>
            <dc:creator> </dc:creator>
            <dc:date>2021-06-01T04:25:28.407423815</dc:date>
          </office:change-info>
          <table:deletions>
            <table:change-deletion table:id="ct705"/>
          </table:deletions>
        </table:deletion>
        <table:deletion table:id="ct707" table:type="column" table:position="0" table:table="2">
          <office:change-info>
            <dc:creator> </dc:creator>
            <dc:date>2021-06-01T04:25:28.407436729</dc:date>
          </office:change-info>
          <table:deletions>
            <table:change-deletion table:id="ct706"/>
          </table:deletions>
        </table:deletion>
        <table:deletion table:id="ct708" table:type="column" table:position="0" table:table="2">
          <office:change-info>
            <dc:creator> </dc:creator>
            <dc:date>2021-06-01T04:25:28.407449456</dc:date>
          </office:change-info>
          <table:deletions>
            <table:change-deletion table:id="ct707"/>
          </table:deletions>
        </table:deletion>
        <table:deletion table:id="ct709" table:type="column" table:position="0" table:table="2">
          <office:change-info>
            <dc:creator> </dc:creator>
            <dc:date>2021-06-01T04:25:28.407462244</dc:date>
          </office:change-info>
          <table:deletions>
            <table:change-deletion table:id="ct708"/>
          </table:deletions>
        </table:deletion>
        <table:deletion table:id="ct710" table:type="column" table:position="0" table:table="2">
          <office:change-info>
            <dc:creator> </dc:creator>
            <dc:date>2021-06-01T04:25:28.407475020</dc:date>
          </office:change-info>
          <table:deletions>
            <table:change-deletion table:id="ct709"/>
          </table:deletions>
        </table:deletion>
        <table:deletion table:id="ct711" table:type="column" table:position="0" table:table="2">
          <office:change-info>
            <dc:creator> </dc:creator>
            <dc:date>2021-06-01T04:25:28.407488095</dc:date>
          </office:change-info>
          <table:deletions>
            <table:change-deletion table:id="ct710"/>
          </table:deletions>
        </table:deletion>
        <table:deletion table:id="ct712" table:type="column" table:position="0" table:table="2">
          <office:change-info>
            <dc:creator> </dc:creator>
            <dc:date>2021-06-01T04:25:28.407501107</dc:date>
          </office:change-info>
          <table:deletions>
            <table:change-deletion table:id="ct711"/>
          </table:deletions>
        </table:deletion>
        <table:deletion table:id="ct713" table:type="column" table:position="0" table:table="2">
          <office:change-info>
            <dc:creator> </dc:creator>
            <dc:date>2021-06-01T04:25:28.407514135</dc:date>
          </office:change-info>
          <table:deletions>
            <table:change-deletion table:id="ct712"/>
          </table:deletions>
        </table:deletion>
        <table:deletion table:id="ct714" table:type="column" table:position="0" table:table="2">
          <office:change-info>
            <dc:creator> </dc:creator>
            <dc:date>2021-06-01T04:25:28.407526943</dc:date>
          </office:change-info>
          <table:deletions>
            <table:change-deletion table:id="ct713"/>
          </table:deletions>
        </table:deletion>
        <table:deletion table:id="ct715" table:type="column" table:position="0" table:table="2">
          <office:change-info>
            <dc:creator> </dc:creator>
            <dc:date>2021-06-01T04:25:28.407539793</dc:date>
          </office:change-info>
          <table:deletions>
            <table:change-deletion table:id="ct714"/>
          </table:deletions>
        </table:deletion>
        <table:deletion table:id="ct716" table:type="column" table:position="0" table:table="2">
          <office:change-info>
            <dc:creator> </dc:creator>
            <dc:date>2021-06-01T04:25:28.407552651</dc:date>
          </office:change-info>
          <table:deletions>
            <table:change-deletion table:id="ct715"/>
          </table:deletions>
        </table:deletion>
        <table:deletion table:id="ct717" table:type="column" table:position="0" table:table="2">
          <office:change-info>
            <dc:creator> </dc:creator>
            <dc:date>2021-06-01T04:25:28.407565893</dc:date>
          </office:change-info>
          <table:deletions>
            <table:change-deletion table:id="ct716"/>
          </table:deletions>
        </table:deletion>
        <table:deletion table:id="ct718" table:type="column" table:position="0" table:table="2">
          <office:change-info>
            <dc:creator> </dc:creator>
            <dc:date>2021-06-01T04:25:28.407579062</dc:date>
          </office:change-info>
          <table:deletions>
            <table:change-deletion table:id="ct717"/>
          </table:deletions>
        </table:deletion>
        <table:deletion table:id="ct719" table:type="column" table:position="0" table:table="2">
          <office:change-info>
            <dc:creator> </dc:creator>
            <dc:date>2021-06-01T04:25:28.407592019</dc:date>
          </office:change-info>
          <table:deletions>
            <table:change-deletion table:id="ct718"/>
          </table:deletions>
        </table:deletion>
        <table:deletion table:id="ct720" table:type="column" table:position="0" table:table="2">
          <office:change-info>
            <dc:creator> </dc:creator>
            <dc:date>2021-06-01T04:25:28.407605016</dc:date>
          </office:change-info>
          <table:deletions>
            <table:change-deletion table:id="ct719"/>
          </table:deletions>
        </table:deletion>
        <table:deletion table:id="ct721" table:type="column" table:position="0" table:table="2">
          <office:change-info>
            <dc:creator> </dc:creator>
            <dc:date>2021-06-01T04:25:28.407618084</dc:date>
          </office:change-info>
          <table:deletions>
            <table:change-deletion table:id="ct720"/>
          </table:deletions>
        </table:deletion>
        <table:deletion table:id="ct722" table:type="column" table:position="0" table:table="2">
          <office:change-info>
            <dc:creator> </dc:creator>
            <dc:date>2021-06-01T04:25:28.407631312</dc:date>
          </office:change-info>
          <table:deletions>
            <table:change-deletion table:id="ct721"/>
          </table:deletions>
        </table:deletion>
        <table:deletion table:id="ct723" table:type="column" table:position="0" table:table="2">
          <office:change-info>
            <dc:creator> </dc:creator>
            <dc:date>2021-06-01T04:25:28.407644341</dc:date>
          </office:change-info>
          <table:deletions>
            <table:change-deletion table:id="ct722"/>
          </table:deletions>
        </table:deletion>
        <table:deletion table:id="ct724" table:type="column" table:position="0" table:table="2">
          <office:change-info>
            <dc:creator> </dc:creator>
            <dc:date>2021-06-01T04:25:28.407657419</dc:date>
          </office:change-info>
          <table:deletions>
            <table:change-deletion table:id="ct723"/>
          </table:deletions>
        </table:deletion>
        <table:deletion table:id="ct725" table:type="column" table:position="0" table:table="2">
          <office:change-info>
            <dc:creator> </dc:creator>
            <dc:date>2021-06-01T04:25:28.407670400</dc:date>
          </office:change-info>
          <table:deletions>
            <table:change-deletion table:id="ct724"/>
          </table:deletions>
        </table:deletion>
        <table:deletion table:id="ct726" table:type="column" table:position="0" table:table="2">
          <office:change-info>
            <dc:creator> </dc:creator>
            <dc:date>2021-06-01T04:25:28.407683369</dc:date>
          </office:change-info>
          <table:deletions>
            <table:change-deletion table:id="ct725"/>
          </table:deletions>
        </table:deletion>
        <table:deletion table:id="ct727" table:type="column" table:position="0" table:table="2">
          <office:change-info>
            <dc:creator> </dc:creator>
            <dc:date>2021-06-01T04:25:28.407696444</dc:date>
          </office:change-info>
          <table:deletions>
            <table:change-deletion table:id="ct726"/>
          </table:deletions>
        </table:deletion>
        <table:deletion table:id="ct728" table:type="column" table:position="0" table:table="2">
          <office:change-info>
            <dc:creator> </dc:creator>
            <dc:date>2021-06-01T04:25:28.407709839</dc:date>
          </office:change-info>
          <table:deletions>
            <table:change-deletion table:id="ct727"/>
          </table:deletions>
        </table:deletion>
        <table:deletion table:id="ct729" table:type="column" table:position="0" table:table="2">
          <office:change-info>
            <dc:creator> </dc:creator>
            <dc:date>2021-06-01T04:25:28.407723199</dc:date>
          </office:change-info>
          <table:deletions>
            <table:change-deletion table:id="ct728"/>
          </table:deletions>
        </table:deletion>
        <table:deletion table:id="ct730" table:type="column" table:position="0" table:table="2">
          <office:change-info>
            <dc:creator> </dc:creator>
            <dc:date>2021-06-01T04:25:28.407736271</dc:date>
          </office:change-info>
          <table:deletions>
            <table:change-deletion table:id="ct729"/>
          </table:deletions>
        </table:deletion>
        <table:deletion table:id="ct731" table:type="column" table:position="0" table:table="2">
          <office:change-info>
            <dc:creator> </dc:creator>
            <dc:date>2021-06-01T04:25:28.407749521</dc:date>
          </office:change-info>
          <table:deletions>
            <table:change-deletion table:id="ct730"/>
          </table:deletions>
        </table:deletion>
        <table:deletion table:id="ct732" table:type="column" table:position="0" table:table="2">
          <office:change-info>
            <dc:creator> </dc:creator>
            <dc:date>2021-06-01T04:25:28.407762682</dc:date>
          </office:change-info>
          <table:deletions>
            <table:change-deletion table:id="ct731"/>
          </table:deletions>
        </table:deletion>
        <table:deletion table:id="ct733" table:type="column" table:position="0" table:table="2">
          <office:change-info>
            <dc:creator> </dc:creator>
            <dc:date>2021-06-01T04:25:28.407776073</dc:date>
          </office:change-info>
          <table:deletions>
            <table:change-deletion table:id="ct732"/>
          </table:deletions>
        </table:deletion>
        <table:deletion table:id="ct734" table:type="column" table:position="0" table:table="2">
          <office:change-info>
            <dc:creator> </dc:creator>
            <dc:date>2021-06-01T04:25:28.407789439</dc:date>
          </office:change-info>
          <table:deletions>
            <table:change-deletion table:id="ct733"/>
          </table:deletions>
        </table:deletion>
        <table:deletion table:id="ct735" table:type="column" table:position="0" table:table="2">
          <office:change-info>
            <dc:creator> </dc:creator>
            <dc:date>2021-06-01T04:25:28.407802806</dc:date>
          </office:change-info>
          <table:deletions>
            <table:change-deletion table:id="ct734"/>
          </table:deletions>
        </table:deletion>
        <table:deletion table:id="ct736" table:type="column" table:position="0" table:table="2">
          <office:change-info>
            <dc:creator> </dc:creator>
            <dc:date>2021-06-01T04:25:28.407815961</dc:date>
          </office:change-info>
          <table:deletions>
            <table:change-deletion table:id="ct735"/>
          </table:deletions>
        </table:deletion>
        <table:deletion table:id="ct737" table:type="column" table:position="0" table:table="2">
          <office:change-info>
            <dc:creator> </dc:creator>
            <dc:date>2021-06-01T04:25:28.407829256</dc:date>
          </office:change-info>
          <table:deletions>
            <table:change-deletion table:id="ct736"/>
          </table:deletions>
        </table:deletion>
        <table:deletion table:id="ct738" table:type="column" table:position="0" table:table="2">
          <office:change-info>
            <dc:creator> </dc:creator>
            <dc:date>2021-06-01T04:25:28.407842422</dc:date>
          </office:change-info>
          <table:deletions>
            <table:change-deletion table:id="ct737"/>
          </table:deletions>
        </table:deletion>
        <table:deletion table:id="ct739" table:type="column" table:position="0" table:table="2">
          <office:change-info>
            <dc:creator> </dc:creator>
            <dc:date>2021-06-01T04:25:28.407855948</dc:date>
          </office:change-info>
          <table:deletions>
            <table:change-deletion table:id="ct738"/>
          </table:deletions>
        </table:deletion>
        <table:deletion table:id="ct740" table:type="column" table:position="0" table:table="2">
          <office:change-info>
            <dc:creator> </dc:creator>
            <dc:date>2021-06-01T04:25:28.407869376</dc:date>
          </office:change-info>
          <table:deletions>
            <table:change-deletion table:id="ct739"/>
          </table:deletions>
        </table:deletion>
        <table:deletion table:id="ct741" table:type="column" table:position="0" table:table="2">
          <office:change-info>
            <dc:creator> </dc:creator>
            <dc:date>2021-06-01T04:25:28.407882667</dc:date>
          </office:change-info>
          <table:deletions>
            <table:change-deletion table:id="ct740"/>
          </table:deletions>
        </table:deletion>
        <table:deletion table:id="ct742" table:type="column" table:position="0" table:table="2">
          <office:change-info>
            <dc:creator> </dc:creator>
            <dc:date>2021-06-01T04:25:28.407895899</dc:date>
          </office:change-info>
          <table:deletions>
            <table:change-deletion table:id="ct741"/>
          </table:deletions>
        </table:deletion>
        <table:deletion table:id="ct743" table:type="column" table:position="0" table:table="2">
          <office:change-info>
            <dc:creator> </dc:creator>
            <dc:date>2021-06-01T04:25:28.407909281</dc:date>
          </office:change-info>
          <table:deletions>
            <table:change-deletion table:id="ct742"/>
          </table:deletions>
        </table:deletion>
        <table:deletion table:id="ct744" table:type="column" table:position="0" table:table="2">
          <office:change-info>
            <dc:creator> </dc:creator>
            <dc:date>2021-06-01T04:25:28.407922502</dc:date>
          </office:change-info>
          <table:deletions>
            <table:change-deletion table:id="ct743"/>
          </table:deletions>
        </table:deletion>
        <table:deletion table:id="ct745" table:type="column" table:position="0" table:table="2">
          <office:change-info>
            <dc:creator> </dc:creator>
            <dc:date>2021-06-01T04:25:28.407936224</dc:date>
          </office:change-info>
          <table:deletions>
            <table:change-deletion table:id="ct744"/>
          </table:deletions>
        </table:deletion>
        <table:deletion table:id="ct746" table:type="column" table:position="0" table:table="2">
          <office:change-info>
            <dc:creator> </dc:creator>
            <dc:date>2021-06-01T04:25:28.407949790</dc:date>
          </office:change-info>
          <table:deletions>
            <table:change-deletion table:id="ct745"/>
          </table:deletions>
        </table:deletion>
        <table:deletion table:id="ct747" table:type="column" table:position="0" table:table="2">
          <office:change-info>
            <dc:creator> </dc:creator>
            <dc:date>2021-06-01T04:25:28.407963191</dc:date>
          </office:change-info>
          <table:deletions>
            <table:change-deletion table:id="ct746"/>
          </table:deletions>
        </table:deletion>
        <table:deletion table:id="ct748" table:type="column" table:position="0" table:table="2">
          <office:change-info>
            <dc:creator> </dc:creator>
            <dc:date>2021-06-01T04:25:28.407976667</dc:date>
          </office:change-info>
          <table:deletions>
            <table:change-deletion table:id="ct747"/>
          </table:deletions>
        </table:deletion>
        <table:deletion table:id="ct749" table:type="column" table:position="0" table:table="2">
          <office:change-info>
            <dc:creator> </dc:creator>
            <dc:date>2021-06-01T04:25:28.407990068</dc:date>
          </office:change-info>
          <table:deletions>
            <table:change-deletion table:id="ct748"/>
          </table:deletions>
        </table:deletion>
        <table:deletion table:id="ct750" table:type="column" table:position="0" table:table="2">
          <office:change-info>
            <dc:creator> </dc:creator>
            <dc:date>2021-06-01T04:25:28.408003685</dc:date>
          </office:change-info>
          <table:deletions>
            <table:change-deletion table:id="ct749"/>
          </table:deletions>
        </table:deletion>
        <table:deletion table:id="ct751" table:type="column" table:position="0" table:table="2">
          <office:change-info>
            <dc:creator> </dc:creator>
            <dc:date>2021-06-01T04:25:28.408017091</dc:date>
          </office:change-info>
          <table:deletions>
            <table:change-deletion table:id="ct750"/>
          </table:deletions>
        </table:deletion>
        <table:deletion table:id="ct752" table:type="column" table:position="0" table:table="2">
          <office:change-info>
            <dc:creator> </dc:creator>
            <dc:date>2021-06-01T04:25:28.408030546</dc:date>
          </office:change-info>
          <table:deletions>
            <table:change-deletion table:id="ct751"/>
          </table:deletions>
        </table:deletion>
        <table:deletion table:id="ct753" table:type="column" table:position="0" table:table="2">
          <office:change-info>
            <dc:creator> </dc:creator>
            <dc:date>2021-06-01T04:25:28.408044065</dc:date>
          </office:change-info>
          <table:deletions>
            <table:change-deletion table:id="ct752"/>
          </table:deletions>
        </table:deletion>
        <table:deletion table:id="ct754" table:type="column" table:position="0" table:table="2">
          <office:change-info>
            <dc:creator> </dc:creator>
            <dc:date>2021-06-01T04:25:28.408057480</dc:date>
          </office:change-info>
          <table:deletions>
            <table:change-deletion table:id="ct753"/>
          </table:deletions>
        </table:deletion>
        <table:deletion table:id="ct755" table:type="column" table:position="0" table:table="2">
          <office:change-info>
            <dc:creator> </dc:creator>
            <dc:date>2021-06-01T04:25:28.408070974</dc:date>
          </office:change-info>
          <table:deletions>
            <table:change-deletion table:id="ct754"/>
          </table:deletions>
        </table:deletion>
        <table:deletion table:id="ct756" table:type="column" table:position="0" table:table="2">
          <office:change-info>
            <dc:creator> </dc:creator>
            <dc:date>2021-06-01T04:25:28.408084599</dc:date>
          </office:change-info>
          <table:deletions>
            <table:change-deletion table:id="ct755"/>
          </table:deletions>
        </table:deletion>
        <table:deletion table:id="ct757" table:type="column" table:position="0" table:table="2">
          <office:change-info>
            <dc:creator> </dc:creator>
            <dc:date>2021-06-01T04:25:28.408098171</dc:date>
          </office:change-info>
          <table:deletions>
            <table:change-deletion table:id="ct756"/>
          </table:deletions>
        </table:deletion>
        <table:deletion table:id="ct758" table:type="column" table:position="0" table:table="2">
          <office:change-info>
            <dc:creator> </dc:creator>
            <dc:date>2021-06-01T04:25:28.408111606</dc:date>
          </office:change-info>
          <table:deletions>
            <table:change-deletion table:id="ct757"/>
          </table:deletions>
        </table:deletion>
        <table:deletion table:id="ct759" table:type="column" table:position="0" table:table="2">
          <office:change-info>
            <dc:creator> </dc:creator>
            <dc:date>2021-06-01T04:25:28.408125135</dc:date>
          </office:change-info>
          <table:deletions>
            <table:change-deletion table:id="ct758"/>
          </table:deletions>
        </table:deletion>
        <table:deletion table:id="ct760" table:type="column" table:position="0" table:table="2">
          <office:change-info>
            <dc:creator> </dc:creator>
            <dc:date>2021-06-01T04:25:28.408138543</dc:date>
          </office:change-info>
          <table:deletions>
            <table:change-deletion table:id="ct759"/>
          </table:deletions>
        </table:deletion>
        <table:deletion table:id="ct761" table:type="column" table:position="0" table:table="2">
          <office:change-info>
            <dc:creator> </dc:creator>
            <dc:date>2021-06-01T04:25:28.408152339</dc:date>
          </office:change-info>
          <table:deletions>
            <table:change-deletion table:id="ct760"/>
          </table:deletions>
        </table:deletion>
        <table:deletion table:id="ct762" table:type="column" table:position="0" table:table="2">
          <office:change-info>
            <dc:creator> </dc:creator>
            <dc:date>2021-06-01T04:25:28.408165921</dc:date>
          </office:change-info>
          <table:deletions>
            <table:change-deletion table:id="ct761"/>
          </table:deletions>
        </table:deletion>
        <table:deletion table:id="ct763" table:type="column" table:position="0" table:table="2">
          <office:change-info>
            <dc:creator> </dc:creator>
            <dc:date>2021-06-01T04:25:28.408179647</dc:date>
          </office:change-info>
          <table:deletions>
            <table:change-deletion table:id="ct762"/>
          </table:deletions>
        </table:deletion>
        <table:deletion table:id="ct764" table:type="column" table:position="0" table:table="2">
          <office:change-info>
            <dc:creator> </dc:creator>
            <dc:date>2021-06-01T04:25:28.408193245</dc:date>
          </office:change-info>
          <table:deletions>
            <table:change-deletion table:id="ct763"/>
          </table:deletions>
        </table:deletion>
        <table:deletion table:id="ct765" table:type="column" table:position="0" table:table="2">
          <office:change-info>
            <dc:creator> </dc:creator>
            <dc:date>2021-06-01T04:25:28.408217932</dc:date>
          </office:change-info>
          <table:deletions>
            <table:change-deletion table:id="ct764"/>
          </table:deletions>
        </table:deletion>
        <table:deletion table:id="ct766" table:type="column" table:position="0" table:table="2">
          <office:change-info>
            <dc:creator> </dc:creator>
            <dc:date>2021-06-01T04:25:28.408231725</dc:date>
          </office:change-info>
          <table:deletions>
            <table:change-deletion table:id="ct765"/>
          </table:deletions>
        </table:deletion>
        <table:deletion table:id="ct767" table:type="column" table:position="0" table:table="2">
          <office:change-info>
            <dc:creator> </dc:creator>
            <dc:date>2021-06-01T04:25:28.408245819</dc:date>
          </office:change-info>
          <table:deletions>
            <table:change-deletion table:id="ct766"/>
          </table:deletions>
        </table:deletion>
        <table:deletion table:id="ct768" table:type="column" table:position="0" table:table="2">
          <office:change-info>
            <dc:creator> </dc:creator>
            <dc:date>2021-06-01T04:25:28.408259784</dc:date>
          </office:change-info>
          <table:deletions>
            <table:change-deletion table:id="ct767"/>
          </table:deletions>
        </table:deletion>
        <table:deletion table:id="ct769" table:type="column" table:position="0" table:table="2">
          <office:change-info>
            <dc:creator> </dc:creator>
            <dc:date>2021-06-01T04:25:28.408273527</dc:date>
          </office:change-info>
          <table:deletions>
            <table:change-deletion table:id="ct768"/>
          </table:deletions>
        </table:deletion>
        <table:deletion table:id="ct770" table:type="column" table:position="0" table:table="2">
          <office:change-info>
            <dc:creator> </dc:creator>
            <dc:date>2021-06-01T04:25:28.408287311</dc:date>
          </office:change-info>
          <table:deletions>
            <table:change-deletion table:id="ct769"/>
          </table:deletions>
        </table:deletion>
        <table:deletion table:id="ct771" table:type="column" table:position="0" table:table="2">
          <office:change-info>
            <dc:creator> </dc:creator>
            <dc:date>2021-06-01T04:25:28.408301009</dc:date>
          </office:change-info>
          <table:deletions>
            <table:change-deletion table:id="ct770"/>
          </table:deletions>
        </table:deletion>
        <table:deletion table:id="ct772" table:type="column" table:position="0" table:table="2">
          <office:change-info>
            <dc:creator> </dc:creator>
            <dc:date>2021-06-01T04:25:28.408314947</dc:date>
          </office:change-info>
          <table:deletions>
            <table:change-deletion table:id="ct771"/>
          </table:deletions>
        </table:deletion>
        <table:deletion table:id="ct773" table:type="column" table:position="0" table:table="2">
          <office:change-info>
            <dc:creator> </dc:creator>
            <dc:date>2021-06-01T04:25:28.408328717</dc:date>
          </office:change-info>
          <table:deletions>
            <table:change-deletion table:id="ct772"/>
          </table:deletions>
        </table:deletion>
        <table:deletion table:id="ct774" table:type="column" table:position="0" table:table="2">
          <office:change-info>
            <dc:creator> </dc:creator>
            <dc:date>2021-06-01T04:25:28.408342484</dc:date>
          </office:change-info>
          <table:deletions>
            <table:change-deletion table:id="ct773"/>
          </table:deletions>
        </table:deletion>
        <table:deletion table:id="ct775" table:type="column" table:position="0" table:table="2">
          <office:change-info>
            <dc:creator> </dc:creator>
            <dc:date>2021-06-01T04:25:28.408356131</dc:date>
          </office:change-info>
          <table:deletions>
            <table:change-deletion table:id="ct774"/>
          </table:deletions>
        </table:deletion>
        <table:deletion table:id="ct776" table:type="column" table:position="0" table:table="2">
          <office:change-info>
            <dc:creator> </dc:creator>
            <dc:date>2021-06-01T04:25:28.408369914</dc:date>
          </office:change-info>
          <table:deletions>
            <table:change-deletion table:id="ct775"/>
          </table:deletions>
        </table:deletion>
        <table:deletion table:id="ct777" table:type="column" table:position="0" table:table="2">
          <office:change-info>
            <dc:creator> </dc:creator>
            <dc:date>2021-06-01T04:25:28.408383837</dc:date>
          </office:change-info>
          <table:deletions>
            <table:change-deletion table:id="ct776"/>
          </table:deletions>
        </table:deletion>
        <table:deletion table:id="ct778" table:type="column" table:position="0" table:table="2">
          <office:change-info>
            <dc:creator> </dc:creator>
            <dc:date>2021-06-01T04:25:28.408398071</dc:date>
          </office:change-info>
          <table:deletions>
            <table:change-deletion table:id="ct777"/>
          </table:deletions>
        </table:deletion>
        <table:deletion table:id="ct779" table:type="column" table:position="0" table:table="2">
          <office:change-info>
            <dc:creator> </dc:creator>
            <dc:date>2021-06-01T04:25:28.408412168</dc:date>
          </office:change-info>
          <table:deletions>
            <table:change-deletion table:id="ct778"/>
          </table:deletions>
        </table:deletion>
        <table:deletion table:id="ct780" table:type="column" table:position="0" table:table="2">
          <office:change-info>
            <dc:creator> </dc:creator>
            <dc:date>2021-06-01T04:25:28.408425862</dc:date>
          </office:change-info>
          <table:deletions>
            <table:change-deletion table:id="ct779"/>
          </table:deletions>
        </table:deletion>
        <table:deletion table:id="ct781" table:type="column" table:position="0" table:table="2">
          <office:change-info>
            <dc:creator> </dc:creator>
            <dc:date>2021-06-01T04:25:28.408439703</dc:date>
          </office:change-info>
          <table:deletions>
            <table:change-deletion table:id="ct780"/>
          </table:deletions>
        </table:deletion>
        <table:deletion table:id="ct782" table:type="column" table:position="0" table:table="2">
          <office:change-info>
            <dc:creator> </dc:creator>
            <dc:date>2021-06-01T04:25:28.408453557</dc:date>
          </office:change-info>
          <table:deletions>
            <table:change-deletion table:id="ct781"/>
          </table:deletions>
        </table:deletion>
        <table:deletion table:id="ct783" table:type="column" table:position="0" table:table="2">
          <office:change-info>
            <dc:creator> </dc:creator>
            <dc:date>2021-06-01T04:25:28.408467652</dc:date>
          </office:change-info>
          <table:deletions>
            <table:change-deletion table:id="ct782"/>
          </table:deletions>
        </table:deletion>
        <table:deletion table:id="ct784" table:type="column" table:position="0" table:table="2">
          <office:change-info>
            <dc:creator> </dc:creator>
            <dc:date>2021-06-01T04:25:28.408481491</dc:date>
          </office:change-info>
          <table:deletions>
            <table:change-deletion table:id="ct783"/>
          </table:deletions>
        </table:deletion>
        <table:deletion table:id="ct785" table:type="column" table:position="0" table:table="2">
          <office:change-info>
            <dc:creator> </dc:creator>
            <dc:date>2021-06-01T04:25:28.408495326</dc:date>
          </office:change-info>
          <table:deletions>
            <table:change-deletion table:id="ct784"/>
          </table:deletions>
        </table:deletion>
        <table:deletion table:id="ct786" table:type="column" table:position="0" table:table="2">
          <office:change-info>
            <dc:creator> </dc:creator>
            <dc:date>2021-06-01T04:25:28.408509218</dc:date>
          </office:change-info>
          <table:deletions>
            <table:change-deletion table:id="ct785"/>
          </table:deletions>
        </table:deletion>
        <table:deletion table:id="ct787" table:type="column" table:position="0" table:table="2">
          <office:change-info>
            <dc:creator> </dc:creator>
            <dc:date>2021-06-01T04:25:28.408523089</dc:date>
          </office:change-info>
          <table:deletions>
            <table:change-deletion table:id="ct786"/>
          </table:deletions>
        </table:deletion>
        <table:deletion table:id="ct788" table:type="column" table:position="0" table:table="2">
          <office:change-info>
            <dc:creator> </dc:creator>
            <dc:date>2021-06-01T04:25:28.408536885</dc:date>
          </office:change-info>
          <table:deletions>
            <table:change-deletion table:id="ct787"/>
          </table:deletions>
        </table:deletion>
        <table:deletion table:id="ct789" table:type="column" table:position="0" table:table="2">
          <office:change-info>
            <dc:creator> </dc:creator>
            <dc:date>2021-06-01T04:25:28.408551078</dc:date>
          </office:change-info>
          <table:deletions>
            <table:change-deletion table:id="ct788"/>
          </table:deletions>
        </table:deletion>
        <table:deletion table:id="ct790" table:type="column" table:position="0" table:table="2">
          <office:change-info>
            <dc:creator> </dc:creator>
            <dc:date>2021-06-01T04:25:28.408565067</dc:date>
          </office:change-info>
          <table:deletions>
            <table:change-deletion table:id="ct789"/>
          </table:deletions>
        </table:deletion>
        <table:deletion table:id="ct791" table:type="column" table:position="0" table:table="2">
          <office:change-info>
            <dc:creator> </dc:creator>
            <dc:date>2021-06-01T04:25:28.408578983</dc:date>
          </office:change-info>
          <table:deletions>
            <table:change-deletion table:id="ct790"/>
          </table:deletions>
        </table:deletion>
        <table:deletion table:id="ct792" table:type="column" table:position="0" table:table="2">
          <office:change-info>
            <dc:creator> </dc:creator>
            <dc:date>2021-06-01T04:25:28.408592736</dc:date>
          </office:change-info>
          <table:deletions>
            <table:change-deletion table:id="ct791"/>
          </table:deletions>
        </table:deletion>
        <table:deletion table:id="ct793" table:type="column" table:position="0" table:table="2">
          <office:change-info>
            <dc:creator> </dc:creator>
            <dc:date>2021-06-01T04:25:28.408606813</dc:date>
          </office:change-info>
          <table:deletions>
            <table:change-deletion table:id="ct792"/>
          </table:deletions>
        </table:deletion>
        <table:deletion table:id="ct794" table:type="column" table:position="0" table:table="2">
          <office:change-info>
            <dc:creator> </dc:creator>
            <dc:date>2021-06-01T04:25:28.408620739</dc:date>
          </office:change-info>
          <table:deletions>
            <table:change-deletion table:id="ct793"/>
          </table:deletions>
        </table:deletion>
        <table:deletion table:id="ct795" table:type="column" table:position="0" table:table="2">
          <office:change-info>
            <dc:creator> </dc:creator>
            <dc:date>2021-06-01T04:25:28.408634969</dc:date>
          </office:change-info>
          <table:deletions>
            <table:change-deletion table:id="ct794"/>
          </table:deletions>
        </table:deletion>
        <table:deletion table:id="ct796" table:type="column" table:position="0" table:table="2">
          <office:change-info>
            <dc:creator> </dc:creator>
            <dc:date>2021-06-01T04:25:28.408648684</dc:date>
          </office:change-info>
          <table:deletions>
            <table:change-deletion table:id="ct795"/>
          </table:deletions>
        </table:deletion>
        <table:deletion table:id="ct797" table:type="column" table:position="0" table:table="2">
          <office:change-info>
            <dc:creator> </dc:creator>
            <dc:date>2021-06-01T04:25:28.408662497</dc:date>
          </office:change-info>
          <table:deletions>
            <table:change-deletion table:id="ct796"/>
          </table:deletions>
        </table:deletion>
        <table:deletion table:id="ct798" table:type="column" table:position="0" table:table="2">
          <office:change-info>
            <dc:creator> </dc:creator>
            <dc:date>2021-06-01T04:25:28.408676380</dc:date>
          </office:change-info>
          <table:deletions>
            <table:change-deletion table:id="ct797"/>
          </table:deletions>
        </table:deletion>
        <table:deletion table:id="ct799" table:type="column" table:position="0" table:table="2">
          <office:change-info>
            <dc:creator> </dc:creator>
            <dc:date>2021-06-01T04:25:28.408690348</dc:date>
          </office:change-info>
          <table:deletions>
            <table:change-deletion table:id="ct798"/>
          </table:deletions>
        </table:deletion>
        <table:deletion table:id="ct800" table:type="column" table:position="0" table:table="2">
          <office:change-info>
            <dc:creator> </dc:creator>
            <dc:date>2021-06-01T04:25:28.408704555</dc:date>
          </office:change-info>
          <table:deletions>
            <table:change-deletion table:id="ct799"/>
          </table:deletions>
        </table:deletion>
        <table:deletion table:id="ct801" table:type="column" table:position="0" table:table="2">
          <office:change-info>
            <dc:creator> </dc:creator>
            <dc:date>2021-06-01T04:25:28.408718849</dc:date>
          </office:change-info>
          <table:deletions>
            <table:change-deletion table:id="ct800"/>
          </table:deletions>
        </table:deletion>
        <table:deletion table:id="ct802" table:type="column" table:position="0" table:table="2">
          <office:change-info>
            <dc:creator> </dc:creator>
            <dc:date>2021-06-01T04:25:28.408732851</dc:date>
          </office:change-info>
          <table:deletions>
            <table:change-deletion table:id="ct801"/>
          </table:deletions>
        </table:deletion>
        <table:deletion table:id="ct803" table:type="column" table:position="0" table:table="2">
          <office:change-info>
            <dc:creator> </dc:creator>
            <dc:date>2021-06-01T04:25:28.408746820</dc:date>
          </office:change-info>
          <table:deletions>
            <table:change-deletion table:id="ct802"/>
          </table:deletions>
        </table:deletion>
        <table:deletion table:id="ct804" table:type="column" table:position="0" table:table="2">
          <office:change-info>
            <dc:creator> </dc:creator>
            <dc:date>2021-06-01T04:25:28.408760828</dc:date>
          </office:change-info>
          <table:deletions>
            <table:change-deletion table:id="ct803"/>
          </table:deletions>
        </table:deletion>
        <table:deletion table:id="ct805" table:type="column" table:position="0" table:table="2">
          <office:change-info>
            <dc:creator> </dc:creator>
            <dc:date>2021-06-01T04:25:28.408774816</dc:date>
          </office:change-info>
          <table:deletions>
            <table:change-deletion table:id="ct804"/>
          </table:deletions>
        </table:deletion>
        <table:deletion table:id="ct806" table:type="column" table:position="0" table:table="2">
          <office:change-info>
            <dc:creator> </dc:creator>
            <dc:date>2021-06-01T04:25:28.408789210</dc:date>
          </office:change-info>
          <table:deletions>
            <table:change-deletion table:id="ct805"/>
          </table:deletions>
        </table:deletion>
        <table:deletion table:id="ct807" table:type="column" table:position="0" table:table="2">
          <office:change-info>
            <dc:creator> </dc:creator>
            <dc:date>2021-06-01T04:25:28.408803382</dc:date>
          </office:change-info>
          <table:deletions>
            <table:change-deletion table:id="ct806"/>
          </table:deletions>
        </table:deletion>
        <table:deletion table:id="ct808" table:type="column" table:position="0" table:table="2">
          <office:change-info>
            <dc:creator> </dc:creator>
            <dc:date>2021-06-01T04:25:28.408817349</dc:date>
          </office:change-info>
          <table:deletions>
            <table:change-deletion table:id="ct807"/>
          </table:deletions>
        </table:deletion>
        <table:deletion table:id="ct809" table:type="column" table:position="0" table:table="2">
          <office:change-info>
            <dc:creator> </dc:creator>
            <dc:date>2021-06-01T04:25:28.408831554</dc:date>
          </office:change-info>
          <table:deletions>
            <table:change-deletion table:id="ct808"/>
          </table:deletions>
        </table:deletion>
        <table:deletion table:id="ct810" table:type="column" table:position="0" table:table="2">
          <office:change-info>
            <dc:creator> </dc:creator>
            <dc:date>2021-06-01T04:25:28.408845677</dc:date>
          </office:change-info>
          <table:deletions>
            <table:change-deletion table:id="ct809"/>
          </table:deletions>
        </table:deletion>
        <table:deletion table:id="ct811" table:type="column" table:position="0" table:table="2">
          <office:change-info>
            <dc:creator> </dc:creator>
            <dc:date>2021-06-01T04:25:28.408860185</dc:date>
          </office:change-info>
          <table:deletions>
            <table:change-deletion table:id="ct810"/>
          </table:deletions>
        </table:deletion>
        <table:deletion table:id="ct812" table:type="column" table:position="0" table:table="2">
          <office:change-info>
            <dc:creator> </dc:creator>
            <dc:date>2021-06-01T04:25:28.408874346</dc:date>
          </office:change-info>
          <table:deletions>
            <table:change-deletion table:id="ct811"/>
          </table:deletions>
        </table:deletion>
        <table:deletion table:id="ct813" table:type="column" table:position="0" table:table="2">
          <office:change-info>
            <dc:creator> </dc:creator>
            <dc:date>2021-06-01T04:25:28.408888698</dc:date>
          </office:change-info>
          <table:deletions>
            <table:change-deletion table:id="ct812"/>
          </table:deletions>
        </table:deletion>
        <table:deletion table:id="ct814" table:type="column" table:position="0" table:table="2">
          <office:change-info>
            <dc:creator> </dc:creator>
            <dc:date>2021-06-01T04:25:28.408902770</dc:date>
          </office:change-info>
          <table:deletions>
            <table:change-deletion table:id="ct813"/>
          </table:deletions>
        </table:deletion>
        <table:deletion table:id="ct815" table:type="column" table:position="0" table:table="2">
          <office:change-info>
            <dc:creator> </dc:creator>
            <dc:date>2021-06-01T04:25:28.408916956</dc:date>
          </office:change-info>
          <table:deletions>
            <table:change-deletion table:id="ct814"/>
          </table:deletions>
        </table:deletion>
        <table:deletion table:id="ct816" table:type="column" table:position="0" table:table="2">
          <office:change-info>
            <dc:creator> </dc:creator>
            <dc:date>2021-06-01T04:25:28.408931085</dc:date>
          </office:change-info>
          <table:deletions>
            <table:change-deletion table:id="ct815"/>
          </table:deletions>
        </table:deletion>
        <table:deletion table:id="ct817" table:type="column" table:position="0" table:table="2">
          <office:change-info>
            <dc:creator> </dc:creator>
            <dc:date>2021-06-01T04:25:28.408945740</dc:date>
          </office:change-info>
          <table:deletions>
            <table:change-deletion table:id="ct816"/>
          </table:deletions>
        </table:deletion>
        <table:deletion table:id="ct818" table:type="column" table:position="0" table:table="2">
          <office:change-info>
            <dc:creator> </dc:creator>
            <dc:date>2021-06-01T04:25:28.408960075</dc:date>
          </office:change-info>
          <table:deletions>
            <table:change-deletion table:id="ct817"/>
          </table:deletions>
        </table:deletion>
        <table:deletion table:id="ct819" table:type="column" table:position="0" table:table="2">
          <office:change-info>
            <dc:creator> </dc:creator>
            <dc:date>2021-06-01T04:25:28.408974314</dc:date>
          </office:change-info>
          <table:deletions>
            <table:change-deletion table:id="ct818"/>
          </table:deletions>
        </table:deletion>
        <table:deletion table:id="ct820" table:type="column" table:position="0" table:table="2">
          <office:change-info>
            <dc:creator> </dc:creator>
            <dc:date>2021-06-01T04:25:28.408988529</dc:date>
          </office:change-info>
          <table:deletions>
            <table:change-deletion table:id="ct819"/>
          </table:deletions>
        </table:deletion>
        <table:deletion table:id="ct821" table:type="column" table:position="0" table:table="2">
          <office:change-info>
            <dc:creator> </dc:creator>
            <dc:date>2021-06-01T04:25:28.409002773</dc:date>
          </office:change-info>
          <table:deletions>
            <table:change-deletion table:id="ct820"/>
          </table:deletions>
        </table:deletion>
        <table:deletion table:id="ct822" table:type="column" table:position="0" table:table="2">
          <office:change-info>
            <dc:creator> </dc:creator>
            <dc:date>2021-06-01T04:25:28.409017349</dc:date>
          </office:change-info>
          <table:deletions>
            <table:change-deletion table:id="ct821"/>
          </table:deletions>
        </table:deletion>
        <table:deletion table:id="ct823" table:type="column" table:position="0" table:table="2">
          <office:change-info>
            <dc:creator> </dc:creator>
            <dc:date>2021-06-01T04:25:28.409031640</dc:date>
          </office:change-info>
          <table:deletions>
            <table:change-deletion table:id="ct822"/>
          </table:deletions>
        </table:deletion>
        <table:deletion table:id="ct824" table:type="column" table:position="0" table:table="2">
          <office:change-info>
            <dc:creator> </dc:creator>
            <dc:date>2021-06-01T04:25:28.409045934</dc:date>
          </office:change-info>
          <table:deletions>
            <table:change-deletion table:id="ct823"/>
          </table:deletions>
        </table:deletion>
        <table:deletion table:id="ct825" table:type="column" table:position="0" table:table="2">
          <office:change-info>
            <dc:creator> </dc:creator>
            <dc:date>2021-06-01T04:25:28.409060288</dc:date>
          </office:change-info>
          <table:deletions>
            <table:change-deletion table:id="ct824"/>
          </table:deletions>
        </table:deletion>
        <table:deletion table:id="ct826" table:type="column" table:position="0" table:table="2">
          <office:change-info>
            <dc:creator> </dc:creator>
            <dc:date>2021-06-01T04:25:28.409074667</dc:date>
          </office:change-info>
          <table:deletions>
            <table:change-deletion table:id="ct825"/>
          </table:deletions>
        </table:deletion>
        <table:deletion table:id="ct827" table:type="column" table:position="0" table:table="2">
          <office:change-info>
            <dc:creator> </dc:creator>
            <dc:date>2021-06-01T04:25:28.409089061</dc:date>
          </office:change-info>
          <table:deletions>
            <table:change-deletion table:id="ct826"/>
          </table:deletions>
        </table:deletion>
        <table:deletion table:id="ct828" table:type="column" table:position="0" table:table="2">
          <office:change-info>
            <dc:creator> </dc:creator>
            <dc:date>2021-06-01T04:25:28.409103767</dc:date>
          </office:change-info>
          <table:deletions>
            <table:change-deletion table:id="ct827"/>
          </table:deletions>
        </table:deletion>
        <table:deletion table:id="ct829" table:type="column" table:position="0" table:table="2">
          <office:change-info>
            <dc:creator> </dc:creator>
            <dc:date>2021-06-01T04:25:28.409118208</dc:date>
          </office:change-info>
          <table:deletions>
            <table:change-deletion table:id="ct828"/>
          </table:deletions>
        </table:deletion>
        <table:deletion table:id="ct830" table:type="column" table:position="0" table:table="2">
          <office:change-info>
            <dc:creator> </dc:creator>
            <dc:date>2021-06-01T04:25:28.409132709</dc:date>
          </office:change-info>
          <table:deletions>
            <table:change-deletion table:id="ct829"/>
          </table:deletions>
        </table:deletion>
        <table:deletion table:id="ct831" table:type="column" table:position="0" table:table="2">
          <office:change-info>
            <dc:creator> </dc:creator>
            <dc:date>2021-06-01T04:25:28.409147795</dc:date>
          </office:change-info>
          <table:deletions>
            <table:change-deletion table:id="ct830"/>
          </table:deletions>
        </table:deletion>
        <table:deletion table:id="ct832" table:type="column" table:position="0" table:table="2">
          <office:change-info>
            <dc:creator> </dc:creator>
            <dc:date>2021-06-01T04:25:28.409163643</dc:date>
          </office:change-info>
          <table:deletions>
            <table:change-deletion table:id="ct831"/>
          </table:deletions>
        </table:deletion>
        <table:deletion table:id="ct833" table:type="column" table:position="0" table:table="2">
          <office:change-info>
            <dc:creator> </dc:creator>
            <dc:date>2021-06-01T04:25:28.409180078</dc:date>
          </office:change-info>
          <table:deletions>
            <table:change-deletion table:id="ct832"/>
          </table:deletions>
        </table:deletion>
        <table:deletion table:id="ct834" table:type="column" table:position="0" table:table="2">
          <office:change-info>
            <dc:creator> </dc:creator>
            <dc:date>2021-06-01T04:25:28.409196646</dc:date>
          </office:change-info>
          <table:deletions>
            <table:change-deletion table:id="ct833"/>
          </table:deletions>
        </table:deletion>
        <table:deletion table:id="ct835" table:type="column" table:position="0" table:table="2">
          <office:change-info>
            <dc:creator> </dc:creator>
            <dc:date>2021-06-01T04:25:28.409212916</dc:date>
          </office:change-info>
          <table:deletions>
            <table:change-deletion table:id="ct834"/>
          </table:deletions>
        </table:deletion>
        <table:deletion table:id="ct836" table:type="column" table:position="0" table:table="2">
          <office:change-info>
            <dc:creator> </dc:creator>
            <dc:date>2021-06-01T04:25:28.409229977</dc:date>
          </office:change-info>
          <table:deletions>
            <table:change-deletion table:id="ct835"/>
          </table:deletions>
        </table:deletion>
        <table:deletion table:id="ct837" table:type="column" table:position="0" table:table="2">
          <office:change-info>
            <dc:creator> </dc:creator>
            <dc:date>2021-06-01T04:25:28.409247826</dc:date>
          </office:change-info>
          <table:deletions>
            <table:change-deletion table:id="ct836"/>
          </table:deletions>
        </table:deletion>
        <table:deletion table:id="ct838" table:type="column" table:position="0" table:table="2">
          <office:change-info>
            <dc:creator> </dc:creator>
            <dc:date>2021-06-01T04:25:28.409264057</dc:date>
          </office:change-info>
          <table:deletions>
            <table:change-deletion table:id="ct837"/>
          </table:deletions>
        </table:deletion>
        <table:deletion table:id="ct839" table:type="column" table:position="0" table:table="2">
          <office:change-info>
            <dc:creator> </dc:creator>
            <dc:date>2021-06-01T04:25:28.409281204</dc:date>
          </office:change-info>
          <table:deletions>
            <table:change-deletion table:id="ct838"/>
          </table:deletions>
        </table:deletion>
        <table:deletion table:id="ct840" table:type="column" table:position="0" table:table="2">
          <office:change-info>
            <dc:creator> </dc:creator>
            <dc:date>2021-06-01T04:25:28.409298395</dc:date>
          </office:change-info>
          <table:deletions>
            <table:change-deletion table:id="ct839"/>
          </table:deletions>
        </table:deletion>
        <table:deletion table:id="ct841" table:type="column" table:position="0" table:table="2">
          <office:change-info>
            <dc:creator> </dc:creator>
            <dc:date>2021-06-01T04:25:28.409314664</dc:date>
          </office:change-info>
          <table:deletions>
            <table:change-deletion table:id="ct840"/>
          </table:deletions>
        </table:deletion>
        <table:deletion table:id="ct842" table:type="column" table:position="0" table:table="2">
          <office:change-info>
            <dc:creator> </dc:creator>
            <dc:date>2021-06-01T04:25:28.409330337</dc:date>
          </office:change-info>
          <table:deletions>
            <table:change-deletion table:id="ct841"/>
          </table:deletions>
        </table:deletion>
        <table:deletion table:id="ct843" table:type="column" table:position="0" table:table="2">
          <office:change-info>
            <dc:creator> </dc:creator>
            <dc:date>2021-06-01T04:25:28.409345262</dc:date>
          </office:change-info>
          <table:deletions>
            <table:change-deletion table:id="ct842"/>
          </table:deletions>
        </table:deletion>
        <table:deletion table:id="ct844" table:type="column" table:position="0" table:table="2">
          <office:change-info>
            <dc:creator> </dc:creator>
            <dc:date>2021-06-01T04:25:28.409359961</dc:date>
          </office:change-info>
          <table:deletions>
            <table:change-deletion table:id="ct843"/>
          </table:deletions>
        </table:deletion>
        <table:deletion table:id="ct845" table:type="column" table:position="0" table:table="2">
          <office:change-info>
            <dc:creator> </dc:creator>
            <dc:date>2021-06-01T04:25:28.409375070</dc:date>
          </office:change-info>
          <table:deletions>
            <table:change-deletion table:id="ct844"/>
          </table:deletions>
        </table:deletion>
        <table:deletion table:id="ct846" table:type="column" table:position="0" table:table="2">
          <office:change-info>
            <dc:creator> </dc:creator>
            <dc:date>2021-06-01T04:25:28.409389603</dc:date>
          </office:change-info>
          <table:deletions>
            <table:change-deletion table:id="ct845"/>
          </table:deletions>
        </table:deletion>
        <table:deletion table:id="ct847" table:type="column" table:position="0" table:table="2">
          <office:change-info>
            <dc:creator> </dc:creator>
            <dc:date>2021-06-01T04:25:28.409404288</dc:date>
          </office:change-info>
          <table:deletions>
            <table:change-deletion table:id="ct846"/>
          </table:deletions>
        </table:deletion>
        <table:deletion table:id="ct848" table:type="column" table:position="0" table:table="2">
          <office:change-info>
            <dc:creator> </dc:creator>
            <dc:date>2021-06-01T04:25:28.409419015</dc:date>
          </office:change-info>
          <table:deletions>
            <table:change-deletion table:id="ct847"/>
          </table:deletions>
        </table:deletion>
        <table:deletion table:id="ct849" table:type="column" table:position="0" table:table="2">
          <office:change-info>
            <dc:creator> </dc:creator>
            <dc:date>2021-06-01T04:25:28.409433708</dc:date>
          </office:change-info>
          <table:deletions>
            <table:change-deletion table:id="ct848"/>
          </table:deletions>
        </table:deletion>
        <table:deletion table:id="ct850" table:type="column" table:position="0" table:table="2">
          <office:change-info>
            <dc:creator> </dc:creator>
            <dc:date>2021-06-01T04:25:28.409448582</dc:date>
          </office:change-info>
          <table:deletions>
            <table:change-deletion table:id="ct849"/>
          </table:deletions>
        </table:deletion>
        <table:deletion table:id="ct851" table:type="column" table:position="0" table:table="2">
          <office:change-info>
            <dc:creator> </dc:creator>
            <dc:date>2021-06-01T04:25:28.409463375</dc:date>
          </office:change-info>
          <table:deletions>
            <table:change-deletion table:id="ct850"/>
          </table:deletions>
        </table:deletion>
        <table:deletion table:id="ct852" table:type="column" table:position="0" table:table="2">
          <office:change-info>
            <dc:creator> </dc:creator>
            <dc:date>2021-06-01T04:25:28.409478054</dc:date>
          </office:change-info>
          <table:deletions>
            <table:change-deletion table:id="ct851"/>
          </table:deletions>
        </table:deletion>
        <table:deletion table:id="ct853" table:type="column" table:position="0" table:table="2">
          <office:change-info>
            <dc:creator> </dc:creator>
            <dc:date>2021-06-01T04:25:28.409492844</dc:date>
          </office:change-info>
          <table:deletions>
            <table:change-deletion table:id="ct852"/>
          </table:deletions>
        </table:deletion>
        <table:deletion table:id="ct854" table:type="column" table:position="0" table:table="2">
          <office:change-info>
            <dc:creator> </dc:creator>
            <dc:date>2021-06-01T04:25:28.409507535</dc:date>
          </office:change-info>
          <table:deletions>
            <table:change-deletion table:id="ct853"/>
          </table:deletions>
        </table:deletion>
        <table:deletion table:id="ct855" table:type="column" table:position="0" table:table="2">
          <office:change-info>
            <dc:creator> </dc:creator>
            <dc:date>2021-06-01T04:25:28.409522269</dc:date>
          </office:change-info>
          <table:deletions>
            <table:change-deletion table:id="ct854"/>
          </table:deletions>
        </table:deletion>
        <table:deletion table:id="ct856" table:type="column" table:position="0" table:table="2">
          <office:change-info>
            <dc:creator> </dc:creator>
            <dc:date>2021-06-01T04:25:28.409537445</dc:date>
          </office:change-info>
          <table:deletions>
            <table:change-deletion table:id="ct855"/>
          </table:deletions>
        </table:deletion>
        <table:deletion table:id="ct857" table:type="column" table:position="0" table:table="2">
          <office:change-info>
            <dc:creator> </dc:creator>
            <dc:date>2021-06-01T04:25:28.409552435</dc:date>
          </office:change-info>
          <table:deletions>
            <table:change-deletion table:id="ct856"/>
          </table:deletions>
        </table:deletion>
        <table:deletion table:id="ct858" table:type="column" table:position="0" table:table="2">
          <office:change-info>
            <dc:creator> </dc:creator>
            <dc:date>2021-06-01T04:25:28.409567172</dc:date>
          </office:change-info>
          <table:deletions>
            <table:change-deletion table:id="ct857"/>
          </table:deletions>
        </table:deletion>
        <table:deletion table:id="ct859" table:type="column" table:position="0" table:table="2">
          <office:change-info>
            <dc:creator> </dc:creator>
            <dc:date>2021-06-01T04:25:28.409582075</dc:date>
          </office:change-info>
          <table:deletions>
            <table:change-deletion table:id="ct858"/>
          </table:deletions>
        </table:deletion>
        <table:deletion table:id="ct860" table:type="column" table:position="0" table:table="2">
          <office:change-info>
            <dc:creator> </dc:creator>
            <dc:date>2021-06-01T04:25:28.409596853</dc:date>
          </office:change-info>
          <table:deletions>
            <table:change-deletion table:id="ct859"/>
          </table:deletions>
        </table:deletion>
        <table:deletion table:id="ct861" table:type="column" table:position="0" table:table="2">
          <office:change-info>
            <dc:creator> </dc:creator>
            <dc:date>2021-06-01T04:25:28.409611908</dc:date>
          </office:change-info>
          <table:deletions>
            <table:change-deletion table:id="ct860"/>
          </table:deletions>
        </table:deletion>
        <table:deletion table:id="ct862" table:type="column" table:position="0" table:table="2">
          <office:change-info>
            <dc:creator> </dc:creator>
            <dc:date>2021-06-01T04:25:28.409626810</dc:date>
          </office:change-info>
          <table:deletions>
            <table:change-deletion table:id="ct861"/>
          </table:deletions>
        </table:deletion>
        <table:deletion table:id="ct863" table:type="column" table:position="0" table:table="2">
          <office:change-info>
            <dc:creator> </dc:creator>
            <dc:date>2021-06-01T04:25:28.409641865</dc:date>
          </office:change-info>
          <table:deletions>
            <table:change-deletion table:id="ct862"/>
          </table:deletions>
        </table:deletion>
        <table:deletion table:id="ct864" table:type="column" table:position="0" table:table="2">
          <office:change-info>
            <dc:creator> </dc:creator>
            <dc:date>2021-06-01T04:25:28.409656680</dc:date>
          </office:change-info>
          <table:deletions>
            <table:change-deletion table:id="ct863"/>
          </table:deletions>
        </table:deletion>
        <table:deletion table:id="ct865" table:type="column" table:position="0" table:table="2">
          <office:change-info>
            <dc:creator> </dc:creator>
            <dc:date>2021-06-01T04:25:28.409671527</dc:date>
          </office:change-info>
          <table:deletions>
            <table:change-deletion table:id="ct864"/>
          </table:deletions>
        </table:deletion>
        <table:deletion table:id="ct866" table:type="column" table:position="0" table:table="2">
          <office:change-info>
            <dc:creator> </dc:creator>
            <dc:date>2021-06-01T04:25:28.409686302</dc:date>
          </office:change-info>
          <table:deletions>
            <table:change-deletion table:id="ct865"/>
          </table:deletions>
        </table:deletion>
        <table:deletion table:id="ct867" table:type="column" table:position="0" table:table="2">
          <office:change-info>
            <dc:creator> </dc:creator>
            <dc:date>2021-06-01T04:25:28.409701548</dc:date>
          </office:change-info>
          <table:deletions>
            <table:change-deletion table:id="ct866"/>
          </table:deletions>
        </table:deletion>
        <table:deletion table:id="ct868" table:type="column" table:position="0" table:table="2">
          <office:change-info>
            <dc:creator> </dc:creator>
            <dc:date>2021-06-01T04:25:28.409716490</dc:date>
          </office:change-info>
          <table:deletions>
            <table:change-deletion table:id="ct867"/>
          </table:deletions>
        </table:deletion>
        <table:deletion table:id="ct869" table:type="column" table:position="0" table:table="2">
          <office:change-info>
            <dc:creator> </dc:creator>
            <dc:date>2021-06-01T04:25:28.409731636</dc:date>
          </office:change-info>
          <table:deletions>
            <table:change-deletion table:id="ct868"/>
          </table:deletions>
        </table:deletion>
        <table:deletion table:id="ct870" table:type="column" table:position="0" table:table="2">
          <office:change-info>
            <dc:creator> </dc:creator>
            <dc:date>2021-06-01T04:25:28.409746566</dc:date>
          </office:change-info>
          <table:deletions>
            <table:change-deletion table:id="ct869"/>
          </table:deletions>
        </table:deletion>
        <table:deletion table:id="ct871" table:type="column" table:position="0" table:table="2">
          <office:change-info>
            <dc:creator> </dc:creator>
            <dc:date>2021-06-01T04:25:28.409761511</dc:date>
          </office:change-info>
          <table:deletions>
            <table:change-deletion table:id="ct870"/>
          </table:deletions>
        </table:deletion>
        <table:deletion table:id="ct872" table:type="column" table:position="0" table:table="2">
          <office:change-info>
            <dc:creator> </dc:creator>
            <dc:date>2021-06-01T04:25:28.409776717</dc:date>
          </office:change-info>
          <table:deletions>
            <table:change-deletion table:id="ct871"/>
          </table:deletions>
        </table:deletion>
        <table:deletion table:id="ct873" table:type="column" table:position="0" table:table="2">
          <office:change-info>
            <dc:creator> </dc:creator>
            <dc:date>2021-06-01T04:25:28.409791842</dc:date>
          </office:change-info>
          <table:deletions>
            <table:change-deletion table:id="ct872"/>
          </table:deletions>
        </table:deletion>
        <table:deletion table:id="ct874" table:type="column" table:position="0" table:table="2">
          <office:change-info>
            <dc:creator> </dc:creator>
            <dc:date>2021-06-01T04:25:28.409806937</dc:date>
          </office:change-info>
          <table:deletions>
            <table:change-deletion table:id="ct873"/>
          </table:deletions>
        </table:deletion>
        <table:deletion table:id="ct875" table:type="column" table:position="0" table:table="2">
          <office:change-info>
            <dc:creator> </dc:creator>
            <dc:date>2021-06-01T04:25:28.409821978</dc:date>
          </office:change-info>
          <table:deletions>
            <table:change-deletion table:id="ct874"/>
          </table:deletions>
        </table:deletion>
        <table:deletion table:id="ct876" table:type="column" table:position="0" table:table="2">
          <office:change-info>
            <dc:creator> </dc:creator>
            <dc:date>2021-06-01T04:25:28.409836962</dc:date>
          </office:change-info>
          <table:deletions>
            <table:change-deletion table:id="ct875"/>
          </table:deletions>
        </table:deletion>
        <table:deletion table:id="ct877" table:type="column" table:position="0" table:table="2">
          <office:change-info>
            <dc:creator> </dc:creator>
            <dc:date>2021-06-01T04:25:28.409852131</dc:date>
          </office:change-info>
          <table:deletions>
            <table:change-deletion table:id="ct876"/>
          </table:deletions>
        </table:deletion>
        <table:deletion table:id="ct878" table:type="column" table:position="0" table:table="2">
          <office:change-info>
            <dc:creator> </dc:creator>
            <dc:date>2021-06-01T04:25:28.409867548</dc:date>
          </office:change-info>
          <table:deletions>
            <table:change-deletion table:id="ct877"/>
          </table:deletions>
        </table:deletion>
        <table:deletion table:id="ct879" table:type="column" table:position="0" table:table="2">
          <office:change-info>
            <dc:creator> </dc:creator>
            <dc:date>2021-06-01T04:25:28.409882791</dc:date>
          </office:change-info>
          <table:deletions>
            <table:change-deletion table:id="ct878"/>
          </table:deletions>
        </table:deletion>
        <table:deletion table:id="ct880" table:type="column" table:position="0" table:table="2">
          <office:change-info>
            <dc:creator> </dc:creator>
            <dc:date>2021-06-01T04:25:28.409897865</dc:date>
          </office:change-info>
          <table:deletions>
            <table:change-deletion table:id="ct879"/>
          </table:deletions>
        </table:deletion>
        <table:deletion table:id="ct881" table:type="column" table:position="0" table:table="2">
          <office:change-info>
            <dc:creator> </dc:creator>
            <dc:date>2021-06-01T04:25:28.409913051</dc:date>
          </office:change-info>
          <table:deletions>
            <table:change-deletion table:id="ct880"/>
          </table:deletions>
        </table:deletion>
        <table:deletion table:id="ct882" table:type="column" table:position="0" table:table="2">
          <office:change-info>
            <dc:creator> </dc:creator>
            <dc:date>2021-06-01T04:25:28.409928055</dc:date>
          </office:change-info>
          <table:deletions>
            <table:change-deletion table:id="ct881"/>
          </table:deletions>
        </table:deletion>
        <table:deletion table:id="ct883" table:type="column" table:position="0" table:table="2">
          <office:change-info>
            <dc:creator> </dc:creator>
            <dc:date>2021-06-01T04:25:28.409943230</dc:date>
          </office:change-info>
          <table:deletions>
            <table:change-deletion table:id="ct882"/>
          </table:deletions>
        </table:deletion>
        <table:deletion table:id="ct884" table:type="column" table:position="0" table:table="2">
          <office:change-info>
            <dc:creator> </dc:creator>
            <dc:date>2021-06-01T04:25:28.409958438</dc:date>
          </office:change-info>
          <table:deletions>
            <table:change-deletion table:id="ct883"/>
          </table:deletions>
        </table:deletion>
        <table:deletion table:id="ct885" table:type="column" table:position="0" table:table="2">
          <office:change-info>
            <dc:creator> </dc:creator>
            <dc:date>2021-06-01T04:25:28.409973665</dc:date>
          </office:change-info>
          <table:deletions>
            <table:change-deletion table:id="ct884"/>
          </table:deletions>
        </table:deletion>
        <table:deletion table:id="ct886" table:type="column" table:position="0" table:table="2">
          <office:change-info>
            <dc:creator> </dc:creator>
            <dc:date>2021-06-01T04:25:28.409988729</dc:date>
          </office:change-info>
          <table:deletions>
            <table:change-deletion table:id="ct885"/>
          </table:deletions>
        </table:deletion>
        <table:deletion table:id="ct887" table:type="column" table:position="0" table:table="2">
          <office:change-info>
            <dc:creator> </dc:creator>
            <dc:date>2021-06-01T04:25:28.410004052</dc:date>
          </office:change-info>
          <table:deletions>
            <table:change-deletion table:id="ct886"/>
          </table:deletions>
        </table:deletion>
        <table:deletion table:id="ct888" table:type="column" table:position="0" table:table="2">
          <office:change-info>
            <dc:creator> </dc:creator>
            <dc:date>2021-06-01T04:25:28.410019287</dc:date>
          </office:change-info>
          <table:deletions>
            <table:change-deletion table:id="ct887"/>
          </table:deletions>
        </table:deletion>
        <table:deletion table:id="ct889" table:type="column" table:position="0" table:table="2">
          <office:change-info>
            <dc:creator> </dc:creator>
            <dc:date>2021-06-01T04:25:28.410034766</dc:date>
          </office:change-info>
          <table:deletions>
            <table:change-deletion table:id="ct888"/>
          </table:deletions>
        </table:deletion>
        <table:deletion table:id="ct890" table:type="column" table:position="0" table:table="2">
          <office:change-info>
            <dc:creator> </dc:creator>
            <dc:date>2021-06-01T04:25:28.410050059</dc:date>
          </office:change-info>
          <table:deletions>
            <table:change-deletion table:id="ct889"/>
          </table:deletions>
        </table:deletion>
        <table:deletion table:id="ct891" table:type="column" table:position="0" table:table="2">
          <office:change-info>
            <dc:creator> </dc:creator>
            <dc:date>2021-06-01T04:25:28.410065255</dc:date>
          </office:change-info>
          <table:deletions>
            <table:change-deletion table:id="ct890"/>
          </table:deletions>
        </table:deletion>
        <table:deletion table:id="ct892" table:type="column" table:position="0" table:table="2">
          <office:change-info>
            <dc:creator> </dc:creator>
            <dc:date>2021-06-01T04:25:28.410080574</dc:date>
          </office:change-info>
          <table:deletions>
            <table:change-deletion table:id="ct891"/>
          </table:deletions>
        </table:deletion>
        <table:deletion table:id="ct893" table:type="column" table:position="0" table:table="2">
          <office:change-info>
            <dc:creator> </dc:creator>
            <dc:date>2021-06-01T04:25:28.410095802</dc:date>
          </office:change-info>
          <table:deletions>
            <table:change-deletion table:id="ct892"/>
          </table:deletions>
        </table:deletion>
        <table:deletion table:id="ct894" table:type="column" table:position="0" table:table="2">
          <office:change-info>
            <dc:creator> </dc:creator>
            <dc:date>2021-06-01T04:25:28.410111055</dc:date>
          </office:change-info>
          <table:deletions>
            <table:change-deletion table:id="ct893"/>
          </table:deletions>
        </table:deletion>
        <table:deletion table:id="ct895" table:type="column" table:position="0" table:table="2">
          <office:change-info>
            <dc:creator> </dc:creator>
            <dc:date>2021-06-01T04:25:28.410126594</dc:date>
          </office:change-info>
          <table:deletions>
            <table:change-deletion table:id="ct894"/>
          </table:deletions>
        </table:deletion>
        <table:deletion table:id="ct896" table:type="column" table:position="0" table:table="2">
          <office:change-info>
            <dc:creator> </dc:creator>
            <dc:date>2021-06-01T04:25:28.410141899</dc:date>
          </office:change-info>
          <table:deletions>
            <table:change-deletion table:id="ct895"/>
          </table:deletions>
        </table:deletion>
        <table:deletion table:id="ct897" table:type="column" table:position="0" table:table="2">
          <office:change-info>
            <dc:creator> </dc:creator>
            <dc:date>2021-06-01T04:25:28.410157313</dc:date>
          </office:change-info>
          <table:deletions>
            <table:change-deletion table:id="ct896"/>
          </table:deletions>
        </table:deletion>
        <table:deletion table:id="ct898" table:type="column" table:position="0" table:table="2">
          <office:change-info>
            <dc:creator> </dc:creator>
            <dc:date>2021-06-01T04:25:28.410172603</dc:date>
          </office:change-info>
          <table:deletions>
            <table:change-deletion table:id="ct897"/>
          </table:deletions>
        </table:deletion>
        <table:deletion table:id="ct899" table:type="column" table:position="0" table:table="2">
          <office:change-info>
            <dc:creator> </dc:creator>
            <dc:date>2021-06-01T04:25:28.410187869</dc:date>
          </office:change-info>
          <table:deletions>
            <table:change-deletion table:id="ct898"/>
          </table:deletions>
        </table:deletion>
        <table:deletion table:id="ct900" table:type="column" table:position="0" table:table="2">
          <office:change-info>
            <dc:creator> </dc:creator>
            <dc:date>2021-06-01T04:25:28.410203360</dc:date>
          </office:change-info>
          <table:deletions>
            <table:change-deletion table:id="ct899"/>
          </table:deletions>
        </table:deletion>
        <table:deletion table:id="ct901" table:type="column" table:position="0" table:table="2">
          <office:change-info>
            <dc:creator> </dc:creator>
            <dc:date>2021-06-01T04:25:28.410218740</dc:date>
          </office:change-info>
          <table:deletions>
            <table:change-deletion table:id="ct900"/>
          </table:deletions>
        </table:deletion>
        <table:deletion table:id="ct902" table:type="column" table:position="0" table:table="2">
          <office:change-info>
            <dc:creator> </dc:creator>
            <dc:date>2021-06-01T04:25:28.410234056</dc:date>
          </office:change-info>
          <table:deletions>
            <table:change-deletion table:id="ct901"/>
          </table:deletions>
        </table:deletion>
        <table:deletion table:id="ct903" table:type="column" table:position="0" table:table="2">
          <office:change-info>
            <dc:creator> </dc:creator>
            <dc:date>2021-06-01T04:25:28.410249459</dc:date>
          </office:change-info>
          <table:deletions>
            <table:change-deletion table:id="ct902"/>
          </table:deletions>
        </table:deletion>
        <table:deletion table:id="ct904" table:type="column" table:position="0" table:table="2">
          <office:change-info>
            <dc:creator> </dc:creator>
            <dc:date>2021-06-01T04:25:28.410264845</dc:date>
          </office:change-info>
          <table:deletions>
            <table:change-deletion table:id="ct903"/>
          </table:deletions>
        </table:deletion>
        <table:deletion table:id="ct905" table:type="column" table:position="0" table:table="2">
          <office:change-info>
            <dc:creator> </dc:creator>
            <dc:date>2021-06-01T04:25:28.410280351</dc:date>
          </office:change-info>
          <table:deletions>
            <table:change-deletion table:id="ct904"/>
          </table:deletions>
        </table:deletion>
        <table:deletion table:id="ct906" table:type="column" table:position="0" table:table="2">
          <office:change-info>
            <dc:creator> </dc:creator>
            <dc:date>2021-06-01T04:25:28.410295930</dc:date>
          </office:change-info>
          <table:deletions>
            <table:change-deletion table:id="ct905"/>
          </table:deletions>
        </table:deletion>
        <table:deletion table:id="ct907" table:type="column" table:position="0" table:table="2">
          <office:change-info>
            <dc:creator> </dc:creator>
            <dc:date>2021-06-01T04:25:28.410311461</dc:date>
          </office:change-info>
          <table:deletions>
            <table:change-deletion table:id="ct906"/>
          </table:deletions>
        </table:deletion>
        <table:deletion table:id="ct908" table:type="column" table:position="0" table:table="2">
          <office:change-info>
            <dc:creator> </dc:creator>
            <dc:date>2021-06-01T04:25:28.410326927</dc:date>
          </office:change-info>
          <table:deletions>
            <table:change-deletion table:id="ct907"/>
          </table:deletions>
        </table:deletion>
        <table:deletion table:id="ct909" table:type="column" table:position="0" table:table="2">
          <office:change-info>
            <dc:creator> </dc:creator>
            <dc:date>2021-06-01T04:25:28.410342365</dc:date>
          </office:change-info>
          <table:deletions>
            <table:change-deletion table:id="ct908"/>
          </table:deletions>
        </table:deletion>
        <table:deletion table:id="ct910" table:type="column" table:position="0" table:table="2">
          <office:change-info>
            <dc:creator> </dc:creator>
            <dc:date>2021-06-01T04:25:28.410357877</dc:date>
          </office:change-info>
          <table:deletions>
            <table:change-deletion table:id="ct909"/>
          </table:deletions>
        </table:deletion>
        <table:deletion table:id="ct911" table:type="column" table:position="0" table:table="2">
          <office:change-info>
            <dc:creator> </dc:creator>
            <dc:date>2021-06-01T04:25:28.410373549</dc:date>
          </office:change-info>
          <table:deletions>
            <table:change-deletion table:id="ct910"/>
          </table:deletions>
        </table:deletion>
        <table:deletion table:id="ct912" table:type="column" table:position="0" table:table="2">
          <office:change-info>
            <dc:creator> </dc:creator>
            <dc:date>2021-06-01T04:25:28.410389080</dc:date>
          </office:change-info>
          <table:deletions>
            <table:change-deletion table:id="ct911"/>
          </table:deletions>
        </table:deletion>
        <table:deletion table:id="ct913" table:type="column" table:position="0" table:table="2">
          <office:change-info>
            <dc:creator> </dc:creator>
            <dc:date>2021-06-01T04:25:28.410404888</dc:date>
          </office:change-info>
          <table:deletions>
            <table:change-deletion table:id="ct912"/>
          </table:deletions>
        </table:deletion>
        <table:deletion table:id="ct914" table:type="column" table:position="0" table:table="2">
          <office:change-info>
            <dc:creator> </dc:creator>
            <dc:date>2021-06-01T04:25:28.410420457</dc:date>
          </office:change-info>
          <table:deletions>
            <table:change-deletion table:id="ct913"/>
          </table:deletions>
        </table:deletion>
        <table:deletion table:id="ct915" table:type="column" table:position="0" table:table="2">
          <office:change-info>
            <dc:creator> </dc:creator>
            <dc:date>2021-06-01T04:25:28.410436067</dc:date>
          </office:change-info>
          <table:deletions>
            <table:change-deletion table:id="ct914"/>
          </table:deletions>
        </table:deletion>
        <table:deletion table:id="ct916" table:type="column" table:position="0" table:table="2">
          <office:change-info>
            <dc:creator> </dc:creator>
            <dc:date>2021-06-01T04:25:28.410451619</dc:date>
          </office:change-info>
          <table:deletions>
            <table:change-deletion table:id="ct915"/>
          </table:deletions>
        </table:deletion>
        <table:deletion table:id="ct917" table:type="column" table:position="0" table:table="2">
          <office:change-info>
            <dc:creator> </dc:creator>
            <dc:date>2021-06-01T04:25:28.410467456</dc:date>
          </office:change-info>
          <table:deletions>
            <table:change-deletion table:id="ct916"/>
          </table:deletions>
        </table:deletion>
        <table:deletion table:id="ct918" table:type="column" table:position="0" table:table="2">
          <office:change-info>
            <dc:creator> </dc:creator>
            <dc:date>2021-06-01T04:25:28.410483137</dc:date>
          </office:change-info>
          <table:deletions>
            <table:change-deletion table:id="ct917"/>
          </table:deletions>
        </table:deletion>
        <table:deletion table:id="ct919" table:type="column" table:position="0" table:table="2">
          <office:change-info>
            <dc:creator> </dc:creator>
            <dc:date>2021-06-01T04:25:28.410498591</dc:date>
          </office:change-info>
          <table:deletions>
            <table:change-deletion table:id="ct918"/>
          </table:deletions>
        </table:deletion>
        <table:deletion table:id="ct920" table:type="column" table:position="0" table:table="2">
          <office:change-info>
            <dc:creator> </dc:creator>
            <dc:date>2021-06-01T04:25:28.410514175</dc:date>
          </office:change-info>
          <table:deletions>
            <table:change-deletion table:id="ct919"/>
          </table:deletions>
        </table:deletion>
        <table:deletion table:id="ct921" table:type="column" table:position="0" table:table="2">
          <office:change-info>
            <dc:creator> </dc:creator>
            <dc:date>2021-06-01T04:25:28.410529794</dc:date>
          </office:change-info>
          <table:deletions>
            <table:change-deletion table:id="ct920"/>
          </table:deletions>
        </table:deletion>
        <table:deletion table:id="ct922" table:type="column" table:position="0" table:table="2">
          <office:change-info>
            <dc:creator> </dc:creator>
            <dc:date>2021-06-01T04:25:28.410545567</dc:date>
          </office:change-info>
          <table:deletions>
            <table:change-deletion table:id="ct921"/>
          </table:deletions>
        </table:deletion>
        <table:deletion table:id="ct923" table:type="column" table:position="0" table:table="2">
          <office:change-info>
            <dc:creator> </dc:creator>
            <dc:date>2021-06-01T04:25:28.410561239</dc:date>
          </office:change-info>
          <table:deletions>
            <table:change-deletion table:id="ct922"/>
          </table:deletions>
        </table:deletion>
        <table:deletion table:id="ct924" table:type="column" table:position="0" table:table="2">
          <office:change-info>
            <dc:creator> </dc:creator>
            <dc:date>2021-06-01T04:25:28.410577032</dc:date>
          </office:change-info>
          <table:deletions>
            <table:change-deletion table:id="ct923"/>
          </table:deletions>
        </table:deletion>
        <table:deletion table:id="ct925" table:type="column" table:position="0" table:table="2">
          <office:change-info>
            <dc:creator> </dc:creator>
            <dc:date>2021-06-01T04:25:28.410592682</dc:date>
          </office:change-info>
          <table:deletions>
            <table:change-deletion table:id="ct924"/>
          </table:deletions>
        </table:deletion>
        <table:deletion table:id="ct926" table:type="column" table:position="0" table:table="2">
          <office:change-info>
            <dc:creator> </dc:creator>
            <dc:date>2021-06-01T04:25:28.410608459</dc:date>
          </office:change-info>
          <table:deletions>
            <table:change-deletion table:id="ct925"/>
          </table:deletions>
        </table:deletion>
        <table:deletion table:id="ct927" table:type="column" table:position="0" table:table="2">
          <office:change-info>
            <dc:creator> </dc:creator>
            <dc:date>2021-06-01T04:25:28.410624260</dc:date>
          </office:change-info>
          <table:deletions>
            <table:change-deletion table:id="ct926"/>
          </table:deletions>
        </table:deletion>
        <table:deletion table:id="ct928" table:type="column" table:position="0" table:table="2">
          <office:change-info>
            <dc:creator> </dc:creator>
            <dc:date>2021-06-01T04:25:28.410640140</dc:date>
          </office:change-info>
          <table:deletions>
            <table:change-deletion table:id="ct927"/>
          </table:deletions>
        </table:deletion>
        <table:deletion table:id="ct929" table:type="column" table:position="0" table:table="2">
          <office:change-info>
            <dc:creator> </dc:creator>
            <dc:date>2021-06-01T04:25:28.410656090</dc:date>
          </office:change-info>
          <table:deletions>
            <table:change-deletion table:id="ct928"/>
          </table:deletions>
        </table:deletion>
        <table:deletion table:id="ct930" table:type="column" table:position="0" table:table="2">
          <office:change-info>
            <dc:creator> </dc:creator>
            <dc:date>2021-06-01T04:25:28.410671840</dc:date>
          </office:change-info>
          <table:deletions>
            <table:change-deletion table:id="ct929"/>
          </table:deletions>
        </table:deletion>
        <table:deletion table:id="ct931" table:type="column" table:position="0" table:table="2">
          <office:change-info>
            <dc:creator> </dc:creator>
            <dc:date>2021-06-01T04:25:28.410687514</dc:date>
          </office:change-info>
          <table:deletions>
            <table:change-deletion table:id="ct930"/>
          </table:deletions>
        </table:deletion>
        <table:deletion table:id="ct932" table:type="column" table:position="0" table:table="2">
          <office:change-info>
            <dc:creator> </dc:creator>
            <dc:date>2021-06-01T04:25:28.410703296</dc:date>
          </office:change-info>
          <table:deletions>
            <table:change-deletion table:id="ct931"/>
          </table:deletions>
        </table:deletion>
        <table:deletion table:id="ct933" table:type="column" table:position="0" table:table="2">
          <office:change-info>
            <dc:creator> </dc:creator>
            <dc:date>2021-06-01T04:25:28.410719235</dc:date>
          </office:change-info>
          <table:deletions>
            <table:change-deletion table:id="ct932"/>
          </table:deletions>
        </table:deletion>
        <table:deletion table:id="ct934" table:type="column" table:position="0" table:table="2">
          <office:change-info>
            <dc:creator> </dc:creator>
            <dc:date>2021-06-01T04:25:28.410734954</dc:date>
          </office:change-info>
          <table:deletions>
            <table:change-deletion table:id="ct933"/>
          </table:deletions>
        </table:deletion>
        <table:deletion table:id="ct935" table:type="column" table:position="0" table:table="2">
          <office:change-info>
            <dc:creator> </dc:creator>
            <dc:date>2021-06-01T04:25:28.410750832</dc:date>
          </office:change-info>
          <table:deletions>
            <table:change-deletion table:id="ct934"/>
          </table:deletions>
        </table:deletion>
        <table:deletion table:id="ct936" table:type="column" table:position="0" table:table="2">
          <office:change-info>
            <dc:creator> </dc:creator>
            <dc:date>2021-06-01T04:25:28.410766668</dc:date>
          </office:change-info>
          <table:deletions>
            <table:change-deletion table:id="ct935"/>
          </table:deletions>
        </table:deletion>
        <table:deletion table:id="ct937" table:type="column" table:position="0" table:table="2">
          <office:change-info>
            <dc:creator> </dc:creator>
            <dc:date>2021-06-01T04:25:28.410782466</dc:date>
          </office:change-info>
          <table:deletions>
            <table:change-deletion table:id="ct936"/>
          </table:deletions>
        </table:deletion>
        <table:deletion table:id="ct938" table:type="column" table:position="0" table:table="2">
          <office:change-info>
            <dc:creator> </dc:creator>
            <dc:date>2021-06-01T04:25:28.410798413</dc:date>
          </office:change-info>
          <table:deletions>
            <table:change-deletion table:id="ct937"/>
          </table:deletions>
        </table:deletion>
        <table:deletion table:id="ct939" table:type="column" table:position="0" table:table="2">
          <office:change-info>
            <dc:creator> </dc:creator>
            <dc:date>2021-06-01T04:25:28.410814576</dc:date>
          </office:change-info>
          <table:deletions>
            <table:change-deletion table:id="ct938"/>
          </table:deletions>
        </table:deletion>
        <table:deletion table:id="ct940" table:type="column" table:position="0" table:table="2">
          <office:change-info>
            <dc:creator> </dc:creator>
            <dc:date>2021-06-01T04:25:28.410830548</dc:date>
          </office:change-info>
          <table:deletions>
            <table:change-deletion table:id="ct939"/>
          </table:deletions>
        </table:deletion>
        <table:deletion table:id="ct941" table:type="column" table:position="0" table:table="2">
          <office:change-info>
            <dc:creator> </dc:creator>
            <dc:date>2021-06-01T04:25:28.410846484</dc:date>
          </office:change-info>
          <table:deletions>
            <table:change-deletion table:id="ct940"/>
          </table:deletions>
        </table:deletion>
        <table:deletion table:id="ct942" table:type="column" table:position="0" table:table="2">
          <office:change-info>
            <dc:creator> </dc:creator>
            <dc:date>2021-06-01T04:25:28.410862366</dc:date>
          </office:change-info>
          <table:deletions>
            <table:change-deletion table:id="ct941"/>
          </table:deletions>
        </table:deletion>
        <table:deletion table:id="ct943" table:type="column" table:position="0" table:table="2">
          <office:change-info>
            <dc:creator> </dc:creator>
            <dc:date>2021-06-01T04:25:28.410878274</dc:date>
          </office:change-info>
          <table:deletions>
            <table:change-deletion table:id="ct942"/>
          </table:deletions>
        </table:deletion>
        <table:deletion table:id="ct944" table:type="column" table:position="0" table:table="2">
          <office:change-info>
            <dc:creator> </dc:creator>
            <dc:date>2021-06-01T04:25:28.410894220</dc:date>
          </office:change-info>
          <table:deletions>
            <table:change-deletion table:id="ct943"/>
          </table:deletions>
        </table:deletion>
        <table:deletion table:id="ct945" table:type="column" table:position="0" table:table="2">
          <office:change-info>
            <dc:creator> </dc:creator>
            <dc:date>2021-06-01T04:25:28.410910451</dc:date>
          </office:change-info>
          <table:deletions>
            <table:change-deletion table:id="ct944"/>
          </table:deletions>
        </table:deletion>
        <table:deletion table:id="ct946" table:type="column" table:position="0" table:table="2">
          <office:change-info>
            <dc:creator> </dc:creator>
            <dc:date>2021-06-01T04:25:28.410926230</dc:date>
          </office:change-info>
          <table:deletions>
            <table:change-deletion table:id="ct945"/>
          </table:deletions>
        </table:deletion>
        <table:deletion table:id="ct947" table:type="column" table:position="0" table:table="2">
          <office:change-info>
            <dc:creator> </dc:creator>
            <dc:date>2021-06-01T04:25:28.410942298</dc:date>
          </office:change-info>
          <table:deletions>
            <table:change-deletion table:id="ct946"/>
          </table:deletions>
        </table:deletion>
        <table:deletion table:id="ct948" table:type="column" table:position="0" table:table="2">
          <office:change-info>
            <dc:creator> </dc:creator>
            <dc:date>2021-06-01T04:25:28.410958418</dc:date>
          </office:change-info>
          <table:deletions>
            <table:change-deletion table:id="ct947"/>
          </table:deletions>
        </table:deletion>
        <table:deletion table:id="ct949" table:type="column" table:position="0" table:table="2">
          <office:change-info>
            <dc:creator> </dc:creator>
            <dc:date>2021-06-01T04:25:28.410974319</dc:date>
          </office:change-info>
          <table:deletions>
            <table:change-deletion table:id="ct948"/>
          </table:deletions>
        </table:deletion>
        <table:deletion table:id="ct950" table:type="column" table:position="0" table:table="2">
          <office:change-info>
            <dc:creator> </dc:creator>
            <dc:date>2021-06-01T04:25:28.410990450</dc:date>
          </office:change-info>
          <table:deletions>
            <table:change-deletion table:id="ct949"/>
          </table:deletions>
        </table:deletion>
        <table:deletion table:id="ct951" table:type="column" table:position="0" table:table="2">
          <office:change-info>
            <dc:creator> </dc:creator>
            <dc:date>2021-06-01T04:25:28.411006522</dc:date>
          </office:change-info>
          <table:deletions>
            <table:change-deletion table:id="ct950"/>
          </table:deletions>
        </table:deletion>
        <table:deletion table:id="ct952" table:type="column" table:position="0" table:table="2">
          <office:change-info>
            <dc:creator> </dc:creator>
            <dc:date>2021-06-01T04:25:28.411022433</dc:date>
          </office:change-info>
          <table:deletions>
            <table:change-deletion table:id="ct951"/>
          </table:deletions>
        </table:deletion>
        <table:deletion table:id="ct953" table:type="column" table:position="0" table:table="2">
          <office:change-info>
            <dc:creator> </dc:creator>
            <dc:date>2021-06-01T04:25:28.411038556</dc:date>
          </office:change-info>
          <table:deletions>
            <table:change-deletion table:id="ct952"/>
          </table:deletions>
        </table:deletion>
        <table:deletion table:id="ct954" table:type="column" table:position="0" table:table="2">
          <office:change-info>
            <dc:creator> </dc:creator>
            <dc:date>2021-06-01T04:25:28.411054569</dc:date>
          </office:change-info>
          <table:deletions>
            <table:change-deletion table:id="ct953"/>
          </table:deletions>
        </table:deletion>
        <table:deletion table:id="ct955" table:type="column" table:position="0" table:table="2">
          <office:change-info>
            <dc:creator> </dc:creator>
            <dc:date>2021-06-01T04:25:28.411070736</dc:date>
          </office:change-info>
          <table:deletions>
            <table:change-deletion table:id="ct954"/>
          </table:deletions>
        </table:deletion>
        <table:deletion table:id="ct956" table:type="column" table:position="0" table:table="2">
          <office:change-info>
            <dc:creator> </dc:creator>
            <dc:date>2021-06-01T04:25:28.411087014</dc:date>
          </office:change-info>
          <table:deletions>
            <table:change-deletion table:id="ct955"/>
          </table:deletions>
        </table:deletion>
        <table:deletion table:id="ct957" table:type="column" table:position="0" table:table="2">
          <office:change-info>
            <dc:creator> </dc:creator>
            <dc:date>2021-06-01T04:25:28.411103066</dc:date>
          </office:change-info>
          <table:deletions>
            <table:change-deletion table:id="ct956"/>
          </table:deletions>
        </table:deletion>
        <table:deletion table:id="ct958" table:type="column" table:position="0" table:table="2">
          <office:change-info>
            <dc:creator> </dc:creator>
            <dc:date>2021-06-01T04:25:28.411119258</dc:date>
          </office:change-info>
          <table:deletions>
            <table:change-deletion table:id="ct957"/>
          </table:deletions>
        </table:deletion>
        <table:deletion table:id="ct959" table:type="column" table:position="0" table:table="2">
          <office:change-info>
            <dc:creator> </dc:creator>
            <dc:date>2021-06-01T04:25:28.411135449</dc:date>
          </office:change-info>
          <table:deletions>
            <table:change-deletion table:id="ct958"/>
          </table:deletions>
        </table:deletion>
        <table:deletion table:id="ct960" table:type="column" table:position="0" table:table="2">
          <office:change-info>
            <dc:creator> </dc:creator>
            <dc:date>2021-06-01T04:25:28.411151533</dc:date>
          </office:change-info>
          <table:deletions>
            <table:change-deletion table:id="ct959"/>
          </table:deletions>
        </table:deletion>
        <table:deletion table:id="ct961" table:type="column" table:position="0" table:table="2">
          <office:change-info>
            <dc:creator> </dc:creator>
            <dc:date>2021-06-01T04:25:28.411167876</dc:date>
          </office:change-info>
          <table:deletions>
            <table:change-deletion table:id="ct960"/>
          </table:deletions>
        </table:deletion>
        <table:deletion table:id="ct962" table:type="column" table:position="0" table:table="2">
          <office:change-info>
            <dc:creator> </dc:creator>
            <dc:date>2021-06-01T04:25:28.411184192</dc:date>
          </office:change-info>
          <table:deletions>
            <table:change-deletion table:id="ct961"/>
          </table:deletions>
        </table:deletion>
        <table:deletion table:id="ct963" table:type="column" table:position="0" table:table="2">
          <office:change-info>
            <dc:creator> </dc:creator>
            <dc:date>2021-06-01T04:25:28.411200357</dc:date>
          </office:change-info>
          <table:deletions>
            <table:change-deletion table:id="ct962"/>
          </table:deletions>
        </table:deletion>
        <table:deletion table:id="ct964" table:type="column" table:position="0" table:table="2">
          <office:change-info>
            <dc:creator> </dc:creator>
            <dc:date>2021-06-01T04:25:28.411216467</dc:date>
          </office:change-info>
          <table:deletions>
            <table:change-deletion table:id="ct963"/>
          </table:deletions>
        </table:deletion>
        <table:deletion table:id="ct965" table:type="column" table:position="0" table:table="2">
          <office:change-info>
            <dc:creator> </dc:creator>
            <dc:date>2021-06-01T04:25:28.411232757</dc:date>
          </office:change-info>
          <table:deletions>
            <table:change-deletion table:id="ct964"/>
          </table:deletions>
        </table:deletion>
        <table:deletion table:id="ct966" table:type="column" table:position="0" table:table="2">
          <office:change-info>
            <dc:creator> </dc:creator>
            <dc:date>2021-06-01T04:25:28.411249008</dc:date>
          </office:change-info>
          <table:deletions>
            <table:change-deletion table:id="ct965"/>
          </table:deletions>
        </table:deletion>
        <table:deletion table:id="ct967" table:type="column" table:position="0" table:table="2">
          <office:change-info>
            <dc:creator> </dc:creator>
            <dc:date>2021-06-01T04:25:28.411265567</dc:date>
          </office:change-info>
          <table:deletions>
            <table:change-deletion table:id="ct966"/>
          </table:deletions>
        </table:deletion>
        <table:deletion table:id="ct968" table:type="column" table:position="0" table:table="2">
          <office:change-info>
            <dc:creator> </dc:creator>
            <dc:date>2021-06-01T04:25:28.411281869</dc:date>
          </office:change-info>
          <table:deletions>
            <table:change-deletion table:id="ct967"/>
          </table:deletions>
        </table:deletion>
        <table:deletion table:id="ct969" table:type="column" table:position="0" table:table="2">
          <office:change-info>
            <dc:creator> </dc:creator>
            <dc:date>2021-06-01T04:25:28.411298239</dc:date>
          </office:change-info>
          <table:deletions>
            <table:change-deletion table:id="ct968"/>
          </table:deletions>
        </table:deletion>
        <table:deletion table:id="ct970" table:type="column" table:position="0" table:table="2">
          <office:change-info>
            <dc:creator> </dc:creator>
            <dc:date>2021-06-01T04:25:28.411314543</dc:date>
          </office:change-info>
          <table:deletions>
            <table:change-deletion table:id="ct969"/>
          </table:deletions>
        </table:deletion>
        <table:deletion table:id="ct971" table:type="column" table:position="0" table:table="2">
          <office:change-info>
            <dc:creator> </dc:creator>
            <dc:date>2021-06-01T04:25:28.411330906</dc:date>
          </office:change-info>
          <table:deletions>
            <table:change-deletion table:id="ct970"/>
          </table:deletions>
        </table:deletion>
        <table:deletion table:id="ct972" table:type="column" table:position="0" table:table="2">
          <office:change-info>
            <dc:creator> </dc:creator>
            <dc:date>2021-06-01T04:25:28.411347392</dc:date>
          </office:change-info>
          <table:deletions>
            <table:change-deletion table:id="ct971"/>
          </table:deletions>
        </table:deletion>
        <table:deletion table:id="ct973" table:type="column" table:position="0" table:table="2">
          <office:change-info>
            <dc:creator> </dc:creator>
            <dc:date>2021-06-01T04:25:28.411363861</dc:date>
          </office:change-info>
          <table:deletions>
            <table:change-deletion table:id="ct972"/>
          </table:deletions>
        </table:deletion>
        <table:deletion table:id="ct974" table:type="column" table:position="0" table:table="2">
          <office:change-info>
            <dc:creator> </dc:creator>
            <dc:date>2021-06-01T04:25:28.411380341</dc:date>
          </office:change-info>
          <table:deletions>
            <table:change-deletion table:id="ct973"/>
          </table:deletions>
        </table:deletion>
        <table:deletion table:id="ct975" table:type="column" table:position="0" table:table="2">
          <office:change-info>
            <dc:creator> </dc:creator>
            <dc:date>2021-06-01T04:25:28.411396684</dc:date>
          </office:change-info>
          <table:deletions>
            <table:change-deletion table:id="ct974"/>
          </table:deletions>
        </table:deletion>
        <table:deletion table:id="ct976" table:type="column" table:position="0" table:table="2">
          <office:change-info>
            <dc:creator> </dc:creator>
            <dc:date>2021-06-01T04:25:28.411412966</dc:date>
          </office:change-info>
          <table:deletions>
            <table:change-deletion table:id="ct975"/>
          </table:deletions>
        </table:deletion>
        <table:deletion table:id="ct977" table:type="column" table:position="0" table:table="2">
          <office:change-info>
            <dc:creator> </dc:creator>
            <dc:date>2021-06-01T04:25:28.411429426</dc:date>
          </office:change-info>
          <table:deletions>
            <table:change-deletion table:id="ct976"/>
          </table:deletions>
        </table:deletion>
        <table:deletion table:id="ct978" table:type="column" table:position="0" table:table="2">
          <office:change-info>
            <dc:creator> </dc:creator>
            <dc:date>2021-06-01T04:25:28.411446027</dc:date>
          </office:change-info>
          <table:deletions>
            <table:change-deletion table:id="ct977"/>
          </table:deletions>
        </table:deletion>
        <table:deletion table:id="ct979" table:type="column" table:position="0" table:table="2">
          <office:change-info>
            <dc:creator> </dc:creator>
            <dc:date>2021-06-01T04:25:28.411462546</dc:date>
          </office:change-info>
          <table:deletions>
            <table:change-deletion table:id="ct978"/>
          </table:deletions>
        </table:deletion>
        <table:deletion table:id="ct980" table:type="column" table:position="0" table:table="2">
          <office:change-info>
            <dc:creator> </dc:creator>
            <dc:date>2021-06-01T04:25:28.411479083</dc:date>
          </office:change-info>
          <table:deletions>
            <table:change-deletion table:id="ct979"/>
          </table:deletions>
        </table:deletion>
        <table:deletion table:id="ct981" table:type="column" table:position="0" table:table="2">
          <office:change-info>
            <dc:creator> </dc:creator>
            <dc:date>2021-06-01T04:25:28.411495602</dc:date>
          </office:change-info>
          <table:deletions>
            <table:change-deletion table:id="ct980"/>
          </table:deletions>
        </table:deletion>
        <table:deletion table:id="ct982" table:type="column" table:position="0" table:table="2">
          <office:change-info>
            <dc:creator> </dc:creator>
            <dc:date>2021-06-01T04:25:28.411511964</dc:date>
          </office:change-info>
          <table:deletions>
            <table:change-deletion table:id="ct981"/>
          </table:deletions>
        </table:deletion>
        <table:deletion table:id="ct983" table:type="column" table:position="0" table:table="2">
          <office:change-info>
            <dc:creator> </dc:creator>
            <dc:date>2021-06-01T04:25:28.411528762</dc:date>
          </office:change-info>
          <table:deletions>
            <table:change-deletion table:id="ct982"/>
          </table:deletions>
        </table:deletion>
        <table:deletion table:id="ct984" table:type="column" table:position="0" table:table="2">
          <office:change-info>
            <dc:creator> </dc:creator>
            <dc:date>2021-06-01T04:25:28.411545282</dc:date>
          </office:change-info>
          <table:deletions>
            <table:change-deletion table:id="ct983"/>
          </table:deletions>
        </table:deletion>
        <table:deletion table:id="ct985" table:type="column" table:position="0" table:table="2">
          <office:change-info>
            <dc:creator> </dc:creator>
            <dc:date>2021-06-01T04:25:28.411561775</dc:date>
          </office:change-info>
          <table:deletions>
            <table:change-deletion table:id="ct984"/>
          </table:deletions>
        </table:deletion>
        <table:deletion table:id="ct986" table:type="column" table:position="0" table:table="2">
          <office:change-info>
            <dc:creator> </dc:creator>
            <dc:date>2021-06-01T04:25:28.411578186</dc:date>
          </office:change-info>
          <table:deletions>
            <table:change-deletion table:id="ct985"/>
          </table:deletions>
        </table:deletion>
        <table:deletion table:id="ct987" table:type="column" table:position="0" table:table="2">
          <office:change-info>
            <dc:creator> </dc:creator>
            <dc:date>2021-06-01T04:25:28.411594718</dc:date>
          </office:change-info>
          <table:deletions>
            <table:change-deletion table:id="ct986"/>
          </table:deletions>
        </table:deletion>
        <table:deletion table:id="ct988" table:type="column" table:position="0" table:table="2">
          <office:change-info>
            <dc:creator> </dc:creator>
            <dc:date>2021-06-01T04:25:28.411611293</dc:date>
          </office:change-info>
          <table:deletions>
            <table:change-deletion table:id="ct987"/>
          </table:deletions>
        </table:deletion>
        <table:deletion table:id="ct989" table:type="column" table:position="0" table:table="2">
          <office:change-info>
            <dc:creator> </dc:creator>
            <dc:date>2021-06-01T04:25:28.411628232</dc:date>
          </office:change-info>
          <table:deletions>
            <table:change-deletion table:id="ct988"/>
          </table:deletions>
        </table:deletion>
        <table:deletion table:id="ct990" table:type="column" table:position="0" table:table="2">
          <office:change-info>
            <dc:creator> </dc:creator>
            <dc:date>2021-06-01T04:25:28.411644773</dc:date>
          </office:change-info>
          <table:deletions>
            <table:change-deletion table:id="ct989"/>
          </table:deletions>
        </table:deletion>
        <table:deletion table:id="ct991" table:type="column" table:position="0" table:table="2">
          <office:change-info>
            <dc:creator> </dc:creator>
            <dc:date>2021-06-01T04:25:28.411661513</dc:date>
          </office:change-info>
          <table:deletions>
            <table:change-deletion table:id="ct990"/>
          </table:deletions>
        </table:deletion>
        <table:deletion table:id="ct992" table:type="column" table:position="0" table:table="2">
          <office:change-info>
            <dc:creator> </dc:creator>
            <dc:date>2021-06-01T04:25:28.411678304</dc:date>
          </office:change-info>
          <table:deletions>
            <table:change-deletion table:id="ct991"/>
          </table:deletions>
        </table:deletion>
        <table:deletion table:id="ct993" table:type="column" table:position="0" table:table="2">
          <office:change-info>
            <dc:creator> </dc:creator>
            <dc:date>2021-06-01T04:25:28.411694996</dc:date>
          </office:change-info>
          <table:deletions>
            <table:change-deletion table:id="ct992"/>
          </table:deletions>
        </table:deletion>
        <table:deletion table:id="ct994" table:type="column" table:position="0" table:table="2">
          <office:change-info>
            <dc:creator> </dc:creator>
            <dc:date>2021-06-01T04:25:28.411711567</dc:date>
          </office:change-info>
          <table:deletions>
            <table:change-deletion table:id="ct993"/>
          </table:deletions>
        </table:deletion>
        <table:deletion table:id="ct995" table:type="column" table:position="0" table:table="2">
          <office:change-info>
            <dc:creator> </dc:creator>
            <dc:date>2021-06-01T04:25:28.411728518</dc:date>
          </office:change-info>
          <table:deletions>
            <table:change-deletion table:id="ct994"/>
          </table:deletions>
        </table:deletion>
        <table:deletion table:id="ct996" table:type="column" table:position="0" table:table="2">
          <office:change-info>
            <dc:creator> </dc:creator>
            <dc:date>2021-06-01T04:25:28.411745230</dc:date>
          </office:change-info>
          <table:deletions>
            <table:change-deletion table:id="ct995"/>
          </table:deletions>
        </table:deletion>
        <table:deletion table:id="ct997" table:type="column" table:position="0" table:table="2">
          <office:change-info>
            <dc:creator> </dc:creator>
            <dc:date>2021-06-01T04:25:28.411761824</dc:date>
          </office:change-info>
          <table:deletions>
            <table:change-deletion table:id="ct996"/>
          </table:deletions>
        </table:deletion>
        <table:deletion table:id="ct998" table:type="column" table:position="0" table:table="2">
          <office:change-info>
            <dc:creator> </dc:creator>
            <dc:date>2021-06-01T04:25:28.411778522</dc:date>
          </office:change-info>
          <table:deletions>
            <table:change-deletion table:id="ct997"/>
          </table:deletions>
        </table:deletion>
        <table:deletion table:id="ct999" table:type="column" table:position="0" table:table="2">
          <office:change-info>
            <dc:creator> </dc:creator>
            <dc:date>2021-06-01T04:25:28.411795289</dc:date>
          </office:change-info>
          <table:deletions>
            <table:change-deletion table:id="ct998"/>
          </table:deletions>
        </table:deletion>
        <table:deletion table:id="ct1000" table:type="column" table:position="0" table:table="2">
          <office:change-info>
            <dc:creator> </dc:creator>
            <dc:date>2021-06-01T04:25:28.411812276</dc:date>
          </office:change-info>
          <table:deletions>
            <table:change-deletion table:id="ct999"/>
          </table:deletions>
        </table:deletion>
        <table:deletion table:id="ct1001" table:type="column" table:position="0" table:table="2">
          <office:change-info>
            <dc:creator> </dc:creator>
            <dc:date>2021-06-01T04:25:28.411829079</dc:date>
          </office:change-info>
          <table:deletions>
            <table:change-deletion table:id="ct1000"/>
          </table:deletions>
        </table:deletion>
        <table:deletion table:id="ct1002" table:type="column" table:position="0" table:table="2">
          <office:change-info>
            <dc:creator> </dc:creator>
            <dc:date>2021-06-01T04:25:28.411846174</dc:date>
          </office:change-info>
          <table:deletions>
            <table:change-deletion table:id="ct1001"/>
          </table:deletions>
        </table:deletion>
        <table:deletion table:id="ct1003" table:type="column" table:position="0" table:table="2">
          <office:change-info>
            <dc:creator> </dc:creator>
            <dc:date>2021-06-01T04:25:28.411862987</dc:date>
          </office:change-info>
          <table:deletions>
            <table:change-deletion table:id="ct1002"/>
          </table:deletions>
        </table:deletion>
        <table:deletion table:id="ct1004" table:type="column" table:position="0" table:table="2">
          <office:change-info>
            <dc:creator> </dc:creator>
            <dc:date>2021-06-01T04:25:28.411879736</dc:date>
          </office:change-info>
          <table:deletions>
            <table:change-deletion table:id="ct1003"/>
          </table:deletions>
        </table:deletion>
        <table:deletion table:id="ct1005" table:type="column" table:position="0" table:table="2">
          <office:change-info>
            <dc:creator> </dc:creator>
            <dc:date>2021-06-01T04:25:28.411896550</dc:date>
          </office:change-info>
          <table:deletions>
            <table:change-deletion table:id="ct1004"/>
          </table:deletions>
        </table:deletion>
        <table:deletion table:id="ct1006" table:type="column" table:position="0" table:table="2">
          <office:change-info>
            <dc:creator> </dc:creator>
            <dc:date>2021-06-01T04:25:28.411913603</dc:date>
          </office:change-info>
          <table:deletions>
            <table:change-deletion table:id="ct1005"/>
          </table:deletions>
        </table:deletion>
        <table:deletion table:id="ct1007" table:type="column" table:position="0" table:table="2">
          <office:change-info>
            <dc:creator> </dc:creator>
            <dc:date>2021-06-01T04:25:28.411932806</dc:date>
          </office:change-info>
          <table:deletions>
            <table:change-deletion table:id="ct1006"/>
          </table:deletions>
        </table:deletion>
        <table:deletion table:id="ct1008" table:type="column" table:position="0" table:table="2">
          <office:change-info>
            <dc:creator> </dc:creator>
            <dc:date>2021-06-01T04:25:28.411949649</dc:date>
          </office:change-info>
          <table:deletions>
            <table:change-deletion table:id="ct1007"/>
          </table:deletions>
        </table:deletion>
        <table:deletion table:id="ct1009" table:type="column" table:position="0" table:table="2">
          <office:change-info>
            <dc:creator> </dc:creator>
            <dc:date>2021-06-01T04:25:28.411966527</dc:date>
          </office:change-info>
          <table:deletions>
            <table:change-deletion table:id="ct1008"/>
          </table:deletions>
        </table:deletion>
        <table:deletion table:id="ct1010" table:type="column" table:position="0" table:table="2">
          <office:change-info>
            <dc:creator> </dc:creator>
            <dc:date>2021-06-01T04:25:28.411983336</dc:date>
          </office:change-info>
          <table:deletions>
            <table:change-deletion table:id="ct1009"/>
          </table:deletions>
        </table:deletion>
        <table:deletion table:id="ct1011" table:type="column" table:position="0" table:table="2">
          <office:change-info>
            <dc:creator> </dc:creator>
            <dc:date>2021-06-01T04:25:28.412000271</dc:date>
          </office:change-info>
          <table:deletions>
            <table:change-deletion table:id="ct1010"/>
          </table:deletions>
        </table:deletion>
        <table:deletion table:id="ct1012" table:type="column" table:position="0" table:table="2">
          <office:change-info>
            <dc:creator> </dc:creator>
            <dc:date>2021-06-01T04:25:28.412017476</dc:date>
          </office:change-info>
          <table:deletions>
            <table:change-deletion table:id="ct1011"/>
          </table:deletions>
        </table:deletion>
        <table:deletion table:id="ct1013" table:type="column" table:position="0" table:table="2">
          <office:change-info>
            <dc:creator> </dc:creator>
            <dc:date>2021-06-01T04:25:28.412034423</dc:date>
          </office:change-info>
          <table:deletions>
            <table:change-deletion table:id="ct1012"/>
          </table:deletions>
        </table:deletion>
        <table:deletion table:id="ct1014" table:type="column" table:position="0" table:table="2">
          <office:change-info>
            <dc:creator> </dc:creator>
            <dc:date>2021-06-01T04:25:28.412051410</dc:date>
          </office:change-info>
          <table:deletions>
            <table:change-deletion table:id="ct1013"/>
          </table:deletions>
        </table:deletion>
        <table:deletion table:id="ct1015" table:type="column" table:position="0" table:table="2">
          <office:change-info>
            <dc:creator> </dc:creator>
            <dc:date>2021-06-01T04:25:28.412068262</dc:date>
          </office:change-info>
          <table:deletions>
            <table:change-deletion table:id="ct1014"/>
          </table:deletions>
        </table:deletion>
        <table:deletion table:id="ct1016" table:type="column" table:position="0" table:table="2">
          <office:change-info>
            <dc:creator> </dc:creator>
            <dc:date>2021-06-01T04:25:28.412085225</dc:date>
          </office:change-info>
          <table:deletions>
            <table:change-deletion table:id="ct1015"/>
          </table:deletions>
        </table:deletion>
        <table:deletion table:id="ct1017" table:type="column" table:position="0" table:table="2">
          <office:change-info>
            <dc:creator> </dc:creator>
            <dc:date>2021-06-01T04:25:28.412102243</dc:date>
          </office:change-info>
          <table:deletions>
            <table:change-deletion table:id="ct1016"/>
          </table:deletions>
        </table:deletion>
        <table:deletion table:id="ct1018" table:type="column" table:position="0" table:table="2">
          <office:change-info>
            <dc:creator> </dc:creator>
            <dc:date>2021-06-01T04:25:28.412119538</dc:date>
          </office:change-info>
          <table:deletions>
            <table:change-deletion table:id="ct1017"/>
          </table:deletions>
        </table:deletion>
        <table:deletion table:id="ct1019" table:type="column" table:position="0" table:table="2">
          <office:change-info>
            <dc:creator> </dc:creator>
            <dc:date>2021-06-01T04:25:28.412136524</dc:date>
          </office:change-info>
          <table:deletions>
            <table:change-deletion table:id="ct1018"/>
          </table:deletions>
        </table:deletion>
        <table:deletion table:id="ct1020" table:type="column" table:position="0" table:table="2">
          <office:change-info>
            <dc:creator> </dc:creator>
            <dc:date>2021-06-01T04:25:28.412153658</dc:date>
          </office:change-info>
          <table:deletions>
            <table:change-deletion table:id="ct1019"/>
          </table:deletions>
        </table:deletion>
        <table:deletion table:id="ct1021" table:type="column" table:position="0" table:table="2">
          <office:change-info>
            <dc:creator> </dc:creator>
            <dc:date>2021-06-01T04:25:28.412170667</dc:date>
          </office:change-info>
          <table:deletions>
            <table:change-deletion table:id="ct1020"/>
          </table:deletions>
        </table:deletion>
        <table:deletion table:id="ct1022" table:type="column" table:position="0" table:table="2">
          <office:change-info>
            <dc:creator> </dc:creator>
            <dc:date>2021-06-01T04:25:28.412187657</dc:date>
          </office:change-info>
          <table:deletions>
            <table:change-deletion table:id="ct1021"/>
          </table:deletions>
        </table:deletion>
        <table:deletion table:id="ct1023" table:type="column" table:position="0" table:table="2">
          <office:change-info>
            <dc:creator> </dc:creator>
            <dc:date>2021-06-01T04:25:28.412217839</dc:date>
          </office:change-info>
          <table:deletions>
            <table:change-deletion table:id="ct1022"/>
          </table:deletions>
        </table:deletion>
        <table:deletion table:id="ct1024" table:type="column" table:position="0" table:table="2">
          <office:change-info>
            <dc:creator> </dc:creator>
            <dc:date>2021-06-01T04:25:28.412237207</dc:date>
          </office:change-info>
          <table:deletions>
            <table:change-deletion table:id="ct1023"/>
          </table:deletions>
        </table:deletion>
        <table:deletion table:id="ct1025" table:type="column" table:position="0" table:table="2">
          <office:change-info>
            <dc:creator> </dc:creator>
            <dc:date>2021-06-01T04:25:28.412254286</dc:date>
          </office:change-info>
          <table:deletions>
            <table:change-deletion table:id="ct1024"/>
          </table:deletions>
        </table:deletion>
        <table:deletion table:id="ct1026" table:type="column" table:position="0" table:table="2">
          <office:change-info>
            <dc:creator> </dc:creator>
            <dc:date>2021-06-01T04:25:28.412271411</dc:date>
          </office:change-info>
          <table:deletions>
            <table:change-deletion table:id="ct1025"/>
          </table:deletions>
        </table:deletion>
        <table:deletion table:id="ct1027" table:type="column" table:position="0" table:table="2">
          <office:change-info>
            <dc:creator> </dc:creator>
            <dc:date>2021-06-01T04:25:28.412288411</dc:date>
          </office:change-info>
          <table:deletions>
            <table:change-deletion table:id="ct1026"/>
          </table:deletions>
        </table:deletion>
        <table:deletion table:id="ct1028" table:type="column" table:position="0" table:table="2">
          <office:change-info>
            <dc:creator> </dc:creator>
            <dc:date>2021-06-01T04:25:28.412305451</dc:date>
          </office:change-info>
          <table:deletions>
            <table:change-deletion table:id="ct1027"/>
          </table:deletions>
        </table:deletion>
        <table:deletion table:id="ct1029" table:type="column" table:position="0" table:table="2">
          <office:change-info>
            <dc:creator> </dc:creator>
            <dc:date>2021-06-01T04:25:28.412322520</dc:date>
          </office:change-info>
          <table:deletions>
            <table:change-deletion table:id="ct1028"/>
          </table:deletions>
        </table:deletion>
        <table:deletion table:id="ct1030" table:type="column" table:position="0" table:table="2">
          <office:change-info>
            <dc:creator> </dc:creator>
            <dc:date>2021-06-01T04:25:28.412339670</dc:date>
          </office:change-info>
          <table:deletions>
            <table:change-deletion table:id="ct1029"/>
          </table:deletions>
        </table:deletion>
        <table:deletion table:id="ct1031" table:type="column" table:position="0" table:table="2">
          <office:change-info>
            <dc:creator> </dc:creator>
            <dc:date>2021-06-01T04:25:28.412356667</dc:date>
          </office:change-info>
          <table:deletions>
            <table:change-deletion table:id="ct1030"/>
          </table:deletions>
        </table:deletion>
        <table:deletion table:id="ct1032" table:type="column" table:position="0" table:table="2">
          <office:change-info>
            <dc:creator> </dc:creator>
            <dc:date>2021-06-01T04:25:28.412373716</dc:date>
          </office:change-info>
          <table:deletions>
            <table:change-deletion table:id="ct1031"/>
          </table:deletions>
        </table:deletion>
        <table:deletion table:id="ct1033" table:type="column" table:position="0" table:table="2">
          <office:change-info>
            <dc:creator> </dc:creator>
            <dc:date>2021-06-01T04:25:28.412390970</dc:date>
          </office:change-info>
          <table:deletions>
            <table:change-deletion table:id="ct1032"/>
          </table:deletions>
        </table:deletion>
        <table:deletion table:id="ct1034" table:type="column" table:position="0" table:table="2">
          <office:change-info>
            <dc:creator> </dc:creator>
            <dc:date>2021-06-01T04:25:28.412408101</dc:date>
          </office:change-info>
          <table:deletions>
            <table:change-deletion table:id="ct1033"/>
          </table:deletions>
        </table:deletion>
        <table:deletion table:id="ct1035" table:type="column" table:position="0" table:table="2">
          <office:change-info>
            <dc:creator> </dc:creator>
            <dc:date>2021-06-01T04:25:28.412425287</dc:date>
          </office:change-info>
          <table:deletions>
            <table:change-deletion table:id="ct1034"/>
          </table:deletions>
        </table:deletion>
        <table:deletion table:id="ct1036" table:type="column" table:position="0" table:table="2">
          <office:change-info>
            <dc:creator> </dc:creator>
            <dc:date>2021-06-01T04:25:28.412442655</dc:date>
          </office:change-info>
          <table:deletions>
            <table:change-deletion table:id="ct1035"/>
          </table:deletions>
        </table:deletion>
        <table:deletion table:id="ct1037" table:type="column" table:position="0" table:table="2">
          <office:change-info>
            <dc:creator> </dc:creator>
            <dc:date>2021-06-01T04:25:28.412459907</dc:date>
          </office:change-info>
          <table:deletions>
            <table:change-deletion table:id="ct1036"/>
          </table:deletions>
        </table:deletion>
        <table:deletion table:id="ct1038" table:type="column" table:position="0" table:table="2">
          <office:change-info>
            <dc:creator> </dc:creator>
            <dc:date>2021-06-01T04:25:28.412477184</dc:date>
          </office:change-info>
          <table:deletions>
            <table:change-deletion table:id="ct1037"/>
          </table:deletions>
        </table:deletion>
        <table:deletion table:id="ct1039" table:type="column" table:position="0" table:table="2">
          <office:change-info>
            <dc:creator> </dc:creator>
            <dc:date>2021-06-01T04:25:28.412494366</dc:date>
          </office:change-info>
          <table:deletions>
            <table:change-deletion table:id="ct1038"/>
          </table:deletions>
        </table:deletion>
        <table:deletion table:id="ct1040" table:type="column" table:position="0" table:table="2">
          <office:change-info>
            <dc:creator> </dc:creator>
            <dc:date>2021-06-01T04:25:28.412511602</dc:date>
          </office:change-info>
          <table:deletions>
            <table:change-deletion table:id="ct1039"/>
          </table:deletions>
        </table:deletion>
        <table:deletion table:id="ct1041" table:type="column" table:position="0" table:table="2">
          <office:change-info>
            <dc:creator> </dc:creator>
            <dc:date>2021-06-01T04:25:28.412528879</dc:date>
          </office:change-info>
          <table:deletions>
            <table:change-deletion table:id="ct1040"/>
          </table:deletions>
        </table:deletion>
        <table:deletion table:id="ct1042" table:type="column" table:position="0" table:table="2">
          <office:change-info>
            <dc:creator> </dc:creator>
            <dc:date>2021-06-01T04:25:28.412546193</dc:date>
          </office:change-info>
          <table:deletions>
            <table:change-deletion table:id="ct1041"/>
          </table:deletions>
        </table:deletion>
        <table:deletion table:id="ct1043" table:type="column" table:position="0" table:table="2">
          <office:change-info>
            <dc:creator> </dc:creator>
            <dc:date>2021-06-01T04:25:28.412563893</dc:date>
          </office:change-info>
          <table:deletions>
            <table:change-deletion table:id="ct1042"/>
          </table:deletions>
        </table:deletion>
        <table:deletion table:id="ct1044" table:type="column" table:position="0" table:table="2">
          <office:change-info>
            <dc:creator> </dc:creator>
            <dc:date>2021-06-01T04:25:28.412581208</dc:date>
          </office:change-info>
          <table:deletions>
            <table:change-deletion table:id="ct1043"/>
          </table:deletions>
        </table:deletion>
        <table:deletion table:id="ct1045" table:type="column" table:position="0" table:table="2">
          <office:change-info>
            <dc:creator> </dc:creator>
            <dc:date>2021-06-01T04:25:28.412598529</dc:date>
          </office:change-info>
          <table:deletions>
            <table:change-deletion table:id="ct1044"/>
          </table:deletions>
        </table:deletion>
        <table:deletion table:id="ct1046" table:type="column" table:position="0" table:table="2">
          <office:change-info>
            <dc:creator> </dc:creator>
            <dc:date>2021-06-01T04:25:28.412615657</dc:date>
          </office:change-info>
          <table:deletions>
            <table:change-deletion table:id="ct1045"/>
          </table:deletions>
        </table:deletion>
        <table:deletion table:id="ct1047" table:type="column" table:position="0" table:table="2">
          <office:change-info>
            <dc:creator> </dc:creator>
            <dc:date>2021-06-01T04:25:28.412632830</dc:date>
          </office:change-info>
          <table:deletions>
            <table:change-deletion table:id="ct1046"/>
          </table:deletions>
        </table:deletion>
        <table:deletion table:id="ct1048" table:type="column" table:position="0" table:table="2">
          <office:change-info>
            <dc:creator> </dc:creator>
            <dc:date>2021-06-01T04:25:28.412650180</dc:date>
          </office:change-info>
          <table:deletions>
            <table:change-deletion table:id="ct1047"/>
          </table:deletions>
        </table:deletion>
        <table:deletion table:id="ct1049" table:type="column" table:position="0" table:table="2">
          <office:change-info>
            <dc:creator> </dc:creator>
            <dc:date>2021-06-01T04:25:28.412667823</dc:date>
          </office:change-info>
          <table:deletions>
            <table:change-deletion table:id="ct1048"/>
          </table:deletions>
        </table:deletion>
        <table:deletion table:id="ct1050" table:type="column" table:position="0" table:table="2">
          <office:change-info>
            <dc:creator> </dc:creator>
            <dc:date>2021-06-01T04:25:28.412685577</dc:date>
          </office:change-info>
          <table:deletions>
            <table:change-deletion table:id="ct1049"/>
          </table:deletions>
        </table:deletion>
        <table:deletion table:id="ct1051" table:type="column" table:position="0" table:table="2">
          <office:change-info>
            <dc:creator> </dc:creator>
            <dc:date>2021-06-01T04:25:28.412702952</dc:date>
          </office:change-info>
          <table:deletions>
            <table:change-deletion table:id="ct1050"/>
          </table:deletions>
        </table:deletion>
        <table:deletion table:id="ct1052" table:type="column" table:position="0" table:table="2">
          <office:change-info>
            <dc:creator> </dc:creator>
            <dc:date>2021-06-01T04:25:28.412720428</dc:date>
          </office:change-info>
          <table:deletions>
            <table:change-deletion table:id="ct1051"/>
          </table:deletions>
        </table:deletion>
        <table:deletion table:id="ct1053" table:type="column" table:position="0" table:table="2">
          <office:change-info>
            <dc:creator> </dc:creator>
            <dc:date>2021-06-01T04:25:28.412737747</dc:date>
          </office:change-info>
          <table:deletions>
            <table:change-deletion table:id="ct1052"/>
          </table:deletions>
        </table:deletion>
        <table:deletion table:id="ct1054" table:type="column" table:position="0" table:table="2">
          <office:change-info>
            <dc:creator> </dc:creator>
            <dc:date>2021-06-01T04:25:28.412755170</dc:date>
          </office:change-info>
          <table:deletions>
            <table:change-deletion table:id="ct1053"/>
          </table:deletions>
        </table:deletion>
        <table:deletion table:id="ct1055" table:type="column" table:position="0" table:table="2">
          <office:change-info>
            <dc:creator> </dc:creator>
            <dc:date>2021-06-01T04:25:28.412772618</dc:date>
          </office:change-info>
          <table:deletions>
            <table:change-deletion table:id="ct1054"/>
          </table:deletions>
        </table:deletion>
        <table:deletion table:id="ct1056" table:type="column" table:position="0" table:table="2">
          <office:change-info>
            <dc:creator> </dc:creator>
            <dc:date>2021-06-01T04:25:28.412790068</dc:date>
          </office:change-info>
          <table:deletions>
            <table:change-deletion table:id="ct1055"/>
          </table:deletions>
        </table:deletion>
        <table:deletion table:id="ct1057" table:type="column" table:position="0" table:table="2">
          <office:change-info>
            <dc:creator> </dc:creator>
            <dc:date>2021-06-01T04:25:28.412807996</dc:date>
          </office:change-info>
          <table:deletions>
            <table:change-deletion table:id="ct1056"/>
          </table:deletions>
        </table:deletion>
        <table:deletion table:id="ct1058" table:type="column" table:position="0" table:table="2">
          <office:change-info>
            <dc:creator> </dc:creator>
            <dc:date>2021-06-01T04:25:28.412825650</dc:date>
          </office:change-info>
          <table:deletions>
            <table:change-deletion table:id="ct1057"/>
          </table:deletions>
        </table:deletion>
        <table:deletion table:id="ct1059" table:type="column" table:position="0" table:table="2">
          <office:change-info>
            <dc:creator> </dc:creator>
            <dc:date>2021-06-01T04:25:28.412843256</dc:date>
          </office:change-info>
          <table:deletions>
            <table:change-deletion table:id="ct1058"/>
          </table:deletions>
        </table:deletion>
        <table:deletion table:id="ct1060" table:type="column" table:position="0" table:table="2">
          <office:change-info>
            <dc:creator> </dc:creator>
            <dc:date>2021-06-01T04:25:28.412860768</dc:date>
          </office:change-info>
          <table:deletions>
            <table:change-deletion table:id="ct1059"/>
          </table:deletions>
        </table:deletion>
        <table:deletion table:id="ct1061" table:type="column" table:position="0" table:table="2">
          <office:change-info>
            <dc:creator> </dc:creator>
            <dc:date>2021-06-01T04:25:28.412878320</dc:date>
          </office:change-info>
          <table:deletions>
            <table:change-deletion table:id="ct1060"/>
          </table:deletions>
        </table:deletion>
        <table:deletion table:id="ct1062" table:type="column" table:position="0" table:table="2">
          <office:change-info>
            <dc:creator> </dc:creator>
            <dc:date>2021-06-01T04:25:28.412895839</dc:date>
          </office:change-info>
          <table:deletions>
            <table:change-deletion table:id="ct1061"/>
          </table:deletions>
        </table:deletion>
        <table:deletion table:id="ct1063" table:type="column" table:position="0" table:table="2">
          <office:change-info>
            <dc:creator> </dc:creator>
            <dc:date>2021-06-01T04:25:28.412913357</dc:date>
          </office:change-info>
          <table:deletions>
            <table:change-deletion table:id="ct1062"/>
          </table:deletions>
        </table:deletion>
        <table:deletion table:id="ct1064" table:type="column" table:position="0" table:table="2">
          <office:change-info>
            <dc:creator> </dc:creator>
            <dc:date>2021-06-01T04:25:28.412931325</dc:date>
          </office:change-info>
          <table:deletions>
            <table:change-deletion table:id="ct1063"/>
          </table:deletions>
        </table:deletion>
        <table:deletion table:id="ct1065" table:type="column" table:position="0" table:table="2">
          <office:change-info>
            <dc:creator> </dc:creator>
            <dc:date>2021-06-01T04:25:28.412949196</dc:date>
          </office:change-info>
          <table:deletions>
            <table:change-deletion table:id="ct1064"/>
          </table:deletions>
        </table:deletion>
        <table:deletion table:id="ct1066" table:type="column" table:position="0" table:table="2">
          <office:change-info>
            <dc:creator> </dc:creator>
            <dc:date>2021-06-01T04:25:28.412966783</dc:date>
          </office:change-info>
          <table:deletions>
            <table:change-deletion table:id="ct1065"/>
          </table:deletions>
        </table:deletion>
        <table:deletion table:id="ct1067" table:type="column" table:position="0" table:table="2">
          <office:change-info>
            <dc:creator> </dc:creator>
            <dc:date>2021-06-01T04:25:28.412984401</dc:date>
          </office:change-info>
          <table:deletions>
            <table:change-deletion table:id="ct1066"/>
          </table:deletions>
        </table:deletion>
        <table:deletion table:id="ct1068" table:type="column" table:position="0" table:table="2">
          <office:change-info>
            <dc:creator> </dc:creator>
            <dc:date>2021-06-01T04:25:28.413002007</dc:date>
          </office:change-info>
          <table:deletions>
            <table:change-deletion table:id="ct1067"/>
          </table:deletions>
        </table:deletion>
        <table:deletion table:id="ct1069" table:type="column" table:position="0" table:table="2">
          <office:change-info>
            <dc:creator> </dc:creator>
            <dc:date>2021-06-01T04:25:28.413019748</dc:date>
          </office:change-info>
          <table:deletions>
            <table:change-deletion table:id="ct1068"/>
          </table:deletions>
        </table:deletion>
        <table:deletion table:id="ct1070" table:type="column" table:position="0" table:table="2">
          <office:change-info>
            <dc:creator> </dc:creator>
            <dc:date>2021-06-01T04:25:28.413037371</dc:date>
          </office:change-info>
          <table:deletions>
            <table:change-deletion table:id="ct1069"/>
          </table:deletions>
        </table:deletion>
        <table:deletion table:id="ct1071" table:type="column" table:position="0" table:table="2">
          <office:change-info>
            <dc:creator> </dc:creator>
            <dc:date>2021-06-01T04:25:28.413055554</dc:date>
          </office:change-info>
          <table:deletions>
            <table:change-deletion table:id="ct1070"/>
          </table:deletions>
        </table:deletion>
        <table:deletion table:id="ct1072" table:type="column" table:position="0" table:table="2">
          <office:change-info>
            <dc:creator> </dc:creator>
            <dc:date>2021-06-01T04:25:28.413073269</dc:date>
          </office:change-info>
          <table:deletions>
            <table:change-deletion table:id="ct1071"/>
          </table:deletions>
        </table:deletion>
        <table:deletion table:id="ct1073" table:type="column" table:position="0" table:table="2">
          <office:change-info>
            <dc:creator> </dc:creator>
            <dc:date>2021-06-01T04:25:28.413091050</dc:date>
          </office:change-info>
          <table:deletions>
            <table:change-deletion table:id="ct1072"/>
          </table:deletions>
        </table:deletion>
        <table:deletion table:id="ct1074" table:type="column" table:position="0" table:table="2">
          <office:change-info>
            <dc:creator> </dc:creator>
            <dc:date>2021-06-01T04:25:28.413108865</dc:date>
          </office:change-info>
          <table:deletions>
            <table:change-deletion table:id="ct1073"/>
          </table:deletions>
        </table:deletion>
        <table:deletion table:id="ct1075" table:type="column" table:position="0" table:table="2">
          <office:change-info>
            <dc:creator> </dc:creator>
            <dc:date>2021-06-01T04:25:28.413126579</dc:date>
          </office:change-info>
          <table:deletions>
            <table:change-deletion table:id="ct1074"/>
          </table:deletions>
        </table:deletion>
        <table:deletion table:id="ct1076" table:type="column" table:position="0" table:table="2">
          <office:change-info>
            <dc:creator> </dc:creator>
            <dc:date>2021-06-01T04:25:28.413144364</dc:date>
          </office:change-info>
          <table:deletions>
            <table:change-deletion table:id="ct1075"/>
          </table:deletions>
        </table:deletion>
        <table:deletion table:id="ct1077" table:type="column" table:position="0" table:table="2">
          <office:change-info>
            <dc:creator> </dc:creator>
            <dc:date>2021-06-01T04:25:28.413162227</dc:date>
          </office:change-info>
          <table:deletions>
            <table:change-deletion table:id="ct1076"/>
          </table:deletions>
        </table:deletion>
        <table:deletion table:id="ct1078" table:type="column" table:position="0" table:table="2">
          <office:change-info>
            <dc:creator> </dc:creator>
            <dc:date>2021-06-01T04:25:28.413180309</dc:date>
          </office:change-info>
          <table:deletions>
            <table:change-deletion table:id="ct1077"/>
          </table:deletions>
        </table:deletion>
        <table:deletion table:id="ct1079" table:type="column" table:position="0" table:table="2">
          <office:change-info>
            <dc:creator> </dc:creator>
            <dc:date>2021-06-01T04:25:28.413198397</dc:date>
          </office:change-info>
          <table:deletions>
            <table:change-deletion table:id="ct1078"/>
          </table:deletions>
        </table:deletion>
        <table:deletion table:id="ct1080" table:type="column" table:position="0" table:table="2">
          <office:change-info>
            <dc:creator> </dc:creator>
            <dc:date>2021-06-01T04:25:28.413216350</dc:date>
          </office:change-info>
          <table:deletions>
            <table:change-deletion table:id="ct1079"/>
          </table:deletions>
        </table:deletion>
        <table:deletion table:id="ct1081" table:type="column" table:position="0" table:table="2">
          <office:change-info>
            <dc:creator> </dc:creator>
            <dc:date>2021-06-01T04:25:28.413234172</dc:date>
          </office:change-info>
          <table:deletions>
            <table:change-deletion table:id="ct1080"/>
          </table:deletions>
        </table:deletion>
        <table:deletion table:id="ct1082" table:type="column" table:position="0" table:table="2">
          <office:change-info>
            <dc:creator> </dc:creator>
            <dc:date>2021-06-01T04:25:28.413251946</dc:date>
          </office:change-info>
          <table:deletions>
            <table:change-deletion table:id="ct1081"/>
          </table:deletions>
        </table:deletion>
        <table:deletion table:id="ct1083" table:type="column" table:position="0" table:table="2">
          <office:change-info>
            <dc:creator> </dc:creator>
            <dc:date>2021-06-01T04:25:28.413269759</dc:date>
          </office:change-info>
          <table:deletions>
            <table:change-deletion table:id="ct1082"/>
          </table:deletions>
        </table:deletion>
        <table:deletion table:id="ct1084" table:type="column" table:position="0" table:table="2">
          <office:change-info>
            <dc:creator> </dc:creator>
            <dc:date>2021-06-01T04:25:28.413287507</dc:date>
          </office:change-info>
          <table:deletions>
            <table:change-deletion table:id="ct1083"/>
          </table:deletions>
        </table:deletion>
        <table:deletion table:id="ct1085" table:type="column" table:position="0" table:table="2">
          <office:change-info>
            <dc:creator> </dc:creator>
            <dc:date>2021-06-01T04:25:28.413305402</dc:date>
          </office:change-info>
          <table:deletions>
            <table:change-deletion table:id="ct1084"/>
          </table:deletions>
        </table:deletion>
        <table:deletion table:id="ct1086" table:type="column" table:position="0" table:table="2">
          <office:change-info>
            <dc:creator> </dc:creator>
            <dc:date>2021-06-01T04:25:28.413323581</dc:date>
          </office:change-info>
          <table:deletions>
            <table:change-deletion table:id="ct1085"/>
          </table:deletions>
        </table:deletion>
        <table:deletion table:id="ct1087" table:type="column" table:position="0" table:table="2">
          <office:change-info>
            <dc:creator> </dc:creator>
            <dc:date>2021-06-01T04:25:28.413341595</dc:date>
          </office:change-info>
          <table:deletions>
            <table:change-deletion table:id="ct1086"/>
          </table:deletions>
        </table:deletion>
        <table:deletion table:id="ct1088" table:type="column" table:position="0" table:table="2">
          <office:change-info>
            <dc:creator> </dc:creator>
            <dc:date>2021-06-01T04:25:28.413359662</dc:date>
          </office:change-info>
          <table:deletions>
            <table:change-deletion table:id="ct1087"/>
          </table:deletions>
        </table:deletion>
        <table:deletion table:id="ct1089" table:type="column" table:position="0" table:table="2">
          <office:change-info>
            <dc:creator> </dc:creator>
            <dc:date>2021-06-01T04:25:28.413377620</dc:date>
          </office:change-info>
          <table:deletions>
            <table:change-deletion table:id="ct1088"/>
          </table:deletions>
        </table:deletion>
        <table:deletion table:id="ct1090" table:type="column" table:position="0" table:table="2">
          <office:change-info>
            <dc:creator> </dc:creator>
            <dc:date>2021-06-01T04:25:28.413395460</dc:date>
          </office:change-info>
          <table:deletions>
            <table:change-deletion table:id="ct1089"/>
          </table:deletions>
        </table:deletion>
        <table:deletion table:id="ct1091" table:type="column" table:position="0" table:table="2">
          <office:change-info>
            <dc:creator> </dc:creator>
            <dc:date>2021-06-01T04:25:28.413413408</dc:date>
          </office:change-info>
          <table:deletions>
            <table:change-deletion table:id="ct1090"/>
          </table:deletions>
        </table:deletion>
        <table:deletion table:id="ct1092" table:type="column" table:position="0" table:table="2">
          <office:change-info>
            <dc:creator> </dc:creator>
            <dc:date>2021-06-01T04:25:28.413431402</dc:date>
          </office:change-info>
          <table:deletions>
            <table:change-deletion table:id="ct1091"/>
          </table:deletions>
        </table:deletion>
        <table:deletion table:id="ct1093" table:type="column" table:position="0" table:table="2">
          <office:change-info>
            <dc:creator> </dc:creator>
            <dc:date>2021-06-01T04:25:28.413449378</dc:date>
          </office:change-info>
          <table:deletions>
            <table:change-deletion table:id="ct1092"/>
          </table:deletions>
        </table:deletion>
        <table:deletion table:id="ct1094" table:type="column" table:position="0" table:table="2">
          <office:change-info>
            <dc:creator> </dc:creator>
            <dc:date>2021-06-01T04:25:28.413467566</dc:date>
          </office:change-info>
          <table:deletions>
            <table:change-deletion table:id="ct1093"/>
          </table:deletions>
        </table:deletion>
        <table:deletion table:id="ct1095" table:type="column" table:position="0" table:table="2">
          <office:change-info>
            <dc:creator> </dc:creator>
            <dc:date>2021-06-01T04:25:28.413485685</dc:date>
          </office:change-info>
          <table:deletions>
            <table:change-deletion table:id="ct1094"/>
          </table:deletions>
        </table:deletion>
        <table:deletion table:id="ct1096" table:type="column" table:position="0" table:table="2">
          <office:change-info>
            <dc:creator> </dc:creator>
            <dc:date>2021-06-01T04:25:28.413503700</dc:date>
          </office:change-info>
          <table:deletions>
            <table:change-deletion table:id="ct1095"/>
          </table:deletions>
        </table:deletion>
        <table:deletion table:id="ct1097" table:type="column" table:position="0" table:table="2">
          <office:change-info>
            <dc:creator> </dc:creator>
            <dc:date>2021-06-01T04:25:28.413521963</dc:date>
          </office:change-info>
          <table:deletions>
            <table:change-deletion table:id="ct1096"/>
          </table:deletions>
        </table:deletion>
        <table:deletion table:id="ct1098" table:type="column" table:position="0" table:table="2">
          <office:change-info>
            <dc:creator> </dc:creator>
            <dc:date>2021-06-01T04:25:28.413539889</dc:date>
          </office:change-info>
          <table:deletions>
            <table:change-deletion table:id="ct1097"/>
          </table:deletions>
        </table:deletion>
        <table:deletion table:id="ct1099" table:type="column" table:position="0" table:table="2">
          <office:change-info>
            <dc:creator> </dc:creator>
            <dc:date>2021-06-01T04:25:28.413558055</dc:date>
          </office:change-info>
          <table:deletions>
            <table:change-deletion table:id="ct1098"/>
          </table:deletions>
        </table:deletion>
        <table:deletion table:id="ct1100" table:type="column" table:position="0" table:table="2">
          <office:change-info>
            <dc:creator> </dc:creator>
            <dc:date>2021-06-01T04:25:28.413576299</dc:date>
          </office:change-info>
          <table:deletions>
            <table:change-deletion table:id="ct1099"/>
          </table:deletions>
        </table:deletion>
        <table:deletion table:id="ct1101" table:type="column" table:position="0" table:table="2">
          <office:change-info>
            <dc:creator> </dc:creator>
            <dc:date>2021-06-01T04:25:28.413594442</dc:date>
          </office:change-info>
          <table:deletions>
            <table:change-deletion table:id="ct1100"/>
          </table:deletions>
        </table:deletion>
        <table:deletion table:id="ct1102" table:type="column" table:position="0" table:table="2">
          <office:change-info>
            <dc:creator> </dc:creator>
            <dc:date>2021-06-01T04:25:28.413612755</dc:date>
          </office:change-info>
          <table:deletions>
            <table:change-deletion table:id="ct1101"/>
          </table:deletions>
        </table:deletion>
        <table:deletion table:id="ct1103" table:type="column" table:position="0" table:table="2">
          <office:change-info>
            <dc:creator> </dc:creator>
            <dc:date>2021-06-01T04:25:28.413631057</dc:date>
          </office:change-info>
          <table:deletions>
            <table:change-deletion table:id="ct1102"/>
          </table:deletions>
        </table:deletion>
        <table:deletion table:id="ct1104" table:type="table" table:position="2">
          <office:change-info>
            <dc:creator> </dc:creator>
            <dc:date>2021-06-01T04:25:28.413649309</dc:date>
          </office:change-info>
          <table:deletions>
            <table:change-deletion table:id="ct1103"/>
            <table:change-deletion table:id="ct1102"/>
            <table:change-deletion table:id="ct1101"/>
            <table:change-deletion table:id="ct1100"/>
            <table:change-deletion table:id="ct1099"/>
            <table:change-deletion table:id="ct1098"/>
            <table:change-deletion table:id="ct1097"/>
            <table:change-deletion table:id="ct1096"/>
            <table:change-deletion table:id="ct1095"/>
            <table:change-deletion table:id="ct1094"/>
            <table:change-deletion table:id="ct1093"/>
            <table:change-deletion table:id="ct1092"/>
            <table:change-deletion table:id="ct1091"/>
            <table:change-deletion table:id="ct1090"/>
            <table:change-deletion table:id="ct1089"/>
            <table:change-deletion table:id="ct1088"/>
            <table:change-deletion table:id="ct1087"/>
            <table:change-deletion table:id="ct1086"/>
            <table:change-deletion table:id="ct1085"/>
            <table:change-deletion table:id="ct1084"/>
            <table:change-deletion table:id="ct1083"/>
            <table:change-deletion table:id="ct1082"/>
            <table:change-deletion table:id="ct1081"/>
            <table:change-deletion table:id="ct1080"/>
            <table:change-deletion table:id="ct1079"/>
            <table:change-deletion table:id="ct1078"/>
            <table:change-deletion table:id="ct1077"/>
            <table:change-deletion table:id="ct1076"/>
            <table:change-deletion table:id="ct1075"/>
            <table:change-deletion table:id="ct1074"/>
            <table:change-deletion table:id="ct1073"/>
            <table:change-deletion table:id="ct1072"/>
            <table:change-deletion table:id="ct1071"/>
            <table:change-deletion table:id="ct1070"/>
            <table:change-deletion table:id="ct1069"/>
            <table:change-deletion table:id="ct1068"/>
            <table:change-deletion table:id="ct1067"/>
            <table:change-deletion table:id="ct1066"/>
            <table:change-deletion table:id="ct1065"/>
            <table:change-deletion table:id="ct1064"/>
            <table:change-deletion table:id="ct1063"/>
            <table:change-deletion table:id="ct1062"/>
            <table:change-deletion table:id="ct1061"/>
            <table:change-deletion table:id="ct1060"/>
            <table:change-deletion table:id="ct1059"/>
            <table:change-deletion table:id="ct1058"/>
            <table:change-deletion table:id="ct1057"/>
            <table:change-deletion table:id="ct1056"/>
            <table:change-deletion table:id="ct1055"/>
            <table:change-deletion table:id="ct1054"/>
            <table:change-deletion table:id="ct1053"/>
            <table:change-deletion table:id="ct1052"/>
            <table:change-deletion table:id="ct1051"/>
            <table:change-deletion table:id="ct1050"/>
            <table:change-deletion table:id="ct1049"/>
            <table:change-deletion table:id="ct1048"/>
            <table:change-deletion table:id="ct1047"/>
            <table:change-deletion table:id="ct1046"/>
            <table:change-deletion table:id="ct1045"/>
            <table:change-deletion table:id="ct1044"/>
            <table:change-deletion table:id="ct1043"/>
            <table:change-deletion table:id="ct1042"/>
            <table:change-deletion table:id="ct1041"/>
            <table:change-deletion table:id="ct1040"/>
            <table:change-deletion table:id="ct1039"/>
            <table:change-deletion table:id="ct1038"/>
            <table:change-deletion table:id="ct1037"/>
            <table:change-deletion table:id="ct1036"/>
            <table:change-deletion table:id="ct1035"/>
            <table:change-deletion table:id="ct1034"/>
            <table:change-deletion table:id="ct1033"/>
            <table:change-deletion table:id="ct1032"/>
            <table:change-deletion table:id="ct1031"/>
            <table:change-deletion table:id="ct1030"/>
            <table:change-deletion table:id="ct1029"/>
            <table:change-deletion table:id="ct1028"/>
            <table:change-deletion table:id="ct1027"/>
            <table:change-deletion table:id="ct1026"/>
            <table:change-deletion table:id="ct1025"/>
            <table:change-deletion table:id="ct1024"/>
            <table:change-deletion table:id="ct1023"/>
            <table:change-deletion table:id="ct1022"/>
            <table:change-deletion table:id="ct1021"/>
            <table:change-deletion table:id="ct1020"/>
            <table:change-deletion table:id="ct1019"/>
            <table:change-deletion table:id="ct1018"/>
            <table:change-deletion table:id="ct1017"/>
            <table:change-deletion table:id="ct1016"/>
            <table:change-deletion table:id="ct1015"/>
            <table:change-deletion table:id="ct1014"/>
            <table:change-deletion table:id="ct1013"/>
            <table:change-deletion table:id="ct1012"/>
            <table:change-deletion table:id="ct1011"/>
            <table:change-deletion table:id="ct1010"/>
            <table:change-deletion table:id="ct1009"/>
            <table:change-deletion table:id="ct1008"/>
            <table:change-deletion table:id="ct1007"/>
            <table:change-deletion table:id="ct1006"/>
            <table:change-deletion table:id="ct1005"/>
            <table:change-deletion table:id="ct1004"/>
            <table:change-deletion table:id="ct1003"/>
            <table:change-deletion table:id="ct1002"/>
            <table:change-deletion table:id="ct1001"/>
            <table:change-deletion table:id="ct1000"/>
            <table:change-deletion table:id="ct999"/>
            <table:change-deletion table:id="ct998"/>
            <table:change-deletion table:id="ct997"/>
            <table:change-deletion table:id="ct996"/>
            <table:change-deletion table:id="ct995"/>
            <table:change-deletion table:id="ct994"/>
            <table:change-deletion table:id="ct993"/>
            <table:change-deletion table:id="ct992"/>
            <table:change-deletion table:id="ct991"/>
            <table:change-deletion table:id="ct990"/>
            <table:change-deletion table:id="ct989"/>
            <table:change-deletion table:id="ct988"/>
            <table:change-deletion table:id="ct987"/>
            <table:change-deletion table:id="ct986"/>
            <table:change-deletion table:id="ct985"/>
            <table:change-deletion table:id="ct984"/>
            <table:change-deletion table:id="ct983"/>
            <table:change-deletion table:id="ct982"/>
            <table:change-deletion table:id="ct981"/>
            <table:change-deletion table:id="ct980"/>
            <table:change-deletion table:id="ct979"/>
            <table:change-deletion table:id="ct978"/>
            <table:change-deletion table:id="ct977"/>
            <table:change-deletion table:id="ct976"/>
            <table:change-deletion table:id="ct975"/>
            <table:change-deletion table:id="ct974"/>
            <table:change-deletion table:id="ct973"/>
            <table:change-deletion table:id="ct972"/>
            <table:change-deletion table:id="ct971"/>
            <table:change-deletion table:id="ct970"/>
            <table:change-deletion table:id="ct969"/>
            <table:change-deletion table:id="ct968"/>
            <table:change-deletion table:id="ct967"/>
            <table:change-deletion table:id="ct966"/>
            <table:change-deletion table:id="ct965"/>
            <table:change-deletion table:id="ct964"/>
            <table:change-deletion table:id="ct963"/>
            <table:change-deletion table:id="ct962"/>
            <table:change-deletion table:id="ct961"/>
            <table:change-deletion table:id="ct960"/>
            <table:change-deletion table:id="ct959"/>
            <table:change-deletion table:id="ct958"/>
            <table:change-deletion table:id="ct957"/>
            <table:change-deletion table:id="ct956"/>
            <table:change-deletion table:id="ct955"/>
            <table:change-deletion table:id="ct954"/>
            <table:change-deletion table:id="ct953"/>
            <table:change-deletion table:id="ct952"/>
            <table:change-deletion table:id="ct951"/>
            <table:change-deletion table:id="ct950"/>
            <table:change-deletion table:id="ct949"/>
            <table:change-deletion table:id="ct948"/>
            <table:change-deletion table:id="ct947"/>
            <table:change-deletion table:id="ct946"/>
            <table:change-deletion table:id="ct945"/>
            <table:change-deletion table:id="ct944"/>
            <table:change-deletion table:id="ct943"/>
            <table:change-deletion table:id="ct942"/>
            <table:change-deletion table:id="ct941"/>
            <table:change-deletion table:id="ct940"/>
            <table:change-deletion table:id="ct939"/>
            <table:change-deletion table:id="ct938"/>
            <table:change-deletion table:id="ct937"/>
            <table:change-deletion table:id="ct936"/>
            <table:change-deletion table:id="ct935"/>
            <table:change-deletion table:id="ct934"/>
            <table:change-deletion table:id="ct933"/>
            <table:change-deletion table:id="ct932"/>
            <table:change-deletion table:id="ct931"/>
            <table:change-deletion table:id="ct930"/>
            <table:change-deletion table:id="ct929"/>
            <table:change-deletion table:id="ct928"/>
            <table:change-deletion table:id="ct927"/>
            <table:change-deletion table:id="ct926"/>
            <table:change-deletion table:id="ct925"/>
            <table:change-deletion table:id="ct924"/>
            <table:change-deletion table:id="ct923"/>
            <table:change-deletion table:id="ct922"/>
            <table:change-deletion table:id="ct921"/>
            <table:change-deletion table:id="ct920"/>
            <table:change-deletion table:id="ct919"/>
            <table:change-deletion table:id="ct918"/>
            <table:change-deletion table:id="ct917"/>
            <table:change-deletion table:id="ct916"/>
            <table:change-deletion table:id="ct915"/>
            <table:change-deletion table:id="ct914"/>
            <table:change-deletion table:id="ct913"/>
            <table:change-deletion table:id="ct912"/>
            <table:change-deletion table:id="ct911"/>
            <table:change-deletion table:id="ct910"/>
            <table:change-deletion table:id="ct909"/>
            <table:change-deletion table:id="ct908"/>
            <table:change-deletion table:id="ct907"/>
            <table:change-deletion table:id="ct906"/>
            <table:change-deletion table:id="ct905"/>
            <table:change-deletion table:id="ct904"/>
            <table:change-deletion table:id="ct903"/>
            <table:change-deletion table:id="ct902"/>
            <table:change-deletion table:id="ct901"/>
            <table:change-deletion table:id="ct900"/>
            <table:change-deletion table:id="ct899"/>
            <table:change-deletion table:id="ct898"/>
            <table:change-deletion table:id="ct897"/>
            <table:change-deletion table:id="ct896"/>
            <table:change-deletion table:id="ct895"/>
            <table:change-deletion table:id="ct894"/>
            <table:change-deletion table:id="ct893"/>
            <table:change-deletion table:id="ct892"/>
            <table:change-deletion table:id="ct891"/>
            <table:change-deletion table:id="ct890"/>
            <table:change-deletion table:id="ct889"/>
            <table:change-deletion table:id="ct888"/>
            <table:change-deletion table:id="ct887"/>
            <table:change-deletion table:id="ct886"/>
            <table:change-deletion table:id="ct885"/>
            <table:change-deletion table:id="ct884"/>
            <table:change-deletion table:id="ct883"/>
            <table:change-deletion table:id="ct882"/>
            <table:change-deletion table:id="ct881"/>
            <table:change-deletion table:id="ct880"/>
            <table:change-deletion table:id="ct879"/>
            <table:change-deletion table:id="ct878"/>
            <table:change-deletion table:id="ct877"/>
            <table:change-deletion table:id="ct876"/>
            <table:change-deletion table:id="ct875"/>
            <table:change-deletion table:id="ct874"/>
            <table:change-deletion table:id="ct873"/>
            <table:change-deletion table:id="ct872"/>
            <table:change-deletion table:id="ct871"/>
            <table:change-deletion table:id="ct870"/>
            <table:change-deletion table:id="ct869"/>
            <table:change-deletion table:id="ct868"/>
            <table:change-deletion table:id="ct867"/>
            <table:change-deletion table:id="ct866"/>
            <table:change-deletion table:id="ct865"/>
            <table:change-deletion table:id="ct864"/>
            <table:change-deletion table:id="ct863"/>
            <table:change-deletion table:id="ct862"/>
            <table:change-deletion table:id="ct861"/>
            <table:change-deletion table:id="ct860"/>
            <table:change-deletion table:id="ct859"/>
            <table:change-deletion table:id="ct858"/>
            <table:change-deletion table:id="ct857"/>
            <table:change-deletion table:id="ct856"/>
            <table:change-deletion table:id="ct855"/>
            <table:change-deletion table:id="ct854"/>
            <table:change-deletion table:id="ct853"/>
            <table:change-deletion table:id="ct852"/>
            <table:change-deletion table:id="ct851"/>
            <table:change-deletion table:id="ct850"/>
            <table:change-deletion table:id="ct849"/>
            <table:change-deletion table:id="ct848"/>
            <table:change-deletion table:id="ct847"/>
            <table:change-deletion table:id="ct846"/>
            <table:change-deletion table:id="ct845"/>
            <table:change-deletion table:id="ct844"/>
            <table:change-deletion table:id="ct843"/>
            <table:change-deletion table:id="ct842"/>
            <table:change-deletion table:id="ct841"/>
            <table:change-deletion table:id="ct840"/>
            <table:change-deletion table:id="ct839"/>
            <table:change-deletion table:id="ct838"/>
            <table:change-deletion table:id="ct837"/>
            <table:change-deletion table:id="ct836"/>
            <table:change-deletion table:id="ct835"/>
            <table:change-deletion table:id="ct834"/>
            <table:change-deletion table:id="ct833"/>
            <table:change-deletion table:id="ct832"/>
            <table:change-deletion table:id="ct831"/>
            <table:change-deletion table:id="ct830"/>
            <table:change-deletion table:id="ct829"/>
            <table:change-deletion table:id="ct828"/>
            <table:change-deletion table:id="ct827"/>
            <table:change-deletion table:id="ct826"/>
            <table:change-deletion table:id="ct825"/>
            <table:change-deletion table:id="ct824"/>
            <table:change-deletion table:id="ct823"/>
            <table:change-deletion table:id="ct822"/>
            <table:change-deletion table:id="ct821"/>
            <table:change-deletion table:id="ct820"/>
            <table:change-deletion table:id="ct819"/>
            <table:change-deletion table:id="ct818"/>
            <table:change-deletion table:id="ct817"/>
            <table:change-deletion table:id="ct816"/>
            <table:change-deletion table:id="ct815"/>
            <table:change-deletion table:id="ct814"/>
            <table:change-deletion table:id="ct813"/>
            <table:change-deletion table:id="ct812"/>
            <table:change-deletion table:id="ct811"/>
            <table:change-deletion table:id="ct810"/>
            <table:change-deletion table:id="ct809"/>
            <table:change-deletion table:id="ct808"/>
            <table:change-deletion table:id="ct807"/>
            <table:change-deletion table:id="ct806"/>
            <table:change-deletion table:id="ct805"/>
            <table:change-deletion table:id="ct804"/>
            <table:change-deletion table:id="ct803"/>
            <table:change-deletion table:id="ct802"/>
            <table:change-deletion table:id="ct801"/>
            <table:change-deletion table:id="ct800"/>
            <table:change-deletion table:id="ct799"/>
            <table:change-deletion table:id="ct798"/>
            <table:change-deletion table:id="ct797"/>
            <table:change-deletion table:id="ct796"/>
            <table:change-deletion table:id="ct795"/>
            <table:change-deletion table:id="ct794"/>
            <table:change-deletion table:id="ct793"/>
            <table:change-deletion table:id="ct792"/>
            <table:change-deletion table:id="ct791"/>
            <table:change-deletion table:id="ct790"/>
            <table:change-deletion table:id="ct789"/>
            <table:change-deletion table:id="ct788"/>
            <table:change-deletion table:id="ct787"/>
            <table:change-deletion table:id="ct786"/>
            <table:change-deletion table:id="ct785"/>
            <table:change-deletion table:id="ct784"/>
            <table:change-deletion table:id="ct783"/>
            <table:change-deletion table:id="ct782"/>
            <table:change-deletion table:id="ct781"/>
            <table:change-deletion table:id="ct780"/>
            <table:change-deletion table:id="ct779"/>
            <table:change-deletion table:id="ct778"/>
            <table:change-deletion table:id="ct777"/>
            <table:change-deletion table:id="ct776"/>
            <table:change-deletion table:id="ct775"/>
            <table:change-deletion table:id="ct774"/>
            <table:change-deletion table:id="ct773"/>
            <table:change-deletion table:id="ct772"/>
            <table:change-deletion table:id="ct771"/>
            <table:change-deletion table:id="ct770"/>
            <table:change-deletion table:id="ct769"/>
            <table:change-deletion table:id="ct768"/>
            <table:change-deletion table:id="ct767"/>
            <table:change-deletion table:id="ct766"/>
            <table:change-deletion table:id="ct765"/>
            <table:change-deletion table:id="ct764"/>
            <table:change-deletion table:id="ct763"/>
            <table:change-deletion table:id="ct762"/>
            <table:change-deletion table:id="ct761"/>
            <table:change-deletion table:id="ct760"/>
            <table:change-deletion table:id="ct759"/>
            <table:change-deletion table:id="ct758"/>
            <table:change-deletion table:id="ct757"/>
            <table:change-deletion table:id="ct756"/>
            <table:change-deletion table:id="ct755"/>
            <table:change-deletion table:id="ct754"/>
            <table:change-deletion table:id="ct753"/>
            <table:change-deletion table:id="ct752"/>
            <table:change-deletion table:id="ct751"/>
            <table:change-deletion table:id="ct750"/>
            <table:change-deletion table:id="ct749"/>
            <table:change-deletion table:id="ct748"/>
            <table:change-deletion table:id="ct747"/>
            <table:change-deletion table:id="ct746"/>
            <table:change-deletion table:id="ct745"/>
            <table:change-deletion table:id="ct744"/>
            <table:change-deletion table:id="ct743"/>
            <table:change-deletion table:id="ct742"/>
            <table:change-deletion table:id="ct741"/>
            <table:change-deletion table:id="ct740"/>
            <table:change-deletion table:id="ct739"/>
            <table:change-deletion table:id="ct738"/>
            <table:change-deletion table:id="ct737"/>
            <table:change-deletion table:id="ct736"/>
            <table:change-deletion table:id="ct735"/>
            <table:change-deletion table:id="ct734"/>
            <table:change-deletion table:id="ct733"/>
            <table:change-deletion table:id="ct732"/>
            <table:change-deletion table:id="ct731"/>
            <table:change-deletion table:id="ct730"/>
            <table:change-deletion table:id="ct729"/>
            <table:change-deletion table:id="ct728"/>
            <table:change-deletion table:id="ct727"/>
            <table:change-deletion table:id="ct726"/>
            <table:change-deletion table:id="ct725"/>
            <table:change-deletion table:id="ct724"/>
            <table:change-deletion table:id="ct723"/>
            <table:change-deletion table:id="ct722"/>
            <table:change-deletion table:id="ct721"/>
            <table:change-deletion table:id="ct720"/>
            <table:change-deletion table:id="ct719"/>
            <table:change-deletion table:id="ct718"/>
            <table:change-deletion table:id="ct717"/>
            <table:change-deletion table:id="ct716"/>
            <table:change-deletion table:id="ct715"/>
            <table:change-deletion table:id="ct714"/>
            <table:change-deletion table:id="ct713"/>
            <table:change-deletion table:id="ct712"/>
            <table:change-deletion table:id="ct711"/>
            <table:change-deletion table:id="ct710"/>
            <table:change-deletion table:id="ct709"/>
            <table:change-deletion table:id="ct708"/>
            <table:change-deletion table:id="ct707"/>
            <table:change-deletion table:id="ct706"/>
            <table:change-deletion table:id="ct705"/>
            <table:change-deletion table:id="ct704"/>
            <table:change-deletion table:id="ct703"/>
            <table:change-deletion table:id="ct702"/>
            <table:change-deletion table:id="ct701"/>
            <table:change-deletion table:id="ct700"/>
            <table:change-deletion table:id="ct699"/>
            <table:change-deletion table:id="ct698"/>
            <table:change-deletion table:id="ct697"/>
            <table:change-deletion table:id="ct696"/>
            <table:change-deletion table:id="ct695"/>
            <table:change-deletion table:id="ct694"/>
            <table:change-deletion table:id="ct693"/>
            <table:change-deletion table:id="ct692"/>
            <table:change-deletion table:id="ct691"/>
            <table:change-deletion table:id="ct690"/>
            <table:change-deletion table:id="ct689"/>
            <table:change-deletion table:id="ct688"/>
            <table:change-deletion table:id="ct687"/>
            <table:change-deletion table:id="ct686"/>
            <table:change-deletion table:id="ct685"/>
            <table:change-deletion table:id="ct684"/>
            <table:change-deletion table:id="ct683"/>
            <table:change-deletion table:id="ct682"/>
            <table:change-deletion table:id="ct681"/>
            <table:change-deletion table:id="ct680"/>
            <table:change-deletion table:id="ct679"/>
            <table:change-deletion table:id="ct678"/>
            <table:change-deletion table:id="ct677"/>
            <table:change-deletion table:id="ct676"/>
            <table:change-deletion table:id="ct675"/>
            <table:change-deletion table:id="ct674"/>
            <table:change-deletion table:id="ct673"/>
            <table:change-deletion table:id="ct672"/>
            <table:change-deletion table:id="ct671"/>
            <table:change-deletion table:id="ct670"/>
            <table:change-deletion table:id="ct669"/>
            <table:change-deletion table:id="ct668"/>
            <table:change-deletion table:id="ct667"/>
            <table:change-deletion table:id="ct666"/>
            <table:change-deletion table:id="ct665"/>
            <table:change-deletion table:id="ct664"/>
            <table:change-deletion table:id="ct663"/>
            <table:change-deletion table:id="ct662"/>
            <table:change-deletion table:id="ct661"/>
            <table:change-deletion table:id="ct660"/>
            <table:change-deletion table:id="ct659"/>
            <table:change-deletion table:id="ct658"/>
            <table:change-deletion table:id="ct657"/>
            <table:change-deletion table:id="ct656"/>
            <table:change-deletion table:id="ct655"/>
            <table:change-deletion table:id="ct654"/>
            <table:change-deletion table:id="ct653"/>
            <table:change-deletion table:id="ct652"/>
            <table:change-deletion table:id="ct651"/>
            <table:change-deletion table:id="ct650"/>
            <table:change-deletion table:id="ct649"/>
            <table:change-deletion table:id="ct648"/>
            <table:change-deletion table:id="ct647"/>
            <table:change-deletion table:id="ct646"/>
            <table:change-deletion table:id="ct645"/>
            <table:change-deletion table:id="ct644"/>
            <table:change-deletion table:id="ct643"/>
            <table:change-deletion table:id="ct642"/>
            <table:change-deletion table:id="ct641"/>
            <table:change-deletion table:id="ct640"/>
            <table:change-deletion table:id="ct639"/>
            <table:change-deletion table:id="ct638"/>
            <table:change-deletion table:id="ct637"/>
            <table:change-deletion table:id="ct636"/>
            <table:change-deletion table:id="ct635"/>
            <table:change-deletion table:id="ct634"/>
            <table:change-deletion table:id="ct633"/>
            <table:change-deletion table:id="ct632"/>
            <table:change-deletion table:id="ct631"/>
            <table:change-deletion table:id="ct630"/>
            <table:change-deletion table:id="ct629"/>
            <table:change-deletion table:id="ct628"/>
            <table:change-deletion table:id="ct627"/>
            <table:change-deletion table:id="ct626"/>
            <table:change-deletion table:id="ct625"/>
            <table:change-deletion table:id="ct624"/>
            <table:change-deletion table:id="ct623"/>
            <table:change-deletion table:id="ct622"/>
            <table:change-deletion table:id="ct621"/>
            <table:change-deletion table:id="ct620"/>
            <table:change-deletion table:id="ct619"/>
            <table:change-deletion table:id="ct618"/>
            <table:change-deletion table:id="ct617"/>
            <table:change-deletion table:id="ct616"/>
            <table:change-deletion table:id="ct615"/>
            <table:change-deletion table:id="ct614"/>
            <table:change-deletion table:id="ct613"/>
            <table:change-deletion table:id="ct612"/>
            <table:change-deletion table:id="ct611"/>
            <table:change-deletion table:id="ct610"/>
            <table:change-deletion table:id="ct609"/>
            <table:change-deletion table:id="ct608"/>
            <table:change-deletion table:id="ct607"/>
            <table:change-deletion table:id="ct606"/>
            <table:change-deletion table:id="ct605"/>
            <table:change-deletion table:id="ct604"/>
            <table:change-deletion table:id="ct603"/>
            <table:change-deletion table:id="ct602"/>
            <table:change-deletion table:id="ct601"/>
            <table:change-deletion table:id="ct600"/>
            <table:change-deletion table:id="ct599"/>
            <table:change-deletion table:id="ct598"/>
            <table:change-deletion table:id="ct597"/>
            <table:change-deletion table:id="ct596"/>
            <table:change-deletion table:id="ct595"/>
            <table:change-deletion table:id="ct594"/>
            <table:change-deletion table:id="ct593"/>
            <table:change-deletion table:id="ct592"/>
            <table:change-deletion table:id="ct591"/>
            <table:change-deletion table:id="ct590"/>
            <table:change-deletion table:id="ct589"/>
            <table:change-deletion table:id="ct588"/>
            <table:change-deletion table:id="ct587"/>
            <table:change-deletion table:id="ct586"/>
            <table:change-deletion table:id="ct585"/>
            <table:change-deletion table:id="ct584"/>
            <table:change-deletion table:id="ct583"/>
            <table:change-deletion table:id="ct582"/>
            <table:change-deletion table:id="ct581"/>
            <table:change-deletion table:id="ct580"/>
            <table:change-deletion table:id="ct579"/>
            <table:change-deletion table:id="ct578"/>
            <table:change-deletion table:id="ct577"/>
            <table:change-deletion table:id="ct576"/>
            <table:change-deletion table:id="ct575"/>
            <table:change-deletion table:id="ct574"/>
            <table:change-deletion table:id="ct573"/>
            <table:change-deletion table:id="ct572"/>
            <table:change-deletion table:id="ct571"/>
            <table:change-deletion table:id="ct570"/>
            <table:change-deletion table:id="ct569"/>
            <table:change-deletion table:id="ct568"/>
            <table:change-deletion table:id="ct567"/>
            <table:change-deletion table:id="ct566"/>
            <table:change-deletion table:id="ct565"/>
            <table:change-deletion table:id="ct564"/>
            <table:change-deletion table:id="ct563"/>
            <table:change-deletion table:id="ct562"/>
            <table:change-deletion table:id="ct561"/>
            <table:change-deletion table:id="ct560"/>
            <table:change-deletion table:id="ct559"/>
            <table:change-deletion table:id="ct558"/>
            <table:change-deletion table:id="ct557"/>
            <table:change-deletion table:id="ct556"/>
            <table:change-deletion table:id="ct555"/>
            <table:change-deletion table:id="ct554"/>
            <table:change-deletion table:id="ct553"/>
            <table:change-deletion table:id="ct552"/>
            <table:change-deletion table:id="ct551"/>
            <table:change-deletion table:id="ct550"/>
            <table:change-deletion table:id="ct549"/>
            <table:change-deletion table:id="ct548"/>
            <table:change-deletion table:id="ct547"/>
            <table:change-deletion table:id="ct546"/>
            <table:change-deletion table:id="ct545"/>
            <table:change-deletion table:id="ct544"/>
            <table:change-deletion table:id="ct543"/>
            <table:change-deletion table:id="ct542"/>
            <table:change-deletion table:id="ct541"/>
            <table:change-deletion table:id="ct540"/>
            <table:change-deletion table:id="ct539"/>
            <table:change-deletion table:id="ct538"/>
            <table:change-deletion table:id="ct537"/>
            <table:change-deletion table:id="ct536"/>
            <table:change-deletion table:id="ct535"/>
            <table:change-deletion table:id="ct534"/>
            <table:change-deletion table:id="ct533"/>
            <table:change-deletion table:id="ct532"/>
            <table:change-deletion table:id="ct531"/>
            <table:change-deletion table:id="ct530"/>
            <table:change-deletion table:id="ct529"/>
            <table:change-deletion table:id="ct528"/>
            <table:change-deletion table:id="ct527"/>
            <table:change-deletion table:id="ct526"/>
            <table:change-deletion table:id="ct525"/>
            <table:change-deletion table:id="ct524"/>
            <table:change-deletion table:id="ct523"/>
            <table:change-deletion table:id="ct522"/>
            <table:change-deletion table:id="ct521"/>
            <table:change-deletion table:id="ct520"/>
            <table:change-deletion table:id="ct519"/>
            <table:change-deletion table:id="ct518"/>
            <table:change-deletion table:id="ct517"/>
            <table:change-deletion table:id="ct516"/>
            <table:change-deletion table:id="ct515"/>
            <table:change-deletion table:id="ct514"/>
            <table:change-deletion table:id="ct513"/>
            <table:change-deletion table:id="ct512"/>
            <table:change-deletion table:id="ct511"/>
            <table:change-deletion table:id="ct510"/>
            <table:change-deletion table:id="ct509"/>
            <table:change-deletion table:id="ct508"/>
            <table:change-deletion table:id="ct507"/>
            <table:change-deletion table:id="ct506"/>
            <table:change-deletion table:id="ct505"/>
            <table:change-deletion table:id="ct504"/>
            <table:change-deletion table:id="ct503"/>
            <table:change-deletion table:id="ct502"/>
            <table:change-deletion table:id="ct501"/>
            <table:change-deletion table:id="ct500"/>
            <table:change-deletion table:id="ct499"/>
            <table:change-deletion table:id="ct498"/>
            <table:change-deletion table:id="ct497"/>
            <table:change-deletion table:id="ct496"/>
            <table:change-deletion table:id="ct495"/>
            <table:change-deletion table:id="ct494"/>
            <table:change-deletion table:id="ct493"/>
            <table:change-deletion table:id="ct492"/>
            <table:change-deletion table:id="ct491"/>
            <table:change-deletion table:id="ct490"/>
            <table:change-deletion table:id="ct489"/>
            <table:change-deletion table:id="ct488"/>
            <table:change-deletion table:id="ct487"/>
            <table:change-deletion table:id="ct486"/>
            <table:change-deletion table:id="ct485"/>
            <table:change-deletion table:id="ct484"/>
            <table:change-deletion table:id="ct483"/>
            <table:change-deletion table:id="ct482"/>
            <table:change-deletion table:id="ct481"/>
            <table:change-deletion table:id="ct480"/>
            <table:change-deletion table:id="ct479"/>
            <table:change-deletion table:id="ct478"/>
            <table:change-deletion table:id="ct477"/>
            <table:change-deletion table:id="ct476"/>
            <table:change-deletion table:id="ct475"/>
            <table:change-deletion table:id="ct474"/>
            <table:change-deletion table:id="ct473"/>
            <table:change-deletion table:id="ct472"/>
            <table:change-deletion table:id="ct471"/>
            <table:change-deletion table:id="ct470"/>
            <table:change-deletion table:id="ct469"/>
            <table:change-deletion table:id="ct468"/>
            <table:change-deletion table:id="ct467"/>
            <table:change-deletion table:id="ct466"/>
            <table:change-deletion table:id="ct465"/>
            <table:change-deletion table:id="ct464"/>
            <table:change-deletion table:id="ct463"/>
            <table:change-deletion table:id="ct462"/>
            <table:change-deletion table:id="ct461"/>
            <table:change-deletion table:id="ct460"/>
            <table:change-deletion table:id="ct459"/>
            <table:change-deletion table:id="ct458"/>
            <table:change-deletion table:id="ct457"/>
            <table:change-deletion table:id="ct456"/>
            <table:change-deletion table:id="ct455"/>
            <table:change-deletion table:id="ct454"/>
            <table:change-deletion table:id="ct453"/>
            <table:change-deletion table:id="ct452"/>
            <table:change-deletion table:id="ct451"/>
            <table:change-deletion table:id="ct450"/>
            <table:change-deletion table:id="ct449"/>
            <table:change-deletion table:id="ct448"/>
            <table:change-deletion table:id="ct447"/>
            <table:change-deletion table:id="ct446"/>
            <table:change-deletion table:id="ct445"/>
            <table:change-deletion table:id="ct444"/>
            <table:change-deletion table:id="ct443"/>
            <table:change-deletion table:id="ct442"/>
            <table:change-deletion table:id="ct441"/>
            <table:change-deletion table:id="ct440"/>
            <table:change-deletion table:id="ct439"/>
            <table:change-deletion table:id="ct438"/>
            <table:change-deletion table:id="ct437"/>
            <table:change-deletion table:id="ct436"/>
            <table:change-deletion table:id="ct435"/>
            <table:change-deletion table:id="ct434"/>
            <table:change-deletion table:id="ct433"/>
            <table:change-deletion table:id="ct432"/>
            <table:change-deletion table:id="ct431"/>
            <table:change-deletion table:id="ct430"/>
            <table:change-deletion table:id="ct429"/>
            <table:change-deletion table:id="ct428"/>
            <table:change-deletion table:id="ct427"/>
            <table:change-deletion table:id="ct426"/>
            <table:change-deletion table:id="ct425"/>
            <table:change-deletion table:id="ct424"/>
            <table:change-deletion table:id="ct423"/>
            <table:change-deletion table:id="ct422"/>
            <table:change-deletion table:id="ct421"/>
            <table:change-deletion table:id="ct420"/>
            <table:change-deletion table:id="ct419"/>
            <table:change-deletion table:id="ct418"/>
            <table:change-deletion table:id="ct417"/>
            <table:change-deletion table:id="ct416"/>
            <table:change-deletion table:id="ct415"/>
            <table:change-deletion table:id="ct414"/>
            <table:change-deletion table:id="ct413"/>
            <table:change-deletion table:id="ct412"/>
            <table:change-deletion table:id="ct411"/>
            <table:change-deletion table:id="ct410"/>
            <table:change-deletion table:id="ct409"/>
            <table:change-deletion table:id="ct408"/>
            <table:change-deletion table:id="ct407"/>
            <table:change-deletion table:id="ct406"/>
            <table:change-deletion table:id="ct405"/>
            <table:change-deletion table:id="ct404"/>
            <table:change-deletion table:id="ct403"/>
            <table:change-deletion table:id="ct402"/>
            <table:change-deletion table:id="ct401"/>
            <table:change-deletion table:id="ct400"/>
            <table:change-deletion table:id="ct399"/>
            <table:change-deletion table:id="ct398"/>
            <table:change-deletion table:id="ct397"/>
            <table:change-deletion table:id="ct396"/>
            <table:change-deletion table:id="ct395"/>
            <table:change-deletion table:id="ct394"/>
            <table:change-deletion table:id="ct393"/>
            <table:change-deletion table:id="ct392"/>
            <table:change-deletion table:id="ct391"/>
            <table:change-deletion table:id="ct390"/>
            <table:change-deletion table:id="ct389"/>
            <table:change-deletion table:id="ct388"/>
            <table:change-deletion table:id="ct387"/>
            <table:change-deletion table:id="ct386"/>
            <table:change-deletion table:id="ct385"/>
            <table:change-deletion table:id="ct384"/>
            <table:change-deletion table:id="ct383"/>
            <table:change-deletion table:id="ct382"/>
            <table:change-deletion table:id="ct381"/>
            <table:change-deletion table:id="ct380"/>
            <table:change-deletion table:id="ct379"/>
            <table:change-deletion table:id="ct378"/>
            <table:change-deletion table:id="ct377"/>
            <table:change-deletion table:id="ct376"/>
            <table:change-deletion table:id="ct375"/>
            <table:change-deletion table:id="ct374"/>
            <table:change-deletion table:id="ct373"/>
            <table:change-deletion table:id="ct372"/>
            <table:change-deletion table:id="ct371"/>
            <table:change-deletion table:id="ct370"/>
            <table:change-deletion table:id="ct369"/>
            <table:change-deletion table:id="ct368"/>
            <table:change-deletion table:id="ct367"/>
            <table:change-deletion table:id="ct366"/>
            <table:change-deletion table:id="ct365"/>
            <table:change-deletion table:id="ct364"/>
            <table:change-deletion table:id="ct363"/>
            <table:change-deletion table:id="ct362"/>
            <table:change-deletion table:id="ct361"/>
            <table:change-deletion table:id="ct360"/>
            <table:change-deletion table:id="ct359"/>
            <table:change-deletion table:id="ct358"/>
            <table:change-deletion table:id="ct357"/>
            <table:change-deletion table:id="ct356"/>
            <table:change-deletion table:id="ct355"/>
            <table:change-deletion table:id="ct354"/>
            <table:change-deletion table:id="ct353"/>
            <table:change-deletion table:id="ct352"/>
            <table:change-deletion table:id="ct351"/>
            <table:change-deletion table:id="ct350"/>
            <table:change-deletion table:id="ct349"/>
            <table:change-deletion table:id="ct348"/>
            <table:change-deletion table:id="ct347"/>
            <table:change-deletion table:id="ct346"/>
            <table:change-deletion table:id="ct345"/>
            <table:change-deletion table:id="ct344"/>
            <table:change-deletion table:id="ct343"/>
            <table:change-deletion table:id="ct342"/>
            <table:change-deletion table:id="ct341"/>
            <table:change-deletion table:id="ct340"/>
            <table:change-deletion table:id="ct339"/>
            <table:change-deletion table:id="ct338"/>
            <table:change-deletion table:id="ct337"/>
            <table:change-deletion table:id="ct336"/>
            <table:change-deletion table:id="ct335"/>
            <table:change-deletion table:id="ct334"/>
            <table:change-deletion table:id="ct333"/>
            <table:change-deletion table:id="ct332"/>
            <table:change-deletion table:id="ct331"/>
            <table:change-deletion table:id="ct330"/>
            <table:change-deletion table:id="ct329"/>
            <table:change-deletion table:id="ct328"/>
            <table:change-deletion table:id="ct327"/>
            <table:change-deletion table:id="ct326"/>
            <table:change-deletion table:id="ct325"/>
            <table:change-deletion table:id="ct324"/>
            <table:change-deletion table:id="ct323"/>
            <table:change-deletion table:id="ct322"/>
            <table:change-deletion table:id="ct321"/>
            <table:change-deletion table:id="ct320"/>
            <table:change-deletion table:id="ct319"/>
            <table:change-deletion table:id="ct318"/>
            <table:change-deletion table:id="ct317"/>
            <table:change-deletion table:id="ct316"/>
            <table:change-deletion table:id="ct315"/>
            <table:change-deletion table:id="ct314"/>
            <table:change-deletion table:id="ct313"/>
            <table:change-deletion table:id="ct312"/>
            <table:change-deletion table:id="ct311"/>
            <table:change-deletion table:id="ct310"/>
            <table:change-deletion table:id="ct309"/>
            <table:change-deletion table:id="ct308"/>
            <table:change-deletion table:id="ct307"/>
            <table:change-deletion table:id="ct306"/>
            <table:change-deletion table:id="ct305"/>
            <table:change-deletion table:id="ct304"/>
            <table:change-deletion table:id="ct303"/>
            <table:change-deletion table:id="ct302"/>
            <table:change-deletion table:id="ct301"/>
            <table:change-deletion table:id="ct300"/>
            <table:change-deletion table:id="ct299"/>
            <table:change-deletion table:id="ct298"/>
            <table:change-deletion table:id="ct297"/>
            <table:change-deletion table:id="ct296"/>
            <table:change-deletion table:id="ct295"/>
            <table:change-deletion table:id="ct294"/>
            <table:change-deletion table:id="ct293"/>
            <table:change-deletion table:id="ct292"/>
            <table:change-deletion table:id="ct291"/>
            <table:change-deletion table:id="ct290"/>
            <table:change-deletion table:id="ct289"/>
            <table:change-deletion table:id="ct288"/>
            <table:change-deletion table:id="ct287"/>
            <table:change-deletion table:id="ct286"/>
            <table:change-deletion table:id="ct285"/>
            <table:change-deletion table:id="ct284"/>
            <table:change-deletion table:id="ct283"/>
            <table:change-deletion table:id="ct282"/>
            <table:change-deletion table:id="ct281"/>
            <table:change-deletion table:id="ct280"/>
            <table:change-deletion table:id="ct279"/>
            <table:change-deletion table:id="ct278"/>
            <table:change-deletion table:id="ct277"/>
            <table:change-deletion table:id="ct276"/>
            <table:change-deletion table:id="ct275"/>
            <table:change-deletion table:id="ct274"/>
            <table:change-deletion table:id="ct273"/>
            <table:change-deletion table:id="ct272"/>
            <table:change-deletion table:id="ct271"/>
            <table:change-deletion table:id="ct270"/>
            <table:change-deletion table:id="ct269"/>
            <table:change-deletion table:id="ct268"/>
            <table:change-deletion table:id="ct267"/>
            <table:change-deletion table:id="ct266"/>
            <table:change-deletion table:id="ct265"/>
            <table:change-deletion table:id="ct264"/>
            <table:change-deletion table:id="ct263"/>
            <table:change-deletion table:id="ct262"/>
            <table:change-deletion table:id="ct261"/>
            <table:change-deletion table:id="ct260"/>
            <table:change-deletion table:id="ct259"/>
            <table:change-deletion table:id="ct258"/>
            <table:change-deletion table:id="ct257"/>
            <table:change-deletion table:id="ct256"/>
            <table:change-deletion table:id="ct255"/>
            <table:change-deletion table:id="ct254"/>
            <table:change-deletion table:id="ct253"/>
            <table:change-deletion table:id="ct252"/>
            <table:change-deletion table:id="ct251"/>
            <table:change-deletion table:id="ct250"/>
            <table:change-deletion table:id="ct249"/>
            <table:change-deletion table:id="ct248"/>
            <table:change-deletion table:id="ct247"/>
            <table:change-deletion table:id="ct246"/>
            <table:change-deletion table:id="ct245"/>
            <table:change-deletion table:id="ct244"/>
            <table:change-deletion table:id="ct243"/>
            <table:change-deletion table:id="ct242"/>
            <table:change-deletion table:id="ct241"/>
            <table:change-deletion table:id="ct240"/>
            <table:change-deletion table:id="ct239"/>
            <table:change-deletion table:id="ct238"/>
            <table:change-deletion table:id="ct237"/>
            <table:change-deletion table:id="ct236"/>
            <table:change-deletion table:id="ct235"/>
            <table:change-deletion table:id="ct234"/>
            <table:change-deletion table:id="ct233"/>
            <table:change-deletion table:id="ct232"/>
            <table:change-deletion table:id="ct231"/>
            <table:change-deletion table:id="ct230"/>
            <table:change-deletion table:id="ct229"/>
            <table:change-deletion table:id="ct228"/>
            <table:change-deletion table:id="ct227"/>
            <table:change-deletion table:id="ct226"/>
            <table:change-deletion table:id="ct225"/>
            <table:change-deletion table:id="ct224"/>
            <table:change-deletion table:id="ct223"/>
            <table:change-deletion table:id="ct222"/>
            <table:change-deletion table:id="ct221"/>
            <table:change-deletion table:id="ct220"/>
            <table:change-deletion table:id="ct219"/>
            <table:change-deletion table:id="ct218"/>
            <table:change-deletion table:id="ct217"/>
            <table:change-deletion table:id="ct216"/>
            <table:change-deletion table:id="ct215"/>
            <table:change-deletion table:id="ct214"/>
            <table:change-deletion table:id="ct213"/>
            <table:change-deletion table:id="ct212"/>
            <table:change-deletion table:id="ct211"/>
            <table:change-deletion table:id="ct210"/>
            <table:change-deletion table:id="ct209"/>
            <table:change-deletion table:id="ct208"/>
            <table:change-deletion table:id="ct207"/>
            <table:change-deletion table:id="ct206"/>
            <table:change-deletion table:id="ct205"/>
            <table:change-deletion table:id="ct204"/>
            <table:change-deletion table:id="ct203"/>
            <table:change-deletion table:id="ct202"/>
            <table:change-deletion table:id="ct201"/>
            <table:change-deletion table:id="ct200"/>
            <table:change-deletion table:id="ct199"/>
            <table:change-deletion table:id="ct198"/>
            <table:change-deletion table:id="ct197"/>
            <table:change-deletion table:id="ct196"/>
            <table:change-deletion table:id="ct195"/>
            <table:change-deletion table:id="ct194"/>
            <table:change-deletion table:id="ct193"/>
            <table:change-deletion table:id="ct192"/>
            <table:change-deletion table:id="ct191"/>
            <table:change-deletion table:id="ct190"/>
            <table:change-deletion table:id="ct189"/>
            <table:change-deletion table:id="ct188"/>
            <table:change-deletion table:id="ct187"/>
            <table:change-deletion table:id="ct186"/>
            <table:change-deletion table:id="ct185"/>
            <table:change-deletion table:id="ct184"/>
            <table:change-deletion table:id="ct183"/>
            <table:change-deletion table:id="ct182"/>
            <table:change-deletion table:id="ct181"/>
            <table:change-deletion table:id="ct180"/>
            <table:change-deletion table:id="ct179"/>
            <table:change-deletion table:id="ct178"/>
            <table:change-deletion table:id="ct177"/>
            <table:change-deletion table:id="ct176"/>
            <table:change-deletion table:id="ct175"/>
            <table:change-deletion table:id="ct174"/>
            <table:change-deletion table:id="ct173"/>
            <table:change-deletion table:id="ct172"/>
            <table:change-deletion table:id="ct171"/>
            <table:change-deletion table:id="ct170"/>
            <table:change-deletion table:id="ct169"/>
            <table:change-deletion table:id="ct168"/>
            <table:change-deletion table:id="ct167"/>
            <table:change-deletion table:id="ct166"/>
            <table:change-deletion table:id="ct165"/>
            <table:change-deletion table:id="ct164"/>
            <table:change-deletion table:id="ct163"/>
            <table:change-deletion table:id="ct162"/>
            <table:change-deletion table:id="ct161"/>
            <table:change-deletion table:id="ct160"/>
            <table:change-deletion table:id="ct159"/>
            <table:change-deletion table:id="ct158"/>
            <table:change-deletion table:id="ct157"/>
            <table:change-deletion table:id="ct156"/>
            <table:change-deletion table:id="ct155"/>
            <table:change-deletion table:id="ct154"/>
            <table:change-deletion table:id="ct153"/>
            <table:change-deletion table:id="ct152"/>
            <table:change-deletion table:id="ct151"/>
            <table:change-deletion table:id="ct150"/>
            <table:change-deletion table:id="ct149"/>
            <table:change-deletion table:id="ct148"/>
            <table:change-deletion table:id="ct147"/>
            <table:change-deletion table:id="ct146"/>
            <table:change-deletion table:id="ct145"/>
            <table:change-deletion table:id="ct144"/>
            <table:change-deletion table:id="ct143"/>
            <table:change-deletion table:id="ct142"/>
            <table:change-deletion table:id="ct141"/>
            <table:change-deletion table:id="ct140"/>
            <table:change-deletion table:id="ct139"/>
            <table:change-deletion table:id="ct138"/>
            <table:change-deletion table:id="ct137"/>
            <table:change-deletion table:id="ct136"/>
            <table:change-deletion table:id="ct135"/>
            <table:change-deletion table:id="ct134"/>
            <table:change-deletion table:id="ct133"/>
            <table:change-deletion table:id="ct132"/>
            <table:change-deletion table:id="ct131"/>
            <table:change-deletion table:id="ct130"/>
            <table:change-deletion table:id="ct129"/>
            <table:change-deletion table:id="ct128"/>
            <table:change-deletion table:id="ct127"/>
            <table:change-deletion table:id="ct126"/>
            <table:change-deletion table:id="ct125"/>
            <table:change-deletion table:id="ct124"/>
            <table:change-deletion table:id="ct123"/>
            <table:change-deletion table:id="ct122"/>
            <table:change-deletion table:id="ct121"/>
            <table:change-deletion table:id="ct120"/>
            <table:change-deletion table:id="ct119"/>
            <table:change-deletion table:id="ct118"/>
            <table:change-deletion table:id="ct117"/>
            <table:change-deletion table:id="ct116"/>
            <table:change-deletion table:id="ct115"/>
            <table:change-deletion table:id="ct114"/>
            <table:change-deletion table:id="ct113"/>
            <table:change-deletion table:id="ct112"/>
            <table:change-deletion table:id="ct111"/>
            <table:change-deletion table:id="ct110"/>
            <table:change-deletion table:id="ct109"/>
            <table:change-deletion table:id="ct108"/>
            <table:change-deletion table:id="ct107"/>
            <table:change-deletion table:id="ct106"/>
            <table:change-deletion table:id="ct105"/>
            <table:change-deletion table:id="ct104"/>
            <table:change-deletion table:id="ct103"/>
            <table:change-deletion table:id="ct102"/>
            <table:change-deletion table:id="ct101"/>
            <table:change-deletion table:id="ct100"/>
            <table:change-deletion table:id="ct99"/>
            <table:change-deletion table:id="ct98"/>
            <table:change-deletion table:id="ct97"/>
            <table:change-deletion table:id="ct96"/>
            <table:change-deletion table:id="ct95"/>
            <table:change-deletion table:id="ct94"/>
            <table:change-deletion table:id="ct93"/>
            <table:change-deletion table:id="ct92"/>
            <table:change-deletion table:id="ct91"/>
            <table:change-deletion table:id="ct90"/>
            <table:change-deletion table:id="ct89"/>
            <table:change-deletion table:id="ct88"/>
            <table:change-deletion table:id="ct87"/>
            <table:change-deletion table:id="ct86"/>
            <table:change-deletion table:id="ct85"/>
            <table:change-deletion table:id="ct84"/>
            <table:change-deletion table:id="ct83"/>
            <table:change-deletion table:id="ct82"/>
            <table:change-deletion table:id="ct81"/>
            <table:change-deletion table:id="ct80"/>
            <table:cell-content-deletion table:id="ct79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  <table:cell-content-deletion table:id="ct76">
              <table:change-track-table-cell/>
            </table:cell-content-deletion>
            <table:cell-content-deletion table:id="ct75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  <table:cell-content-deletion table:id="ct72">
              <table:change-track-table-cell/>
            </table:cell-content-deletion>
            <table:cell-content-deletion table:id="ct71">
              <table:change-track-table-cell/>
            </table:cell-content-deletion>
            <table:cell-content-deletion table:id="ct70">
              <table:change-track-table-cell/>
            </table:cell-content-deletion>
            <table:cell-content-deletion table:id="ct69">
              <table:change-track-table-cell/>
            </table:cell-content-deletion>
            <table:cell-content-deletion table:id="ct68">
              <table:change-track-table-cell/>
            </table:cell-content-deletion>
            <table:cell-content-deletion table:id="ct67">
              <table:change-track-table-cell/>
            </table:cell-content-deletion>
            <table:cell-content-deletion table:id="ct66">
              <table:change-track-table-cell/>
            </table:cell-content-deletion>
            <table:cell-content-deletion table:id="ct65">
              <table:change-track-table-cell/>
            </table:cell-content-deletion>
            <table:cell-content-deletion table:id="ct64">
              <table:change-track-table-cell/>
            </table:cell-content-deletion>
            <table:cell-content-deletion table:id="ct63">
              <table:change-track-table-cell/>
            </table:cell-content-deletion>
            <table:cell-content-deletion table:id="ct62">
              <table:change-track-table-cell/>
            </table:cell-content-deletion>
            <table:cell-content-deletion table:id="ct61">
              <table:change-track-table-cell/>
            </table:cell-content-deletion>
            <table:cell-content-deletion table:id="ct60">
              <table:change-track-table-cell/>
            </table:cell-content-deletion>
            <table:cell-content-deletion table:id="ct59">
              <table:change-track-table-cell/>
            </table:cell-content-deletion>
            <table:cell-content-deletion table:id="ct58">
              <table:change-track-table-cell/>
            </table:cell-content-deletion>
            <table:cell-content-deletion table:id="ct57">
              <table:change-track-table-cell/>
            </table:cell-content-deletion>
            <table:cell-content-deletion table:id="ct56">
              <table:change-track-table-cell/>
            </table:cell-content-deletion>
            <table:cell-content-deletion table:id="ct55">
              <table:change-track-table-cell/>
            </table:cell-content-deletion>
            <table:cell-content-deletion table:id="ct54">
              <table:change-track-table-cell/>
            </table:cell-content-deletion>
            <table:cell-content-deletion table:id="ct53">
              <table:change-track-table-cell/>
            </table:cell-content-deletion>
            <table:cell-content-deletion table:id="ct52">
              <table:change-track-table-cell/>
            </table:cell-content-deletion>
            <table:cell-content-deletion table:id="ct51">
              <table:change-track-table-cell/>
            </table:cell-content-deletion>
            <table:cell-content-deletion table:id="ct50">
              <table:change-track-table-cell/>
            </table:cell-content-deletion>
            <table:cell-content-deletion table:id="ct49">
              <table:change-track-table-cell/>
            </table:cell-content-deletion>
            <table:cell-content-deletion table:id="ct48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  <table:cell-content-deletion table:id="ct45">
              <table:change-track-table-cell/>
            </table:cell-content-deletion>
            <table:cell-content-deletion table:id="ct44">
              <table:change-track-table-cell/>
            </table:cell-content-deletion>
            <table:cell-content-deletion table:id="ct43">
              <table:change-track-table-cell/>
            </table:cell-content-deletion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  <table:change-deletion table:id="ct1"/>
          </table:deletions>
        </table:deletion>
        <table:cell-content-change table:id="ct1105">
          <table:cell-address table:column="0" table:row="0" table:table="2"/>
          <office:change-info>
            <dc:creator> </dc:creator>
            <dc:date>2021-06-01T04:25:38.107466134</dc:date>
          </office:change-info>
          <table:previous>
            <table:change-track-table-cell/>
          </table:previous>
        </table:cell-content-change>
        <table:cell-content-change table:id="ct1106">
          <table:cell-address table:column="0" table:row="1" table:table="2"/>
          <office:change-info>
            <dc:creator> </dc:creator>
            <dc:date>2021-06-01T04:25:38.107486198</dc:date>
          </office:change-info>
          <table:previous>
            <table:change-track-table-cell/>
          </table:previous>
        </table:cell-content-change>
        <table:cell-content-change table:id="ct1107">
          <table:cell-address table:column="0" table:row="2" table:table="2"/>
          <office:change-info>
            <dc:creator> </dc:creator>
            <dc:date>2021-06-01T04:25:38.107492039</dc:date>
          </office:change-info>
          <table:previous>
            <table:change-track-table-cell/>
          </table:previous>
        </table:cell-content-change>
        <table:cell-content-change table:id="ct1108">
          <table:cell-address table:column="0" table:row="3" table:table="2"/>
          <office:change-info>
            <dc:creator> </dc:creator>
            <dc:date>2021-06-01T04:25:38.107497412</dc:date>
          </office:change-info>
          <table:previous>
            <table:change-track-table-cell/>
          </table:previous>
        </table:cell-content-change>
        <table:cell-content-change table:id="ct1109">
          <table:cell-address table:column="0" table:row="4" table:table="2"/>
          <office:change-info>
            <dc:creator> </dc:creator>
            <dc:date>2021-06-01T04:25:38.107503130</dc:date>
          </office:change-info>
          <table:previous>
            <table:change-track-table-cell/>
          </table:previous>
        </table:cell-content-change>
        <table:cell-content-change table:id="ct1110">
          <table:cell-address table:column="0" table:row="5" table:table="2"/>
          <office:change-info>
            <dc:creator> </dc:creator>
            <dc:date>2021-06-01T04:25:38.107508313</dc:date>
          </office:change-info>
          <table:previous>
            <table:change-track-table-cell/>
          </table:previous>
        </table:cell-content-change>
        <table:cell-content-change table:id="ct1111">
          <table:cell-address table:column="1" table:row="0" table:table="2"/>
          <office:change-info>
            <dc:creator> </dc:creator>
            <dc:date>2021-06-01T04:25:38.107513087</dc:date>
          </office:change-info>
          <table:previous>
            <table:change-track-table-cell/>
          </table:previous>
        </table:cell-content-change>
        <table:cell-content-change table:id="ct1112">
          <table:cell-address table:column="1" table:row="1" table:table="2"/>
          <office:change-info>
            <dc:creator> </dc:creator>
            <dc:date>2021-06-01T04:25:38.107520857</dc:date>
          </office:change-info>
          <table:previous>
            <table:change-track-table-cell/>
          </table:previous>
        </table:cell-content-change>
        <table:cell-content-change table:id="ct1113">
          <table:cell-address table:column="1" table:row="2" table:table="2"/>
          <office:change-info>
            <dc:creator> </dc:creator>
            <dc:date>2021-06-01T04:25:38.107527658</dc:date>
          </office:change-info>
          <table:previous>
            <table:change-track-table-cell/>
          </table:previous>
        </table:cell-content-change>
        <table:cell-content-change table:id="ct1114">
          <table:cell-address table:column="1" table:row="3" table:table="2"/>
          <office:change-info>
            <dc:creator> </dc:creator>
            <dc:date>2021-06-01T04:25:38.107533822</dc:date>
          </office:change-info>
          <table:previous>
            <table:change-track-table-cell/>
          </table:previous>
        </table:cell-content-change>
        <table:cell-content-change table:id="ct1115">
          <table:cell-address table:column="1" table:row="4" table:table="2"/>
          <office:change-info>
            <dc:creator> </dc:creator>
            <dc:date>2021-06-01T04:25:38.107539862</dc:date>
          </office:change-info>
          <table:previous>
            <table:change-track-table-cell/>
          </table:previous>
        </table:cell-content-change>
        <table:cell-content-change table:id="ct1116">
          <table:cell-address table:column="1" table:row="5" table:table="2"/>
          <office:change-info>
            <dc:creator> </dc:creator>
            <dc:date>2021-06-01T04:25:38.107545770</dc:date>
          </office:change-info>
          <table:previous>
            <table:change-track-table-cell/>
          </table:previous>
        </table:cell-content-change>
        <table:cell-content-change table:id="ct1117">
          <table:cell-address table:column="2" table:row="0" table:table="2"/>
          <office:change-info>
            <dc:creator> </dc:creator>
            <dc:date>2021-06-01T04:25:38.107551240</dc:date>
          </office:change-info>
          <table:previous>
            <table:change-track-table-cell/>
          </table:previous>
        </table:cell-content-change>
        <table:cell-content-change table:id="ct1118">
          <table:cell-address table:column="2" table:row="1" table:table="2"/>
          <office:change-info>
            <dc:creator> </dc:creator>
            <dc:date>2021-06-01T04:25:38.107556498</dc:date>
          </office:change-info>
          <table:previous>
            <table:change-track-table-cell/>
          </table:previous>
        </table:cell-content-change>
        <table:cell-content-change table:id="ct1119">
          <table:cell-address table:column="2" table:row="2" table:table="2"/>
          <office:change-info>
            <dc:creator> </dc:creator>
            <dc:date>2021-06-01T04:25:38.107562981</dc:date>
          </office:change-info>
          <table:previous>
            <table:change-track-table-cell/>
          </table:previous>
        </table:cell-content-change>
        <table:cell-content-change table:id="ct1120">
          <table:cell-address table:column="2" table:row="3" table:table="2"/>
          <office:change-info>
            <dc:creator> </dc:creator>
            <dc:date>2021-06-01T04:25:38.107568978</dc:date>
          </office:change-info>
          <table:previous>
            <table:change-track-table-cell/>
          </table:previous>
        </table:cell-content-change>
        <table:cell-content-change table:id="ct1121">
          <table:cell-address table:column="2" table:row="4" table:table="2"/>
          <office:change-info>
            <dc:creator> </dc:creator>
            <dc:date>2021-06-01T04:25:38.107575370</dc:date>
          </office:change-info>
          <table:previous>
            <table:change-track-table-cell/>
          </table:previous>
        </table:cell-content-change>
        <table:cell-content-change table:id="ct1122">
          <table:cell-address table:column="2" table:row="5" table:table="2"/>
          <office:change-info>
            <dc:creator> </dc:creator>
            <dc:date>2021-06-01T04:25:38.107581387</dc:date>
          </office:change-info>
          <table:previous>
            <table:change-track-table-cell/>
          </table:previous>
        </table:cell-content-change>
        <table:cell-content-change table:id="ct1123">
          <table:cell-address table:column="3" table:row="0" table:table="2"/>
          <office:change-info>
            <dc:creator> </dc:creator>
            <dc:date>2021-06-01T04:25:38.107586648</dc:date>
          </office:change-info>
          <table:previous>
            <table:change-track-table-cell/>
          </table:previous>
        </table:cell-content-change>
        <table:cell-content-change table:id="ct1124">
          <table:cell-address table:column="3" table:row="1" table:table="2"/>
          <office:change-info>
            <dc:creator> </dc:creator>
            <dc:date>2021-06-01T04:25:38.107618952</dc:date>
          </office:change-info>
          <table:previous>
            <table:change-track-table-cell/>
          </table:previous>
        </table:cell-content-change>
        <table:cell-content-change table:id="ct1125">
          <table:cell-address table:column="3" table:row="2" table:table="2"/>
          <office:change-info>
            <dc:creator> </dc:creator>
            <dc:date>2021-06-01T04:25:38.107637666</dc:date>
          </office:change-info>
          <table:previous>
            <table:change-track-table-cell/>
          </table:previous>
        </table:cell-content-change>
        <table:cell-content-change table:id="ct1126">
          <table:cell-address table:column="3" table:row="3" table:table="2"/>
          <office:change-info>
            <dc:creator> </dc:creator>
            <dc:date>2021-06-01T04:25:38.107653565</dc:date>
          </office:change-info>
          <table:previous>
            <table:change-track-table-cell/>
          </table:previous>
        </table:cell-content-change>
        <table:cell-content-change table:id="ct1127">
          <table:cell-address table:column="3" table:row="4" table:table="2"/>
          <office:change-info>
            <dc:creator> </dc:creator>
            <dc:date>2021-06-01T04:25:38.107669217</dc:date>
          </office:change-info>
          <table:previous>
            <table:change-track-table-cell/>
          </table:previous>
        </table:cell-content-change>
        <table:cell-content-change table:id="ct1128">
          <table:cell-address table:column="3" table:row="5" table:table="2"/>
          <office:change-info>
            <dc:creator> </dc:creator>
            <dc:date>2021-06-01T04:25:38.107684673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0" table:table="2"/>
          <office:change-info>
            <dc:creator> </dc:creator>
            <dc:date>2021-06-01T04:25:38.107693263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1" table:table="2"/>
          <office:change-info>
            <dc:creator> </dc:creator>
            <dc:date>2021-06-01T04:25:38.107699236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2" table:table="2"/>
          <office:change-info>
            <dc:creator> </dc:creator>
            <dc:date>2021-06-01T04:25:38.107706647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3" table:table="2"/>
          <office:change-info>
            <dc:creator> </dc:creator>
            <dc:date>2021-06-01T04:25:38.107713163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4" table:table="2"/>
          <office:change-info>
            <dc:creator> </dc:creator>
            <dc:date>2021-06-01T04:25:38.107719635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5" table:table="2"/>
          <office:change-info>
            <dc:creator> </dc:creator>
            <dc:date>2021-06-01T04:25:38.107726192</dc:date>
          </office:change-info>
          <table:previous>
            <table:change-track-table-cell/>
          </table:previous>
        </table:cell-content-change>
        <table:cell-content-change table:id="ct1135">
          <table:cell-address table:column="5" table:row="0" table:table="2"/>
          <office:change-info>
            <dc:creator> </dc:creator>
            <dc:date>2021-06-01T04:25:38.107732047</dc:date>
          </office:change-info>
          <table:previous>
            <table:change-track-table-cell/>
          </table:previous>
        </table:cell-content-change>
        <table:cell-content-change table:id="ct1136">
          <table:cell-address table:column="5" table:row="1" table:table="2"/>
          <office:change-info>
            <dc:creator> </dc:creator>
            <dc:date>2021-06-01T04:25:38.107737579</dc:date>
          </office:change-info>
          <table:previous>
            <table:change-track-table-cell/>
          </table:previous>
        </table:cell-content-change>
        <table:cell-content-change table:id="ct1137">
          <table:cell-address table:column="5" table:row="2" table:table="2"/>
          <office:change-info>
            <dc:creator> </dc:creator>
            <dc:date>2021-06-01T04:25:38.107743965</dc:date>
          </office:change-info>
          <table:previous>
            <table:change-track-table-cell/>
          </table:previous>
        </table:cell-content-change>
        <table:cell-content-change table:id="ct1138">
          <table:cell-address table:column="5" table:row="3" table:table="2"/>
          <office:change-info>
            <dc:creator> </dc:creator>
            <dc:date>2021-06-01T04:25:38.107750469</dc:date>
          </office:change-info>
          <table:previous>
            <table:change-track-table-cell/>
          </table:previous>
        </table:cell-content-change>
        <table:cell-content-change table:id="ct1139">
          <table:cell-address table:column="5" table:row="4" table:table="2"/>
          <office:change-info>
            <dc:creator> </dc:creator>
            <dc:date>2021-06-01T04:25:38.107757105</dc:date>
          </office:change-info>
          <table:previous>
            <table:change-track-table-cell/>
          </table:previous>
        </table:cell-content-change>
        <table:cell-content-change table:id="ct1140">
          <table:cell-address table:column="5" table:row="5" table:table="2"/>
          <office:change-info>
            <dc:creator> </dc:creator>
            <dc:date>2021-06-01T04:25:38.107763438</dc:date>
          </office:change-info>
          <table:previous>
            <table:change-track-table-cell/>
          </table:previous>
        </table:cell-content-change>
        <table:cell-content-change table:id="ct1141">
          <table:cell-address table:column="1" table:row="1" table:table="2"/>
          <office:change-info>
            <dc:creator> </dc:creator>
            <dc:date>2021-06-01T04:25:50.690282791</dc:date>
          </office:change-info>
          <table:previous table:id="ct1112">
            <table:change-track-table-cell office:value-type="float" office:value="0.693767"/>
          </table:previous>
        </table:cell-content-change>
        <table:cell-content-change table:id="ct1142">
          <table:cell-address table:column="1" table:row="2" table:table="2"/>
          <office:change-info>
            <dc:creator> </dc:creator>
            <dc:date>2021-06-01T04:25:50.690302626</dc:date>
          </office:change-info>
          <table:previous table:id="ct1113">
            <table:change-track-table-cell office:value-type="float" office:value="0.734756"/>
          </table:previous>
        </table:cell-content-change>
        <table:cell-content-change table:id="ct1143">
          <table:cell-address table:column="1" table:row="3" table:table="2"/>
          <office:change-info>
            <dc:creator> </dc:creator>
            <dc:date>2021-06-01T04:25:50.690312555</dc:date>
          </office:change-info>
          <table:previous table:id="ct1114">
            <table:change-track-table-cell office:value-type="float" office:value="0.749129"/>
          </table:previous>
        </table:cell-content-change>
        <table:cell-content-change table:id="ct1144">
          <table:cell-address table:column="1" table:row="4" table:table="2"/>
          <office:change-info>
            <dc:creator> </dc:creator>
            <dc:date>2021-06-01T04:25:50.690321190</dc:date>
          </office:change-info>
          <table:previous table:id="ct1115">
            <table:change-track-table-cell office:value-type="float" office:value="0.760163"/>
          </table:previous>
        </table:cell-content-change>
        <table:cell-content-change table:id="ct1145">
          <table:cell-address table:column="1" table:row="5" table:table="2"/>
          <office:change-info>
            <dc:creator> </dc:creator>
            <dc:date>2021-06-01T04:25:50.690329775</dc:date>
          </office:change-info>
          <table:previous table:id="ct1116">
            <table:change-track-table-cell office:value-type="float" office:value="0.756098"/>
          </table:previous>
        </table:cell-content-change>
        <table:cell-content-change table:id="ct1146">
          <table:cell-address table:column="2" table:row="1" table:table="2"/>
          <office:change-info>
            <dc:creator> </dc:creator>
            <dc:date>2021-06-01T04:25:50.690339368</dc:date>
          </office:change-info>
          <table:previous table:id="ct1118">
            <table:change-track-table-cell office:value-type="float" office:value="0.867209"/>
          </table:previous>
        </table:cell-content-change>
        <table:cell-content-change table:id="ct1147">
          <table:cell-address table:column="2" table:row="2" table:table="2"/>
          <office:change-info>
            <dc:creator> </dc:creator>
            <dc:date>2021-06-01T04:25:50.690348723</dc:date>
          </office:change-info>
          <table:previous table:id="ct1119">
            <table:change-track-table-cell office:value-type="float" office:value="0.873476"/>
          </table:previous>
        </table:cell-content-change>
        <table:cell-content-change table:id="ct1148">
          <table:cell-address table:column="2" table:row="3" table:table="2"/>
          <office:change-info>
            <dc:creator> </dc:creator>
            <dc:date>2021-06-01T04:25:50.690357188</dc:date>
          </office:change-info>
          <table:previous table:id="ct1120">
            <table:change-track-table-cell office:value-type="float" office:value="0.881533"/>
          </table:previous>
        </table:cell-content-change>
        <table:cell-content-change table:id="ct1149">
          <table:cell-address table:column="2" table:row="4" table:table="2"/>
          <office:change-info>
            <dc:creator> </dc:creator>
            <dc:date>2021-06-01T04:25:50.690366119</dc:date>
          </office:change-info>
          <table:previous table:id="ct1121">
            <table:change-track-table-cell office:value-type="float" office:value="0.882114"/>
          </table:previous>
        </table:cell-content-change>
        <table:cell-content-change table:id="ct1150">
          <table:cell-address table:column="2" table:row="5" table:table="2"/>
          <office:change-info>
            <dc:creator> </dc:creator>
            <dc:date>2021-06-01T04:25:50.690374626</dc:date>
          </office:change-info>
          <table:previous table:id="ct1122">
            <table:change-track-table-cell office:value-type="float" office:value="0.885366"/>
          </table:previous>
        </table:cell-content-change>
        <table:cell-content-change table:id="ct1151">
          <table:cell-address table:column="4" table:row="1" table:table="2"/>
          <office:change-info>
            <dc:creator> </dc:creator>
            <dc:date>2021-06-01T04:25:54.992995458</dc:date>
          </office:change-info>
          <table:previous table:id="ct1130">
            <table:change-track-table-cell office:value-type="float" office:value="0.021636"/>
          </table:previous>
        </table:cell-content-change>
        <table:cell-content-change table:id="ct1152">
          <table:cell-address table:column="4" table:row="2" table:table="2"/>
          <office:change-info>
            <dc:creator> </dc:creator>
            <dc:date>2021-06-01T04:25:54.993010033</dc:date>
          </office:change-info>
          <table:previous table:id="ct1131">
            <table:change-track-table-cell office:value-type="float" office:value="0.016209"/>
          </table:previous>
        </table:cell-content-change>
        <table:cell-content-change table:id="ct1153">
          <table:cell-address table:column="4" table:row="3" table:table="2"/>
          <office:change-info>
            <dc:creator> </dc:creator>
            <dc:date>2021-06-01T04:25:54.993016634</dc:date>
          </office:change-info>
          <table:previous table:id="ct1132">
            <table:change-track-table-cell office:value-type="float" office:value="0.014552"/>
          </table:previous>
        </table:cell-content-change>
        <table:cell-content-change table:id="ct1154">
          <table:cell-address table:column="4" table:row="4" table:table="2"/>
          <office:change-info>
            <dc:creator> </dc:creator>
            <dc:date>2021-06-01T04:25:54.993023005</dc:date>
          </office:change-info>
          <table:previous table:id="ct1133">
            <table:change-track-table-cell office:value-type="float" office:value="0.014253"/>
          </table:previous>
        </table:cell-content-change>
        <table:cell-content-change table:id="ct1155">
          <table:cell-address table:column="4" table:row="5" table:table="2"/>
          <office:change-info>
            <dc:creator> </dc:creator>
            <dc:date>2021-06-01T04:25:54.993030030</dc:date>
          </office:change-info>
          <table:previous table:id="ct1134">
            <table:change-track-table-cell office:value-type="float" office:value="0.014974"/>
          </table:previous>
        </table:cell-content-change>
        <table:cell-content-change table:id="ct1156">
          <table:cell-address table:column="5" table:row="1" table:table="2"/>
          <office:change-info>
            <dc:creator> </dc:creator>
            <dc:date>2021-06-01T04:25:54.993036649</dc:date>
          </office:change-info>
          <table:previous table:id="ct1136">
            <table:change-track-table-cell office:value-type="float" office:value="0.192412"/>
          </table:previous>
        </table:cell-content-change>
        <table:cell-content-change table:id="ct1157">
          <table:cell-address table:column="5" table:row="2" table:table="2"/>
          <office:change-info>
            <dc:creator> </dc:creator>
            <dc:date>2021-06-01T04:25:54.993043062</dc:date>
          </office:change-info>
          <table:previous table:id="ct1137">
            <table:change-track-table-cell office:value-type="float" office:value="0.182927"/>
          </table:previous>
        </table:cell-content-change>
        <table:cell-content-change table:id="ct1158">
          <table:cell-address table:column="5" table:row="3" table:table="2"/>
          <office:change-info>
            <dc:creator> </dc:creator>
            <dc:date>2021-06-01T04:25:54.993049415</dc:date>
          </office:change-info>
          <table:previous table:id="ct1138">
            <table:change-track-table-cell office:value-type="float" office:value="0.174216"/>
          </table:previous>
        </table:cell-content-change>
        <table:cell-content-change table:id="ct1159">
          <table:cell-address table:column="5" table:row="4" table:table="2"/>
          <office:change-info>
            <dc:creator> </dc:creator>
            <dc:date>2021-06-01T04:25:54.993056002</dc:date>
          </office:change-info>
          <table:previous table:id="ct1139">
            <table:change-track-table-cell office:value-type="float" office:value="0.170732"/>
          </table:previous>
        </table:cell-content-change>
        <table:cell-content-change table:id="ct1160">
          <table:cell-address table:column="5" table:row="5" table:table="2"/>
          <office:change-info>
            <dc:creator> </dc:creator>
            <dc:date>2021-06-01T04:25:54.993061774</dc:date>
          </office:change-info>
          <table:previous table:id="ct1140">
            <table:change-track-table-cell office:value-type="float" office:value="0.165854"/>
          </table:previous>
        </table:cell-content-change>
        <table:cell-content-change table:id="ct1161">
          <table:cell-address table:column="1" table:row="1" table:table="2"/>
          <office:change-info>
            <dc:creator> </dc:creator>
            <dc:date>2021-06-01T04:35:55.758710374</dc:date>
          </office:change-info>
          <table:previous table:id="ct1141">
            <table:change-track-table-cell/>
          </table:previous>
        </table:cell-content-change>
        <table:cell-content-change table:id="ct1162">
          <table:cell-address table:column="2" table:row="1" table:table="2"/>
          <office:change-info>
            <dc:creator> </dc:creator>
            <dc:date>2021-06-01T04:36:04.582404187</dc:date>
          </office:change-info>
          <table:previous table:id="ct1146">
            <table:change-track-table-cell/>
          </table:previous>
        </table:cell-content-change>
        <table:cell-content-change table:id="ct1163">
          <table:cell-address table:column="4" table:row="1" table:table="2"/>
          <office:change-info>
            <dc:creator> </dc:creator>
            <dc:date>2021-06-01T04:36:13.477661957</dc:date>
          </office:change-info>
          <table:previous table:id="ct1151">
            <table:change-track-table-cell/>
          </table:previous>
        </table:cell-content-change>
        <table:cell-content-change table:id="ct1164">
          <table:cell-address table:column="5" table:row="1" table:table="2"/>
          <office:change-info>
            <dc:creator> </dc:creator>
            <dc:date>2021-06-01T04:36:21.941314809</dc:date>
          </office:change-info>
          <table:previous table:id="ct1156">
            <table:change-track-table-cell/>
          </table:previous>
        </table:cell-content-change>
        <table:cell-content-change table:id="ct1165">
          <table:cell-address table:column="1" table:row="2" table:table="2"/>
          <office:change-info>
            <dc:creator> </dc:creator>
            <dc:date>2021-06-01T04:36:29.604717077</dc:date>
          </office:change-info>
          <table:previous table:id="ct1142">
            <table:change-track-table-cell/>
          </table:previous>
        </table:cell-content-change>
        <table:cell-content-change table:id="ct1166">
          <table:cell-address table:column="2" table:row="2" table:table="2"/>
          <office:change-info>
            <dc:creator> </dc:creator>
            <dc:date>2021-06-01T04:36:34.987265024</dc:date>
          </office:change-info>
          <table:previous table:id="ct1147">
            <table:change-track-table-cell/>
          </table:previous>
        </table:cell-content-change>
        <table:cell-content-change table:id="ct1167">
          <table:cell-address table:column="4" table:row="2" table:table="2"/>
          <office:change-info>
            <dc:creator> </dc:creator>
            <dc:date>2021-06-01T04:36:39.904441600</dc:date>
          </office:change-info>
          <table:previous table:id="ct1152">
            <table:change-track-table-cell/>
          </table:previous>
        </table:cell-content-change>
        <table:cell-content-change table:id="ct1168">
          <table:cell-address table:column="5" table:row="2" table:table="2"/>
          <office:change-info>
            <dc:creator> </dc:creator>
            <dc:date>2021-06-01T04:36:47.516080375</dc:date>
          </office:change-info>
          <table:previous table:id="ct1157">
            <table:change-track-table-cell/>
          </table:previous>
        </table:cell-content-change>
        <table:cell-content-change table:id="ct1169">
          <table:cell-address table:column="1" table:row="3" table:table="2"/>
          <office:change-info>
            <dc:creator> </dc:creator>
            <dc:date>2021-06-01T04:37:27.258388236</dc:date>
          </office:change-info>
          <table:previous table:id="ct1143">
            <table:change-track-table-cell/>
          </table:previous>
        </table:cell-content-change>
        <table:cell-content-change table:id="ct1170">
          <table:cell-address table:column="2" table:row="3" table:table="2"/>
          <office:change-info>
            <dc:creator> </dc:creator>
            <dc:date>2021-06-01T04:37:32.937559938</dc:date>
          </office:change-info>
          <table:previous table:id="ct1148">
            <table:change-track-table-cell/>
          </table:previous>
        </table:cell-content-change>
        <table:cell-content-change table:id="ct1171">
          <table:cell-address table:column="4" table:row="3" table:table="2"/>
          <office:change-info>
            <dc:creator> </dc:creator>
            <dc:date>2021-06-01T04:37:37.689524314</dc:date>
          </office:change-info>
          <table:previous table:id="ct1153">
            <table:change-track-table-cell/>
          </table:previous>
        </table:cell-content-change>
        <table:cell-content-change table:id="ct1172">
          <table:cell-address table:column="5" table:row="3" table:table="2"/>
          <office:change-info>
            <dc:creator> </dc:creator>
            <dc:date>2021-06-01T04:37:45.179935482</dc:date>
          </office:change-info>
          <table:previous table:id="ct1158">
            <table:change-track-table-cell/>
          </table:previous>
        </table:cell-content-change>
        <table:cell-content-change table:id="ct1173">
          <table:cell-address table:column="1" table:row="4" table:table="2"/>
          <office:change-info>
            <dc:creator> </dc:creator>
            <dc:date>2021-06-01T04:37:51.080341165</dc:date>
          </office:change-info>
          <table:previous table:id="ct1144">
            <table:change-track-table-cell/>
          </table:previous>
        </table:cell-content-change>
        <table:cell-content-change table:id="ct1174">
          <table:cell-address table:column="2" table:row="4" table:table="2"/>
          <office:change-info>
            <dc:creator> </dc:creator>
            <dc:date>2021-06-01T04:37:55.296468726</dc:date>
          </office:change-info>
          <table:previous table:id="ct1149">
            <table:change-track-table-cell/>
          </table:previous>
        </table:cell-content-change>
        <table:cell-content-change table:id="ct1175">
          <table:cell-address table:column="4" table:row="4" table:table="2"/>
          <office:change-info>
            <dc:creator> </dc:creator>
            <dc:date>2021-06-01T04:38:00.192511327</dc:date>
          </office:change-info>
          <table:previous table:id="ct1154">
            <table:change-track-table-cell/>
          </table:previous>
        </table:cell-content-change>
        <table:cell-content-change table:id="ct1176">
          <table:cell-address table:column="5" table:row="4" table:table="2"/>
          <office:change-info>
            <dc:creator> </dc:creator>
            <dc:date>2021-06-01T04:38:08.711041401</dc:date>
          </office:change-info>
          <table:previous table:id="ct1159">
            <table:change-track-table-cell/>
          </table:previous>
        </table:cell-content-change>
        <table:cell-content-change table:id="ct1177">
          <table:cell-address table:column="1" table:row="5" table:table="2"/>
          <office:change-info>
            <dc:creator> </dc:creator>
            <dc:date>2021-06-01T04:38:14.551845859</dc:date>
          </office:change-info>
          <table:previous table:id="ct1145">
            <table:change-track-table-cell/>
          </table:previous>
        </table:cell-content-change>
        <table:cell-content-change table:id="ct1178">
          <table:cell-address table:column="2" table:row="5" table:table="2"/>
          <office:change-info>
            <dc:creator> </dc:creator>
            <dc:date>2021-06-01T04:38:19.415220844</dc:date>
          </office:change-info>
          <table:previous table:id="ct1150">
            <table:change-track-table-cell/>
          </table:previous>
        </table:cell-content-change>
        <table:cell-content-change table:id="ct1179">
          <table:cell-address table:column="4" table:row="5" table:table="2"/>
          <office:change-info>
            <dc:creator> </dc:creator>
            <dc:date>2021-06-01T04:38:23.694975106</dc:date>
          </office:change-info>
          <table:previous table:id="ct1155">
            <table:change-track-table-cell/>
          </table:previous>
        </table:cell-content-change>
        <table:cell-content-change table:id="ct1180">
          <table:cell-address table:column="5" table:row="5" table:table="2"/>
          <office:change-info>
            <dc:creator> </dc:creator>
            <dc:date>2021-06-01T04:38:31.334570727</dc:date>
          </office:change-info>
          <table:previous table:id="ct1160">
            <table:change-track-table-cell/>
          </table:previous>
        </table:cell-content-change>
        <table:cell-content-change table:id="ct1181">
          <table:cell-address table:column="4" table:row="1" table:table="2"/>
          <office:change-info>
            <dc:creator> </dc:creator>
            <dc:date>2021-06-06T03:26:37.198028958</dc:date>
          </office:change-info>
          <table:previous table:id="ct1163">
            <table:change-track-table-cell office:value-type="float" office:value="0.014748"/>
          </table:previous>
        </table:cell-content-change>
        <table:cell-content-change table:id="ct1182">
          <table:cell-address table:column="4" table:row="2" table:table="2"/>
          <office:change-info>
            <dc:creator> </dc:creator>
            <dc:date>2021-06-06T03:26:37.198046419</dc:date>
          </office:change-info>
          <table:previous table:id="ct1167">
            <table:change-track-table-cell office:value-type="float" office:value="0.010946"/>
          </table:previous>
        </table:cell-content-change>
        <table:cell-content-change table:id="ct1183">
          <table:cell-address table:column="4" table:row="3" table:table="2"/>
          <office:change-info>
            <dc:creator> </dc:creator>
            <dc:date>2021-06-06T03:26:37.198052699</dc:date>
          </office:change-info>
          <table:previous table:id="ct1171">
            <table:change-track-table-cell office:value-type="float" office:value="0.010511"/>
          </table:previous>
        </table:cell-content-change>
        <table:cell-content-change table:id="ct1184">
          <table:cell-address table:column="4" table:row="4" table:table="2"/>
          <office:change-info>
            <dc:creator> </dc:creator>
            <dc:date>2021-06-06T03:26:37.198058566</dc:date>
          </office:change-info>
          <table:previous table:id="ct1175">
            <table:change-track-table-cell office:value-type="float" office:value="0.011039"/>
          </table:previous>
        </table:cell-content-change>
        <table:cell-content-change table:id="ct1185">
          <table:cell-address table:column="4" table:row="5" table:table="2"/>
          <office:change-info>
            <dc:creator> </dc:creator>
            <dc:date>2021-06-06T03:26:37.198063975</dc:date>
          </office:change-info>
          <table:previous table:id="ct1179">
            <table:change-track-table-cell office:value-type="float" office:value="0.012106"/>
          </table:previous>
        </table:cell-content-change>
        <table:cell-content-change table:id="ct1186">
          <table:cell-address table:column="5" table:row="1" table:table="2"/>
          <office:change-info>
            <dc:creator> </dc:creator>
            <dc:date>2021-06-06T03:26:37.198070115</dc:date>
          </office:change-info>
          <table:previous table:id="ct1164">
            <table:change-track-table-cell office:value-type="float" office:value="0.128726"/>
          </table:previous>
        </table:cell-content-change>
        <table:cell-content-change table:id="ct1187">
          <table:cell-address table:column="5" table:row="2" table:table="2"/>
          <office:change-info>
            <dc:creator> </dc:creator>
            <dc:date>2021-06-06T03:26:37.198075973</dc:date>
          </office:change-info>
          <table:previous table:id="ct1168">
            <table:change-track-table-cell office:value-type="float" office:value="0.118902"/>
          </table:previous>
        </table:cell-content-change>
        <table:cell-content-change table:id="ct1188">
          <table:cell-address table:column="5" table:row="3" table:table="2"/>
          <office:change-info>
            <dc:creator> </dc:creator>
            <dc:date>2021-06-06T03:26:37.198082055</dc:date>
          </office:change-info>
          <table:previous table:id="ct1172">
            <table:change-track-table-cell office:value-type="float" office:value="0.111498"/>
          </table:previous>
        </table:cell-content-change>
        <table:cell-content-change table:id="ct1189">
          <table:cell-address table:column="5" table:row="4" table:table="2"/>
          <office:change-info>
            <dc:creator> </dc:creator>
            <dc:date>2021-06-06T03:26:37.198087457</dc:date>
          </office:change-info>
          <table:previous table:id="ct1176">
            <table:change-track-table-cell office:value-type="float" office:value="0.105691"/>
          </table:previous>
        </table:cell-content-change>
        <table:cell-content-change table:id="ct1190">
          <table:cell-address table:column="5" table:row="5" table:table="2"/>
          <office:change-info>
            <dc:creator> </dc:creator>
            <dc:date>2021-06-06T03:26:37.198093413</dc:date>
          </office:change-info>
          <table:previous table:id="ct1180">
            <table:change-track-table-cell office:value-type="float" office:value="0.102439"/>
          </table:previous>
        </table:cell-content-change>
        <table:cell-content-change table:id="ct1191">
          <table:cell-address table:column="1" table:row="1" table:table="2"/>
          <office:change-info>
            <dc:creator> </dc:creator>
            <dc:date>2021-06-06T03:26:45.846839725</dc:date>
          </office:change-info>
          <table:previous table:id="ct1161">
            <table:change-track-table-cell office:value-type="float" office:value="0.768293"/>
          </table:previous>
        </table:cell-content-change>
        <table:cell-content-change table:id="ct1192">
          <table:cell-address table:column="1" table:row="2" table:table="2"/>
          <office:change-info>
            <dc:creator> </dc:creator>
            <dc:date>2021-06-06T03:26:45.846858591</dc:date>
          </office:change-info>
          <table:previous table:id="ct1165">
            <table:change-track-table-cell office:value-type="float" office:value="0.803354"/>
          </table:previous>
        </table:cell-content-change>
        <table:cell-content-change table:id="ct1193">
          <table:cell-address table:column="1" table:row="3" table:table="2"/>
          <office:change-info>
            <dc:creator> </dc:creator>
            <dc:date>2021-06-06T03:26:45.846867222</dc:date>
          </office:change-info>
          <table:previous table:id="ct1169">
            <table:change-track-table-cell office:value-type="float" office:value="0.837979"/>
          </table:previous>
        </table:cell-content-change>
        <table:cell-content-change table:id="ct1194">
          <table:cell-address table:column="1" table:row="4" table:table="2"/>
          <office:change-info>
            <dc:creator> </dc:creator>
            <dc:date>2021-06-06T03:26:45.846874734</dc:date>
          </office:change-info>
          <table:previous table:id="ct1173">
            <table:change-track-table-cell office:value-type="float" office:value="0.841463"/>
          </table:previous>
        </table:cell-content-change>
        <table:cell-content-change table:id="ct1195">
          <table:cell-address table:column="1" table:row="5" table:table="2"/>
          <office:change-info>
            <dc:creator> </dc:creator>
            <dc:date>2021-06-06T03:26:45.846883358</dc:date>
          </office:change-info>
          <table:previous table:id="ct1177">
            <table:change-track-table-cell office:value-type="float" office:value="0.836585"/>
          </table:previous>
        </table:cell-content-change>
        <table:cell-content-change table:id="ct1196">
          <table:cell-address table:column="2" table:row="1" table:table="2"/>
          <office:change-info>
            <dc:creator> </dc:creator>
            <dc:date>2021-06-06T03:26:45.846891661</dc:date>
          </office:change-info>
          <table:previous table:id="ct1162">
            <table:change-track-table-cell office:value-type="float" office:value="0.909214"/>
          </table:previous>
        </table:cell-content-change>
        <table:cell-content-change table:id="ct1197">
          <table:cell-address table:column="2" table:row="2" table:table="2"/>
          <office:change-info>
            <dc:creator> </dc:creator>
            <dc:date>2021-06-06T03:26:45.846899392</dc:date>
          </office:change-info>
          <table:previous table:id="ct1166">
            <table:change-track-table-cell office:value-type="float" office:value="0.922256"/>
          </table:previous>
        </table:cell-content-change>
        <table:cell-content-change table:id="ct1198">
          <table:cell-address table:column="2" table:row="3" table:table="2"/>
          <office:change-info>
            <dc:creator> </dc:creator>
            <dc:date>2021-06-06T03:26:45.846907745</dc:date>
          </office:change-info>
          <table:previous table:id="ct1170">
            <table:change-track-table-cell office:value-type="float" office:value="0.926829"/>
          </table:previous>
        </table:cell-content-change>
        <table:cell-content-change table:id="ct1199">
          <table:cell-address table:column="2" table:row="4" table:table="2"/>
          <office:change-info>
            <dc:creator> </dc:creator>
            <dc:date>2021-06-06T03:26:45.846915711</dc:date>
          </office:change-info>
          <table:previous table:id="ct1174">
            <table:change-track-table-cell office:value-type="float" office:value="0.934959"/>
          </table:previous>
        </table:cell-content-change>
        <table:cell-content-change table:id="ct1200">
          <table:cell-address table:column="2" table:row="5" table:table="2"/>
          <office:change-info>
            <dc:creator> </dc:creator>
            <dc:date>2021-06-06T03:26:45.846924477</dc:date>
          </office:change-info>
          <table:previous table:id="ct1178">
            <table:change-track-table-cell office:value-type="float" office:value="0.95122"/>
          </table:previous>
        </table:cell-content-change>
        <table:cell-content-change table:id="ct1201">
          <table:cell-address table:column="1" table:row="1" table:table="2"/>
          <office:change-info>
            <dc:creator> </dc:creator>
            <dc:date>2021-06-06T03:27:10.637073010</dc:date>
          </office:change-info>
          <table:previous table:id="ct1191">
            <table:change-track-table-cell/>
          </table:previous>
        </table:cell-content-change>
        <table:cell-content-change table:id="ct1202">
          <table:cell-address table:column="2" table:row="1" table:table="2"/>
          <office:change-info>
            <dc:creator> </dc:creator>
            <dc:date>2021-06-06T03:27:16.230394215</dc:date>
          </office:change-info>
          <table:previous table:id="ct1196">
            <table:change-track-table-cell/>
          </table:previous>
        </table:cell-content-change>
        <table:cell-content-change table:id="ct1203">
          <table:cell-address table:column="4" table:row="1" table:table="2"/>
          <office:change-info>
            <dc:creator> </dc:creator>
            <dc:date>2021-06-06T03:27:21.446751417</dc:date>
          </office:change-info>
          <table:previous table:id="ct1181">
            <table:change-track-table-cell/>
          </table:previous>
        </table:cell-content-change>
        <table:cell-content-change table:id="ct1204">
          <table:cell-address table:column="5" table:row="1" table:table="2"/>
          <office:change-info>
            <dc:creator> </dc:creator>
            <dc:date>2021-06-06T03:27:28.414363395</dc:date>
          </office:change-info>
          <table:previous table:id="ct1186">
            <table:change-track-table-cell/>
          </table:previous>
        </table:cell-content-change>
        <table:cell-content-change table:id="ct1205">
          <table:cell-address table:column="1" table:row="2" table:table="2"/>
          <office:change-info>
            <dc:creator> </dc:creator>
            <dc:date>2021-06-06T03:27:53.815207239</dc:date>
          </office:change-info>
          <table:previous table:id="ct1192">
            <table:change-track-table-cell/>
          </table:previous>
        </table:cell-content-change>
        <table:cell-content-change table:id="ct1206">
          <table:cell-address table:column="2" table:row="2" table:table="2"/>
          <office:change-info>
            <dc:creator> </dc:creator>
            <dc:date>2021-06-06T03:27:58.287300154</dc:date>
          </office:change-info>
          <table:previous table:id="ct1197">
            <table:change-track-table-cell/>
          </table:previous>
        </table:cell-content-change>
        <table:cell-content-change table:id="ct1207">
          <table:cell-address table:column="4" table:row="2" table:table="2"/>
          <office:change-info>
            <dc:creator> </dc:creator>
            <dc:date>2021-06-06T03:28:04.014945004</dc:date>
          </office:change-info>
          <table:previous table:id="ct1182">
            <table:change-track-table-cell/>
          </table:previous>
        </table:cell-content-change>
        <table:cell-content-change table:id="ct1208">
          <table:cell-address table:column="5" table:row="2" table:table="2"/>
          <office:change-info>
            <dc:creator> </dc:creator>
            <dc:date>2021-06-06T03:28:11.326698256</dc:date>
          </office:change-info>
          <table:previous table:id="ct1187">
            <table:change-track-table-cell/>
          </table:previous>
        </table:cell-content-change>
        <table:cell-content-change table:id="ct1209">
          <table:cell-address table:column="1" table:row="3" table:table="2"/>
          <office:change-info>
            <dc:creator> </dc:creator>
            <dc:date>2021-06-06T03:28:22.238513717</dc:date>
          </office:change-info>
          <table:previous table:id="ct1193">
            <table:change-track-table-cell/>
          </table:previous>
        </table:cell-content-change>
        <table:cell-content-change table:id="ct1210">
          <table:cell-address table:column="2" table:row="3" table:table="2"/>
          <office:change-info>
            <dc:creator> </dc:creator>
            <dc:date>2021-06-06T03:28:26.678466910</dc:date>
          </office:change-info>
          <table:previous table:id="ct1198">
            <table:change-track-table-cell/>
          </table:previous>
        </table:cell-content-change>
        <table:cell-content-change table:id="ct1211">
          <table:cell-address table:column="4" table:row="3" table:table="2"/>
          <office:change-info>
            <dc:creator> </dc:creator>
            <dc:date>2021-06-06T03:28:32.094234839</dc:date>
          </office:change-info>
          <table:previous table:id="ct1183">
            <table:change-track-table-cell/>
          </table:previous>
        </table:cell-content-change>
        <table:cell-content-change table:id="ct1212">
          <table:cell-address table:column="5" table:row="3" table:table="2"/>
          <office:change-info>
            <dc:creator> </dc:creator>
            <dc:date>2021-06-06T03:28:39.894065675</dc:date>
          </office:change-info>
          <table:previous table:id="ct1188">
            <table:change-track-table-cell/>
          </table:previous>
        </table:cell-content-change>
        <table:cell-content-change table:id="ct1213">
          <table:cell-address table:column="1" table:row="4" table:table="2"/>
          <office:change-info>
            <dc:creator> </dc:creator>
            <dc:date>2021-06-06T03:28:46.630333810</dc:date>
          </office:change-info>
          <table:previous table:id="ct1194">
            <table:change-track-table-cell/>
          </table:previous>
        </table:cell-content-change>
        <table:cell-content-change table:id="ct1214">
          <table:cell-address table:column="2" table:row="4" table:table="2"/>
          <office:change-info>
            <dc:creator> </dc:creator>
            <dc:date>2021-06-06T03:28:51.597900060</dc:date>
          </office:change-info>
          <table:previous table:id="ct1199">
            <table:change-track-table-cell/>
          </table:previous>
        </table:cell-content-change>
        <table:cell-content-change table:id="ct1215">
          <table:cell-address table:column="4" table:row="4" table:table="2"/>
          <office:change-info>
            <dc:creator> </dc:creator>
            <dc:date>2021-06-06T03:28:56.501834357</dc:date>
          </office:change-info>
          <table:previous table:id="ct1184">
            <table:change-track-table-cell/>
          </table:previous>
        </table:cell-content-change>
        <table:cell-content-change table:id="ct1216">
          <table:cell-address table:column="5" table:row="4" table:table="2"/>
          <office:change-info>
            <dc:creator> </dc:creator>
            <dc:date>2021-06-06T03:29:04.628814032</dc:date>
          </office:change-info>
          <table:previous table:id="ct1189">
            <table:change-track-table-cell/>
          </table:previous>
        </table:cell-content-change>
        <table:cell-content-change table:id="ct1217">
          <table:cell-address table:column="1" table:row="5" table:table="2"/>
          <office:change-info>
            <dc:creator> </dc:creator>
            <dc:date>2021-06-06T03:29:12.407667432</dc:date>
          </office:change-info>
          <table:previous table:id="ct1195">
            <table:change-track-table-cell/>
          </table:previous>
        </table:cell-content-change>
        <table:cell-content-change table:id="ct1218">
          <table:cell-address table:column="2" table:row="5" table:table="2"/>
          <office:change-info>
            <dc:creator> </dc:creator>
            <dc:date>2021-06-06T03:29:17.221875679</dc:date>
          </office:change-info>
          <table:previous table:id="ct1200">
            <table:change-track-table-cell/>
          </table:previous>
        </table:cell-content-change>
        <table:cell-content-change table:id="ct1219">
          <table:cell-address table:column="4" table:row="5" table:table="2"/>
          <office:change-info>
            <dc:creator> </dc:creator>
            <dc:date>2021-06-06T03:29:22.645804005</dc:date>
          </office:change-info>
          <table:previous table:id="ct1185">
            <table:change-track-table-cell/>
          </table:previous>
        </table:cell-content-change>
        <table:cell-content-change table:id="ct1220">
          <table:cell-address table:column="5" table:row="5" table:table="2"/>
          <office:change-info>
            <dc:creator> </dc:creator>
            <dc:date>2021-06-06T03:29:29.317572898</dc:date>
          </office:change-info>
          <table:previous table:id="ct1190">
            <table:change-track-table-cell/>
          </table:previous>
        </table:cell-content-change>
        <table:cell-content-change table:id="ct1221">
          <table:cell-address table:column="1" table:row="1" table:table="2"/>
          <office:change-info>
            <dc:creator> </dc:creator>
            <dc:date>2021-06-06T03:35:35.955134077</dc:date>
          </office:change-info>
          <table:previous table:id="ct1201">
            <table:change-track-table-cell office:value-type="float" office:value="0.608401"/>
          </table:previous>
        </table:cell-content-change>
        <table:cell-content-change table:id="ct1222">
          <table:cell-address table:column="1" table:row="2" table:table="2"/>
          <office:change-info>
            <dc:creator> </dc:creator>
            <dc:date>2021-06-06T03:35:35.955152051</dc:date>
          </office:change-info>
          <table:previous table:id="ct1205">
            <table:change-track-table-cell office:value-type="float" office:value="0.635671"/>
          </table:previous>
        </table:cell-content-change>
        <table:cell-content-change table:id="ct1223">
          <table:cell-address table:column="1" table:row="3" table:table="2"/>
          <office:change-info>
            <dc:creator> </dc:creator>
            <dc:date>2021-06-06T03:35:35.955160604</dc:date>
          </office:change-info>
          <table:previous table:id="ct1209">
            <table:change-track-table-cell office:value-type="float" office:value="0.672474"/>
          </table:previous>
        </table:cell-content-change>
        <table:cell-content-change table:id="ct1224">
          <table:cell-address table:column="1" table:row="4" table:table="2"/>
          <office:change-info>
            <dc:creator> </dc:creator>
            <dc:date>2021-06-06T03:35:35.955168401</dc:date>
          </office:change-info>
          <table:previous table:id="ct1213">
            <table:change-track-table-cell office:value-type="float" office:value="0.680894"/>
          </table:previous>
        </table:cell-content-change>
        <table:cell-content-change table:id="ct1225">
          <table:cell-address table:column="1" table:row="5" table:table="2"/>
          <office:change-info>
            <dc:creator> </dc:creator>
            <dc:date>2021-06-06T03:35:35.955176925</dc:date>
          </office:change-info>
          <table:previous table:id="ct1217">
            <table:change-track-table-cell office:value-type="float" office:value="0.692683"/>
          </table:previous>
        </table:cell-content-change>
        <table:cell-content-change table:id="ct1226">
          <table:cell-address table:column="2" table:row="1" table:table="2"/>
          <office:change-info>
            <dc:creator> </dc:creator>
            <dc:date>2021-06-06T03:35:35.955184078</dc:date>
          </office:change-info>
          <table:previous table:id="ct1202">
            <table:change-track-table-cell office:value-type="float" office:value="0.815718"/>
          </table:previous>
        </table:cell-content-change>
        <table:cell-content-change table:id="ct1227">
          <table:cell-address table:column="2" table:row="2" table:table="2"/>
          <office:change-info>
            <dc:creator> </dc:creator>
            <dc:date>2021-06-06T03:35:35.955192085</dc:date>
          </office:change-info>
          <table:previous table:id="ct1206">
            <table:change-track-table-cell office:value-type="float" office:value="0.814024"/>
          </table:previous>
        </table:cell-content-change>
        <table:cell-content-change table:id="ct1228">
          <table:cell-address table:column="2" table:row="3" table:table="2"/>
          <office:change-info>
            <dc:creator> </dc:creator>
            <dc:date>2021-06-06T03:35:35.955201184</dc:date>
          </office:change-info>
          <table:previous table:id="ct1210">
            <table:change-track-table-cell office:value-type="float" office:value="0.818815"/>
          </table:previous>
        </table:cell-content-change>
        <table:cell-content-change table:id="ct1229">
          <table:cell-address table:column="2" table:row="4" table:table="2"/>
          <office:change-info>
            <dc:creator> </dc:creator>
            <dc:date>2021-06-06T03:35:35.955208754</dc:date>
          </office:change-info>
          <table:previous table:id="ct1214">
            <table:change-track-table-cell office:value-type="float" office:value="0.821138"/>
          </table:previous>
        </table:cell-content-change>
        <table:cell-content-change table:id="ct1230">
          <table:cell-address table:column="2" table:row="5" table:table="2"/>
          <office:change-info>
            <dc:creator> </dc:creator>
            <dc:date>2021-06-06T03:35:35.955217018</dc:date>
          </office:change-info>
          <table:previous table:id="ct1218">
            <table:change-track-table-cell office:value-type="float" office:value="0.831707"/>
          </table:previous>
        </table:cell-content-change>
        <table:cell-content-change table:id="ct1231">
          <table:cell-address table:column="4" table:row="1" table:table="2"/>
          <office:change-info>
            <dc:creator> </dc:creator>
            <dc:date>2021-06-06T03:35:38.289527192</dc:date>
          </office:change-info>
          <table:previous table:id="ct1203">
            <table:change-track-table-cell office:value-type="float" office:value="0.026316"/>
          </table:previous>
        </table:cell-content-change>
        <table:cell-content-change table:id="ct1232">
          <table:cell-address table:column="4" table:row="2" table:table="2"/>
          <office:change-info>
            <dc:creator> </dc:creator>
            <dc:date>2021-06-06T03:35:38.289540330</dc:date>
          </office:change-info>
          <table:previous table:id="ct1207">
            <table:change-track-table-cell office:value-type="float" office:value="0.019985"/>
          </table:previous>
        </table:cell-content-change>
        <table:cell-content-change table:id="ct1233">
          <table:cell-address table:column="4" table:row="3" table:table="2"/>
          <office:change-info>
            <dc:creator> </dc:creator>
            <dc:date>2021-06-06T03:35:38.289546568</dc:date>
          </office:change-info>
          <table:previous table:id="ct1211">
            <table:change-track-table-cell office:value-type="float" office:value="0.017288"/>
          </table:previous>
        </table:cell-content-change>
        <table:cell-content-change table:id="ct1234">
          <table:cell-address table:column="4" table:row="4" table:table="2"/>
          <office:change-info>
            <dc:creator> </dc:creator>
            <dc:date>2021-06-06T03:35:38.289551973</dc:date>
          </office:change-info>
          <table:previous table:id="ct1215">
            <table:change-track-table-cell office:value-type="float" office:value="0.016635"/>
          </table:previous>
        </table:cell-content-change>
        <table:cell-content-change table:id="ct1235">
          <table:cell-address table:column="4" table:row="5" table:table="2"/>
          <office:change-info>
            <dc:creator> </dc:creator>
            <dc:date>2021-06-06T03:35:38.289558811</dc:date>
          </office:change-info>
          <table:previous table:id="ct1219">
            <table:change-track-table-cell office:value-type="float" office:value="0.01722"/>
          </table:previous>
        </table:cell-content-change>
        <table:cell-content-change table:id="ct1236">
          <table:cell-address table:column="5" table:row="1" table:table="2"/>
          <office:change-info>
            <dc:creator> </dc:creator>
            <dc:date>2021-06-06T03:35:45.882202486</dc:date>
          </office:change-info>
          <table:previous table:id="ct1204">
            <table:change-track-table-cell office:value-type="float" office:value="0.260163"/>
          </table:previous>
        </table:cell-content-change>
        <table:cell-content-change table:id="ct1237">
          <table:cell-address table:column="5" table:row="2" table:table="2"/>
          <office:change-info>
            <dc:creator> </dc:creator>
            <dc:date>2021-06-06T03:35:45.882223199</dc:date>
          </office:change-info>
          <table:previous table:id="ct1208">
            <table:change-track-table-cell office:value-type="float" office:value="0.25"/>
          </table:previous>
        </table:cell-content-change>
        <table:cell-content-change table:id="ct1238">
          <table:cell-address table:column="5" table:row="3" table:table="2"/>
          <office:change-info>
            <dc:creator> </dc:creator>
            <dc:date>2021-06-06T03:35:45.882232200</dc:date>
          </office:change-info>
          <table:previous table:id="ct1212">
            <table:change-track-table-cell office:value-type="float" office:value="0.243902"/>
          </table:previous>
        </table:cell-content-change>
        <table:cell-content-change table:id="ct1239">
          <table:cell-address table:column="5" table:row="4" table:table="2"/>
          <office:change-info>
            <dc:creator> </dc:creator>
            <dc:date>2021-06-06T03:35:45.882242027</dc:date>
          </office:change-info>
          <table:previous table:id="ct1216">
            <table:change-track-table-cell office:value-type="float" office:value="0.235772"/>
          </table:previous>
        </table:cell-content-change>
        <table:cell-content-change table:id="ct1240">
          <table:cell-address table:column="5" table:row="5" table:table="2"/>
          <office:change-info>
            <dc:creator> </dc:creator>
            <dc:date>2021-06-06T03:35:45.882249565</dc:date>
          </office:change-info>
          <table:previous table:id="ct1220">
            <table:change-track-table-cell office:value-type="float" office:value="0.234146"/>
          </table:previous>
        </table:cell-content-change>
        <table:cell-content-change table:id="ct1241">
          <table:cell-address table:column="1" table:row="1" table:table="2"/>
          <office:change-info>
            <dc:creator> </dc:creator>
            <dc:date>2021-06-06T03:36:12.438591302</dc:date>
          </office:change-info>
          <table:previous table:id="ct1221">
            <table:change-track-table-cell/>
          </table:previous>
        </table:cell-content-change>
        <table:cell-content-change table:id="ct1242">
          <table:cell-address table:column="2" table:row="1" table:table="2"/>
          <office:change-info>
            <dc:creator> </dc:creator>
            <dc:date>2021-06-06T03:36:18.058577280</dc:date>
          </office:change-info>
          <table:previous table:id="ct1226">
            <table:change-track-table-cell/>
          </table:previous>
        </table:cell-content-change>
        <table:cell-content-change table:id="ct1243">
          <table:cell-address table:column="4" table:row="1" table:table="2"/>
          <office:change-info>
            <dc:creator> </dc:creator>
            <dc:date>2021-06-06T03:36:26.179011756</dc:date>
          </office:change-info>
          <table:previous table:id="ct1231">
            <table:change-track-table-cell/>
          </table:previous>
        </table:cell-content-change>
        <table:cell-content-change table:id="ct1244">
          <table:cell-address table:column="5" table:row="1" table:table="2"/>
          <office:change-info>
            <dc:creator> </dc:creator>
            <dc:date>2021-06-06T03:36:33.578934758</dc:date>
          </office:change-info>
          <table:previous table:id="ct1236">
            <table:change-track-table-cell/>
          </table:previous>
        </table:cell-content-change>
        <table:cell-content-change table:id="ct1245">
          <table:cell-address table:column="1" table:row="2" table:table="2"/>
          <office:change-info>
            <dc:creator> </dc:creator>
            <dc:date>2021-06-06T03:36:41.667181721</dc:date>
          </office:change-info>
          <table:previous table:id="ct1222">
            <table:change-track-table-cell/>
          </table:previous>
        </table:cell-content-change>
        <table:cell-content-change table:id="ct1246">
          <table:cell-address table:column="2" table:row="2" table:table="2"/>
          <office:change-info>
            <dc:creator> </dc:creator>
            <dc:date>2021-06-06T03:36:46.803309028</dc:date>
          </office:change-info>
          <table:previous table:id="ct1227">
            <table:change-track-table-cell/>
          </table:previous>
        </table:cell-content-change>
        <table:cell-content-change table:id="ct1247">
          <table:cell-address table:column="4" table:row="2" table:table="2"/>
          <office:change-info>
            <dc:creator> </dc:creator>
            <dc:date>2021-06-06T03:36:53.314690540</dc:date>
          </office:change-info>
          <table:previous table:id="ct1232">
            <table:change-track-table-cell/>
          </table:previous>
        </table:cell-content-change>
        <table:cell-content-change table:id="ct1248">
          <table:cell-address table:column="5" table:row="2" table:table="2"/>
          <office:change-info>
            <dc:creator> </dc:creator>
            <dc:date>2021-06-06T03:37:03.211254485</dc:date>
          </office:change-info>
          <table:previous table:id="ct1237">
            <table:change-track-table-cell/>
          </table:previous>
        </table:cell-content-change>
        <table:cell-content-change table:id="ct1249">
          <table:cell-address table:column="1" table:row="3" table:table="2"/>
          <office:change-info>
            <dc:creator> </dc:creator>
            <dc:date>2021-06-06T03:37:09.850905002</dc:date>
          </office:change-info>
          <table:previous table:id="ct1223">
            <table:change-track-table-cell/>
          </table:previous>
        </table:cell-content-change>
        <table:cell-content-change table:id="ct1250">
          <table:cell-address table:column="2" table:row="3" table:table="2"/>
          <office:change-info>
            <dc:creator> </dc:creator>
            <dc:date>2021-06-06T03:37:14.514856286</dc:date>
          </office:change-info>
          <table:previous table:id="ct1228">
            <table:change-track-table-cell/>
          </table:previous>
        </table:cell-content-change>
        <table:cell-content-change table:id="ct1251">
          <table:cell-address table:column="4" table:row="3" table:table="2"/>
          <office:change-info>
            <dc:creator> </dc:creator>
            <dc:date>2021-06-06T03:37:20.425725309</dc:date>
          </office:change-info>
          <table:previous table:id="ct1233">
            <table:change-track-table-cell/>
          </table:previous>
        </table:cell-content-change>
        <table:cell-content-change table:id="ct1252">
          <table:cell-address table:column="5" table:row="3" table:table="2"/>
          <office:change-info>
            <dc:creator> </dc:creator>
            <dc:date>2021-06-06T03:37:31.866744320</dc:date>
          </office:change-info>
          <table:previous table:id="ct1238">
            <table:change-track-table-cell/>
          </table:previous>
        </table:cell-content-change>
        <table:cell-content-change table:id="ct1253">
          <table:cell-address table:column="1" table:row="4" table:table="2"/>
          <office:change-info>
            <dc:creator> </dc:creator>
            <dc:date>2021-06-06T03:37:40.457472296</dc:date>
          </office:change-info>
          <table:previous table:id="ct1224">
            <table:change-track-table-cell/>
          </table:previous>
        </table:cell-content-change>
        <table:cell-content-change table:id="ct1254">
          <table:cell-address table:column="2" table:row="4" table:table="2"/>
          <office:change-info>
            <dc:creator> </dc:creator>
            <dc:date>2021-06-06T03:37:45.937946099</dc:date>
          </office:change-info>
          <table:previous table:id="ct1229">
            <table:change-track-table-cell/>
          </table:previous>
        </table:cell-content-change>
        <table:cell-content-change table:id="ct1255">
          <table:cell-address table:column="4" table:row="4" table:table="2"/>
          <office:change-info>
            <dc:creator> </dc:creator>
            <dc:date>2021-06-06T03:37:53.729311409</dc:date>
          </office:change-info>
          <table:previous table:id="ct1234">
            <table:change-track-table-cell/>
          </table:previous>
        </table:cell-content-change>
        <table:cell-content-change table:id="ct1256">
          <table:cell-address table:column="5" table:row="4" table:table="2"/>
          <office:change-info>
            <dc:creator> </dc:creator>
            <dc:date>2021-06-06T03:38:31.343615112</dc:date>
          </office:change-info>
          <table:previous table:id="ct1239">
            <table:change-track-table-cell/>
          </table:previous>
        </table:cell-content-change>
        <table:cell-content-change table:id="ct1257">
          <table:cell-address table:column="1" table:row="5" table:table="2"/>
          <office:change-info>
            <dc:creator> </dc:creator>
            <dc:date>2021-06-06T03:38:39.577276770</dc:date>
          </office:change-info>
          <table:previous table:id="ct1225">
            <table:change-track-table-cell/>
          </table:previous>
        </table:cell-content-change>
        <table:cell-content-change table:id="ct1258">
          <table:cell-address table:column="1" table:row="1" table:table="2"/>
          <office:change-info>
            <dc:creator> </dc:creator>
            <dc:date>2021-06-06T03:45:08.862772044</dc:date>
          </office:change-info>
          <table:previous table:id="ct1241">
            <table:change-track-table-cell office:value-type="float" office:value="0.600271"/>
          </table:previous>
        </table:cell-content-change>
        <table:cell-content-change table:id="ct1259">
          <table:cell-address table:column="1" table:row="2" table:table="2"/>
          <office:change-info>
            <dc:creator> </dc:creator>
            <dc:date>2021-06-06T03:45:08.862790398</dc:date>
          </office:change-info>
          <table:previous table:id="ct1245">
            <table:change-track-table-cell office:value-type="float" office:value="0.653963"/>
          </table:previous>
        </table:cell-content-change>
        <table:cell-content-change table:id="ct1260">
          <table:cell-address table:column="1" table:row="3" table:table="2"/>
          <office:change-info>
            <dc:creator> </dc:creator>
            <dc:date>2021-06-06T03:45:08.862798788</dc:date>
          </office:change-info>
          <table:previous table:id="ct1249">
            <table:change-track-table-cell office:value-type="float" office:value="0.679443"/>
          </table:previous>
        </table:cell-content-change>
        <table:cell-content-change table:id="ct1261">
          <table:cell-address table:column="1" table:row="4" table:table="2"/>
          <office:change-info>
            <dc:creator> </dc:creator>
            <dc:date>2021-06-06T03:45:08.862808237</dc:date>
          </office:change-info>
          <table:previous table:id="ct1253">
            <table:change-track-table-cell office:value-type="float" office:value="0.699187"/>
          </table:previous>
        </table:cell-content-change>
        <table:cell-content-change table:id="ct1262">
          <table:cell-address table:column="1" table:row="5" table:table="2"/>
          <office:change-info>
            <dc:creator> </dc:creator>
            <dc:date>2021-06-06T03:45:08.862815625</dc:date>
          </office:change-info>
          <table:previous table:id="ct1257">
            <table:change-track-table-cell office:value-type="float" office:value="0.704878"/>
          </table:previous>
        </table:cell-content-change>
        <table:cell-content-change table:id="ct1263">
          <table:cell-address table:column="2" table:row="1" table:table="2"/>
          <office:change-info>
            <dc:creator> </dc:creator>
            <dc:date>2021-06-06T03:45:08.862823620</dc:date>
          </office:change-info>
          <table:previous table:id="ct1242">
            <table:change-track-table-cell office:value-type="float" office:value="0.827913"/>
          </table:previous>
        </table:cell-content-change>
        <table:cell-content-change table:id="ct1264">
          <table:cell-address table:column="2" table:row="2" table:table="2"/>
          <office:change-info>
            <dc:creator> </dc:creator>
            <dc:date>2021-06-06T03:45:08.862833287</dc:date>
          </office:change-info>
          <table:previous table:id="ct1246">
            <table:change-track-table-cell office:value-type="float" office:value="0.827744"/>
          </table:previous>
        </table:cell-content-change>
        <table:cell-content-change table:id="ct1265">
          <table:cell-address table:column="2" table:row="3" table:table="2"/>
          <office:change-info>
            <dc:creator> </dc:creator>
            <dc:date>2021-06-06T03:45:08.862841096</dc:date>
          </office:change-info>
          <table:previous table:id="ct1250">
            <table:change-track-table-cell office:value-type="float" office:value="0.83101"/>
          </table:previous>
        </table:cell-content-change>
        <table:cell-content-change table:id="ct1266">
          <table:cell-address table:column="2" table:row="4" table:table="2"/>
          <office:change-info>
            <dc:creator> </dc:creator>
            <dc:date>2021-06-06T03:45:08.862849249</dc:date>
          </office:change-info>
          <table:previous table:id="ct1254">
            <table:change-track-table-cell office:value-type="float" office:value="0.841463"/>
          </table:previous>
        </table:cell-content-change>
        <table:cell-content-change table:id="ct1267">
          <table:cell-address table:column="4" table:row="1" table:table="2"/>
          <office:change-info>
            <dc:creator> </dc:creator>
            <dc:date>2021-06-06T03:45:12.342551873</dc:date>
          </office:change-info>
          <table:previous table:id="ct1243">
            <table:change-track-table-cell office:value-type="float" office:value="0.026793"/>
          </table:previous>
        </table:cell-content-change>
        <table:cell-content-change table:id="ct1268">
          <table:cell-address table:column="4" table:row="2" table:table="2"/>
          <office:change-info>
            <dc:creator> </dc:creator>
            <dc:date>2021-06-06T03:45:12.342570664</dc:date>
          </office:change-info>
          <table:previous table:id="ct1247">
            <table:change-track-table-cell office:value-type="float" office:value="0.021039"/>
          </table:previous>
        </table:cell-content-change>
        <table:cell-content-change table:id="ct1269">
          <table:cell-address table:column="4" table:row="3" table:table="2"/>
          <office:change-info>
            <dc:creator> </dc:creator>
            <dc:date>2021-06-06T03:45:12.342579687</dc:date>
          </office:change-info>
          <table:previous table:id="ct1251">
            <table:change-track-table-cell office:value-type="float" office:value="0.018684"/>
          </table:previous>
        </table:cell-content-change>
        <table:cell-content-change table:id="ct1270">
          <table:cell-address table:column="4" table:row="4" table:table="2"/>
          <office:change-info>
            <dc:creator> </dc:creator>
            <dc:date>2021-06-06T03:45:12.342588552</dc:date>
          </office:change-info>
          <table:previous table:id="ct1255">
            <table:change-track-table-cell office:value-type="float" office:value="0.017967"/>
          </table:previous>
        </table:cell-content-change>
        <table:cell-content-change table:id="ct1271">
          <table:cell-address table:column="5" table:row="1" table:table="2"/>
          <office:change-info>
            <dc:creator> </dc:creator>
            <dc:date>2021-06-06T03:45:12.342597482</dc:date>
          </office:change-info>
          <table:previous table:id="ct1244">
            <table:change-track-table-cell office:value-type="float" office:value="0.241192"/>
          </table:previous>
        </table:cell-content-change>
        <table:cell-content-change table:id="ct1272">
          <table:cell-address table:column="5" table:row="2" table:table="2"/>
          <office:change-info>
            <dc:creator> </dc:creator>
            <dc:date>2021-06-06T03:45:12.342605580</dc:date>
          </office:change-info>
          <table:previous table:id="ct1248">
            <table:change-track-table-cell office:value-type="float" office:value="0.231707"/>
          </table:previous>
        </table:cell-content-change>
        <table:cell-content-change table:id="ct1273">
          <table:cell-address table:column="5" table:row="3" table:table="2"/>
          <office:change-info>
            <dc:creator> </dc:creator>
            <dc:date>2021-06-06T03:45:12.342614966</dc:date>
          </office:change-info>
          <table:previous table:id="ct1252">
            <table:change-track-table-cell office:value-type="float" office:value="0.229965"/>
          </table:previous>
        </table:cell-content-change>
        <table:cell-content-change table:id="ct1274">
          <table:cell-address table:column="5" table:row="4" table:table="2"/>
          <office:change-info>
            <dc:creator> </dc:creator>
            <dc:date>2021-06-06T03:45:12.342622546</dc:date>
          </office:change-info>
          <table:previous table:id="ct1256">
            <table:change-track-table-cell office:value-type="float" office:value="0.223577"/>
          </table:previous>
        </table:cell-content-change>
        <table:cell-content-change table:id="ct1275">
          <table:cell-address table:column="1" table:row="1" table:table="2"/>
          <office:change-info>
            <dc:creator> </dc:creator>
            <dc:date>2021-06-06T03:58:08.425096498</dc:date>
          </office:change-info>
          <table:previous table:id="ct1258">
            <table:change-track-table-cell/>
          </table:previous>
        </table:cell-content-change>
        <table:cell-content-change table:id="ct1276">
          <table:cell-address table:column="2" table:row="1" table:table="2"/>
          <office:change-info>
            <dc:creator> </dc:creator>
            <dc:date>2021-06-06T03:58:15.066172314</dc:date>
          </office:change-info>
          <table:previous table:id="ct1263">
            <table:change-track-table-cell/>
          </table:previous>
        </table:cell-content-change>
        <table:cell-content-change table:id="ct1277">
          <table:cell-address table:column="4" table:row="1" table:table="2"/>
          <office:change-info>
            <dc:creator> </dc:creator>
            <dc:date>2021-06-06T03:58:20.874482679</dc:date>
          </office:change-info>
          <table:previous table:id="ct1267">
            <table:change-track-table-cell/>
          </table:previous>
        </table:cell-content-change>
        <table:cell-content-change table:id="ct1278">
          <table:cell-address table:column="5" table:row="1" table:table="2"/>
          <office:change-info>
            <dc:creator> </dc:creator>
            <dc:date>2021-06-06T03:58:28.513748458</dc:date>
          </office:change-info>
          <table:previous table:id="ct1271">
            <table:change-track-table-cell/>
          </table:previous>
        </table:cell-content-change>
        <table:cell-content-change table:id="ct1279">
          <table:cell-address table:column="1" table:row="2" table:table="2"/>
          <office:change-info>
            <dc:creator> </dc:creator>
            <dc:date>2021-06-06T03:58:35.690093382</dc:date>
          </office:change-info>
          <table:previous table:id="ct1259">
            <table:change-track-table-cell/>
          </table:previous>
        </table:cell-content-change>
        <table:cell-content-change table:id="ct1280">
          <table:cell-address table:column="2" table:row="2" table:table="2"/>
          <office:change-info>
            <dc:creator> </dc:creator>
            <dc:date>2021-06-06T03:58:39.955315559</dc:date>
          </office:change-info>
          <table:previous table:id="ct1264">
            <table:change-track-table-cell/>
          </table:previous>
        </table:cell-content-change>
        <table:cell-content-change table:id="ct1281">
          <table:cell-address table:column="4" table:row="2" table:table="2"/>
          <office:change-info>
            <dc:creator> </dc:creator>
            <dc:date>2021-06-06T03:58:45.481969696</dc:date>
          </office:change-info>
          <table:previous table:id="ct1268">
            <table:change-track-table-cell/>
          </table:previous>
        </table:cell-content-change>
        <table:cell-content-change table:id="ct1282">
          <table:cell-address table:column="5" table:row="2" table:table="2"/>
          <office:change-info>
            <dc:creator> </dc:creator>
            <dc:date>2021-06-06T03:58:53.010053219</dc:date>
          </office:change-info>
          <table:previous table:id="ct1272">
            <table:change-track-table-cell/>
          </table:previous>
        </table:cell-content-change>
        <table:cell-content-change table:id="ct1283">
          <table:cell-address table:column="1" table:row="3" table:table="2"/>
          <office:change-info>
            <dc:creator> </dc:creator>
            <dc:date>2021-06-06T03:58:59.616957678</dc:date>
          </office:change-info>
          <table:previous table:id="ct1260">
            <table:change-track-table-cell/>
          </table:previous>
        </table:cell-content-change>
        <table:cell-content-change table:id="ct1284">
          <table:cell-address table:column="2" table:row="3" table:table="2"/>
          <office:change-info>
            <dc:creator> </dc:creator>
            <dc:date>2021-06-06T03:59:03.594031098</dc:date>
          </office:change-info>
          <table:previous table:id="ct1265">
            <table:change-track-table-cell/>
          </table:previous>
        </table:cell-content-change>
        <table:cell-content-change table:id="ct1285">
          <table:cell-address table:column="4" table:row="3" table:table="2"/>
          <office:change-info>
            <dc:creator> </dc:creator>
            <dc:date>2021-06-06T03:59:08.186141355</dc:date>
          </office:change-info>
          <table:previous table:id="ct1269">
            <table:change-track-table-cell/>
          </table:previous>
        </table:cell-content-change>
        <table:cell-content-change table:id="ct1286">
          <table:cell-address table:column="5" table:row="3" table:table="2"/>
          <office:change-info>
            <dc:creator> </dc:creator>
            <dc:date>2021-06-06T03:59:17.490050100</dc:date>
          </office:change-info>
          <table:previous table:id="ct1273">
            <table:change-track-table-cell/>
          </table:previous>
        </table:cell-content-change>
        <table:cell-content-change table:id="ct1287">
          <table:cell-address table:column="1" table:row="4" table:table="2"/>
          <office:change-info>
            <dc:creator> </dc:creator>
            <dc:date>2021-06-06T03:59:23.121388439</dc:date>
          </office:change-info>
          <table:previous table:id="ct1261">
            <table:change-track-table-cell/>
          </table:previous>
        </table:cell-content-change>
        <table:cell-content-change table:id="ct1288">
          <table:cell-address table:column="2" table:row="4" table:table="2"/>
          <office:change-info>
            <dc:creator> </dc:creator>
            <dc:date>2021-06-06T03:59:27.753501664</dc:date>
          </office:change-info>
          <table:previous table:id="ct1266">
            <table:change-track-table-cell/>
          </table:previous>
        </table:cell-content-change>
        <table:cell-content-change table:id="ct1289">
          <table:cell-address table:column="4" table:row="4" table:table="2"/>
          <office:change-info>
            <dc:creator> </dc:creator>
            <dc:date>2021-06-06T03:59:32.729342144</dc:date>
          </office:change-info>
          <table:previous table:id="ct1270">
            <table:change-track-table-cell/>
          </table:previous>
        </table:cell-content-change>
        <table:cell-content-change table:id="ct1290">
          <table:cell-address table:column="5" table:row="4" table:table="2"/>
          <office:change-info>
            <dc:creator> </dc:creator>
            <dc:date>2021-06-06T03:59:40.561952836</dc:date>
          </office:change-info>
          <table:previous table:id="ct1274">
            <table:change-track-table-cell/>
          </table:previous>
        </table:cell-content-change>
        <table:cell-content-change table:id="ct1291">
          <table:cell-address table:column="1" table:row="5" table:table="2"/>
          <office:change-info>
            <dc:creator> </dc:creator>
            <dc:date>2021-06-06T03:59:48.840772192</dc:date>
          </office:change-info>
          <table:previous table:id="ct1262">
            <table:change-track-table-cell/>
          </table:previous>
        </table:cell-content-change>
        <table:cell-content-change table:id="ct1292">
          <table:cell-address table:column="2" table:row="5" table:table="2"/>
          <office:change-info>
            <dc:creator> </dc:creator>
            <dc:date>2021-06-06T03:59:54.913425882</dc:date>
          </office:change-info>
          <table:previous table:id="ct1230">
            <table:change-track-table-cell/>
          </table:previous>
        </table:cell-content-change>
        <table:cell-content-change table:id="ct1293">
          <table:cell-address table:column="4" table:row="5" table:table="2"/>
          <office:change-info>
            <dc:creator> </dc:creator>
            <dc:date>2021-06-06T04:00:02.241315982</dc:date>
          </office:change-info>
          <table:previous table:id="ct1235">
            <table:change-track-table-cell/>
          </table:previous>
        </table:cell-content-change>
        <table:cell-content-change table:id="ct1294">
          <table:cell-address table:column="5" table:row="5" table:table="2"/>
          <office:change-info>
            <dc:creator> </dc:creator>
            <dc:date>2021-06-06T04:00:10.009065491</dc:date>
          </office:change-info>
          <table:previous table:id="ct1240">
            <table:change-track-table-cell/>
          </table:previous>
        </table:cell-content-change>
        <table:cell-content-change table:id="ct1295">
          <table:cell-address table:column="1" table:row="1" table:table="2"/>
          <office:change-info>
            <dc:creator> </dc:creator>
            <dc:date>2021-06-13T07:45:32.172003744</dc:date>
          </office:change-info>
          <table:previous table:id="ct1275">
            <table:change-track-table-cell office:value-type="float" office:value="0.776423"/>
          </table:previous>
        </table:cell-content-change>
        <table:cell-content-change table:id="ct1296">
          <table:cell-address table:column="1" table:row="2" table:table="2"/>
          <office:change-info>
            <dc:creator> </dc:creator>
            <dc:date>2021-06-13T07:45:32.172026949</dc:date>
          </office:change-info>
          <table:previous table:id="ct1279">
            <table:change-track-table-cell office:value-type="float" office:value="0.815549"/>
          </table:previous>
        </table:cell-content-change>
        <table:cell-content-change table:id="ct1297">
          <table:cell-address table:column="1" table:row="3" table:table="2"/>
          <office:change-info>
            <dc:creator> </dc:creator>
            <dc:date>2021-06-13T07:45:32.172035928</dc:date>
          </office:change-info>
          <table:previous table:id="ct1283">
            <table:change-track-table-cell office:value-type="float" office:value="0.841463"/>
          </table:previous>
        </table:cell-content-change>
        <table:cell-content-change table:id="ct1298">
          <table:cell-address table:column="1" table:row="4" table:table="2"/>
          <office:change-info>
            <dc:creator> </dc:creator>
            <dc:date>2021-06-13T07:45:32.172044367</dc:date>
          </office:change-info>
          <table:previous table:id="ct1287">
            <table:change-track-table-cell office:value-type="float" office:value="0.841463"/>
          </table:previous>
        </table:cell-content-change>
        <table:cell-content-change table:id="ct1299">
          <table:cell-address table:column="1" table:row="5" table:table="2"/>
          <office:change-info>
            <dc:creator> </dc:creator>
            <dc:date>2021-06-13T07:45:32.172052475</dc:date>
          </office:change-info>
          <table:previous table:id="ct1291">
            <table:change-track-table-cell office:value-type="float" office:value="0.836585"/>
          </table:previous>
        </table:cell-content-change>
        <table:cell-content-change table:id="ct1300">
          <table:cell-address table:column="2" table:row="1" table:table="2"/>
          <office:change-info>
            <dc:creator> </dc:creator>
            <dc:date>2021-06-13T07:45:32.172062651</dc:date>
          </office:change-info>
          <table:previous table:id="ct1276">
            <table:change-track-table-cell office:value-type="float" office:value="0.911924"/>
          </table:previous>
        </table:cell-content-change>
        <table:cell-content-change table:id="ct1301">
          <table:cell-address table:column="2" table:row="2" table:table="2"/>
          <office:change-info>
            <dc:creator> </dc:creator>
            <dc:date>2021-06-13T07:45:32.172071191</dc:date>
          </office:change-info>
          <table:previous table:id="ct1280">
            <table:change-track-table-cell office:value-type="float" office:value="0.919207"/>
          </table:previous>
        </table:cell-content-change>
        <table:cell-content-change table:id="ct1302">
          <table:cell-address table:column="2" table:row="3" table:table="2"/>
          <office:change-info>
            <dc:creator> </dc:creator>
            <dc:date>2021-06-13T07:45:32.172079510</dc:date>
          </office:change-info>
          <table:previous table:id="ct1284">
            <table:change-track-table-cell office:value-type="float" office:value="0.926829"/>
          </table:previous>
        </table:cell-content-change>
        <table:cell-content-change table:id="ct1303">
          <table:cell-address table:column="2" table:row="4" table:table="2"/>
          <office:change-info>
            <dc:creator> </dc:creator>
            <dc:date>2021-06-13T07:45:32.172089622</dc:date>
          </office:change-info>
          <table:previous table:id="ct1288">
            <table:change-track-table-cell office:value-type="float" office:value="0.939024"/>
          </table:previous>
        </table:cell-content-change>
        <table:cell-content-change table:id="ct1304">
          <table:cell-address table:column="2" table:row="5" table:table="2"/>
          <office:change-info>
            <dc:creator> </dc:creator>
            <dc:date>2021-06-13T07:45:32.172097600</dc:date>
          </office:change-info>
          <table:previous table:id="ct1292">
            <table:change-track-table-cell office:value-type="float" office:value="0.939024"/>
          </table:previous>
        </table:cell-content-change>
        <table:cell-content-change table:id="ct1305">
          <table:cell-address table:column="4" table:row="1" table:table="2"/>
          <office:change-info>
            <dc:creator> </dc:creator>
            <dc:date>2021-06-13T07:45:34.386547512</dc:date>
          </office:change-info>
          <table:previous table:id="ct1277">
            <table:change-track-table-cell office:value-type="float" office:value="0.014714"/>
          </table:previous>
        </table:cell-content-change>
        <table:cell-content-change table:id="ct1306">
          <table:cell-address table:column="4" table:row="2" table:table="2"/>
          <office:change-info>
            <dc:creator> </dc:creator>
            <dc:date>2021-06-13T07:45:34.386567444</dc:date>
          </office:change-info>
          <table:previous table:id="ct1281">
            <table:change-track-table-cell office:value-type="float" office:value="0.010975"/>
          </table:previous>
        </table:cell-content-change>
        <table:cell-content-change table:id="ct1307">
          <table:cell-address table:column="4" table:row="3" table:table="2"/>
          <office:change-info>
            <dc:creator> </dc:creator>
            <dc:date>2021-06-13T07:45:34.386576705</dc:date>
          </office:change-info>
          <table:previous table:id="ct1285">
            <table:change-track-table-cell office:value-type="float" office:value="0.010565"/>
          </table:previous>
        </table:cell-content-change>
        <table:cell-content-change table:id="ct1308">
          <table:cell-address table:column="4" table:row="4" table:table="2"/>
          <office:change-info>
            <dc:creator> </dc:creator>
            <dc:date>2021-06-13T07:45:34.386587196</dc:date>
          </office:change-info>
          <table:previous table:id="ct1289">
            <table:change-track-table-cell office:value-type="float" office:value="0.01102"/>
          </table:previous>
        </table:cell-content-change>
        <table:cell-content-change table:id="ct1309">
          <table:cell-address table:column="4" table:row="5" table:table="2"/>
          <office:change-info>
            <dc:creator> </dc:creator>
            <dc:date>2021-06-13T07:45:34.386595669</dc:date>
          </office:change-info>
          <table:previous table:id="ct1293">
            <table:change-track-table-cell office:value-type="float" office:value="0.012119"/>
          </table:previous>
        </table:cell-content-change>
        <table:cell-content-change table:id="ct1310">
          <table:cell-address table:column="5" table:row="1" table:table="2"/>
          <office:change-info>
            <dc:creator> </dc:creator>
            <dc:date>2021-06-13T07:45:34.386604020</dc:date>
          </office:change-info>
          <table:previous table:id="ct1278">
            <table:change-track-table-cell office:value-type="float" office:value="0.199187"/>
          </table:previous>
        </table:cell-content-change>
        <table:cell-content-change table:id="ct1311">
          <table:cell-address table:column="5" table:row="2" table:table="2"/>
          <office:change-info>
            <dc:creator> </dc:creator>
            <dc:date>2021-06-13T07:45:34.386612591</dc:date>
          </office:change-info>
          <table:previous table:id="ct1282">
            <table:change-track-table-cell office:value-type="float" office:value="0.185976"/>
          </table:previous>
        </table:cell-content-change>
        <table:cell-content-change table:id="ct1312">
          <table:cell-address table:column="5" table:row="3" table:table="2"/>
          <office:change-info>
            <dc:creator> </dc:creator>
            <dc:date>2021-06-13T07:45:34.386621123</dc:date>
          </office:change-info>
          <table:previous table:id="ct1286">
            <table:change-track-table-cell office:value-type="float" office:value="0.1777"/>
          </table:previous>
        </table:cell-content-change>
        <table:cell-content-change table:id="ct1313">
          <table:cell-address table:column="5" table:row="4" table:table="2"/>
          <office:change-info>
            <dc:creator> </dc:creator>
            <dc:date>2021-06-13T07:45:34.386630132</dc:date>
          </office:change-info>
          <table:previous table:id="ct1290">
            <table:change-track-table-cell office:value-type="float" office:value="0.170732"/>
          </table:previous>
        </table:cell-content-change>
        <table:cell-content-change table:id="ct1314">
          <table:cell-address table:column="5" table:row="5" table:table="2"/>
          <office:change-info>
            <dc:creator> </dc:creator>
            <dc:date>2021-06-13T07:45:34.386638634</dc:date>
          </office:change-info>
          <table:previous table:id="ct1294">
            <table:change-track-table-cell office:value-type="float" office:value="0.170732"/>
          </table:previous>
        </table:cell-content-change>
      </table:tracked-changes>
      <table:calculation-settings table:automatic-find-labels="false" table:use-regular-expressions="false" table:use-wildcards="true"/>
      <table:table table:name="Manhatta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E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672" calcext:value-type="float">
            <text:p>0.708672</text:p>
          </table:table-cell>
          <table:table-cell office:value-type="float" office:value="0.878049" calcext:value-type="float">
            <text:p>0.878049</text:p>
          </table:table-cell>
          <table:table-cell table:formula="of:=([.B2]+[.C2])/2" office:value-type="float" office:value="0.7933605" calcext:value-type="float">
            <text:p>0.7933605</text:p>
          </table:table-cell>
          <table:table-cell office:value-type="float" office:value="0.021617" calcext:value-type="float">
            <text:p>0.021617</text:p>
          </table:table-cell>
          <table:table-cell office:value-type="float" office:value="0.184282" calcext:value-type="float">
            <text:p>0.184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0671" calcext:value-type="float">
            <text:p>0.760671</text:p>
          </table:table-cell>
          <table:table-cell office:value-type="float" office:value="0.885671" calcext:value-type="float">
            <text:p>0.885671</text:p>
          </table:table-cell>
          <table:table-cell table:formula="of:=([.B3]+[.C3])/2" office:value-type="float" office:value="0.823171" calcext:value-type="float">
            <text:p>0.82317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17378" calcext:value-type="float">
            <text:p>0.17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8293" calcext:value-type="float">
            <text:p>0.768293</text:p>
          </table:table-cell>
          <table:table-cell office:value-type="float" office:value="0.88676" calcext:value-type="float">
            <text:p>0.88676</text:p>
          </table:table-cell>
          <table:table-cell table:formula="of:=([.B4]+[.C4])/2" office:value-type="float" office:value="0.8275265" calcext:value-type="float">
            <text:p>0.8275265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167247" calcext:value-type="float">
            <text:p>0.167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78455" calcext:value-type="float">
            <text:p>0.778455</text:p>
          </table:table-cell>
          <table:table-cell office:value-type="float" office:value="0.898374" calcext:value-type="float">
            <text:p>0.898374</text:p>
          </table:table-cell>
          <table:table-cell table:formula="of:=([.B5]+[.C5])/2" office:value-type="float" office:value="0.8384145" calcext:value-type="float">
            <text:p>0.8384145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0.158537" calcext:value-type="float">
            <text:p>0.158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8049" calcext:value-type="float">
            <text:p>0.778049</text:p>
          </table:table-cell>
          <table:table-cell office:value-type="float" office:value="0.897561" calcext:value-type="float">
            <text:p>0.897561</text:p>
          </table:table-cell>
          <table:table-cell table:formula="of:=([.B6]+[.C6])/2" office:value-type="float" office:value="0.837805" calcext:value-type="float">
            <text:p>0.837805</text:p>
          </table:table-cell>
          <table:table-cell office:value-type="float" office:value="0.015646" calcext:value-type="float">
            <text:p>0.015646</text:p>
          </table:table-cell>
          <table:table-cell office:value-type="float" office:value="0.156098" calcext:value-type="float">
            <text:p>0.156098</text:p>
          </table:table-cell>
        </table:table-row>
        <table:table-row table:style-name="ro1">
          <table:table-cell table:number-columns-repeated="3"/>
          <table:table-cell table:formula="of:=([.B7]+[.C7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B8]+[.C8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B9]+[.C9])/2" office:value-type="float" office:value="0" calcext:value-type="float">
            <text:p>0</text:p>
          </table:table-cell>
          <table:table-cell table:number-columns-repeated="2"/>
        </table:table-row>
      </table:table>
      <table:table table:name="Euclidia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E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3767" calcext:value-type="float">
            <text:p>0.693767</text:p>
          </table:table-cell>
          <table:table-cell office:value-type="float" office:value="0.867209" calcext:value-type="float">
            <text:p>0.867209</text:p>
          </table:table-cell>
          <table:table-cell table:formula="of:=([.B2]+[.C2])/2" office:value-type="float" office:value="0.780488" calcext:value-type="float">
            <text:p>0.780488</text:p>
          </table:table-cell>
          <table:table-cell office:value-type="float" office:value="0.021636" calcext:value-type="float">
            <text:p>0.021636</text:p>
          </table:table-cell>
          <table:table-cell office:value-type="float" office:value="0.192412" calcext:value-type="float">
            <text:p>0.192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4756" calcext:value-type="float">
            <text:p>0.734756</text:p>
          </table:table-cell>
          <table:table-cell office:value-type="float" office:value="0.873476" calcext:value-type="float">
            <text:p>0.873476</text:p>
          </table:table-cell>
          <table:table-cell table:formula="of:=([.B3]+[.C3])/2" office:value-type="float" office:value="0.804116" calcext:value-type="float">
            <text:p>0.804116</text:p>
          </table:table-cell>
          <table:table-cell office:value-type="float" office:value="0.016209" calcext:value-type="float">
            <text:p>0.016209</text:p>
          </table:table-cell>
          <table:table-cell office:value-type="float" office:value="0.182927" calcext:value-type="float">
            <text:p>0.1829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49129" calcext:value-type="float">
            <text:p>0.749129</text:p>
          </table:table-cell>
          <table:table-cell office:value-type="float" office:value="0.881533" calcext:value-type="float">
            <text:p>0.881533</text:p>
          </table:table-cell>
          <table:table-cell table:formula="of:=([.B4]+[.C4])/2" office:value-type="float" office:value="0.815331" calcext:value-type="float">
            <text:p>0.815331</text:p>
          </table:table-cell>
          <table:table-cell office:value-type="float" office:value="0.014552" calcext:value-type="float">
            <text:p>0.014552</text:p>
          </table:table-cell>
          <table:table-cell office:value-type="float" office:value="0.174216" calcext:value-type="float">
            <text:p>0.174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60163" calcext:value-type="float">
            <text:p>0.760163</text:p>
          </table:table-cell>
          <table:table-cell office:value-type="float" office:value="0.882114" calcext:value-type="float">
            <text:p>0.882114</text:p>
          </table:table-cell>
          <table:table-cell table:formula="of:=([.B5]+[.C5])/2" office:value-type="float" office:value="0.8211385" calcext:value-type="float">
            <text:p>0.8211385</text:p>
          </table:table-cell>
          <table:table-cell office:value-type="float" office:value="0.014253" calcext:value-type="float">
            <text:p>0.014253</text:p>
          </table:table-cell>
          <table:table-cell office:value-type="float" office:value="0.170732" calcext:value-type="float">
            <text:p>0.170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885366" calcext:value-type="float">
            <text:p>0.885366</text:p>
          </table:table-cell>
          <table:table-cell table:formula="of:=([.B6]+[.C6])/2" office:value-type="float" office:value="0.820732" calcext:value-type="float">
            <text:p>0.820732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0.165854" calcext:value-type="float">
            <text:p>0.165854</text:p>
          </table:table-cell>
        </table:table-row>
        <table:table-row table:style-name="ro1">
          <table:table-cell table:number-columns-repeated="3"/>
          <table:table-cell table:formula="of:=([.B7]+[.C7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B8]+[.C8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B9]+[.C9])/2" office:value-type="float" office:value="0" calcext:value-type="float">
            <text:p>0</text:p>
          </table:table-cell>
          <table:table-cell table:number-columns-repeated="2"/>
        </table:table-row>
      </table:table>
      <table:table table:name="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E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[.B2]+[.C2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[.B3]+[.C3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[.B4]+[.C4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[.B5]+[.C5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[.B6]+[.C6])/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03:59:42.012902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0:40:25.896190133</meta:creation-date>
    <dc:date>2021-06-13T04:49:37.384604591</dc:date>
    <meta:editing-duration>PT1H33M45S</meta:editing-duration>
    <meta:editing-cycles>4</meta:editing-cycles>
    <meta:generator>LibreOffice/6.4.7.2$Linux_X86_64 LibreOffice_project/40$Build-2</meta:generator>
    <meta:document-statistic meta:table-count="3" meta:cell-count="94" meta:object-count="0"/>
  </office:meta>
</office:document-meta>
</file>